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curso</text:p>
          </table:table-cell>
          <table:table-cell table:style-name="Default" office:value-type="string" calcext:value-type="string">
            <text:p>Data do Sorteio</text:p>
          </table:table-cell>
          <table:table-cell office:value-type="string" calcext:value-type="string">
            <text:p>Coluna1</text:p>
          </table:table-cell>
          <table:table-cell office:value-type="string" calcext:value-type="string">
            <text:p>Coluna2</text:p>
          </table:table-cell>
          <table:table-cell office:value-type="string" calcext:value-type="string">
            <text:p>Coluna3</text:p>
          </table:table-cell>
          <table:table-cell office:value-type="string" calcext:value-type="string">
            <text:p>Coluna4</text:p>
          </table:table-cell>
          <table:table-cell office:value-type="string" calcext:value-type="string">
            <text:p>Coluna5</text:p>
          </table:table-cell>
          <table:table-cell office:value-type="string" calcext:value-type="string">
            <text:p>Coluna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1996-03-11" calcext:value-type="date">
            <text:p>11/03/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A3]-[.A2]&gt;1;&quot;FALSO&quot;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1996-03-18" calcext:value-type="date">
            <text:p>18/03/9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IF([.A4]-[.A3]&gt;1;&quot;FALSO&quot;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1996-03-25" calcext:value-type="date">
            <text:p>25/03/9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formula="of:=IF([.A5]-[.A4]&gt;1;&quot;FALSO&quot;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1996-04-01" calcext:value-type="date">
            <text:p>01/04/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IF([.A6]-[.A5]&gt;1;&quot;FALSO&quot;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1996-04-08" calcext:value-type="date">
            <text:p>08/04/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formula="of:=IF([.A7]-[.A6]&gt;1;&quot;FALSO&quot;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1996-04-15" calcext:value-type="date">
            <text:p>15/04/9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formula="of:=IF([.A8]-[.A7]&gt;1;&quot;FALSO&quot;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1996-04-22" calcext:value-type="date">
            <text:p>22/04/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formula="of:=IF([.A9]-[.A8]&gt;1;&quot;FALSO&quot;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1996-04-29" calcext:value-type="date">
            <text:p>29/04/9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10]-[.A9]&gt;1;&quot;FALSO&quot;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1996-05-06" calcext:value-type="date">
            <text:p>06/05/9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11]-[.A10]&gt;1;&quot;FALSO&quot;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1996-05-13" calcext:value-type="date">
            <text:p>13/05/9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formula="of:=IF([.A12]-[.A11]&gt;1;&quot;FALSO&quot;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1996-05-20" calcext:value-type="date">
            <text:p>20/05/9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13]-[.A12]&gt;1;&quot;FALSO&quot;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1996-05-27" calcext:value-type="date">
            <text:p>27/05/9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formula="of:=IF([.A14]-[.A13]&gt;1;&quot;FALSO&quot;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1996-06-03" calcext:value-type="date">
            <text:p>03/06/9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15]-[.A14]&gt;1;&quot;FALSO&quot;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1996-06-10" calcext:value-type="date">
            <text:p>10/06/9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16]-[.A15]&gt;1;&quot;FALSO&quot;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1996-06-17" calcext:value-type="date">
            <text:p>17/06/9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17]-[.A16]&gt;1;&quot;FALSO&quot;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1996-06-24" calcext:value-type="date">
            <text:p>24/06/9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18]-[.A17]&gt;1;&quot;FALSO&quot;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1996-07-01" calcext:value-type="date">
            <text:p>01/07/9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IF([.A19]-[.A18]&gt;1;&quot;FALSO&quot;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1996-07-08" calcext:value-type="date">
            <text:p>08/07/9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IF([.A20]-[.A19]&gt;1;&quot;FALSO&quot;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1996-07-15" calcext:value-type="date">
            <text:p>15/07/9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IF([.A21]-[.A20]&gt;1;&quot;FALSO&quot;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1996-07-22" calcext:value-type="date">
            <text:p>22/07/9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formula="of:=IF([.A22]-[.A21]&gt;1;&quot;FALSO&quot;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1996-07-29" calcext:value-type="date">
            <text:p>29/07/9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23]-[.A22]&gt;1;&quot;FALSO&quot;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1996-08-05" calcext:value-type="date">
            <text:p>05/08/9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A24]-[.A23]&gt;1;&quot;FALSO&quot;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1996-08-12" calcext:value-type="date">
            <text:p>12/08/9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A25]-[.A24]&gt;1;&quot;FALSO&quot;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1996-08-19" calcext:value-type="date">
            <text:p>19/08/9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IF([.A26]-[.A25]&gt;1;&quot;FALSO&quot;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1996-08-25" calcext:value-type="date">
            <text:p>25/08/9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27]-[.A26]&gt;1;&quot;FALSO&quot;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1996-09-01" calcext:value-type="date">
            <text:p>01/09/9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28]-[.A27]&gt;1;&quot;FALSO&quot;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1996-09-08" calcext:value-type="date">
            <text:p>08/09/9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IF([.A29]-[.A28]&gt;1;&quot;FALSO&quot;;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1996-09-15" calcext:value-type="date">
            <text:p>15/09/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30]-[.A29]&gt;1;&quot;FALSO&quot;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1996-09-22" calcext:value-type="date">
            <text:p>22/09/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31]-[.A30]&gt;1;&quot;FALSO&quot;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1996-09-29" calcext:value-type="date">
            <text:p>29/09/9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IF([.A32]-[.A31]&gt;1;&quot;FALSO&quot;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1996-10-06" calcext:value-type="date">
            <text:p>06/10/9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formula="of:=IF([.A33]-[.A32]&gt;1;&quot;FALSO&quot;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1996-10-13" calcext:value-type="date">
            <text:p>13/10/9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A34]-[.A33]&gt;1;&quot;FALSO&quot;;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1996-10-20" calcext:value-type="date">
            <text:p>20/10/9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35]-[.A34]&gt;1;&quot;FALSO&quot;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1996-10-27" calcext:value-type="date">
            <text:p>27/10/9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A36]-[.A35]&gt;1;&quot;FALSO&quot;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1996-11-03" calcext:value-type="date">
            <text:p>03/11/9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37]-[.A36]&gt;1;&quot;FALSO&quot;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1996-11-10" calcext:value-type="date">
            <text:p>10/11/9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formula="of:=IF([.A38]-[.A37]&gt;1;&quot;FALSO&quot;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1996-11-17" calcext:value-type="date">
            <text:p>17/11/9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39]-[.A38]&gt;1;&quot;FALSO&quot;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1996-11-24" calcext:value-type="date">
            <text:p>24/11/9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40]-[.A39]&gt;1;&quot;FALSO&quot;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1996-12-01" calcext:value-type="date">
            <text:p>01/12/9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41]-[.A40]&gt;1;&quot;FALSO&quot;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1996-12-08" calcext:value-type="date">
            <text:p>08/12/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42]-[.A41]&gt;1;&quot;FALSO&quot;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1996-12-15" calcext:value-type="date">
            <text:p>15/12/9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formula="of:=IF([.A43]-[.A42]&gt;1;&quot;FALSO&quot;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1996-12-22" calcext:value-type="date">
            <text:p>22/12/9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IF([.A44]-[.A43]&gt;1;&quot;FALSO&quot;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1996-12-29" calcext:value-type="date">
            <text:p>29/12/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[.A45]-[.A44]&gt;1;&quot;FALSO&quot;;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1997-01-05" calcext:value-type="date">
            <text:p>05/01/9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IF([.A46]-[.A45]&gt;1;&quot;FALSO&quot;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1997-01-12" calcext:value-type="date">
            <text:p>12/01/9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47]-[.A46]&gt;1;&quot;FALSO&quot;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1997-01-19" calcext:value-type="date">
            <text:p>19/01/9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A48]-[.A47]&gt;1;&quot;FALSO&quot;;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1997-01-26" calcext:value-type="date">
            <text:p>26/01/9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formula="of:=IF([.A49]-[.A48]&gt;1;&quot;FALSO&quot;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1997-02-02" calcext:value-type="date">
            <text:p>02/02/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IF([.A50]-[.A49]&gt;1;&quot;FALSO&quot;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1997-02-09" calcext:value-type="date">
            <text:p>09/02/9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IF([.A51]-[.A50]&gt;1;&quot;FALSO&quot;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1997-02-16" calcext:value-type="date">
            <text:p>16/02/9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52]-[.A51]&gt;1;&quot;FALSO&quot;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date" office:date-value="1997-02-23" calcext:value-type="date">
            <text:p>23/02/9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A53]-[.A52]&gt;1;&quot;FALSO&quot;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1997-03-02" calcext:value-type="date">
            <text:p>02/03/9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54]-[.A53]&gt;1;&quot;FALSO&quot;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1997-03-09" calcext:value-type="date">
            <text:p>09/03/9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IF([.A55]-[.A54]&gt;1;&quot;FALSO&quot;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1997-03-16" calcext:value-type="date">
            <text:p>16/03/9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formula="of:=IF([.A56]-[.A55]&gt;1;&quot;FALSO&quot;;&quot;&quot;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1997-03-23" calcext:value-type="date">
            <text:p>23/03/9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=IF([.A57]-[.A56]&gt;1;&quot;FALSO&quot;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1997-03-30" calcext:value-type="date">
            <text:p>30/03/9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58]-[.A57]&gt;1;&quot;FALSO&quot;;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1997-04-06" calcext:value-type="date">
            <text:p>06/04/9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table:formula="of:=IF([.A59]-[.A58]&gt;1;&quot;FALSO&quot;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date" office:date-value="1997-04-13" calcext:value-type="date">
            <text:p>13/04/9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IF([.A60]-[.A59]&gt;1;&quot;FALSO&quot;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1997-04-20" calcext:value-type="date">
            <text:p>20/04/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IF([.A61]-[.A60]&gt;1;&quot;FALSO&quot;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1997-04-27" calcext:value-type="date">
            <text:p>27/04/9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IF([.A62]-[.A61]&gt;1;&quot;FALSO&quot;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1997-05-04" calcext:value-type="date">
            <text:p>04/05/9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formula="of:=IF([.A63]-[.A62]&gt;1;&quot;FALSO&quot;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1997-05-11" calcext:value-type="date">
            <text:p>11/05/9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formula="of:=IF([.A64]-[.A63]&gt;1;&quot;FALSO&quot;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1997-05-18" calcext:value-type="date">
            <text:p>18/05/9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65]-[.A64]&gt;1;&quot;FALSO&quot;;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1997-05-25" calcext:value-type="date">
            <text:p>25/05/9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66]-[.A65]&gt;1;&quot;FALSO&quot;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1997-06-01" calcext:value-type="date">
            <text:p>01/06/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IF([.A67]-[.A66]&gt;1;&quot;FALSO&quot;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1997-06-08" calcext:value-type="date">
            <text:p>08/06/9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formula="of:=IF([.A68]-[.A67]&gt;1;&quot;FALSO&quot;;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1997-06-15" calcext:value-type="date">
            <text:p>15/06/9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IF([.A69]-[.A68]&gt;1;&quot;FALSO&quot;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1997-06-22" calcext:value-type="date">
            <text:p>22/06/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70]-[.A69]&gt;1;&quot;FALSO&quot;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1997-06-29" calcext:value-type="date">
            <text:p>29/06/9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71]-[.A70]&gt;1;&quot;FALSO&quot;;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1997-07-06" calcext:value-type="date">
            <text:p>06/07/9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formula="of:=IF([.A72]-[.A71]&gt;1;&quot;FALSO&quot;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1997-07-13" calcext:value-type="date">
            <text:p>13/07/9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73]-[.A72]&gt;1;&quot;FALSO&quot;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1997-07-20" calcext:value-type="date">
            <text:p>20/07/9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IF([.A74]-[.A73]&gt;1;&quot;FALSO&quot;;&quot;&quot;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1997-07-27" calcext:value-type="date">
            <text:p>27/07/9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IF([.A75]-[.A74]&gt;1;&quot;FALSO&quot;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1997-08-03" calcext:value-type="date">
            <text:p>03/08/9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IF([.A76]-[.A75]&gt;1;&quot;FALSO&quot;;&quot;&quot;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1997-08-10" calcext:value-type="date">
            <text:p>10/08/9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formula="of:=IF([.A77]-[.A76]&gt;1;&quot;FALSO&quot;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1997-08-17" calcext:value-type="date">
            <text:p>17/08/9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IF([.A78]-[.A77]&gt;1;&quot;FALSO&quot;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1997-08-24" calcext:value-type="date">
            <text:p>24/08/9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79]-[.A78]&gt;1;&quot;FALSO&quot;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1997-08-31" calcext:value-type="date">
            <text:p>31/08/9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IF([.A80]-[.A79]&gt;1;&quot;FALSO&quot;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1997-09-07" calcext:value-type="date">
            <text:p>07/09/9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formula="of:=IF([.A81]-[.A80]&gt;1;&quot;FALSO&quot;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1997-09-14" calcext:value-type="date">
            <text:p>14/09/9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82]-[.A81]&gt;1;&quot;FALSO&quot;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1997-09-21" calcext:value-type="date">
            <text:p>21/09/9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83]-[.A82]&gt;1;&quot;FALSO&quot;;&quot;&quot;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1997-09-28" calcext:value-type="date">
            <text:p>28/09/9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84]-[.A83]&gt;1;&quot;FALSO&quot;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1997-10-05" calcext:value-type="date">
            <text:p>05/10/9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IF([.A85]-[.A84]&gt;1;&quot;FALSO&quot;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1997-10-12" calcext:value-type="date">
            <text:p>12/10/9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IF([.A86]-[.A85]&gt;1;&quot;FALSO&quot;;&quot;&quot;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1997-10-19" calcext:value-type="date">
            <text:p>19/10/9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IF([.A87]-[.A86]&gt;1;&quot;FALSO&quot;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1997-10-26" calcext:value-type="date">
            <text:p>26/10/9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IF([.A88]-[.A87]&gt;1;&quot;FALSO&quot;;&quot;&quot;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1997-11-02" calcext:value-type="date">
            <text:p>02/11/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IF([.A89]-[.A88]&gt;1;&quot;FALSO&quot;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1997-11-09" calcext:value-type="date">
            <text:p>09/11/9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IF([.A90]-[.A89]&gt;1;&quot;FALSO&quot;;&quot;&quot;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1997-11-16" calcext:value-type="date">
            <text:p>16/11/9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91]-[.A90]&gt;1;&quot;FALSO&quot;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1997-11-23" calcext:value-type="date">
            <text:p>23/11/9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92]-[.A91]&gt;1;&quot;FALSO&quot;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1997-11-30" calcext:value-type="date">
            <text:p>30/11/9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formula="of:=IF([.A93]-[.A92]&gt;1;&quot;FALSO&quot;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1997-12-07" calcext:value-type="date">
            <text:p>07/12/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formula="of:=IF([.A94]-[.A93]&gt;1;&quot;FALSO&quot;;&quot;&quot;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1997-12-14" calcext:value-type="date">
            <text:p>14/12/9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IF([.A95]-[.A94]&gt;1;&quot;FALSO&quot;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1997-12-21" calcext:value-type="date">
            <text:p>21/12/9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96]-[.A95]&gt;1;&quot;FALSO&quot;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1997-12-28" calcext:value-type="date">
            <text:p>28/12/9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([.A97]-[.A96]&gt;1;&quot;FALSO&quot;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1998-01-04" calcext:value-type="date">
            <text:p>04/01/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IF([.A98]-[.A97]&gt;1;&quot;FALSO&quot;;&quot;&quot;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1998-01-11" calcext:value-type="date">
            <text:p>11/01/9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99]-[.A98]&gt;1;&quot;FALSO&quot;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1998-01-18" calcext:value-type="date">
            <text:p>18/01/9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IF([.A100]-[.A99]&gt;1;&quot;FALSO&quot;;&quot;&quot;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1998-01-25" calcext:value-type="date">
            <text:p>25/01/9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A101]-[.A100]&gt;1;&quot;FALSO&quot;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1998-02-01" calcext:value-type="date">
            <text:p>01/02/9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102]-[.A101]&gt;1;&quot;FALSO&quot;;&quot;&quot;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1998-02-08" calcext:value-type="date">
            <text:p>08/02/9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IF([.A103]-[.A102]&gt;1;&quot;FALSO&quot;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1998-02-15" calcext:value-type="date">
            <text:p>15/02/9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IF([.A104]-[.A103]&gt;1;&quot;FALSO&quot;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1998-02-22" calcext:value-type="date">
            <text:p>22/02/9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105]-[.A104]&gt;1;&quot;FALSO&quot;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1998-03-01" calcext:value-type="date">
            <text:p>01/03/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=IF([.A106]-[.A105]&gt;1;&quot;FALSO&quot;;&quot;&quot;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1998-03-08" calcext:value-type="date">
            <text:p>08/03/9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IF([.A107]-[.A106]&gt;1;&quot;FALSO&quot;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1998-03-15" calcext:value-type="date">
            <text:p>15/03/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IF([.A108]-[.A107]&gt;1;&quot;FALSO&quot;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1998-03-22" calcext:value-type="date">
            <text:p>22/03/9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109]-[.A108]&gt;1;&quot;FALSO&quot;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1998-03-29" calcext:value-type="date">
            <text:p>29/03/9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10]-[.A109]&gt;1;&quot;FALSO&quot;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1998-04-04" calcext:value-type="date">
            <text:p>04/04/9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A111]-[.A110]&gt;1;&quot;FALSO&quot;;&quot;&quot;)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1998-04-11" calcext:value-type="date">
            <text:p>11/04/9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112]-[.A111]&gt;1;&quot;FALSO&quot;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1998-04-18" calcext:value-type="date">
            <text:p>18/04/9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formula="of:=IF([.A113]-[.A112]&gt;1;&quot;FALSO&quot;;&quot;&quot;)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1998-04-25" calcext:value-type="date">
            <text:p>25/04/9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IF([.A114]-[.A113]&gt;1;&quot;FALSO&quot;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1998-05-02" calcext:value-type="date">
            <text:p>02/05/9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115]-[.A114]&gt;1;&quot;FALSO&quot;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1998-05-09" calcext:value-type="date">
            <text:p>09/05/9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116]-[.A115]&gt;1;&quot;FALSO&quot;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1998-05-16" calcext:value-type="date">
            <text:p>16/05/9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IF([.A117]-[.A116]&gt;1;&quot;FALSO&quot;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1998-05-23" calcext:value-type="date">
            <text:p>23/05/9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IF([.A118]-[.A117]&gt;1;&quot;FALSO&quot;;&quot;&quot;)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1998-05-30" calcext:value-type="date">
            <text:p>30/05/9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formula="of:=IF([.A119]-[.A118]&gt;1;&quot;FALSO&quot;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1998-06-06" calcext:value-type="date">
            <text:p>06/06/9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120]-[.A119]&gt;1;&quot;FALSO&quot;;&quot;&quot;)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1998-06-13" calcext:value-type="date">
            <text:p>13/06/9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IF([.A121]-[.A120]&gt;1;&quot;FALSO&quot;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1998-06-20" calcext:value-type="date">
            <text:p>20/06/9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A122]-[.A121]&gt;1;&quot;FALSO&quot;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1998-06-27" calcext:value-type="date">
            <text:p>27/06/9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123]-[.A122]&gt;1;&quot;FALSO&quot;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1998-07-04" calcext:value-type="date">
            <text:p>04/07/9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IF([.A124]-[.A123]&gt;1;&quot;FALSO&quot;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1998-07-11" calcext:value-type="date">
            <text:p>11/07/9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formula="of:=IF([.A125]-[.A124]&gt;1;&quot;FALSO&quot;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1998-07-18" calcext:value-type="date">
            <text:p>18/07/9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126]-[.A125]&gt;1;&quot;FALSO&quot;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1998-07-25" calcext:value-type="date">
            <text:p>25/07/98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127]-[.A126]&gt;1;&quot;FALSO&quot;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1998-08-01" calcext:value-type="date">
            <text:p>01/08/9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IF([.A128]-[.A127]&gt;1;&quot;FALSO&quot;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1998-08-08" calcext:value-type="date">
            <text:p>08/08/9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29]-[.A128]&gt;1;&quot;FALSO&quot;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1998-08-15" calcext:value-type="date">
            <text:p>15/08/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formula="of:=IF([.A130]-[.A129]&gt;1;&quot;FALSO&quot;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1998-08-22" calcext:value-type="date">
            <text:p>22/08/9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131]-[.A130]&gt;1;&quot;FALSO&quot;;&quot;&quot;)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1998-08-29" calcext:value-type="date">
            <text:p>29/08/9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132]-[.A131]&gt;1;&quot;FALSO&quot;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1998-09-05" calcext:value-type="date">
            <text:p>05/09/9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IF([.A133]-[.A132]&gt;1;&quot;FALSO&quot;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1998-09-12" calcext:value-type="date">
            <text:p>12/09/9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formula="of:=IF([.A134]-[.A133]&gt;1;&quot;FALSO&quot;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1998-09-19" calcext:value-type="date">
            <text:p>19/09/9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formula="of:=IF([.A135]-[.A134]&gt;1;&quot;FALSO&quot;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1998-09-26" calcext:value-type="date">
            <text:p>26/09/9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136]-[.A135]&gt;1;&quot;FALSO&quot;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1998-10-03" calcext:value-type="date">
            <text:p>03/10/9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137]-[.A136]&gt;1;&quot;FALSO&quot;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1998-10-10" calcext:value-type="date">
            <text:p>10/10/9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IF([.A138]-[.A137]&gt;1;&quot;FALSO&quot;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1998-10-17" calcext:value-type="date">
            <text:p>17/10/9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formula="of:=IF([.A139]-[.A138]&gt;1;&quot;FALSO&quot;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1998-10-24" calcext:value-type="date">
            <text:p>24/10/9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IF([.A140]-[.A139]&gt;1;&quot;FALSO&quot;;&quot;&quot;)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1998-10-31" calcext:value-type="date">
            <text:p>31/10/9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A141]-[.A140]&gt;1;&quot;FALSO&quot;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1998-11-07" calcext:value-type="date">
            <text:p>07/11/9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IF([.A142]-[.A141]&gt;1;&quot;FALSO&quot;;&quot;&quot;)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1998-11-14" calcext:value-type="date">
            <text:p>14/11/9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IF([.A143]-[.A142]&gt;1;&quot;FALSO&quot;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1998-11-21" calcext:value-type="date">
            <text:p>21/11/9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44]-[.A143]&gt;1;&quot;FALSO&quot;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1998-11-28" calcext:value-type="date">
            <text:p>28/11/9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145]-[.A144]&gt;1;&quot;FALSO&quot;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1998-12-05" calcext:value-type="date">
            <text:p>05/12/9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IF([.A146]-[.A145]&gt;1;&quot;FALSO&quot;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1998-12-12" calcext:value-type="date">
            <text:p>12/12/9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IF([.A147]-[.A146]&gt;1;&quot;FALSO&quot;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1998-12-19" calcext:value-type="date">
            <text:p>19/12/9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148]-[.A147]&gt;1;&quot;FALSO&quot;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1998-12-24" calcext:value-type="date">
            <text:p>24/12/9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IF([.A149]-[.A148]&gt;1;&quot;FALSO&quot;;&quot;&quot;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1998-12-31" calcext:value-type="date">
            <text:p>31/12/9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150]-[.A149]&gt;1;&quot;FALSO&quot;;&quot;&quot;)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1999-01-09" calcext:value-type="date">
            <text:p>09/01/9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IF([.A151]-[.A150]&gt;1;&quot;FALSO&quot;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1999-01-16" calcext:value-type="date">
            <text:p>16/01/9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152]-[.A151]&gt;1;&quot;FALSO&quot;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1999-01-23" calcext:value-type="date">
            <text:p>23/01/9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153]-[.A152]&gt;1;&quot;FALSO&quot;;&quot;&quot;)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1999-01-30" calcext:value-type="date">
            <text:p>30/01/9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154]-[.A153]&gt;1;&quot;FALSO&quot;;&quot;&quot;)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1999-02-06" calcext:value-type="date">
            <text:p>06/02/9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IF([.A155]-[.A154]&gt;1;&quot;FALSO&quot;;&quot;&quot;)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1999-02-13" calcext:value-type="date">
            <text:p>13/02/9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IF([.A156]-[.A155]&gt;1;&quot;FALSO&quot;;&quot;&quot;)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1999-02-20" calcext:value-type="date">
            <text:p>20/02/9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A157]-[.A156]&gt;1;&quot;FALSO&quot;;&quot;&quot;)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1999-02-27" calcext:value-type="date">
            <text:p>27/02/9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158]-[.A157]&gt;1;&quot;FALSO&quot;;&quot;&quot;)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1999-03-06" calcext:value-type="date">
            <text:p>06/03/9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IF([.A159]-[.A158]&gt;1;&quot;FALSO&quot;;&quot;&quot;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1999-03-13" calcext:value-type="date">
            <text:p>13/03/9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160]-[.A159]&gt;1;&quot;FALSO&quot;;&quot;&quot;)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1999-03-20" calcext:value-type="date">
            <text:p>20/03/9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A161]-[.A160]&gt;1;&quot;FALSO&quot;;&quot;&quot;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1999-03-27" calcext:value-type="date">
            <text:p>27/03/9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162]-[.A161]&gt;1;&quot;FALSO&quot;;&quot;&quot;)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1999-04-03" calcext:value-type="date">
            <text:p>03/04/9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IF([.A163]-[.A162]&gt;1;&quot;FALSO&quot;;&quot;&quot;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1999-04-10" calcext:value-type="date">
            <text:p>10/04/9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164]-[.A163]&gt;1;&quot;FALSO&quot;;&quot;&quot;)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1999-04-17" calcext:value-type="date">
            <text:p>17/04/9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65]-[.A164]&gt;1;&quot;FALSO&quot;;&quot;&quot;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1999-04-24" calcext:value-type="date">
            <text:p>24/04/9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formula="of:=IF([.A166]-[.A165]&gt;1;&quot;FALSO&quot;;&quot;&quot;)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1999-05-01" calcext:value-type="date">
            <text:p>01/05/9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formula="of:=IF([.A167]-[.A166]&gt;1;&quot;FALSO&quot;;&quot;&quot;)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1999-05-08" calcext:value-type="date">
            <text:p>08/05/9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68]-[.A167]&gt;1;&quot;FALSO&quot;;&quot;&quot;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1999-05-15" calcext:value-type="date">
            <text:p>15/05/9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IF([.A169]-[.A168]&gt;1;&quot;FALSO&quot;;&quot;&quot;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1999-05-22" calcext:value-type="date">
            <text:p>22/05/9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IF([.A170]-[.A169]&gt;1;&quot;FALSO&quot;;&quot;&quot;)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1999-05-29" calcext:value-type="date">
            <text:p>29/05/9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171]-[.A170]&gt;1;&quot;FALSO&quot;;&quot;&quot;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1999-06-05" calcext:value-type="date">
            <text:p>05/06/99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172]-[.A171]&gt;1;&quot;FALSO&quot;;&quot;&quot;)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1999-06-12" calcext:value-type="date">
            <text:p>12/06/9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173]-[.A172]&gt;1;&quot;FALSO&quot;;&quot;&quot;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1999-06-19" calcext:value-type="date">
            <text:p>19/06/9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formula="of:=IF([.A174]-[.A173]&gt;1;&quot;FALSO&quot;;&quot;&quot;)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1999-06-26" calcext:value-type="date">
            <text:p>26/06/9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A175]-[.A174]&gt;1;&quot;FALSO&quot;;&quot;&quot;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1999-07-03" calcext:value-type="date">
            <text:p>03/07/9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A176]-[.A175]&gt;1;&quot;FALSO&quot;;&quot;&quot;)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1999-07-10" calcext:value-type="date">
            <text:p>10/07/9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IF([.A177]-[.A176]&gt;1;&quot;FALSO&quot;;&quot;&quot;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1999-07-17" calcext:value-type="date">
            <text:p>17/07/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178]-[.A177]&gt;1;&quot;FALSO&quot;;&quot;&quot;)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1999-07-24" calcext:value-type="date">
            <text:p>24/07/9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A179]-[.A178]&gt;1;&quot;FALSO&quot;;&quot;&quot;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1999-07-31" calcext:value-type="date">
            <text:p>31/07/9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formula="of:=IF([.A180]-[.A179]&gt;1;&quot;FALSO&quot;;&quot;&quot;)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1999-08-07" calcext:value-type="date">
            <text:p>07/08/9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formula="of:=IF([.A181]-[.A180]&gt;1;&quot;FALSO&quot;;&quot;&quot;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1999-08-14" calcext:value-type="date">
            <text:p>14/08/9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182]-[.A181]&gt;1;&quot;FALSO&quot;;&quot;&quot;)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1999-08-21" calcext:value-type="date">
            <text:p>21/08/9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IF([.A183]-[.A182]&gt;1;&quot;FALSO&quot;;&quot;&quot;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1999-08-28" calcext:value-type="date">
            <text:p>28/08/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A184]-[.A183]&gt;1;&quot;FALSO&quot;;&quot;&quot;)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1999-09-04" calcext:value-type="date">
            <text:p>04/09/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IF([.A185]-[.A184]&gt;1;&quot;FALSO&quot;;&quot;&quot;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1999-09-11" calcext:value-type="date">
            <text:p>11/09/9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formula="of:=IF([.A186]-[.A185]&gt;1;&quot;FALSO&quot;;&quot;&quot;)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1999-09-18" calcext:value-type="date">
            <text:p>18/09/9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187]-[.A186]&gt;1;&quot;FALSO&quot;;&quot;&quot;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1999-09-25" calcext:value-type="date">
            <text:p>25/09/9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formula="of:=IF([.A188]-[.A187]&gt;1;&quot;FALSO&quot;;&quot;&quot;)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1999-10-02" calcext:value-type="date">
            <text:p>02/10/9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IF([.A189]-[.A188]&gt;1;&quot;FALSO&quot;;&quot;&quot;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1999-10-10" calcext:value-type="date">
            <text:p>10/10/9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IF([.A190]-[.A189]&gt;1;&quot;FALSO&quot;;&quot;&quot;)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1999-10-16" calcext:value-type="date">
            <text:p>16/10/9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IF([.A191]-[.A190]&gt;1;&quot;FALSO&quot;;&quot;&quot;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1999-10-24" calcext:value-type="date">
            <text:p>24/10/9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IF([.A192]-[.A191]&gt;1;&quot;FALSO&quot;;&quot;&quot;)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1999-10-31" calcext:value-type="date">
            <text:p>31/10/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formula="of:=IF([.A193]-[.A192]&gt;1;&quot;FALSO&quot;;&quot;&quot;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1999-11-06" calcext:value-type="date">
            <text:p>06/11/99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194]-[.A193]&gt;1;&quot;FALSO&quot;;&quot;&quot;)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1999-11-13" calcext:value-type="date">
            <text:p>13/11/9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IF([.A195]-[.A194]&gt;1;&quot;FALSO&quot;;&quot;&quot;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1999-11-20" calcext:value-type="date">
            <text:p>20/11/9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IF([.A196]-[.A195]&gt;1;&quot;FALSO&quot;;&quot;&quot;)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1999-11-27" calcext:value-type="date">
            <text:p>27/11/9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formula="of:=IF([.A197]-[.A196]&gt;1;&quot;FALSO&quot;;&quot;&quot;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1999-12-04" calcext:value-type="date">
            <text:p>04/12/9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IF([.A198]-[.A197]&gt;1;&quot;FALSO&quot;;&quot;&quot;)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1999-12-11" calcext:value-type="date">
            <text:p>11/12/9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formula="of:=IF([.A199]-[.A198]&gt;1;&quot;FALSO&quot;;&quot;&quot;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1999-12-18" calcext:value-type="date">
            <text:p>18/12/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IF([.A200]-[.A199]&gt;1;&quot;FALSO&quot;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1999-12-24" calcext:value-type="date">
            <text:p>24/12/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201]-[.A200]&gt;1;&quot;FALSO&quot;;&quot;&quot;)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1999-12-31" calcext:value-type="date">
            <text:p>31/12/9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IF([.A202]-[.A201]&gt;1;&quot;FALSO&quot;;&quot;&quot;)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00-01-08" calcext:value-type="date">
            <text:p>08/01/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IF([.A203]-[.A202]&gt;1;&quot;FALSO&quot;;&quot;&quot;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00-01-15" calcext:value-type="date">
            <text:p>15/01/0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204]-[.A203]&gt;1;&quot;FALSO&quot;;&quot;&quot;)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00-01-22" calcext:value-type="date">
            <text:p>22/01/0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IF([.A205]-[.A204]&gt;1;&quot;FALSO&quot;;&quot;&quot;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00-01-29" calcext:value-type="date">
            <text:p>29/01/0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206]-[.A205]&gt;1;&quot;FALSO&quot;;&quot;&quot;)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00-02-05" calcext:value-type="date">
            <text:p>05/02/0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207]-[.A206]&gt;1;&quot;FALSO&quot;;&quot;&quot;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00-02-12" calcext:value-type="date">
            <text:p>12/02/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208]-[.A207]&gt;1;&quot;FALSO&quot;;&quot;&quot;)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00-02-19" calcext:value-type="date">
            <text:p>19/02/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209]-[.A208]&gt;1;&quot;FALSO&quot;;&quot;&quot;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00-02-26" calcext:value-type="date">
            <text:p>26/02/0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[.A210]-[.A209]&gt;1;&quot;FALSO&quot;;&quot;&quot;)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00-03-04" calcext:value-type="date">
            <text:p>04/03/0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A211]-[.A210]&gt;1;&quot;FALSO&quot;;&quot;&quot;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00-03-11" calcext:value-type="date">
            <text:p>11/03/0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IF([.A212]-[.A211]&gt;1;&quot;FALSO&quot;;&quot;&quot;)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00-03-18" calcext:value-type="date">
            <text:p>18/03/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IF([.A213]-[.A212]&gt;1;&quot;FALSO&quot;;&quot;&quot;)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00-03-25" calcext:value-type="date">
            <text:p>25/03/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214]-[.A213]&gt;1;&quot;FALSO&quot;;&quot;&quot;)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00-04-01" calcext:value-type="date">
            <text:p>01/04/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IF([.A215]-[.A214]&gt;1;&quot;FALSO&quot;;&quot;&quot;)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00-04-08" calcext:value-type="date">
            <text:p>08/04/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IF([.A216]-[.A215]&gt;1;&quot;FALSO&quot;;&quot;&quot;)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00-04-15" calcext:value-type="date">
            <text:p>15/04/00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217]-[.A216]&gt;1;&quot;FALSO&quot;;&quot;&quot;)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00-04-22" calcext:value-type="date">
            <text:p>22/04/0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IF([.A218]-[.A217]&gt;1;&quot;FALSO&quot;;&quot;&quot;)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00-04-29" calcext:value-type="date">
            <text:p>29/04/0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A219]-[.A218]&gt;1;&quot;FALSO&quot;;&quot;&quot;)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00-05-06" calcext:value-type="date">
            <text:p>06/05/0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220]-[.A219]&gt;1;&quot;FALSO&quot;;&quot;&quot;)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00-05-13" calcext:value-type="date">
            <text:p>13/05/0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221]-[.A220]&gt;1;&quot;FALSO&quot;;&quot;&quot;)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00-05-20" calcext:value-type="date">
            <text:p>20/05/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222]-[.A221]&gt;1;&quot;FALSO&quot;;&quot;&quot;)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00-05-27" calcext:value-type="date">
            <text:p>27/05/0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223]-[.A222]&gt;1;&quot;FALSO&quot;;&quot;&quot;)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00-06-03" calcext:value-type="date">
            <text:p>03/06/0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224]-[.A223]&gt;1;&quot;FALSO&quot;;&quot;&quot;)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00-06-10" calcext:value-type="date">
            <text:p>10/06/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formula="of:=IF([.A225]-[.A224]&gt;1;&quot;FALSO&quot;;&quot;&quot;)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date" office:date-value="2000-06-17" calcext:value-type="date">
            <text:p>17/06/0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IF([.A226]-[.A225]&gt;1;&quot;FALSO&quot;;&quot;&quot;)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00-06-24" calcext:value-type="date">
            <text:p>24/06/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formula="of:=IF([.A227]-[.A226]&gt;1;&quot;FALSO&quot;;&quot;&quot;)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00-07-01" calcext:value-type="date">
            <text:p>01/07/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IF([.A228]-[.A227]&gt;1;&quot;FALSO&quot;;&quot;&quot;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00-07-08" calcext:value-type="date">
            <text:p>08/07/0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IF([.A229]-[.A228]&gt;1;&quot;FALSO&quot;;&quot;&quot;)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00-07-15" calcext:value-type="date">
            <text:p>15/07/0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IF([.A230]-[.A229]&gt;1;&quot;FALSO&quot;;&quot;&quot;)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00-07-22" calcext:value-type="date">
            <text:p>22/07/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formula="of:=IF([.A231]-[.A230]&gt;1;&quot;FALSO&quot;;&quot;&quot;)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00-07-29" calcext:value-type="date">
            <text:p>29/07/0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232]-[.A231]&gt;1;&quot;FALSO&quot;;&quot;&quot;)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00-08-05" calcext:value-type="date">
            <text:p>05/08/0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formula="of:=IF([.A233]-[.A232]&gt;1;&quot;FALSO&quot;;&quot;&quot;)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00-08-12" calcext:value-type="date">
            <text:p>12/08/0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A234]-[.A233]&gt;1;&quot;FALSO&quot;;&quot;&quot;)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00-08-19" calcext:value-type="date">
            <text:p>19/08/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formula="of:=IF([.A235]-[.A234]&gt;1;&quot;FALSO&quot;;&quot;&quot;)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00-08-26" calcext:value-type="date">
            <text:p>26/08/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236]-[.A235]&gt;1;&quot;FALSO&quot;;&quot;&quot;)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00-09-02" calcext:value-type="date">
            <text:p>02/09/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IF([.A237]-[.A236]&gt;1;&quot;FALSO&quot;;&quot;&quot;)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00-09-09" calcext:value-type="date">
            <text:p>09/09/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238]-[.A237]&gt;1;&quot;FALSO&quot;;&quot;&quot;)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00-09-16" calcext:value-type="date">
            <text:p>16/09/0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239]-[.A238]&gt;1;&quot;FALSO&quot;;&quot;&quot;)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00-09-23" calcext:value-type="date">
            <text:p>23/09/0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A240]-[.A239]&gt;1;&quot;FALSO&quot;;&quot;&quot;)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00-09-30" calcext:value-type="date">
            <text:p>30/09/0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241]-[.A240]&gt;1;&quot;FALSO&quot;;&quot;&quot;)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00-10-07" calcext:value-type="date">
            <text:p>07/10/0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242]-[.A241]&gt;1;&quot;FALSO&quot;;&quot;&quot;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00-10-14" calcext:value-type="date">
            <text:p>14/10/0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243]-[.A242]&gt;1;&quot;FALSO&quot;;&quot;&quot;)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00-10-21" calcext:value-type="date">
            <text:p>21/10/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formula="of:=IF([.A244]-[.A243]&gt;1;&quot;FALSO&quot;;&quot;&quot;)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00-10-28" calcext:value-type="date">
            <text:p>28/10/0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IF([.A245]-[.A244]&gt;1;&quot;FALSO&quot;;&quot;&quot;)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00-11-04" calcext:value-type="date">
            <text:p>04/11/0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([.A246]-[.A245]&gt;1;&quot;FALSO&quot;;&quot;&quot;)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00-11-11" calcext:value-type="date">
            <text:p>11/11/0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247]-[.A246]&gt;1;&quot;FALSO&quot;;&quot;&quot;)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00-11-18" calcext:value-type="date">
            <text:p>18/11/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248]-[.A247]&gt;1;&quot;FALSO&quot;;&quot;&quot;)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00-11-25" calcext:value-type="date">
            <text:p>25/11/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IF([.A249]-[.A248]&gt;1;&quot;FALSO&quot;;&quot;&quot;)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00-12-02" calcext:value-type="date">
            <text:p>02/12/0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formula="of:=IF([.A250]-[.A249]&gt;1;&quot;FALSO&quot;;&quot;&quot;)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00-12-09" calcext:value-type="date">
            <text:p>09/12/0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251]-[.A250]&gt;1;&quot;FALSO&quot;;&quot;&quot;)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00-12-16" calcext:value-type="date">
            <text:p>16/12/0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IF([.A252]-[.A251]&gt;1;&quot;FALSO&quot;;&quot;&quot;)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00-12-23" calcext:value-type="date">
            <text:p>23/12/0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253]-[.A252]&gt;1;&quot;FALSO&quot;;&quot;&quot;)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00-12-30" calcext:value-type="date">
            <text:p>30/12/0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A254]-[.A253]&gt;1;&quot;FALSO&quot;;&quot;&quot;)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01-01-06" calcext:value-type="date">
            <text:p>06/01/0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IF([.A255]-[.A254]&gt;1;&quot;FALSO&quot;;&quot;&quot;)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01-01-13" calcext:value-type="date">
            <text:p>13/01/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formula="of:=IF([.A256]-[.A255]&gt;1;&quot;FALSO&quot;;&quot;&quot;)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01-01-20" calcext:value-type="date">
            <text:p>20/01/0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A257]-[.A256]&gt;1;&quot;FALSO&quot;;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01-01-27" calcext:value-type="date">
            <text:p>27/01/0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formula="of:=IF([.A258]-[.A257]&gt;1;&quot;FALSO&quot;;&quot;&quot;)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01-02-03" calcext:value-type="date">
            <text:p>03/02/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formula="of:=IF([.A259]-[.A258]&gt;1;&quot;FALSO&quot;;&quot;&quot;)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01-02-10" calcext:value-type="date">
            <text:p>10/02/0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260]-[.A259]&gt;1;&quot;FALSO&quot;;&quot;&quot;)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01-02-17" calcext:value-type="date">
            <text:p>17/02/0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formula="of:=IF([.A261]-[.A260]&gt;1;&quot;FALSO&quot;;&quot;&quot;)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01-02-24" calcext:value-type="date">
            <text:p>24/02/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262]-[.A261]&gt;1;&quot;FALSO&quot;;&quot;&quot;)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01-03-03" calcext:value-type="date">
            <text:p>03/03/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263]-[.A262]&gt;1;&quot;FALSO&quot;;&quot;&quot;)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01-03-10" calcext:value-type="date">
            <text:p>10/03/0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264]-[.A263]&gt;1;&quot;FALSO&quot;;&quot;&quot;)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01-03-17" calcext:value-type="date">
            <text:p>17/03/0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265]-[.A264]&gt;1;&quot;FALSO&quot;;&quot;&quot;)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01-03-24" calcext:value-type="date">
            <text:p>24/03/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IF([.A266]-[.A265]&gt;1;&quot;FALSO&quot;;&quot;&quot;)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01-03-31" calcext:value-type="date">
            <text:p>31/03/0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267]-[.A266]&gt;1;&quot;FALSO&quot;;&quot;&quot;)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01-04-07" calcext:value-type="date">
            <text:p>07/04/0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formula="of:=IF([.A268]-[.A267]&gt;1;&quot;FALSO&quot;;&quot;&quot;)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01-04-14" calcext:value-type="date">
            <text:p>14/04/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269]-[.A268]&gt;1;&quot;FALSO&quot;;&quot;&quot;)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01-04-21" calcext:value-type="date">
            <text:p>21/04/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=IF([.A270]-[.A269]&gt;1;&quot;FALSO&quot;;&quot;&quot;)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01-04-28" calcext:value-type="date">
            <text:p>28/04/0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A271]-[.A270]&gt;1;&quot;FALSO&quot;;&quot;&quot;)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01-05-05" calcext:value-type="date">
            <text:p>05/05/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IF([.A272]-[.A271]&gt;1;&quot;FALSO&quot;;&quot;&quot;)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01-05-12" calcext:value-type="date">
            <text:p>12/05/0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formula="of:=IF([.A273]-[.A272]&gt;1;&quot;FALSO&quot;;&quot;&quot;)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01-05-19" calcext:value-type="date">
            <text:p>19/05/0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274]-[.A273]&gt;1;&quot;FALSO&quot;;&quot;&quot;)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01-05-26" calcext:value-type="date">
            <text:p>26/05/0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IF([.A275]-[.A274]&gt;1;&quot;FALSO&quot;;&quot;&quot;)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01-06-02" calcext:value-type="date">
            <text:p>02/06/0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formula="of:=IF([.A276]-[.A275]&gt;1;&quot;FALSO&quot;;&quot;&quot;)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01-06-09" calcext:value-type="date">
            <text:p>09/06/0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IF([.A277]-[.A276]&gt;1;&quot;FALSO&quot;;&quot;&quot;)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01-06-16" calcext:value-type="date">
            <text:p>16/06/0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278]-[.A277]&gt;1;&quot;FALSO&quot;;&quot;&quot;)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01-06-23" calcext:value-type="date">
            <text:p>23/06/0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279]-[.A278]&gt;1;&quot;FALSO&quot;;&quot;&quot;)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01-06-30" calcext:value-type="date">
            <text:p>30/06/0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table:formula="of:=IF([.A280]-[.A279]&gt;1;&quot;FALSO&quot;;&quot;&quot;)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01-07-07" calcext:value-type="date">
            <text:p>07/07/0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281]-[.A280]&gt;1;&quot;FALSO&quot;;&quot;&quot;)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01-07-14" calcext:value-type="date">
            <text:p>14/07/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formula="of:=IF([.A282]-[.A281]&gt;1;&quot;FALSO&quot;;&quot;&quot;)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01-07-21" calcext:value-type="date">
            <text:p>21/07/0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283]-[.A282]&gt;1;&quot;FALSO&quot;;&quot;&quot;)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01-07-28" calcext:value-type="date">
            <text:p>28/07/0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IF([.A284]-[.A283]&gt;1;&quot;FALSO&quot;;&quot;&quot;)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01-08-01" calcext:value-type="date">
            <text:p>01/08/0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formula="of:=IF([.A285]-[.A284]&gt;1;&quot;FALSO&quot;;&quot;&quot;)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01-08-04" calcext:value-type="date">
            <text:p>04/08/0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IF([.A286]-[.A285]&gt;1;&quot;FALSO&quot;;&quot;&quot;)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01-08-08" calcext:value-type="date">
            <text:p>08/08/0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IF([.A287]-[.A286]&gt;1;&quot;FALSO&quot;;&quot;&quot;)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01-08-11" calcext:value-type="date">
            <text:p>11/08/0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IF([.A288]-[.A287]&gt;1;&quot;FALSO&quot;;&quot;&quot;)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01-08-15" calcext:value-type="date">
            <text:p>15/08/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IF([.A289]-[.A288]&gt;1;&quot;FALSO&quot;;&quot;&quot;)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01-08-18" calcext:value-type="date">
            <text:p>18/08/0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formula="of:=IF([.A290]-[.A289]&gt;1;&quot;FALSO&quot;;&quot;&quot;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01-08-22" calcext:value-type="date">
            <text:p>22/08/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IF([.A291]-[.A290]&gt;1;&quot;FALSO&quot;;&quot;&quot;)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01-08-25" calcext:value-type="date">
            <text:p>25/08/0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formula="of:=IF([.A292]-[.A291]&gt;1;&quot;FALSO&quot;;&quot;&quot;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01-08-29" calcext:value-type="date">
            <text:p>29/08/0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IF([.A293]-[.A292]&gt;1;&quot;FALSO&quot;;&quot;&quot;)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01-09-01" calcext:value-type="date">
            <text:p>01/09/0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294]-[.A293]&gt;1;&quot;FALSO&quot;;&quot;&quot;)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01-09-05" calcext:value-type="date">
            <text:p>05/09/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IF([.A295]-[.A294]&gt;1;&quot;FALSO&quot;;&quot;&quot;)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01-09-08" calcext:value-type="date">
            <text:p>08/09/0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IF([.A296]-[.A295]&gt;1;&quot;FALSO&quot;;&quot;&quot;)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01-09-12" calcext:value-type="date">
            <text:p>12/09/0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formula="of:=IF([.A297]-[.A296]&gt;1;&quot;FALSO&quot;;&quot;&quot;)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01-09-15" calcext:value-type="date">
            <text:p>15/09/0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298]-[.A297]&gt;1;&quot;FALSO&quot;;&quot;&quot;)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01-09-19" calcext:value-type="date">
            <text:p>19/09/0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formula="of:=IF([.A299]-[.A298]&gt;1;&quot;FALSO&quot;;&quot;&quot;)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01-09-22" calcext:value-type="date">
            <text:p>22/09/0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formula="of:=IF([.A300]-[.A299]&gt;1;&quot;FALSO&quot;;&quot;&quot;)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01-09-26" calcext:value-type="date">
            <text:p>26/09/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301]-[.A300]&gt;1;&quot;FALSO&quot;;&quot;&quot;)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01-09-29" calcext:value-type="date">
            <text:p>29/09/0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formula="of:=IF([.A302]-[.A301]&gt;1;&quot;FALSO&quot;;&quot;&quot;)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01-10-03" calcext:value-type="date">
            <text:p>03/10/0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303]-[.A302]&gt;1;&quot;FALSO&quot;;&quot;&quot;)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01-10-06" calcext:value-type="date">
            <text:p>06/10/0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formula="of:=IF([.A304]-[.A303]&gt;1;&quot;FALSO&quot;;&quot;&quot;)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01-10-10" calcext:value-type="date">
            <text:p>10/10/0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IF([.A305]-[.A304]&gt;1;&quot;FALSO&quot;;&quot;&quot;)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01-10-13" calcext:value-type="date">
            <text:p>13/10/0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IF([.A306]-[.A305]&gt;1;&quot;FALSO&quot;;&quot;&quot;)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01-10-17" calcext:value-type="date">
            <text:p>17/10/0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307]-[.A306]&gt;1;&quot;FALSO&quot;;&quot;&quot;)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01-10-20" calcext:value-type="date">
            <text:p>20/10/0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308]-[.A307]&gt;1;&quot;FALSO&quot;;&quot;&quot;)">
            <text:p/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01-10-24" calcext:value-type="date">
            <text:p>24/10/0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IF([.A309]-[.A308]&gt;1;&quot;FALSO&quot;;&quot;&quot;)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01-10-27" calcext:value-type="date">
            <text:p>27/10/0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formula="of:=IF([.A310]-[.A309]&gt;1;&quot;FALSO&quot;;&quot;&quot;)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01-10-31" calcext:value-type="date">
            <text:p>31/10/0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IF([.A311]-[.A310]&gt;1;&quot;FALSO&quot;;&quot;&quot;)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01-11-03" calcext:value-type="date">
            <text:p>03/11/0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IF([.A312]-[.A311]&gt;1;&quot;FALSO&quot;;&quot;&quot;)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01-11-07" calcext:value-type="date">
            <text:p>07/11/0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IF([.A313]-[.A312]&gt;1;&quot;FALSO&quot;;&quot;&quot;)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01-11-10" calcext:value-type="date">
            <text:p>10/11/0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IF([.A314]-[.A313]&gt;1;&quot;FALSO&quot;;&quot;&quot;)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01-11-14" calcext:value-type="date">
            <text:p>14/11/0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IF([.A315]-[.A314]&gt;1;&quot;FALSO&quot;;&quot;&quot;)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01-11-17" calcext:value-type="date">
            <text:p>17/11/0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formula="of:=IF([.A316]-[.A315]&gt;1;&quot;FALSO&quot;;&quot;&quot;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01-11-21" calcext:value-type="date">
            <text:p>21/11/0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IF([.A317]-[.A316]&gt;1;&quot;FALSO&quot;;&quot;&quot;)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01-11-24" calcext:value-type="date">
            <text:p>24/11/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318]-[.A317]&gt;1;&quot;FALSO&quot;;&quot;&quot;)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01-11-28" calcext:value-type="date">
            <text:p>28/11/0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IF([.A319]-[.A318]&gt;1;&quot;FALSO&quot;;&quot;&quot;)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01-12-01" calcext:value-type="date">
            <text:p>01/12/0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IF([.A320]-[.A319]&gt;1;&quot;FALSO&quot;;&quot;&quot;)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01-12-05" calcext:value-type="date">
            <text:p>05/12/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table:formula="of:=IF([.A321]-[.A320]&gt;1;&quot;FALSO&quot;;&quot;&quot;)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01-12-08" calcext:value-type="date">
            <text:p>08/12/0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322]-[.A321]&gt;1;&quot;FALSO&quot;;&quot;&quot;)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01-12-12" calcext:value-type="date">
            <text:p>12/12/0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323]-[.A322]&gt;1;&quot;FALSO&quot;;&quot;&quot;)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01-12-15" calcext:value-type="date">
            <text:p>15/12/0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IF([.A324]-[.A323]&gt;1;&quot;FALSO&quot;;&quot;&quot;)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01-12-19" calcext:value-type="date">
            <text:p>19/12/0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A325]-[.A324]&gt;1;&quot;FALSO&quot;;&quot;&quot;)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01-12-22" calcext:value-type="date">
            <text:p>22/12/0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formula="of:=IF([.A326]-[.A325]&gt;1;&quot;FALSO&quot;;&quot;&quot;)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01-12-29" calcext:value-type="date">
            <text:p>29/12/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formula="of:=IF([.A327]-[.A326]&gt;1;&quot;FALSO&quot;;&quot;&quot;)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02-01-05" calcext:value-type="date">
            <text:p>05/01/0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328]-[.A327]&gt;1;&quot;FALSO&quot;;&quot;&quot;)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02-01-09" calcext:value-type="date">
            <text:p>09/01/0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IF([.A329]-[.A328]&gt;1;&quot;FALSO&quot;;&quot;&quot;)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02-01-12" calcext:value-type="date">
            <text:p>12/01/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formula="of:=IF([.A330]-[.A329]&gt;1;&quot;FALSO&quot;;&quot;&quot;)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02-01-16" calcext:value-type="date">
            <text:p>16/01/0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IF([.A331]-[.A330]&gt;1;&quot;FALSO&quot;;&quot;&quot;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02-01-19" calcext:value-type="date">
            <text:p>19/01/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formula="of:=IF([.A332]-[.A331]&gt;1;&quot;FALSO&quot;;&quot;&quot;)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02-01-23" calcext:value-type="date">
            <text:p>23/01/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A333]-[.A332]&gt;1;&quot;FALSO&quot;;&quot;&quot;)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02-01-26" calcext:value-type="date">
            <text:p>26/01/0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334]-[.A333]&gt;1;&quot;FALSO&quot;;&quot;&quot;)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02-01-30" calcext:value-type="date">
            <text:p>30/01/0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335]-[.A334]&gt;1;&quot;FALSO&quot;;&quot;&quot;)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02-02-02" calcext:value-type="date">
            <text:p>02/02/0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IF([.A336]-[.A335]&gt;1;&quot;FALSO&quot;;&quot;&quot;)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02-02-06" calcext:value-type="date">
            <text:p>06/02/0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337]-[.A336]&gt;1;&quot;FALSO&quot;;&quot;&quot;)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02-02-09" calcext:value-type="date">
            <text:p>09/02/0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IF([.A338]-[.A337]&gt;1;&quot;FALSO&quot;;&quot;&quot;)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02-02-16" calcext:value-type="date">
            <text:p>16/02/0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339]-[.A338]&gt;1;&quot;FALSO&quot;;&quot;&quot;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02-02-20" calcext:value-type="date">
            <text:p>20/02/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IF([.A340]-[.A339]&gt;1;&quot;FALSO&quot;;&quot;&quot;)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02-02-23" calcext:value-type="date">
            <text:p>23/02/0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formula="of:=IF([.A341]-[.A340]&gt;1;&quot;FALSO&quot;;&quot;&quot;)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date" office:date-value="2002-02-27" calcext:value-type="date">
            <text:p>27/02/0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A342]-[.A341]&gt;1;&quot;FALSO&quot;;&quot;&quot;)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02-03-02" calcext:value-type="date">
            <text:p>02/03/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IF([.A343]-[.A342]&gt;1;&quot;FALSO&quot;;&quot;&quot;)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02-03-06" calcext:value-type="date">
            <text:p>06/03/0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A344]-[.A343]&gt;1;&quot;FALSO&quot;;&quot;&quot;)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02-03-09" calcext:value-type="date">
            <text:p>09/03/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formula="of:=IF([.A345]-[.A344]&gt;1;&quot;FALSO&quot;;&quot;&quot;)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02-03-13" calcext:value-type="date">
            <text:p>13/03/0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IF([.A346]-[.A345]&gt;1;&quot;FALSO&quot;;&quot;&quot;)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02-03-16" calcext:value-type="date">
            <text:p>16/03/0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347]-[.A346]&gt;1;&quot;FALSO&quot;;&quot;&quot;)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02-03-20" calcext:value-type="date">
            <text:p>20/03/0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348]-[.A347]&gt;1;&quot;FALSO&quot;;&quot;&quot;)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02-03-23" calcext:value-type="date">
            <text:p>23/03/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IF([.A349]-[.A348]&gt;1;&quot;FALSO&quot;;&quot;&quot;)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02-03-27" calcext:value-type="date">
            <text:p>27/03/0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IF([.A350]-[.A349]&gt;1;&quot;FALSO&quot;;&quot;&quot;)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02-03-30" calcext:value-type="date">
            <text:p>30/03/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formula="of:=IF([.A351]-[.A350]&gt;1;&quot;FALSO&quot;;&quot;&quot;)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02-04-03" calcext:value-type="date">
            <text:p>03/04/0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352]-[.A351]&gt;1;&quot;FALSO&quot;;&quot;&quot;)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02-04-06" calcext:value-type="date">
            <text:p>06/04/0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353]-[.A352]&gt;1;&quot;FALSO&quot;;&quot;&quot;)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02-04-10" calcext:value-type="date">
            <text:p>10/04/0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IF([.A354]-[.A353]&gt;1;&quot;FALSO&quot;;&quot;&quot;)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02-04-13" calcext:value-type="date">
            <text:p>13/04/0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355]-[.A354]&gt;1;&quot;FALSO&quot;;&quot;&quot;)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02-04-17" calcext:value-type="date">
            <text:p>17/04/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A356]-[.A355]&gt;1;&quot;FALSO&quot;;&quot;&quot;)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02-04-20" calcext:value-type="date">
            <text:p>20/04/0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IF([.A357]-[.A356]&gt;1;&quot;FALSO&quot;;&quot;&quot;)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02-04-24" calcext:value-type="date">
            <text:p>24/04/0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358]-[.A357]&gt;1;&quot;FALSO&quot;;&quot;&quot;)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02-04-27" calcext:value-type="date">
            <text:p>27/04/0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359]-[.A358]&gt;1;&quot;FALSO&quot;;&quot;&quot;)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02-05-04" calcext:value-type="date">
            <text:p>04/05/0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IF([.A360]-[.A359]&gt;1;&quot;FALSO&quot;;&quot;&quot;)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date" office:date-value="2002-05-08" calcext:value-type="date">
            <text:p>08/05/0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formula="of:=IF([.A361]-[.A360]&gt;1;&quot;FALSO&quot;;&quot;&quot;)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02-05-11" calcext:value-type="date">
            <text:p>11/05/0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362]-[.A361]&gt;1;&quot;FALSO&quot;;&quot;&quot;)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02-05-15" calcext:value-type="date">
            <text:p>15/05/0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IF([.A363]-[.A362]&gt;1;&quot;FALSO&quot;;&quot;&quot;)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02-05-18" calcext:value-type="date">
            <text:p>18/05/0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A364]-[.A363]&gt;1;&quot;FALSO&quot;;&quot;&quot;)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02-05-22" calcext:value-type="date">
            <text:p>22/05/0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A365]-[.A364]&gt;1;&quot;FALSO&quot;;&quot;&quot;)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02-05-25" calcext:value-type="date">
            <text:p>25/05/0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366]-[.A365]&gt;1;&quot;FALSO&quot;;&quot;&quot;)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02-05-29" calcext:value-type="date">
            <text:p>29/05/0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367]-[.A366]&gt;1;&quot;FALSO&quot;;&quot;&quot;)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02-06-01" calcext:value-type="date">
            <text:p>01/06/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formula="of:=IF([.A368]-[.A367]&gt;1;&quot;FALSO&quot;;&quot;&quot;)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02-06-05" calcext:value-type="date">
            <text:p>05/06/0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A369]-[.A368]&gt;1;&quot;FALSO&quot;;&quot;&quot;)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02-06-08" calcext:value-type="date">
            <text:p>08/06/0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formula="of:=IF([.A370]-[.A369]&gt;1;&quot;FALSO&quot;;&quot;&quot;)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02-06-12" calcext:value-type="date">
            <text:p>12/06/0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A371]-[.A370]&gt;1;&quot;FALSO&quot;;&quot;&quot;)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02-06-15" calcext:value-type="date">
            <text:p>15/06/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A372]-[.A371]&gt;1;&quot;FALSO&quot;;&quot;&quot;)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02-06-19" calcext:value-type="date">
            <text:p>19/06/0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formula="of:=IF([.A373]-[.A372]&gt;1;&quot;FALSO&quot;;&quot;&quot;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02-06-22" calcext:value-type="date">
            <text:p>22/06/0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formula="of:=IF([.A374]-[.A373]&gt;1;&quot;FALSO&quot;;&quot;&quot;)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02-06-26" calcext:value-type="date">
            <text:p>26/06/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IF([.A375]-[.A374]&gt;1;&quot;FALSO&quot;;&quot;&quot;)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02-06-29" calcext:value-type="date">
            <text:p>29/06/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formula="of:=IF([.A376]-[.A375]&gt;1;&quot;FALSO&quot;;&quot;&quot;)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02-07-03" calcext:value-type="date">
            <text:p>03/07/0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377]-[.A376]&gt;1;&quot;FALSO&quot;;&quot;&quot;)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02-07-06" calcext:value-type="date">
            <text:p>06/07/0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IF([.A378]-[.A377]&gt;1;&quot;FALSO&quot;;&quot;&quot;)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02-07-10" calcext:value-type="date">
            <text:p>10/07/0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A379]-[.A378]&gt;1;&quot;FALSO&quot;;&quot;&quot;)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02-07-13" calcext:value-type="date">
            <text:p>13/07/0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380]-[.A379]&gt;1;&quot;FALSO&quot;;&quot;&quot;)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02-07-17" calcext:value-type="date">
            <text:p>17/07/0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381]-[.A380]&gt;1;&quot;FALSO&quot;;&quot;&quot;)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02-07-20" calcext:value-type="date">
            <text:p>20/07/0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[.A382]-[.A381]&gt;1;&quot;FALSO&quot;;&quot;&quot;)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02-07-24" calcext:value-type="date">
            <text:p>24/07/0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383]-[.A382]&gt;1;&quot;FALSO&quot;;&quot;&quot;)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02-07-27" calcext:value-type="date">
            <text:p>27/07/0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384]-[.A383]&gt;1;&quot;FALSO&quot;;&quot;&quot;)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02-07-31" calcext:value-type="date">
            <text:p>31/07/0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385]-[.A384]&gt;1;&quot;FALSO&quot;;&quot;&quot;)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02-08-03" calcext:value-type="date">
            <text:p>03/08/0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386]-[.A385]&gt;1;&quot;FALSO&quot;;&quot;&quot;)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02-08-07" calcext:value-type="date">
            <text:p>07/08/0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IF([.A387]-[.A386]&gt;1;&quot;FALSO&quot;;&quot;&quot;)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02-08-10" calcext:value-type="date">
            <text:p>10/08/0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formula="of:=IF([.A388]-[.A387]&gt;1;&quot;FALSO&quot;;&quot;&quot;)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02-08-14" calcext:value-type="date">
            <text:p>14/08/0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A389]-[.A388]&gt;1;&quot;FALSO&quot;;&quot;&quot;)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02-08-17" calcext:value-type="date">
            <text:p>17/08/0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390]-[.A389]&gt;1;&quot;FALSO&quot;;&quot;&quot;)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02-08-21" calcext:value-type="date">
            <text:p>21/08/0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391]-[.A390]&gt;1;&quot;FALSO&quot;;&quot;&quot;)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02-08-24" calcext:value-type="date">
            <text:p>24/08/0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IF([.A392]-[.A391]&gt;1;&quot;FALSO&quot;;&quot;&quot;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02-08-28" calcext:value-type="date">
            <text:p>28/08/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IF([.A393]-[.A392]&gt;1;&quot;FALSO&quot;;&quot;&quot;)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02-08-31" calcext:value-type="date">
            <text:p>31/08/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IF([.A394]-[.A393]&gt;1;&quot;FALSO&quot;;&quot;&quot;)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02-09-04" calcext:value-type="date">
            <text:p>04/09/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IF([.A395]-[.A394]&gt;1;&quot;FALSO&quot;;&quot;&quot;)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02-09-07" calcext:value-type="date">
            <text:p>07/09/0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IF([.A396]-[.A395]&gt;1;&quot;FALSO&quot;;&quot;&quot;)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02-09-11" calcext:value-type="date">
            <text:p>11/09/0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IF([.A397]-[.A396]&gt;1;&quot;FALSO&quot;;&quot;&quot;)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02-09-14" calcext:value-type="date">
            <text:p>14/09/0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IF([.A398]-[.A397]&gt;1;&quot;FALSO&quot;;&quot;&quot;)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02-09-18" calcext:value-type="date">
            <text:p>18/09/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formula="of:=IF([.A399]-[.A398]&gt;1;&quot;FALSO&quot;;&quot;&quot;)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02-09-21" calcext:value-type="date">
            <text:p>21/09/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IF([.A400]-[.A399]&gt;1;&quot;FALSO&quot;;&quot;&quot;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02-09-25" calcext:value-type="date">
            <text:p>25/09/0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401]-[.A400]&gt;1;&quot;FALSO&quot;;&quot;&quot;)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02-09-28" calcext:value-type="date">
            <text:p>28/09/0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402]-[.A401]&gt;1;&quot;FALSO&quot;;&quot;&quot;)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02-10-02" calcext:value-type="date">
            <text:p>02/10/0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403]-[.A402]&gt;1;&quot;FALSO&quot;;&quot;&quot;)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02-10-05" calcext:value-type="date">
            <text:p>05/10/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404]-[.A403]&gt;1;&quot;FALSO&quot;;&quot;&quot;)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02-10-09" calcext:value-type="date">
            <text:p>09/10/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A405]-[.A404]&gt;1;&quot;FALSO&quot;;&quot;&quot;)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02-10-12" calcext:value-type="date">
            <text:p>12/10/0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formula="of:=IF([.A406]-[.A405]&gt;1;&quot;FALSO&quot;;&quot;&quot;)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02-10-16" calcext:value-type="date">
            <text:p>16/10/0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407]-[.A406]&gt;1;&quot;FALSO&quot;;&quot;&quot;)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02-10-19" calcext:value-type="date">
            <text:p>19/10/0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A408]-[.A407]&gt;1;&quot;FALSO&quot;;&quot;&quot;)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02-10-23" calcext:value-type="date">
            <text:p>23/10/0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IF([.A409]-[.A408]&gt;1;&quot;FALSO&quot;;&quot;&quot;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02-10-26" calcext:value-type="date">
            <text:p>26/10/0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410]-[.A409]&gt;1;&quot;FALSO&quot;;&quot;&quot;)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02-10-30" calcext:value-type="date">
            <text:p>30/10/0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IF([.A411]-[.A410]&gt;1;&quot;FALSO&quot;;&quot;&quot;)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02-11-02" calcext:value-type="date">
            <text:p>02/11/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formula="of:=IF([.A412]-[.A411]&gt;1;&quot;FALSO&quot;;&quot;&quot;)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02-11-06" calcext:value-type="date">
            <text:p>06/11/0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IF([.A413]-[.A412]&gt;1;&quot;FALSO&quot;;&quot;&quot;)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02-11-09" calcext:value-type="date">
            <text:p>09/11/0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IF([.A414]-[.A413]&gt;1;&quot;FALSO&quot;;&quot;&quot;)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02-11-13" calcext:value-type="date">
            <text:p>13/11/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IF([.A415]-[.A414]&gt;1;&quot;FALSO&quot;;&quot;&quot;)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02-11-16" calcext:value-type="date">
            <text:p>16/11/0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416]-[.A415]&gt;1;&quot;FALSO&quot;;&quot;&quot;)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02-11-20" calcext:value-type="date">
            <text:p>20/11/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417]-[.A416]&gt;1;&quot;FALSO&quot;;&quot;&quot;)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02-11-23" calcext:value-type="date">
            <text:p>23/11/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418]-[.A417]&gt;1;&quot;FALSO&quot;;&quot;&quot;)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02-11-27" calcext:value-type="date">
            <text:p>27/11/0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[.A419]-[.A418]&gt;1;&quot;FALSO&quot;;&quot;&quot;)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02-11-30" calcext:value-type="date">
            <text:p>30/11/0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A420]-[.A419]&gt;1;&quot;FALSO&quot;;&quot;&quot;)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02-12-04" calcext:value-type="date">
            <text:p>04/12/0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421]-[.A420]&gt;1;&quot;FALSO&quot;;&quot;&quot;)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02-12-07" calcext:value-type="date">
            <text:p>07/12/0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422]-[.A421]&gt;1;&quot;FALSO&quot;;&quot;&quot;)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02-12-11" calcext:value-type="date">
            <text:p>11/12/02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IF([.A423]-[.A422]&gt;1;&quot;FALSO&quot;;&quot;&quot;)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02-12-14" calcext:value-type="date">
            <text:p>14/12/0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424]-[.A423]&gt;1;&quot;FALSO&quot;;&quot;&quot;)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02-12-18" calcext:value-type="date">
            <text:p>18/12/0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IF([.A425]-[.A424]&gt;1;&quot;FALSO&quot;;&quot;&quot;)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02-12-21" calcext:value-type="date">
            <text:p>21/12/0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formula="of:=IF([.A426]-[.A425]&gt;1;&quot;FALSO&quot;;&quot;&quot;)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02-12-28" calcext:value-type="date">
            <text:p>28/12/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A427]-[.A426]&gt;1;&quot;FALSO&quot;;&quot;&quot;)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03-01-04" calcext:value-type="date">
            <text:p>04/01/0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A428]-[.A427]&gt;1;&quot;FALSO&quot;;&quot;&quot;)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03-01-08" calcext:value-type="date">
            <text:p>08/01/0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IF([.A429]-[.A428]&gt;1;&quot;FALSO&quot;;&quot;&quot;)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03-01-11" calcext:value-type="date">
            <text:p>11/01/0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A430]-[.A429]&gt;1;&quot;FALSO&quot;;&quot;&quot;)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03-01-15" calcext:value-type="date">
            <text:p>15/01/0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IF([.A431]-[.A430]&gt;1;&quot;FALSO&quot;;&quot;&quot;)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03-01-18" calcext:value-type="date">
            <text:p>18/01/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IF([.A432]-[.A431]&gt;1;&quot;FALSO&quot;;&quot;&quot;)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03-01-22" calcext:value-type="date">
            <text:p>22/01/0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433]-[.A432]&gt;1;&quot;FALSO&quot;;&quot;&quot;)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03-01-25" calcext:value-type="date">
            <text:p>25/01/0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IF([.A434]-[.A433]&gt;1;&quot;FALSO&quot;;&quot;&quot;)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03-01-29" calcext:value-type="date">
            <text:p>29/01/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IF([.A435]-[.A434]&gt;1;&quot;FALSO&quot;;&quot;&quot;)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03-02-01" calcext:value-type="date">
            <text:p>01/02/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IF([.A436]-[.A435]&gt;1;&quot;FALSO&quot;;&quot;&quot;)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03-02-05" calcext:value-type="date">
            <text:p>05/02/0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IF([.A437]-[.A436]&gt;1;&quot;FALSO&quot;;&quot;&quot;)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03-02-08" calcext:value-type="date">
            <text:p>08/02/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IF([.A438]-[.A437]&gt;1;&quot;FALSO&quot;;&quot;&quot;)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03-02-12" calcext:value-type="date">
            <text:p>12/02/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439]-[.A438]&gt;1;&quot;FALSO&quot;;&quot;&quot;)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date" office:date-value="2003-02-15" calcext:value-type="date">
            <text:p>15/02/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IF([.A440]-[.A439]&gt;1;&quot;FALSO&quot;;&quot;&quot;)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03-02-19" calcext:value-type="date">
            <text:p>19/02/0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441]-[.A440]&gt;1;&quot;FALSO&quot;;&quot;&quot;)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03-02-22" calcext:value-type="date">
            <text:p>22/02/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442]-[.A441]&gt;1;&quot;FALSO&quot;;&quot;&quot;)">
            <text:p/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03-02-26" calcext:value-type="date">
            <text:p>26/02/0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443]-[.A442]&gt;1;&quot;FALSO&quot;;&quot;&quot;)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03-03-01" calcext:value-type="date">
            <text:p>01/03/0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formula="of:=IF([.A444]-[.A443]&gt;1;&quot;FALSO&quot;;&quot;&quot;)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03-03-08" calcext:value-type="date">
            <text:p>08/03/0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IF([.A445]-[.A444]&gt;1;&quot;FALSO&quot;;&quot;&quot;)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03-03-12" calcext:value-type="date">
            <text:p>12/03/0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446]-[.A445]&gt;1;&quot;FALSO&quot;;&quot;&quot;)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03-03-15" calcext:value-type="date">
            <text:p>15/03/0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447]-[.A446]&gt;1;&quot;FALSO&quot;;&quot;&quot;)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03-03-19" calcext:value-type="date">
            <text:p>19/03/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formula="of:=IF([.A448]-[.A447]&gt;1;&quot;FALSO&quot;;&quot;&quot;)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03-03-22" calcext:value-type="date">
            <text:p>22/03/0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IF([.A449]-[.A448]&gt;1;&quot;FALSO&quot;;&quot;&quot;)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03-03-26" calcext:value-type="date">
            <text:p>26/03/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450]-[.A449]&gt;1;&quot;FALSO&quot;;&quot;&quot;)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03-03-29" calcext:value-type="date">
            <text:p>29/03/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451]-[.A450]&gt;1;&quot;FALSO&quot;;&quot;&quot;)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03-04-02" calcext:value-type="date">
            <text:p>02/04/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452]-[.A451]&gt;1;&quot;FALSO&quot;;&quot;&quot;)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03-04-05" calcext:value-type="date">
            <text:p>05/04/0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formula="of:=IF([.A453]-[.A452]&gt;1;&quot;FALSO&quot;;&quot;&quot;)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date" office:date-value="2003-04-09" calcext:value-type="date">
            <text:p>09/04/0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A454]-[.A453]&gt;1;&quot;FALSO&quot;;&quot;&quot;)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date" office:date-value="2003-04-12" calcext:value-type="date">
            <text:p>12/04/0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455]-[.A454]&gt;1;&quot;FALSO&quot;;&quot;&quot;)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date" office:date-value="2003-04-16" calcext:value-type="date">
            <text:p>16/04/0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A456]-[.A455]&gt;1;&quot;FALSO&quot;;&quot;&quot;)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date" office:date-value="2003-04-19" calcext:value-type="date">
            <text:p>19/04/0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IF([.A457]-[.A456]&gt;1;&quot;FALSO&quot;;&quot;&quot;)">
            <text:p/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date" office:date-value="2003-04-23" calcext:value-type="date">
            <text:p>23/04/0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IF([.A458]-[.A457]&gt;1;&quot;FALSO&quot;;&quot;&quot;)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date" office:date-value="2003-04-26" calcext:value-type="date">
            <text:p>26/04/0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formula="of:=IF([.A459]-[.A458]&gt;1;&quot;FALSO&quot;;&quot;&quot;)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date" office:date-value="2003-04-30" calcext:value-type="date">
            <text:p>30/04/0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IF([.A460]-[.A459]&gt;1;&quot;FALSO&quot;;&quot;&quot;)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date" office:date-value="2003-05-03" calcext:value-type="date">
            <text:p>03/05/0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IF([.A461]-[.A460]&gt;1;&quot;FALSO&quot;;&quot;&quot;)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date" office:date-value="2003-05-07" calcext:value-type="date">
            <text:p>07/05/0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462]-[.A461]&gt;1;&quot;FALSO&quot;;&quot;&quot;)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date" office:date-value="2003-05-10" calcext:value-type="date">
            <text:p>10/05/0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IF([.A463]-[.A462]&gt;1;&quot;FALSO&quot;;&quot;&quot;)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date" office:date-value="2003-05-14" calcext:value-type="date">
            <text:p>14/05/0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formula="of:=IF([.A464]-[.A463]&gt;1;&quot;FALSO&quot;;&quot;&quot;)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date" office:date-value="2003-05-17" calcext:value-type="date">
            <text:p>17/05/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465]-[.A464]&gt;1;&quot;FALSO&quot;;&quot;&quot;)">
            <text:p/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date" office:date-value="2003-05-21" calcext:value-type="date">
            <text:p>21/05/0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IF([.A466]-[.A465]&gt;1;&quot;FALSO&quot;;&quot;&quot;)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date" office:date-value="2003-05-24" calcext:value-type="date">
            <text:p>24/05/0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IF([.A467]-[.A466]&gt;1;&quot;FALSO&quot;;&quot;&quot;)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date" office:date-value="2003-05-28" calcext:value-type="date">
            <text:p>28/05/0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IF([.A468]-[.A467]&gt;1;&quot;FALSO&quot;;&quot;&quot;)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date" office:date-value="2003-05-31" calcext:value-type="date">
            <text:p>31/05/0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formula="of:=IF([.A469]-[.A468]&gt;1;&quot;FALSO&quot;;&quot;&quot;)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date" office:date-value="2003-06-04" calcext:value-type="date">
            <text:p>04/06/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formula="of:=IF([.A470]-[.A469]&gt;1;&quot;FALSO&quot;;&quot;&quot;)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date" office:date-value="2003-06-07" calcext:value-type="date">
            <text:p>07/06/0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A471]-[.A470]&gt;1;&quot;FALSO&quot;;&quot;&quot;)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date" office:date-value="2003-06-11" calcext:value-type="date">
            <text:p>11/06/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472]-[.A471]&gt;1;&quot;FALSO&quot;;&quot;&quot;)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date" office:date-value="2003-06-14" calcext:value-type="date">
            <text:p>14/06/0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473]-[.A472]&gt;1;&quot;FALSO&quot;;&quot;&quot;)">
            <text:p/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date" office:date-value="2003-06-18" calcext:value-type="date">
            <text:p>18/06/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IF([.A474]-[.A473]&gt;1;&quot;FALSO&quot;;&quot;&quot;)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date" office:date-value="2003-06-21" calcext:value-type="date">
            <text:p>21/06/0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475]-[.A474]&gt;1;&quot;FALSO&quot;;&quot;&quot;)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date" office:date-value="2003-06-25" calcext:value-type="date">
            <text:p>25/06/0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IF([.A476]-[.A475]&gt;1;&quot;FALSO&quot;;&quot;&quot;)">
            <text:p/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date" office:date-value="2003-06-28" calcext:value-type="date">
            <text:p>28/06/0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A477]-[.A476]&gt;1;&quot;FALSO&quot;;&quot;&quot;)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date" office:date-value="2003-07-02" calcext:value-type="date">
            <text:p>02/07/0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478]-[.A477]&gt;1;&quot;FALSO&quot;;&quot;&quot;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date" office:date-value="2003-07-05" calcext:value-type="date">
            <text:p>05/07/0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formula="of:=IF([.A479]-[.A478]&gt;1;&quot;FALSO&quot;;&quot;&quot;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date" office:date-value="2003-07-09" calcext:value-type="date">
            <text:p>09/07/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IF([.A480]-[.A479]&gt;1;&quot;FALSO&quot;;&quot;&quot;)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date" office:date-value="2003-07-12" calcext:value-type="date">
            <text:p>12/07/0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481]-[.A480]&gt;1;&quot;FALSO&quot;;&quot;&quot;)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date" office:date-value="2003-07-16" calcext:value-type="date">
            <text:p>16/07/0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482]-[.A481]&gt;1;&quot;FALSO&quot;;&quot;&quot;)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date" office:date-value="2003-07-19" calcext:value-type="date">
            <text:p>19/07/0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483]-[.A482]&gt;1;&quot;FALSO&quot;;&quot;&quot;)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date" office:date-value="2003-07-23" calcext:value-type="date">
            <text:p>23/07/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484]-[.A483]&gt;1;&quot;FALSO&quot;;&quot;&quot;)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date" office:date-value="2003-07-26" calcext:value-type="date">
            <text:p>26/07/0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formula="of:=IF([.A485]-[.A484]&gt;1;&quot;FALSO&quot;;&quot;&quot;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date" office:date-value="2003-07-30" calcext:value-type="date">
            <text:p>30/07/0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486]-[.A485]&gt;1;&quot;FALSO&quot;;&quot;&quot;)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date" office:date-value="2003-08-02" calcext:value-type="date">
            <text:p>02/08/0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487]-[.A486]&gt;1;&quot;FALSO&quot;;&quot;&quot;)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date" office:date-value="2003-08-06" calcext:value-type="date">
            <text:p>06/08/0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IF([.A488]-[.A487]&gt;1;&quot;FALSO&quot;;&quot;&quot;)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date" office:date-value="2003-08-09" calcext:value-type="date">
            <text:p>09/08/0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489]-[.A488]&gt;1;&quot;FALSO&quot;;&quot;&quot;)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date" office:date-value="2003-08-13" calcext:value-type="date">
            <text:p>13/08/0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490]-[.A489]&gt;1;&quot;FALSO&quot;;&quot;&quot;)">
            <text:p/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date" office:date-value="2003-08-16" calcext:value-type="date">
            <text:p>16/08/0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491]-[.A490]&gt;1;&quot;FALSO&quot;;&quot;&quot;)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date" office:date-value="2003-08-20" calcext:value-type="date">
            <text:p>20/08/0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492]-[.A491]&gt;1;&quot;FALSO&quot;;&quot;&quot;)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date" office:date-value="2003-08-23" calcext:value-type="date">
            <text:p>23/08/0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IF([.A493]-[.A492]&gt;1;&quot;FALSO&quot;;&quot;&quot;)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date" office:date-value="2003-08-27" calcext:value-type="date">
            <text:p>27/08/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494]-[.A493]&gt;1;&quot;FALSO&quot;;&quot;&quot;)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date" office:date-value="2003-08-30" calcext:value-type="date">
            <text:p>30/08/0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IF([.A495]-[.A494]&gt;1;&quot;FALSO&quot;;&quot;&quot;)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date" office:date-value="2003-09-03" calcext:value-type="date">
            <text:p>03/09/0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496]-[.A495]&gt;1;&quot;FALSO&quot;;&quot;&quot;)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date" office:date-value="2003-09-06" calcext:value-type="date">
            <text:p>06/09/0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[.A497]-[.A496]&gt;1;&quot;FALSO&quot;;&quot;&quot;)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date" office:date-value="2003-09-10" calcext:value-type="date">
            <text:p>10/09/0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A498]-[.A497]&gt;1;&quot;FALSO&quot;;&quot;&quot;)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date" office:date-value="2003-09-13" calcext:value-type="date">
            <text:p>13/09/0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formula="of:=IF([.A499]-[.A498]&gt;1;&quot;FALSO&quot;;&quot;&quot;)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date" office:date-value="2003-09-17" calcext:value-type="date">
            <text:p>17/09/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IF([.A500]-[.A499]&gt;1;&quot;FALSO&quot;;&quot;&quot;)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date" office:date-value="2003-09-20" calcext:value-type="date">
            <text:p>20/09/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formula="of:=IF([.A501]-[.A500]&gt;1;&quot;FALSO&quot;;&quot;&quot;)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date" office:date-value="2003-09-27" calcext:value-type="date">
            <text:p>27/09/0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formula="of:=IF([.A502]-[.A501]&gt;1;&quot;FALSO&quot;;&quot;&quot;)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date" office:date-value="2003-10-01" calcext:value-type="date">
            <text:p>01/10/0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formula="of:=IF([.A503]-[.A502]&gt;1;&quot;FALSO&quot;;&quot;&quot;)">
            <text:p/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date" office:date-value="2003-10-04" calcext:value-type="date">
            <text:p>04/10/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IF([.A504]-[.A503]&gt;1;&quot;FALSO&quot;;&quot;&quot;)">
            <text:p/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date" office:date-value="2003-10-08" calcext:value-type="date">
            <text:p>08/10/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505]-[.A504]&gt;1;&quot;FALSO&quot;;&quot;&quot;)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date" office:date-value="2003-10-11" calcext:value-type="date">
            <text:p>11/10/0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IF([.A506]-[.A505]&gt;1;&quot;FALSO&quot;;&quot;&quot;)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date" office:date-value="2003-10-15" calcext:value-type="date">
            <text:p>15/10/0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IF([.A507]-[.A506]&gt;1;&quot;FALSO&quot;;&quot;&quot;)">
            <text:p/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date" office:date-value="2003-10-18" calcext:value-type="date">
            <text:p>18/10/0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IF([.A508]-[.A507]&gt;1;&quot;FALSO&quot;;&quot;&quot;)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date" office:date-value="2003-10-22" calcext:value-type="date">
            <text:p>22/10/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formula="of:=IF([.A509]-[.A508]&gt;1;&quot;FALSO&quot;;&quot;&quot;)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date" office:date-value="2003-10-25" calcext:value-type="date">
            <text:p>25/10/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A510]-[.A509]&gt;1;&quot;FALSO&quot;;&quot;&quot;)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date" office:date-value="2003-10-29" calcext:value-type="date">
            <text:p>29/10/0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IF([.A511]-[.A510]&gt;1;&quot;FALSO&quot;;&quot;&quot;)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date" office:date-value="2003-11-01" calcext:value-type="date">
            <text:p>01/11/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formula="of:=IF([.A512]-[.A511]&gt;1;&quot;FALSO&quot;;&quot;&quot;)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date" office:date-value="2003-11-05" calcext:value-type="date">
            <text:p>05/11/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IF([.A513]-[.A512]&gt;1;&quot;FALSO&quot;;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date" office:date-value="2003-11-08" calcext:value-type="date">
            <text:p>08/11/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514]-[.A513]&gt;1;&quot;FALSO&quot;;&quot;&quot;)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date" office:date-value="2003-11-12" calcext:value-type="date">
            <text:p>12/11/0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formula="of:=IF([.A515]-[.A514]&gt;1;&quot;FALSO&quot;;&quot;&quot;)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date" office:date-value="2003-11-15" calcext:value-type="date">
            <text:p>15/11/0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516]-[.A515]&gt;1;&quot;FALSO&quot;;&quot;&quot;)">
            <text:p/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date" office:date-value="2003-11-19" calcext:value-type="date">
            <text:p>19/11/0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IF([.A517]-[.A516]&gt;1;&quot;FALSO&quot;;&quot;&quot;)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date" office:date-value="2003-11-22" calcext:value-type="date">
            <text:p>22/11/0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IF([.A518]-[.A517]&gt;1;&quot;FALSO&quot;;&quot;&quot;)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date" office:date-value="2003-11-26" calcext:value-type="date">
            <text:p>26/11/0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IF([.A519]-[.A518]&gt;1;&quot;FALSO&quot;;&quot;&quot;)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date" office:date-value="2003-11-29" calcext:value-type="date">
            <text:p>29/11/0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formula="of:=IF([.A520]-[.A519]&gt;1;&quot;FALSO&quot;;&quot;&quot;)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date" office:date-value="2003-12-03" calcext:value-type="date">
            <text:p>03/12/0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formula="of:=IF([.A521]-[.A520]&gt;1;&quot;FALSO&quot;;&quot;&quot;)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date" office:date-value="2003-12-06" calcext:value-type="date">
            <text:p>06/12/0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IF([.A522]-[.A521]&gt;1;&quot;FALSO&quot;;&quot;&quot;)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date" office:date-value="2003-12-10" calcext:value-type="date">
            <text:p>10/12/0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formula="of:=IF([.A523]-[.A522]&gt;1;&quot;FALSO&quot;;&quot;&quot;)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date" office:date-value="2003-12-13" calcext:value-type="date">
            <text:p>13/12/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A524]-[.A523]&gt;1;&quot;FALSO&quot;;&quot;&quot;)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date" office:date-value="2003-12-17" calcext:value-type="date">
            <text:p>17/12/0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formula="of:=IF([.A525]-[.A524]&gt;1;&quot;FALSO&quot;;&quot;&quot;)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date" office:date-value="2003-12-20" calcext:value-type="date">
            <text:p>20/12/0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A526]-[.A525]&gt;1;&quot;FALSO&quot;;&quot;&quot;)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date" office:date-value="2003-12-27" calcext:value-type="date">
            <text:p>27/12/0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formula="of:=IF([.A527]-[.A526]&gt;1;&quot;FALSO&quot;;&quot;&quot;)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date" office:date-value="2004-01-03" calcext:value-type="date">
            <text:p>03/01/0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528]-[.A527]&gt;1;&quot;FALSO&quot;;&quot;&quot;)">
            <text:p/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date" office:date-value="2004-01-07" calcext:value-type="date">
            <text:p>07/01/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529]-[.A528]&gt;1;&quot;FALSO&quot;;&quot;&quot;)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date" office:date-value="2004-01-10" calcext:value-type="date">
            <text:p>10/01/0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IF([.A530]-[.A529]&gt;1;&quot;FALSO&quot;;&quot;&quot;)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date" office:date-value="2004-01-14" calcext:value-type="date">
            <text:p>14/01/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IF([.A531]-[.A530]&gt;1;&quot;FALSO&quot;;&quot;&quot;)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date" office:date-value="2004-01-17" calcext:value-type="date">
            <text:p>17/01/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table:formula="of:=IF([.A532]-[.A531]&gt;1;&quot;FALSO&quot;;&quot;&quot;)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date" office:date-value="2004-01-21" calcext:value-type="date">
            <text:p>21/01/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IF([.A533]-[.A532]&gt;1;&quot;FALSO&quot;;&quot;&quot;)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date" office:date-value="2004-01-24" calcext:value-type="date">
            <text:p>24/01/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534]-[.A533]&gt;1;&quot;FALSO&quot;;&quot;&quot;)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date" office:date-value="2004-01-28" calcext:value-type="date">
            <text:p>28/01/0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535]-[.A534]&gt;1;&quot;FALSO&quot;;&quot;&quot;)">
            <text:p/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date" office:date-value="2004-01-31" calcext:value-type="date">
            <text:p>31/01/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IF([.A536]-[.A535]&gt;1;&quot;FALSO&quot;;&quot;&quot;)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date" office:date-value="2004-02-04" calcext:value-type="date">
            <text:p>04/02/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537]-[.A536]&gt;1;&quot;FALSO&quot;;&quot;&quot;)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date" office:date-value="2004-02-07" calcext:value-type="date">
            <text:p>07/02/0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formula="of:=IF([.A538]-[.A537]&gt;1;&quot;FALSO&quot;;&quot;&quot;)">
            <text:p/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date" office:date-value="2004-02-11" calcext:value-type="date">
            <text:p>11/02/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IF([.A539]-[.A538]&gt;1;&quot;FALSO&quot;;&quot;&quot;)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date" office:date-value="2004-02-14" calcext:value-type="date">
            <text:p>14/02/0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540]-[.A539]&gt;1;&quot;FALSO&quot;;&quot;&quot;)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date" office:date-value="2004-02-18" calcext:value-type="date">
            <text:p>18/02/0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IF([.A541]-[.A540]&gt;1;&quot;FALSO&quot;;&quot;&quot;)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date" office:date-value="2004-02-21" calcext:value-type="date">
            <text:p>21/02/0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IF([.A542]-[.A541]&gt;1;&quot;FALSO&quot;;&quot;&quot;)">
            <text:p/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date" office:date-value="2004-02-28" calcext:value-type="date">
            <text:p>28/02/0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543]-[.A542]&gt;1;&quot;FALSO&quot;;&quot;&quot;)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date" office:date-value="2004-03-03" calcext:value-type="date">
            <text:p>03/03/0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IF([.A544]-[.A543]&gt;1;&quot;FALSO&quot;;&quot;&quot;)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date" office:date-value="2004-03-06" calcext:value-type="date">
            <text:p>06/03/0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A545]-[.A544]&gt;1;&quot;FALSO&quot;;&quot;&quot;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date" office:date-value="2004-03-10" calcext:value-type="date">
            <text:p>10/03/0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IF([.A546]-[.A545]&gt;1;&quot;FALSO&quot;;&quot;&quot;)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date" office:date-value="2004-03-13" calcext:value-type="date">
            <text:p>13/03/0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547]-[.A546]&gt;1;&quot;FALSO&quot;;&quot;&quot;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date" office:date-value="2004-03-17" calcext:value-type="date">
            <text:p>17/03/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548]-[.A547]&gt;1;&quot;FALSO&quot;;&quot;&quot;)">
            <text:p/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date" office:date-value="2004-03-20" calcext:value-type="date">
            <text:p>20/03/0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549]-[.A548]&gt;1;&quot;FALSO&quot;;&quot;&quot;)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date" office:date-value="2004-03-24" calcext:value-type="date">
            <text:p>24/03/0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550]-[.A549]&gt;1;&quot;FALSO&quot;;&quot;&quot;)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date" office:date-value="2004-03-27" calcext:value-type="date">
            <text:p>27/03/0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551]-[.A550]&gt;1;&quot;FALSO&quot;;&quot;&quot;)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date" office:date-value="2004-03-31" calcext:value-type="date">
            <text:p>31/03/0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IF([.A552]-[.A551]&gt;1;&quot;FALSO&quot;;&quot;&quot;)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date" office:date-value="2004-04-03" calcext:value-type="date">
            <text:p>03/04/0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553]-[.A552]&gt;1;&quot;FALSO&quot;;&quot;&quot;)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date" office:date-value="2004-04-07" calcext:value-type="date">
            <text:p>07/04/0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554]-[.A553]&gt;1;&quot;FALSO&quot;;&quot;&quot;)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date" office:date-value="2004-04-10" calcext:value-type="date">
            <text:p>10/04/0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555]-[.A554]&gt;1;&quot;FALSO&quot;;&quot;&quot;)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date" office:date-value="2004-04-14" calcext:value-type="date">
            <text:p>14/04/0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IF([.A556]-[.A555]&gt;1;&quot;FALSO&quot;;&quot;&quot;)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date" office:date-value="2004-04-17" calcext:value-type="date">
            <text:p>17/04/0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IF([.A557]-[.A556]&gt;1;&quot;FALSO&quot;;&quot;&quot;)">
            <text:p/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date" office:date-value="2004-04-21" calcext:value-type="date">
            <text:p>21/04/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formula="of:=IF([.A558]-[.A557]&gt;1;&quot;FALSO&quot;;&quot;&quot;)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date" office:date-value="2004-04-24" calcext:value-type="date">
            <text:p>24/04/0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IF([.A559]-[.A558]&gt;1;&quot;FALSO&quot;;&quot;&quot;)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date" office:date-value="2004-04-28" calcext:value-type="date">
            <text:p>28/04/0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560]-[.A559]&gt;1;&quot;FALSO&quot;;&quot;&quot;)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date" office:date-value="2004-05-01" calcext:value-type="date">
            <text:p>01/05/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IF([.A561]-[.A560]&gt;1;&quot;FALSO&quot;;&quot;&quot;)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date" office:date-value="2004-05-05" calcext:value-type="date">
            <text:p>05/05/0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[.A562]-[.A561]&gt;1;&quot;FALSO&quot;;&quot;&quot;)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date" office:date-value="2004-05-08" calcext:value-type="date">
            <text:p>08/05/0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563]-[.A562]&gt;1;&quot;FALSO&quot;;&quot;&quot;)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date" office:date-value="2004-05-12" calcext:value-type="date">
            <text:p>12/05/0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564]-[.A563]&gt;1;&quot;FALSO&quot;;&quot;&quot;)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date" office:date-value="2004-05-15" calcext:value-type="date">
            <text:p>15/05/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IF([.A565]-[.A564]&gt;1;&quot;FALSO&quot;;&quot;&quot;)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date" office:date-value="2004-05-19" calcext:value-type="date">
            <text:p>19/05/0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IF([.A566]-[.A565]&gt;1;&quot;FALSO&quot;;&quot;&quot;)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date" office:date-value="2004-05-22" calcext:value-type="date">
            <text:p>22/05/0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IF([.A567]-[.A566]&gt;1;&quot;FALSO&quot;;&quot;&quot;)">
            <text:p/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date" office:date-value="2004-05-26" calcext:value-type="date">
            <text:p>26/05/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IF([.A568]-[.A567]&gt;1;&quot;FALSO&quot;;&quot;&quot;)">
            <text:p/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date" office:date-value="2004-05-29" calcext:value-type="date">
            <text:p>29/05/0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569]-[.A568]&gt;1;&quot;FALSO&quot;;&quot;&quot;)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date" office:date-value="2004-06-02" calcext:value-type="date">
            <text:p>02/06/0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IF([.A570]-[.A569]&gt;1;&quot;FALSO&quot;;&quot;&quot;)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date" office:date-value="2004-06-05" calcext:value-type="date">
            <text:p>05/06/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IF([.A571]-[.A570]&gt;1;&quot;FALSO&quot;;&quot;&quot;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date" office:date-value="2004-06-09" calcext:value-type="date">
            <text:p>09/06/0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formula="of:=IF([.A572]-[.A571]&gt;1;&quot;FALSO&quot;;&quot;&quot;)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date" office:date-value="2004-06-12" calcext:value-type="date">
            <text:p>12/06/0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[.A573]-[.A572]&gt;1;&quot;FALSO&quot;;&quot;&quot;)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date" office:date-value="2004-06-16" calcext:value-type="date">
            <text:p>16/06/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A574]-[.A573]&gt;1;&quot;FALSO&quot;;&quot;&quot;)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date" office:date-value="2004-06-19" calcext:value-type="date">
            <text:p>19/06/0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formula="of:=IF([.A575]-[.A574]&gt;1;&quot;FALSO&quot;;&quot;&quot;)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date" office:date-value="2004-06-23" calcext:value-type="date">
            <text:p>23/06/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formula="of:=IF([.A576]-[.A575]&gt;1;&quot;FALSO&quot;;&quot;&quot;)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date" office:date-value="2004-06-26" calcext:value-type="date">
            <text:p>26/06/0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IF([.A577]-[.A576]&gt;1;&quot;FALSO&quot;;&quot;&quot;)">
            <text:p/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date" office:date-value="2004-06-30" calcext:value-type="date">
            <text:p>30/06/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A578]-[.A577]&gt;1;&quot;FALSO&quot;;&quot;&quot;)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date" office:date-value="2004-07-03" calcext:value-type="date">
            <text:p>03/07/0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IF([.A579]-[.A578]&gt;1;&quot;FALSO&quot;;&quot;&quot;)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date" office:date-value="2004-07-07" calcext:value-type="date">
            <text:p>07/07/0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580]-[.A579]&gt;1;&quot;FALSO&quot;;&quot;&quot;)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date" office:date-value="2004-07-10" calcext:value-type="date">
            <text:p>10/07/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formula="of:=IF([.A581]-[.A580]&gt;1;&quot;FALSO&quot;;&quot;&quot;)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date" office:date-value="2004-07-14" calcext:value-type="date">
            <text:p>14/07/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formula="of:=IF([.A582]-[.A581]&gt;1;&quot;FALSO&quot;;&quot;&quot;)">
            <text:p/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date" office:date-value="2004-07-17" calcext:value-type="date">
            <text:p>17/07/0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formula="of:=IF([.A583]-[.A582]&gt;1;&quot;FALSO&quot;;&quot;&quot;)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date" office:date-value="2004-07-21" calcext:value-type="date">
            <text:p>21/07/0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584]-[.A583]&gt;1;&quot;FALSO&quot;;&quot;&quot;)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date" office:date-value="2004-07-24" calcext:value-type="date">
            <text:p>24/07/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IF([.A585]-[.A584]&gt;1;&quot;FALSO&quot;;&quot;&quot;)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date" office:date-value="2004-07-28" calcext:value-type="date">
            <text:p>28/07/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IF([.A586]-[.A585]&gt;1;&quot;FALSO&quot;;&quot;&quot;)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date" office:date-value="2004-07-31" calcext:value-type="date">
            <text:p>31/07/0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formula="of:=IF([.A587]-[.A586]&gt;1;&quot;FALSO&quot;;&quot;&quot;)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date" office:date-value="2004-08-04" calcext:value-type="date">
            <text:p>04/08/0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588]-[.A587]&gt;1;&quot;FALSO&quot;;&quot;&quot;)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date" office:date-value="2004-08-07" calcext:value-type="date">
            <text:p>07/08/0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formula="of:=IF([.A589]-[.A588]&gt;1;&quot;FALSO&quot;;&quot;&quot;)">
            <text:p/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date" office:date-value="2004-08-11" calcext:value-type="date">
            <text:p>11/08/0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590]-[.A589]&gt;1;&quot;FALSO&quot;;&quot;&quot;)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date" office:date-value="2004-08-14" calcext:value-type="date">
            <text:p>14/08/0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table:formula="of:=IF([.A591]-[.A590]&gt;1;&quot;FALSO&quot;;&quot;&quot;)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date" office:date-value="2004-08-18" calcext:value-type="date">
            <text:p>18/08/0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formula="of:=IF([.A592]-[.A591]&gt;1;&quot;FALSO&quot;;&quot;&quot;)">
            <text:p/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date" office:date-value="2004-08-21" calcext:value-type="date">
            <text:p>21/08/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A593]-[.A592]&gt;1;&quot;FALSO&quot;;&quot;&quot;)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date" office:date-value="2004-08-25" calcext:value-type="date">
            <text:p>25/08/0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594]-[.A593]&gt;1;&quot;FALSO&quot;;&quot;&quot;)">
            <text:p/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date" office:date-value="2004-08-28" calcext:value-type="date">
            <text:p>28/08/0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[.A595]-[.A594]&gt;1;&quot;FALSO&quot;;&quot;&quot;)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date" office:date-value="2004-09-01" calcext:value-type="date">
            <text:p>01/09/0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596]-[.A595]&gt;1;&quot;FALSO&quot;;&quot;&quot;)">
            <text:p/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date" office:date-value="2004-09-04" calcext:value-type="date">
            <text:p>04/09/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A597]-[.A596]&gt;1;&quot;FALSO&quot;;&quot;&quot;)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date" office:date-value="2004-09-08" calcext:value-type="date">
            <text:p>08/09/0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598]-[.A597]&gt;1;&quot;FALSO&quot;;&quot;&quot;)">
            <text:p/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date" office:date-value="2004-09-11" calcext:value-type="date">
            <text:p>11/09/0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IF([.A599]-[.A598]&gt;1;&quot;FALSO&quot;;&quot;&quot;)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date" office:date-value="2004-09-15" calcext:value-type="date">
            <text:p>15/09/0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600]-[.A599]&gt;1;&quot;FALSO&quot;;&quot;&quot;)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date" office:date-value="2004-09-18" calcext:value-type="date">
            <text:p>18/09/0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IF([.A601]-[.A600]&gt;1;&quot;FALSO&quot;;&quot;&quot;)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date" office:date-value="2004-09-22" calcext:value-type="date">
            <text:p>22/09/0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table:formula="of:=IF([.A602]-[.A601]&gt;1;&quot;FALSO&quot;;&quot;&quot;)">
            <text:p/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date" office:date-value="2004-09-25" calcext:value-type="date">
            <text:p>25/09/0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IF([.A603]-[.A602]&gt;1;&quot;FALSO&quot;;&quot;&quot;)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date" office:date-value="2004-09-29" calcext:value-type="date">
            <text:p>29/09/0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604]-[.A603]&gt;1;&quot;FALSO&quot;;&quot;&quot;)">
            <text:p/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date" office:date-value="2004-10-02" calcext:value-type="date">
            <text:p>02/10/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formula="of:=IF([.A605]-[.A604]&gt;1;&quot;FALSO&quot;;&quot;&quot;)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date" office:date-value="2004-10-06" calcext:value-type="date">
            <text:p>06/10/0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A606]-[.A605]&gt;1;&quot;FALSO&quot;;&quot;&quot;)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date" office:date-value="2004-10-09" calcext:value-type="date">
            <text:p>09/10/0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607]-[.A606]&gt;1;&quot;FALSO&quot;;&quot;&quot;)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date" office:date-value="2004-10-13" calcext:value-type="date">
            <text:p>13/10/0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IF([.A608]-[.A607]&gt;1;&quot;FALSO&quot;;&quot;&quot;)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date" office:date-value="2004-10-16" calcext:value-type="date">
            <text:p>16/10/0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A609]-[.A608]&gt;1;&quot;FALSO&quot;;&quot;&quot;)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date" office:date-value="2004-10-20" calcext:value-type="date">
            <text:p>20/10/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formula="of:=IF([.A610]-[.A609]&gt;1;&quot;FALSO&quot;;&quot;&quot;)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date" office:date-value="2004-10-23" calcext:value-type="date">
            <text:p>23/10/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611]-[.A610]&gt;1;&quot;FALSO&quot;;&quot;&quot;)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date" office:date-value="2004-10-27" calcext:value-type="date">
            <text:p>27/10/0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IF([.A612]-[.A611]&gt;1;&quot;FALSO&quot;;&quot;&quot;)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date" office:date-value="2004-10-30" calcext:value-type="date">
            <text:p>30/10/0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613]-[.A612]&gt;1;&quot;FALSO&quot;;&quot;&quot;)">
            <text:p/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date" office:date-value="2004-11-03" calcext:value-type="date">
            <text:p>03/11/0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614]-[.A613]&gt;1;&quot;FALSO&quot;;&quot;&quot;)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date" office:date-value="2004-11-06" calcext:value-type="date">
            <text:p>06/11/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615]-[.A614]&gt;1;&quot;FALSO&quot;;&quot;&quot;)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date" office:date-value="2004-11-10" calcext:value-type="date">
            <text:p>10/11/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616]-[.A615]&gt;1;&quot;FALSO&quot;;&quot;&quot;)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date" office:date-value="2004-11-13" calcext:value-type="date">
            <text:p>13/11/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formula="of:=IF([.A617]-[.A616]&gt;1;&quot;FALSO&quot;;&quot;&quot;)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date" office:date-value="2004-11-17" calcext:value-type="date">
            <text:p>17/11/0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formula="of:=IF([.A618]-[.A617]&gt;1;&quot;FALSO&quot;;&quot;&quot;)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date" office:date-value="2004-11-20" calcext:value-type="date">
            <text:p>20/11/0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formula="of:=IF([.A619]-[.A618]&gt;1;&quot;FALSO&quot;;&quot;&quot;)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date" office:date-value="2004-11-24" calcext:value-type="date">
            <text:p>24/11/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formula="of:=IF([.A620]-[.A619]&gt;1;&quot;FALSO&quot;;&quot;&quot;)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date" office:date-value="2004-11-27" calcext:value-type="date">
            <text:p>27/11/0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formula="of:=IF([.A621]-[.A620]&gt;1;&quot;FALSO&quot;;&quot;&quot;)">
            <text:p/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date" office:date-value="2004-12-01" calcext:value-type="date">
            <text:p>01/12/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IF([.A622]-[.A621]&gt;1;&quot;FALSO&quot;;&quot;&quot;)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date" office:date-value="2004-12-04" calcext:value-type="date">
            <text:p>04/12/0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IF([.A623]-[.A622]&gt;1;&quot;FALSO&quot;;&quot;&quot;)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date" office:date-value="2004-12-08" calcext:value-type="date">
            <text:p>08/12/0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IF([.A624]-[.A623]&gt;1;&quot;FALSO&quot;;&quot;&quot;)">
            <text:p/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date" office:date-value="2004-12-11" calcext:value-type="date">
            <text:p>11/12/0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625]-[.A624]&gt;1;&quot;FALSO&quot;;&quot;&quot;)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date" office:date-value="2004-12-15" calcext:value-type="date">
            <text:p>15/12/0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A626]-[.A625]&gt;1;&quot;FALSO&quot;;&quot;&quot;)">
            <text:p/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date" office:date-value="2004-12-18" calcext:value-type="date">
            <text:p>18/12/0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IF([.A627]-[.A626]&gt;1;&quot;FALSO&quot;;&quot;&quot;)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date" office:date-value="2004-12-22" calcext:value-type="date">
            <text:p>22/12/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IF([.A628]-[.A627]&gt;1;&quot;FALSO&quot;;&quot;&quot;)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date" office:date-value="2004-12-29" calcext:value-type="date">
            <text:p>29/12/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629]-[.A628]&gt;1;&quot;FALSO&quot;;&quot;&quot;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date" office:date-value="2005-01-05" calcext:value-type="date">
            <text:p>05/01/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630]-[.A629]&gt;1;&quot;FALSO&quot;;&quot;&quot;)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date" office:date-value="2005-01-08" calcext:value-type="date">
            <text:p>08/01/0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IF([.A631]-[.A630]&gt;1;&quot;FALSO&quot;;&quot;&quot;)">
            <text:p/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date" office:date-value="2005-01-12" calcext:value-type="date">
            <text:p>12/01/0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632]-[.A631]&gt;1;&quot;FALSO&quot;;&quot;&quot;)">
            <text:p/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date" office:date-value="2005-01-15" calcext:value-type="date">
            <text:p>15/01/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IF([.A633]-[.A632]&gt;1;&quot;FALSO&quot;;&quot;&quot;)">
            <text:p/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date" office:date-value="2005-01-19" calcext:value-type="date">
            <text:p>19/01/0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A634]-[.A633]&gt;1;&quot;FALSO&quot;;&quot;&quot;)">
            <text:p/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date" office:date-value="2005-01-22" calcext:value-type="date">
            <text:p>22/01/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635]-[.A634]&gt;1;&quot;FALSO&quot;;&quot;&quot;)">
            <text:p/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date" office:date-value="2005-01-26" calcext:value-type="date">
            <text:p>26/01/0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IF([.A636]-[.A635]&gt;1;&quot;FALSO&quot;;&quot;&quot;)">
            <text:p/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date" office:date-value="2005-01-29" calcext:value-type="date">
            <text:p>29/01/0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637]-[.A636]&gt;1;&quot;FALSO&quot;;&quot;&quot;)">
            <text:p/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date" office:date-value="2005-02-02" calcext:value-type="date">
            <text:p>02/02/0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IF([.A638]-[.A637]&gt;1;&quot;FALSO&quot;;&quot;&quot;)">
            <text:p/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date" office:date-value="2005-02-05" calcext:value-type="date">
            <text:p>05/02/0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639]-[.A638]&gt;1;&quot;FALSO&quot;;&quot;&quot;)">
            <text:p/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date" office:date-value="2005-02-12" calcext:value-type="date">
            <text:p>12/02/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IF([.A640]-[.A639]&gt;1;&quot;FALSO&quot;;&quot;&quot;)">
            <text:p/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date" office:date-value="2005-02-16" calcext:value-type="date">
            <text:p>16/02/0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641]-[.A640]&gt;1;&quot;FALSO&quot;;&quot;&quot;)">
            <text:p/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date" office:date-value="2005-02-19" calcext:value-type="date">
            <text:p>19/02/0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642]-[.A641]&gt;1;&quot;FALSO&quot;;&quot;&quot;)">
            <text:p/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date" office:date-value="2005-02-23" calcext:value-type="date">
            <text:p>23/02/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IF([.A643]-[.A642]&gt;1;&quot;FALSO&quot;;&quot;&quot;)">
            <text:p/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date" office:date-value="2005-02-26" calcext:value-type="date">
            <text:p>26/02/0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644]-[.A643]&gt;1;&quot;FALSO&quot;;&quot;&quot;)">
            <text:p/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date" office:date-value="2005-03-02" calcext:value-type="date">
            <text:p>02/03/0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IF([.A645]-[.A644]&gt;1;&quot;FALSO&quot;;&quot;&quot;)">
            <text:p/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date" office:date-value="2005-03-05" calcext:value-type="date">
            <text:p>05/03/0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formula="of:=IF([.A646]-[.A645]&gt;1;&quot;FALSO&quot;;&quot;&quot;)">
            <text:p/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date" office:date-value="2005-03-09" calcext:value-type="date">
            <text:p>09/03/0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647]-[.A646]&gt;1;&quot;FALSO&quot;;&quot;&quot;)">
            <text:p/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date" office:date-value="2005-03-12" calcext:value-type="date">
            <text:p>12/03/0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[.A648]-[.A647]&gt;1;&quot;FALSO&quot;;&quot;&quot;)">
            <text:p/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date" office:date-value="2005-03-16" calcext:value-type="date">
            <text:p>16/03/0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649]-[.A648]&gt;1;&quot;FALSO&quot;;&quot;&quot;)">
            <text:p/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date" office:date-value="2005-03-19" calcext:value-type="date">
            <text:p>19/03/0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IF([.A650]-[.A649]&gt;1;&quot;FALSO&quot;;&quot;&quot;)">
            <text:p/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date" office:date-value="2005-03-23" calcext:value-type="date">
            <text:p>23/03/0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formula="of:=IF([.A651]-[.A650]&gt;1;&quot;FALSO&quot;;&quot;&quot;)">
            <text:p/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date" office:date-value="2005-03-26" calcext:value-type="date">
            <text:p>26/03/0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652]-[.A651]&gt;1;&quot;FALSO&quot;;&quot;&quot;)">
            <text:p/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date" office:date-value="2005-03-30" calcext:value-type="date">
            <text:p>30/03/0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IF([.A653]-[.A652]&gt;1;&quot;FALSO&quot;;&quot;&quot;)">
            <text:p/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date" office:date-value="2005-04-02" calcext:value-type="date">
            <text:p>02/04/0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654]-[.A653]&gt;1;&quot;FALSO&quot;;&quot;&quot;)">
            <text:p/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date" office:date-value="2005-04-06" calcext:value-type="date">
            <text:p>06/04/0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IF([.A655]-[.A654]&gt;1;&quot;FALSO&quot;;&quot;&quot;)">
            <text:p/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date" office:date-value="2005-04-09" calcext:value-type="date">
            <text:p>09/04/0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formula="of:=IF([.A656]-[.A655]&gt;1;&quot;FALSO&quot;;&quot;&quot;)">
            <text:p/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date" office:date-value="2005-04-13" calcext:value-type="date">
            <text:p>13/04/0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IF([.A657]-[.A656]&gt;1;&quot;FALSO&quot;;&quot;&quot;)">
            <text:p/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date" office:date-value="2005-04-16" calcext:value-type="date">
            <text:p>16/04/0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658]-[.A657]&gt;1;&quot;FALSO&quot;;&quot;&quot;)">
            <text:p/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date" office:date-value="2005-04-20" calcext:value-type="date">
            <text:p>20/04/0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659]-[.A658]&gt;1;&quot;FALSO&quot;;&quot;&quot;)">
            <text:p/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date" office:date-value="2005-04-23" calcext:value-type="date">
            <text:p>23/04/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formula="of:=IF([.A660]-[.A659]&gt;1;&quot;FALSO&quot;;&quot;&quot;)">
            <text:p/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date" office:date-value="2005-04-27" calcext:value-type="date">
            <text:p>27/04/0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661]-[.A660]&gt;1;&quot;FALSO&quot;;&quot;&quot;)">
            <text:p/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date" office:date-value="2005-04-30" calcext:value-type="date">
            <text:p>30/04/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662]-[.A661]&gt;1;&quot;FALSO&quot;;&quot;&quot;)">
            <text:p/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date" office:date-value="2005-05-04" calcext:value-type="date">
            <text:p>04/05/0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IF([.A663]-[.A662]&gt;1;&quot;FALSO&quot;;&quot;&quot;)">
            <text:p/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date" office:date-value="2005-05-07" calcext:value-type="date">
            <text:p>07/05/0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664]-[.A663]&gt;1;&quot;FALSO&quot;;&quot;&quot;)">
            <text:p/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date" office:date-value="2005-05-11" calcext:value-type="date">
            <text:p>11/05/0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IF([.A665]-[.A664]&gt;1;&quot;FALSO&quot;;&quot;&quot;)">
            <text:p/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date" office:date-value="2005-05-14" calcext:value-type="date">
            <text:p>14/05/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666]-[.A665]&gt;1;&quot;FALSO&quot;;&quot;&quot;)">
            <text:p/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date" office:date-value="2005-05-18" calcext:value-type="date">
            <text:p>18/05/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A667]-[.A666]&gt;1;&quot;FALSO&quot;;&quot;&quot;)">
            <text:p/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date" office:date-value="2005-05-21" calcext:value-type="date">
            <text:p>21/05/0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IF([.A668]-[.A667]&gt;1;&quot;FALSO&quot;;&quot;&quot;)">
            <text:p/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date" office:date-value="2005-05-25" calcext:value-type="date">
            <text:p>25/05/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formula="of:=IF([.A669]-[.A668]&gt;1;&quot;FALSO&quot;;&quot;&quot;)">
            <text:p/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date" office:date-value="2005-05-28" calcext:value-type="date">
            <text:p>28/05/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670]-[.A669]&gt;1;&quot;FALSO&quot;;&quot;&quot;)">
            <text:p/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date" office:date-value="2005-06-01" calcext:value-type="date">
            <text:p>01/06/0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671]-[.A670]&gt;1;&quot;FALSO&quot;;&quot;&quot;)">
            <text:p/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date" office:date-value="2005-06-04" calcext:value-type="date">
            <text:p>04/06/0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672]-[.A671]&gt;1;&quot;FALSO&quot;;&quot;&quot;)">
            <text:p/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date" office:date-value="2005-06-08" calcext:value-type="date">
            <text:p>08/06/0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formula="of:=IF([.A673]-[.A672]&gt;1;&quot;FALSO&quot;;&quot;&quot;)">
            <text:p/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date" office:date-value="2005-06-11" calcext:value-type="date">
            <text:p>11/06/0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IF([.A674]-[.A673]&gt;1;&quot;FALSO&quot;;&quot;&quot;)">
            <text:p/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date" office:date-value="2005-06-15" calcext:value-type="date">
            <text:p>15/06/0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IF([.A675]-[.A674]&gt;1;&quot;FALSO&quot;;&quot;&quot;)">
            <text:p/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date" office:date-value="2005-06-18" calcext:value-type="date">
            <text:p>18/06/0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IF([.A676]-[.A675]&gt;1;&quot;FALSO&quot;;&quot;&quot;)">
            <text:p/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date" office:date-value="2005-06-22" calcext:value-type="date">
            <text:p>22/06/0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IF([.A677]-[.A676]&gt;1;&quot;FALSO&quot;;&quot;&quot;)">
            <text:p/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date" office:date-value="2005-06-25" calcext:value-type="date">
            <text:p>25/06/0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678]-[.A677]&gt;1;&quot;FALSO&quot;;&quot;&quot;)">
            <text:p/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date" office:date-value="2005-06-29" calcext:value-type="date">
            <text:p>29/06/0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679]-[.A678]&gt;1;&quot;FALSO&quot;;&quot;&quot;)">
            <text:p/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date" office:date-value="2005-07-02" calcext:value-type="date">
            <text:p>02/07/0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[.A680]-[.A679]&gt;1;&quot;FALSO&quot;;&quot;&quot;)">
            <text:p/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date" office:date-value="2005-07-06" calcext:value-type="date">
            <text:p>06/07/0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681]-[.A680]&gt;1;&quot;FALSO&quot;;&quot;&quot;)">
            <text:p/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date" office:date-value="2005-07-09" calcext:value-type="date">
            <text:p>09/07/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table:formula="of:=IF([.A682]-[.A681]&gt;1;&quot;FALSO&quot;;&quot;&quot;)">
            <text:p/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date" office:date-value="2005-07-13" calcext:value-type="date">
            <text:p>13/07/0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683]-[.A682]&gt;1;&quot;FALSO&quot;;&quot;&quot;)">
            <text:p/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date" office:date-value="2005-07-16" calcext:value-type="date">
            <text:p>16/07/0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IF([.A684]-[.A683]&gt;1;&quot;FALSO&quot;;&quot;&quot;)">
            <text:p/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date" office:date-value="2005-07-20" calcext:value-type="date">
            <text:p>20/07/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IF([.A685]-[.A684]&gt;1;&quot;FALSO&quot;;&quot;&quot;)">
            <text:p/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date" office:date-value="2005-07-23" calcext:value-type="date">
            <text:p>23/07/0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IF([.A686]-[.A685]&gt;1;&quot;FALSO&quot;;&quot;&quot;)">
            <text:p/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date" office:date-value="2005-07-27" calcext:value-type="date">
            <text:p>27/07/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IF([.A687]-[.A686]&gt;1;&quot;FALSO&quot;;&quot;&quot;)">
            <text:p/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date" office:date-value="2005-07-30" calcext:value-type="date">
            <text:p>30/07/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table:formula="of:=IF([.A688]-[.A687]&gt;1;&quot;FALSO&quot;;&quot;&quot;)">
            <text:p/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date" office:date-value="2005-08-03" calcext:value-type="date">
            <text:p>03/08/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A689]-[.A688]&gt;1;&quot;FALSO&quot;;&quot;&quot;)">
            <text:p/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date" office:date-value="2005-08-06" calcext:value-type="date">
            <text:p>06/08/0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IF([.A690]-[.A689]&gt;1;&quot;FALSO&quot;;&quot;&quot;)">
            <text:p/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date" office:date-value="2005-08-10" calcext:value-type="date">
            <text:p>10/08/0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691]-[.A690]&gt;1;&quot;FALSO&quot;;&quot;&quot;)">
            <text:p/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date" office:date-value="2005-08-13" calcext:value-type="date">
            <text:p>13/08/0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692]-[.A691]&gt;1;&quot;FALSO&quot;;&quot;&quot;)">
            <text:p/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date" office:date-value="2005-08-17" calcext:value-type="date">
            <text:p>17/08/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693]-[.A692]&gt;1;&quot;FALSO&quot;;&quot;&quot;)">
            <text:p/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date" office:date-value="2005-08-20" calcext:value-type="date">
            <text:p>20/08/05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694]-[.A693]&gt;1;&quot;FALSO&quot;;&quot;&quot;)">
            <text:p/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date" office:date-value="2005-08-24" calcext:value-type="date">
            <text:p>24/08/0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IF([.A695]-[.A694]&gt;1;&quot;FALSO&quot;;&quot;&quot;)">
            <text:p/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date" office:date-value="2005-08-27" calcext:value-type="date">
            <text:p>27/08/0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IF([.A696]-[.A695]&gt;1;&quot;FALSO&quot;;&quot;&quot;)">
            <text:p/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date" office:date-value="2005-08-31" calcext:value-type="date">
            <text:p>31/08/0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IF([.A697]-[.A696]&gt;1;&quot;FALSO&quot;;&quot;&quot;)">
            <text:p/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date" office:date-value="2005-09-03" calcext:value-type="date">
            <text:p>03/09/0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A698]-[.A697]&gt;1;&quot;FALSO&quot;;&quot;&quot;)">
            <text:p/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date" office:date-value="2005-09-10" calcext:value-type="date">
            <text:p>10/09/0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699]-[.A698]&gt;1;&quot;FALSO&quot;;&quot;&quot;)">
            <text:p/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date" office:date-value="2005-09-14" calcext:value-type="date">
            <text:p>14/09/0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IF([.A700]-[.A699]&gt;1;&quot;FALSO&quot;;&quot;&quot;)">
            <text:p/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date" office:date-value="2005-09-19" calcext:value-type="date">
            <text:p>19/09/0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701]-[.A700]&gt;1;&quot;FALSO&quot;;&quot;&quot;)">
            <text:p/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date" office:date-value="2005-09-21" calcext:value-type="date">
            <text:p>21/09/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IF([.A702]-[.A701]&gt;1;&quot;FALSO&quot;;&quot;&quot;)">
            <text:p/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date" office:date-value="2005-09-24" calcext:value-type="date">
            <text:p>24/09/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IF([.A703]-[.A702]&gt;1;&quot;FALSO&quot;;&quot;&quot;)">
            <text:p/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date" office:date-value="2005-09-28" calcext:value-type="date">
            <text:p>28/09/0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704]-[.A703]&gt;1;&quot;FALSO&quot;;&quot;&quot;)">
            <text:p/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date" office:date-value="2005-10-01" calcext:value-type="date">
            <text:p>01/10/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formula="of:=IF([.A705]-[.A704]&gt;1;&quot;FALSO&quot;;&quot;&quot;)">
            <text:p/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date" office:date-value="2005-10-05" calcext:value-type="date">
            <text:p>05/10/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IF([.A706]-[.A705]&gt;1;&quot;FALSO&quot;;&quot;&quot;)">
            <text:p/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date" office:date-value="2005-10-08" calcext:value-type="date">
            <text:p>08/10/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formula="of:=IF([.A707]-[.A706]&gt;1;&quot;FALSO&quot;;&quot;&quot;)">
            <text:p/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date" office:date-value="2005-10-15" calcext:value-type="date">
            <text:p>15/10/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formula="of:=IF([.A708]-[.A707]&gt;1;&quot;FALSO&quot;;&quot;&quot;)">
            <text:p/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date" office:date-value="2005-10-19" calcext:value-type="date">
            <text:p>19/10/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IF([.A709]-[.A708]&gt;1;&quot;FALSO&quot;;&quot;&quot;)">
            <text:p/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date" office:date-value="2005-10-22" calcext:value-type="date">
            <text:p>22/10/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IF([.A710]-[.A709]&gt;1;&quot;FALSO&quot;;&quot;&quot;)">
            <text:p/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date" office:date-value="2005-10-26" calcext:value-type="date">
            <text:p>26/10/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formula="of:=IF([.A711]-[.A710]&gt;1;&quot;FALSO&quot;;&quot;&quot;)">
            <text:p/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date" office:date-value="2005-10-29" calcext:value-type="date">
            <text:p>29/10/0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IF([.A712]-[.A711]&gt;1;&quot;FALSO&quot;;&quot;&quot;)">
            <text:p/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date" office:date-value="2005-11-05" calcext:value-type="date">
            <text:p>05/11/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A713]-[.A712]&gt;1;&quot;FALSO&quot;;&quot;&quot;)">
            <text:p/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date" office:date-value="2005-11-09" calcext:value-type="date">
            <text:p>09/11/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714]-[.A713]&gt;1;&quot;FALSO&quot;;&quot;&quot;)">
            <text:p/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date" office:date-value="2005-11-12" calcext:value-type="date">
            <text:p>12/11/0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715]-[.A714]&gt;1;&quot;FALSO&quot;;&quot;&quot;)">
            <text:p/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date" office:date-value="2005-11-16" calcext:value-type="date">
            <text:p>16/11/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IF([.A716]-[.A715]&gt;1;&quot;FALSO&quot;;&quot;&quot;)">
            <text:p/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date" office:date-value="2005-11-19" calcext:value-type="date">
            <text:p>19/11/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formula="of:=IF([.A717]-[.A716]&gt;1;&quot;FALSO&quot;;&quot;&quot;)">
            <text:p/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date" office:date-value="2005-11-23" calcext:value-type="date">
            <text:p>23/11/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[.A718]-[.A717]&gt;1;&quot;FALSO&quot;;&quot;&quot;)">
            <text:p/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date" office:date-value="2005-11-26" calcext:value-type="date">
            <text:p>26/11/0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A719]-[.A718]&gt;1;&quot;FALSO&quot;;&quot;&quot;)">
            <text:p/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date" office:date-value="2005-11-30" calcext:value-type="date">
            <text:p>30/11/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IF([.A720]-[.A719]&gt;1;&quot;FALSO&quot;;&quot;&quot;)">
            <text:p/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date" office:date-value="2005-12-03" calcext:value-type="date">
            <text:p>03/12/0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721]-[.A720]&gt;1;&quot;FALSO&quot;;&quot;&quot;)">
            <text:p/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date" office:date-value="2005-12-07" calcext:value-type="date">
            <text:p>07/12/0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722]-[.A721]&gt;1;&quot;FALSO&quot;;&quot;&quot;)">
            <text:p/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date" office:date-value="2005-12-10" calcext:value-type="date">
            <text:p>10/12/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formula="of:=IF([.A723]-[.A722]&gt;1;&quot;FALSO&quot;;&quot;&quot;)">
            <text:p/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date" office:date-value="2005-12-14" calcext:value-type="date">
            <text:p>14/12/0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724]-[.A723]&gt;1;&quot;FALSO&quot;;&quot;&quot;)">
            <text:p/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date" office:date-value="2005-12-17" calcext:value-type="date">
            <text:p>17/12/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725]-[.A724]&gt;1;&quot;FALSO&quot;;&quot;&quot;)">
            <text:p/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date" office:date-value="2005-12-21" calcext:value-type="date">
            <text:p>21/12/0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IF([.A726]-[.A725]&gt;1;&quot;FALSO&quot;;&quot;&quot;)">
            <text:p/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date" office:date-value="2005-12-31" calcext:value-type="date">
            <text:p>31/12/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727]-[.A726]&gt;1;&quot;FALSO&quot;;&quot;&quot;)">
            <text:p/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date" office:date-value="2006-01-04" calcext:value-type="date">
            <text:p>04/01/0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formula="of:=IF([.A728]-[.A727]&gt;1;&quot;FALSO&quot;;&quot;&quot;)">
            <text:p/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date" office:date-value="2006-01-07" calcext:value-type="date">
            <text:p>07/01/0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IF([.A729]-[.A728]&gt;1;&quot;FALSO&quot;;&quot;&quot;)">
            <text:p/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date" office:date-value="2006-01-11" calcext:value-type="date">
            <text:p>11/01/0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730]-[.A729]&gt;1;&quot;FALSO&quot;;&quot;&quot;)">
            <text:p/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date" office:date-value="2006-01-14" calcext:value-type="date">
            <text:p>14/01/0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731]-[.A730]&gt;1;&quot;FALSO&quot;;&quot;&quot;)">
            <text:p/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date" office:date-value="2006-01-18" calcext:value-type="date">
            <text:p>18/01/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A732]-[.A731]&gt;1;&quot;FALSO&quot;;&quot;&quot;)">
            <text:p/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date" office:date-value="2006-01-21" calcext:value-type="date">
            <text:p>21/01/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IF([.A733]-[.A732]&gt;1;&quot;FALSO&quot;;&quot;&quot;)">
            <text:p/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date" office:date-value="2006-01-25" calcext:value-type="date">
            <text:p>25/01/0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734]-[.A733]&gt;1;&quot;FALSO&quot;;&quot;&quot;)">
            <text:p/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date" office:date-value="2006-01-28" calcext:value-type="date">
            <text:p>28/01/0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IF([.A735]-[.A734]&gt;1;&quot;FALSO&quot;;&quot;&quot;)">
            <text:p/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date" office:date-value="2006-02-01" calcext:value-type="date">
            <text:p>01/02/0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736]-[.A735]&gt;1;&quot;FALSO&quot;;&quot;&quot;)">
            <text:p/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date" office:date-value="2006-02-04" calcext:value-type="date">
            <text:p>04/02/0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IF([.A737]-[.A736]&gt;1;&quot;FALSO&quot;;&quot;&quot;)">
            <text:p/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date" office:date-value="2006-02-08" calcext:value-type="date">
            <text:p>08/02/0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738]-[.A737]&gt;1;&quot;FALSO&quot;;&quot;&quot;)">
            <text:p/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date" office:date-value="2006-02-11" calcext:value-type="date">
            <text:p>11/02/0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A739]-[.A738]&gt;1;&quot;FALSO&quot;;&quot;&quot;)">
            <text:p/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date" office:date-value="2006-02-15" calcext:value-type="date">
            <text:p>15/02/0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IF([.A740]-[.A739]&gt;1;&quot;FALSO&quot;;&quot;&quot;)">
            <text:p/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date" office:date-value="2006-02-18" calcext:value-type="date">
            <text:p>18/02/0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741]-[.A740]&gt;1;&quot;FALSO&quot;;&quot;&quot;)">
            <text:p/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date" office:date-value="2006-02-22" calcext:value-type="date">
            <text:p>22/02/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IF([.A742]-[.A741]&gt;1;&quot;FALSO&quot;;&quot;&quot;)">
            <text:p/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date" office:date-value="2006-02-25" calcext:value-type="date">
            <text:p>25/02/0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formula="of:=IF([.A743]-[.A742]&gt;1;&quot;FALSO&quot;;&quot;&quot;)">
            <text:p/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date" office:date-value="2006-03-01" calcext:value-type="date">
            <text:p>01/03/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IF([.A744]-[.A743]&gt;1;&quot;FALSO&quot;;&quot;&quot;)">
            <text:p/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date" office:date-value="2006-03-04" calcext:value-type="date">
            <text:p>04/03/0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745]-[.A744]&gt;1;&quot;FALSO&quot;;&quot;&quot;)">
            <text:p/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date" office:date-value="2006-03-08" calcext:value-type="date">
            <text:p>08/03/0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formula="of:=IF([.A746]-[.A745]&gt;1;&quot;FALSO&quot;;&quot;&quot;)">
            <text:p/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date" office:date-value="2006-03-11" calcext:value-type="date">
            <text:p>11/03/0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747]-[.A746]&gt;1;&quot;FALSO&quot;;&quot;&quot;)">
            <text:p/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date" office:date-value="2006-03-15" calcext:value-type="date">
            <text:p>15/03/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A748]-[.A747]&gt;1;&quot;FALSO&quot;;&quot;&quot;)">
            <text:p/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date" office:date-value="2006-03-18" calcext:value-type="date">
            <text:p>18/03/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IF([.A749]-[.A748]&gt;1;&quot;FALSO&quot;;&quot;&quot;)">
            <text:p/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date" office:date-value="2006-03-22" calcext:value-type="date">
            <text:p>22/03/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formula="of:=IF([.A750]-[.A749]&gt;1;&quot;FALSO&quot;;&quot;&quot;)">
            <text:p/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date" office:date-value="2006-03-25" calcext:value-type="date">
            <text:p>25/03/0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IF([.A751]-[.A750]&gt;1;&quot;FALSO&quot;;&quot;&quot;)">
            <text:p/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date" office:date-value="2006-03-29" calcext:value-type="date">
            <text:p>29/03/0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752]-[.A751]&gt;1;&quot;FALSO&quot;;&quot;&quot;)">
            <text:p/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date" office:date-value="2006-04-01" calcext:value-type="date">
            <text:p>01/04/0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IF([.A753]-[.A752]&gt;1;&quot;FALSO&quot;;&quot;&quot;)">
            <text:p/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date" office:date-value="2006-04-05" calcext:value-type="date">
            <text:p>05/04/0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formula="of:=IF([.A754]-[.A753]&gt;1;&quot;FALSO&quot;;&quot;&quot;)">
            <text:p/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date" office:date-value="2006-04-08" calcext:value-type="date">
            <text:p>08/04/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A755]-[.A754]&gt;1;&quot;FALSO&quot;;&quot;&quot;)">
            <text:p/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date" office:date-value="2006-04-12" calcext:value-type="date">
            <text:p>12/04/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IF([.A756]-[.A755]&gt;1;&quot;FALSO&quot;;&quot;&quot;)">
            <text:p/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date" office:date-value="2006-04-15" calcext:value-type="date">
            <text:p>15/04/0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[.A757]-[.A756]&gt;1;&quot;FALSO&quot;;&quot;&quot;)">
            <text:p/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date" office:date-value="2006-04-19" calcext:value-type="date">
            <text:p>19/04/0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IF([.A758]-[.A757]&gt;1;&quot;FALSO&quot;;&quot;&quot;)">
            <text:p/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date" office:date-value="2006-04-22" calcext:value-type="date">
            <text:p>22/04/0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[.A759]-[.A758]&gt;1;&quot;FALSO&quot;;&quot;&quot;)">
            <text:p/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date" office:date-value="2006-04-26" calcext:value-type="date">
            <text:p>26/04/0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formula="of:=IF([.A760]-[.A759]&gt;1;&quot;FALSO&quot;;&quot;&quot;)">
            <text:p/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date" office:date-value="2006-04-29" calcext:value-type="date">
            <text:p>29/04/0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A761]-[.A760]&gt;1;&quot;FALSO&quot;;&quot;&quot;)">
            <text:p/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date" office:date-value="2006-05-03" calcext:value-type="date">
            <text:p>03/05/0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A762]-[.A761]&gt;1;&quot;FALSO&quot;;&quot;&quot;)">
            <text:p/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date" office:date-value="2006-05-06" calcext:value-type="date">
            <text:p>06/05/0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formula="of:=IF([.A763]-[.A762]&gt;1;&quot;FALSO&quot;;&quot;&quot;)">
            <text:p/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date" office:date-value="2006-05-10" calcext:value-type="date">
            <text:p>10/05/0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table:formula="of:=IF([.A764]-[.A763]&gt;1;&quot;FALSO&quot;;&quot;&quot;)">
            <text:p/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date" office:date-value="2006-05-13" calcext:value-type="date">
            <text:p>13/05/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A765]-[.A764]&gt;1;&quot;FALSO&quot;;&quot;&quot;)">
            <text:p/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date" office:date-value="2006-05-18" calcext:value-type="date">
            <text:p>18/05/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766]-[.A765]&gt;1;&quot;FALSO&quot;;&quot;&quot;)">
            <text:p/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date" office:date-value="2006-05-21" calcext:value-type="date">
            <text:p>21/05/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IF([.A767]-[.A766]&gt;1;&quot;FALSO&quot;;&quot;&quot;)">
            <text:p/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date" office:date-value="2006-05-24" calcext:value-type="date">
            <text:p>24/05/0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A768]-[.A767]&gt;1;&quot;FALSO&quot;;&quot;&quot;)">
            <text:p/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date" office:date-value="2006-05-27" calcext:value-type="date">
            <text:p>27/05/0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A769]-[.A768]&gt;1;&quot;FALSO&quot;;&quot;&quot;)">
            <text:p/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date" office:date-value="2006-05-31" calcext:value-type="date">
            <text:p>31/05/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formula="of:=IF([.A770]-[.A769]&gt;1;&quot;FALSO&quot;;&quot;&quot;)">
            <text:p/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date" office:date-value="2006-06-03" calcext:value-type="date">
            <text:p>03/06/0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IF([.A771]-[.A770]&gt;1;&quot;FALSO&quot;;&quot;&quot;)">
            <text:p/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date" office:date-value="2006-06-07" calcext:value-type="date">
            <text:p>07/06/0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IF([.A772]-[.A771]&gt;1;&quot;FALSO&quot;;&quot;&quot;)">
            <text:p/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date" office:date-value="2006-06-10" calcext:value-type="date">
            <text:p>10/06/0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773]-[.A772]&gt;1;&quot;FALSO&quot;;&quot;&quot;)">
            <text:p/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date" office:date-value="2006-06-14" calcext:value-type="date">
            <text:p>14/06/0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774]-[.A773]&gt;1;&quot;FALSO&quot;;&quot;&quot;)">
            <text:p/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date" office:date-value="2006-06-17" calcext:value-type="date">
            <text:p>17/06/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IF([.A775]-[.A774]&gt;1;&quot;FALSO&quot;;&quot;&quot;)">
            <text:p/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date" office:date-value="2006-06-21" calcext:value-type="date">
            <text:p>21/06/0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776]-[.A775]&gt;1;&quot;FALSO&quot;;&quot;&quot;)">
            <text:p/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date" office:date-value="2006-06-24" calcext:value-type="date">
            <text:p>24/06/0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IF([.A777]-[.A776]&gt;1;&quot;FALSO&quot;;&quot;&quot;)">
            <text:p/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date" office:date-value="2006-06-28" calcext:value-type="date">
            <text:p>28/06/0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778]-[.A777]&gt;1;&quot;FALSO&quot;;&quot;&quot;)">
            <text:p/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date" office:date-value="2006-07-01" calcext:value-type="date">
            <text:p>01/07/0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IF([.A779]-[.A778]&gt;1;&quot;FALSO&quot;;&quot;&quot;)">
            <text:p/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date" office:date-value="2006-07-05" calcext:value-type="date">
            <text:p>05/07/0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IF([.A780]-[.A779]&gt;1;&quot;FALSO&quot;;&quot;&quot;)">
            <text:p/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date" office:date-value="2006-07-08" calcext:value-type="date">
            <text:p>08/07/0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781]-[.A780]&gt;1;&quot;FALSO&quot;;&quot;&quot;)">
            <text:p/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date" office:date-value="2006-07-12" calcext:value-type="date">
            <text:p>12/07/0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782]-[.A781]&gt;1;&quot;FALSO&quot;;&quot;&quot;)">
            <text:p/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date" office:date-value="2006-07-15" calcext:value-type="date">
            <text:p>15/07/0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783]-[.A782]&gt;1;&quot;FALSO&quot;;&quot;&quot;)">
            <text:p/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date" office:date-value="2006-07-19" calcext:value-type="date">
            <text:p>19/07/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IF([.A784]-[.A783]&gt;1;&quot;FALSO&quot;;&quot;&quot;)">
            <text:p/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date" office:date-value="2006-07-22" calcext:value-type="date">
            <text:p>22/07/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IF([.A785]-[.A784]&gt;1;&quot;FALSO&quot;;&quot;&quot;)">
            <text:p/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date" office:date-value="2006-07-26" calcext:value-type="date">
            <text:p>26/07/06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786]-[.A785]&gt;1;&quot;FALSO&quot;;&quot;&quot;)">
            <text:p/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date" office:date-value="2006-07-29" calcext:value-type="date">
            <text:p>29/07/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IF([.A787]-[.A786]&gt;1;&quot;FALSO&quot;;&quot;&quot;)">
            <text:p/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date" office:date-value="2006-08-02" calcext:value-type="date">
            <text:p>02/08/0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IF([.A788]-[.A787]&gt;1;&quot;FALSO&quot;;&quot;&quot;)">
            <text:p/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date" office:date-value="2006-08-05" calcext:value-type="date">
            <text:p>05/08/0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789]-[.A788]&gt;1;&quot;FALSO&quot;;&quot;&quot;)">
            <text:p/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date" office:date-value="2006-08-09" calcext:value-type="date">
            <text:p>09/08/0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IF([.A790]-[.A789]&gt;1;&quot;FALSO&quot;;&quot;&quot;)">
            <text:p/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date" office:date-value="2006-08-12" calcext:value-type="date">
            <text:p>12/08/06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([.A791]-[.A790]&gt;1;&quot;FALSO&quot;;&quot;&quot;)">
            <text:p/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date" office:date-value="2006-08-16" calcext:value-type="date">
            <text:p>16/08/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IF([.A792]-[.A791]&gt;1;&quot;FALSO&quot;;&quot;&quot;)">
            <text:p/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date" office:date-value="2006-08-19" calcext:value-type="date">
            <text:p>19/08/0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IF([.A793]-[.A792]&gt;1;&quot;FALSO&quot;;&quot;&quot;)">
            <text:p/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date" office:date-value="2006-08-23" calcext:value-type="date">
            <text:p>23/08/0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IF([.A794]-[.A793]&gt;1;&quot;FALSO&quot;;&quot;&quot;)">
            <text:p/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date" office:date-value="2006-08-26" calcext:value-type="date">
            <text:p>26/08/0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IF([.A795]-[.A794]&gt;1;&quot;FALSO&quot;;&quot;&quot;)">
            <text:p/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date" office:date-value="2006-08-30" calcext:value-type="date">
            <text:p>30/08/0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796]-[.A795]&gt;1;&quot;FALSO&quot;;&quot;&quot;)">
            <text:p/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date" office:date-value="2006-09-02" calcext:value-type="date">
            <text:p>02/09/0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IF([.A797]-[.A796]&gt;1;&quot;FALSO&quot;;&quot;&quot;)">
            <text:p/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date" office:date-value="2006-09-06" calcext:value-type="date">
            <text:p>06/09/0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IF([.A798]-[.A797]&gt;1;&quot;FALSO&quot;;&quot;&quot;)">
            <text:p/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date" office:date-value="2006-09-09" calcext:value-type="date">
            <text:p>09/09/0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799]-[.A798]&gt;1;&quot;FALSO&quot;;&quot;&quot;)">
            <text:p/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date" office:date-value="2006-09-13" calcext:value-type="date">
            <text:p>13/09/0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formula="of:=IF([.A800]-[.A799]&gt;1;&quot;FALSO&quot;;&quot;&quot;)">
            <text:p/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date" office:date-value="2006-09-16" calcext:value-type="date">
            <text:p>16/09/06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801]-[.A800]&gt;1;&quot;FALSO&quot;;&quot;&quot;)">
            <text:p/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date" office:date-value="2006-09-20" calcext:value-type="date">
            <text:p>20/09/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formula="of:=IF([.A802]-[.A801]&gt;1;&quot;FALSO&quot;;&quot;&quot;)">
            <text:p/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date" office:date-value="2006-09-23" calcext:value-type="date">
            <text:p>23/09/0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IF([.A803]-[.A802]&gt;1;&quot;FALSO&quot;;&quot;&quot;)">
            <text:p/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date" office:date-value="2006-09-27" calcext:value-type="date">
            <text:p>27/09/0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IF([.A804]-[.A803]&gt;1;&quot;FALSO&quot;;&quot;&quot;)">
            <text:p/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date" office:date-value="2006-09-30" calcext:value-type="date">
            <text:p>30/09/0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formula="of:=IF([.A805]-[.A804]&gt;1;&quot;FALSO&quot;;&quot;&quot;)">
            <text:p/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date" office:date-value="2006-10-04" calcext:value-type="date">
            <text:p>04/10/0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806]-[.A805]&gt;1;&quot;FALSO&quot;;&quot;&quot;)">
            <text:p/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date" office:date-value="2006-10-07" calcext:value-type="date">
            <text:p>07/10/06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IF([.A807]-[.A806]&gt;1;&quot;FALSO&quot;;&quot;&quot;)">
            <text:p/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date" office:date-value="2006-10-12" calcext:value-type="date">
            <text:p>12/10/0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IF([.A808]-[.A807]&gt;1;&quot;FALSO&quot;;&quot;&quot;)">
            <text:p/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date" office:date-value="2006-10-14" calcext:value-type="date">
            <text:p>14/10/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809]-[.A808]&gt;1;&quot;FALSO&quot;;&quot;&quot;)">
            <text:p/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date" office:date-value="2006-10-18" calcext:value-type="date">
            <text:p>18/10/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formula="of:=IF([.A810]-[.A809]&gt;1;&quot;FALSO&quot;;&quot;&quot;)">
            <text:p/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date" office:date-value="2006-10-21" calcext:value-type="date">
            <text:p>21/10/0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IF([.A811]-[.A810]&gt;1;&quot;FALSO&quot;;&quot;&quot;)">
            <text:p/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date" office:date-value="2006-10-25" calcext:value-type="date">
            <text:p>25/10/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IF([.A812]-[.A811]&gt;1;&quot;FALSO&quot;;&quot;&quot;)">
            <text:p/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date" office:date-value="2006-10-28" calcext:value-type="date">
            <text:p>28/10/0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[.A813]-[.A812]&gt;1;&quot;FALSO&quot;;&quot;&quot;)">
            <text:p/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date" office:date-value="2006-11-01" calcext:value-type="date">
            <text:p>01/11/0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814]-[.A813]&gt;1;&quot;FALSO&quot;;&quot;&quot;)">
            <text:p/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date" office:date-value="2006-11-04" calcext:value-type="date">
            <text:p>04/11/0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A815]-[.A814]&gt;1;&quot;FALSO&quot;;&quot;&quot;)">
            <text:p/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date" office:date-value="2006-11-08" calcext:value-type="date">
            <text:p>08/11/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816]-[.A815]&gt;1;&quot;FALSO&quot;;&quot;&quot;)">
            <text:p/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date" office:date-value="2006-11-11" calcext:value-type="date">
            <text:p>11/11/0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IF([.A817]-[.A816]&gt;1;&quot;FALSO&quot;;&quot;&quot;)">
            <text:p/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date" office:date-value="2006-11-16" calcext:value-type="date">
            <text:p>16/11/0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IF([.A818]-[.A817]&gt;1;&quot;FALSO&quot;;&quot;&quot;)">
            <text:p/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date" office:date-value="2006-11-18" calcext:value-type="date">
            <text:p>18/11/06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A819]-[.A818]&gt;1;&quot;FALSO&quot;;&quot;&quot;)">
            <text:p/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date" office:date-value="2006-11-22" calcext:value-type="date">
            <text:p>22/11/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IF([.A820]-[.A819]&gt;1;&quot;FALSO&quot;;&quot;&quot;)">
            <text:p/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date" office:date-value="2006-11-25" calcext:value-type="date">
            <text:p>25/11/0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821]-[.A820]&gt;1;&quot;FALSO&quot;;&quot;&quot;)">
            <text:p/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date" office:date-value="2006-11-29" calcext:value-type="date">
            <text:p>29/11/0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A822]-[.A821]&gt;1;&quot;FALSO&quot;;&quot;&quot;)">
            <text:p/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date" office:date-value="2006-12-02" calcext:value-type="date">
            <text:p>02/12/0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IF([.A823]-[.A822]&gt;1;&quot;FALSO&quot;;&quot;&quot;)">
            <text:p/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date" office:date-value="2006-12-06" calcext:value-type="date">
            <text:p>06/12/0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A824]-[.A823]&gt;1;&quot;FALSO&quot;;&quot;&quot;)">
            <text:p/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date" office:date-value="2006-12-09" calcext:value-type="date">
            <text:p>09/12/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825]-[.A824]&gt;1;&quot;FALSO&quot;;&quot;&quot;)">
            <text:p/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date" office:date-value="2006-12-13" calcext:value-type="date">
            <text:p>13/12/0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formula="of:=IF([.A826]-[.A825]&gt;1;&quot;FALSO&quot;;&quot;&quot;)">
            <text:p/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date" office:date-value="2006-12-16" calcext:value-type="date">
            <text:p>16/12/0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formula="of:=IF([.A827]-[.A826]&gt;1;&quot;FALSO&quot;;&quot;&quot;)">
            <text:p/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date" office:date-value="2006-12-19" calcext:value-type="date">
            <text:p>19/12/0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828]-[.A827]&gt;1;&quot;FALSO&quot;;&quot;&quot;)">
            <text:p/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date" office:date-value="2006-12-21" calcext:value-type="date">
            <text:p>21/12/0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829]-[.A828]&gt;1;&quot;FALSO&quot;;&quot;&quot;)">
            <text:p/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date" office:date-value="2006-12-23" calcext:value-type="date">
            <text:p>23/12/0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830]-[.A829]&gt;1;&quot;FALSO&quot;;&quot;&quot;)">
            <text:p/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date" office:date-value="2006-12-31" calcext:value-type="date">
            <text:p>31/12/0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IF([.A831]-[.A830]&gt;1;&quot;FALSO&quot;;&quot;&quot;)">
            <text:p/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date" office:date-value="2007-01-03" calcext:value-type="date">
            <text:p>03/01/0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832]-[.A831]&gt;1;&quot;FALSO&quot;;&quot;&quot;)">
            <text:p/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date" office:date-value="2007-01-06" calcext:value-type="date">
            <text:p>06/01/0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IF([.A833]-[.A832]&gt;1;&quot;FALSO&quot;;&quot;&quot;)">
            <text:p/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date" office:date-value="2007-01-10" calcext:value-type="date">
            <text:p>10/01/0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IF([.A834]-[.A833]&gt;1;&quot;FALSO&quot;;&quot;&quot;)">
            <text:p/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date" office:date-value="2007-01-13" calcext:value-type="date">
            <text:p>13/01/0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835]-[.A834]&gt;1;&quot;FALSO&quot;;&quot;&quot;)">
            <text:p/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date" office:date-value="2007-01-17" calcext:value-type="date">
            <text:p>17/01/0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IF([.A836]-[.A835]&gt;1;&quot;FALSO&quot;;&quot;&quot;)">
            <text:p/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date" office:date-value="2007-01-20" calcext:value-type="date">
            <text:p>20/01/0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837]-[.A836]&gt;1;&quot;FALSO&quot;;&quot;&quot;)">
            <text:p/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date" office:date-value="2007-01-24" calcext:value-type="date">
            <text:p>24/01/0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A838]-[.A837]&gt;1;&quot;FALSO&quot;;&quot;&quot;)">
            <text:p/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date" office:date-value="2007-01-27" calcext:value-type="date">
            <text:p>27/01/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formula="of:=IF([.A839]-[.A838]&gt;1;&quot;FALSO&quot;;&quot;&quot;)">
            <text:p/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date" office:date-value="2007-01-31" calcext:value-type="date">
            <text:p>31/01/0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IF([.A840]-[.A839]&gt;1;&quot;FALSO&quot;;&quot;&quot;)">
            <text:p/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date" office:date-value="2007-02-03" calcext:value-type="date">
            <text:p>03/02/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IF([.A841]-[.A840]&gt;1;&quot;FALSO&quot;;&quot;&quot;)">
            <text:p/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date" office:date-value="2007-02-07" calcext:value-type="date">
            <text:p>07/02/0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A842]-[.A841]&gt;1;&quot;FALSO&quot;;&quot;&quot;)">
            <text:p/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date" office:date-value="2007-02-10" calcext:value-type="date">
            <text:p>10/02/0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IF([.A843]-[.A842]&gt;1;&quot;FALSO&quot;;&quot;&quot;)">
            <text:p/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date" office:date-value="2007-02-14" calcext:value-type="date">
            <text:p>14/02/0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844]-[.A843]&gt;1;&quot;FALSO&quot;;&quot;&quot;)">
            <text:p/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date" office:date-value="2007-02-17" calcext:value-type="date">
            <text:p>17/02/0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IF([.A845]-[.A844]&gt;1;&quot;FALSO&quot;;&quot;&quot;)">
            <text:p/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date" office:date-value="2007-02-24" calcext:value-type="date">
            <text:p>24/02/0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846]-[.A845]&gt;1;&quot;FALSO&quot;;&quot;&quot;)">
            <text:p/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date" office:date-value="2007-02-28" calcext:value-type="date">
            <text:p>28/02/0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IF([.A847]-[.A846]&gt;1;&quot;FALSO&quot;;&quot;&quot;)">
            <text:p/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date" office:date-value="2007-03-03" calcext:value-type="date">
            <text:p>03/03/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A848]-[.A847]&gt;1;&quot;FALSO&quot;;&quot;&quot;)">
            <text:p/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date" office:date-value="2007-03-07" calcext:value-type="date">
            <text:p>07/03/0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IF([.A849]-[.A848]&gt;1;&quot;FALSO&quot;;&quot;&quot;)">
            <text:p/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date" office:date-value="2007-03-10" calcext:value-type="date">
            <text:p>10/03/0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IF([.A850]-[.A849]&gt;1;&quot;FALSO&quot;;&quot;&quot;)">
            <text:p/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date" office:date-value="2007-03-14" calcext:value-type="date">
            <text:p>14/03/0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[.A851]-[.A850]&gt;1;&quot;FALSO&quot;;&quot;&quot;)">
            <text:p/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date" office:date-value="2007-03-17" calcext:value-type="date">
            <text:p>17/03/0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852]-[.A851]&gt;1;&quot;FALSO&quot;;&quot;&quot;)">
            <text:p/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date" office:date-value="2007-03-21" calcext:value-type="date">
            <text:p>21/03/0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formula="of:=IF([.A853]-[.A852]&gt;1;&quot;FALSO&quot;;&quot;&quot;)">
            <text:p/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date" office:date-value="2007-03-24" calcext:value-type="date">
            <text:p>24/03/0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IF([.A854]-[.A853]&gt;1;&quot;FALSO&quot;;&quot;&quot;)">
            <text:p/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date" office:date-value="2007-03-28" calcext:value-type="date">
            <text:p>28/03/0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855]-[.A854]&gt;1;&quot;FALSO&quot;;&quot;&quot;)">
            <text:p/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date" office:date-value="2007-03-31" calcext:value-type="date">
            <text:p>31/03/0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formula="of:=IF([.A856]-[.A855]&gt;1;&quot;FALSO&quot;;&quot;&quot;)">
            <text:p/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date" office:date-value="2007-04-04" calcext:value-type="date">
            <text:p>04/04/0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IF([.A857]-[.A856]&gt;1;&quot;FALSO&quot;;&quot;&quot;)">
            <text:p/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date" office:date-value="2007-04-07" calcext:value-type="date">
            <text:p>07/04/0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A858]-[.A857]&gt;1;&quot;FALSO&quot;;&quot;&quot;)">
            <text:p/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date" office:date-value="2007-04-11" calcext:value-type="date">
            <text:p>11/04/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IF([.A859]-[.A858]&gt;1;&quot;FALSO&quot;;&quot;&quot;)">
            <text:p/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date" office:date-value="2007-04-14" calcext:value-type="date">
            <text:p>14/04/0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IF([.A860]-[.A859]&gt;1;&quot;FALSO&quot;;&quot;&quot;)">
            <text:p/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date" office:date-value="2007-04-18" calcext:value-type="date">
            <text:p>18/04/0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[.A861]-[.A860]&gt;1;&quot;FALSO&quot;;&quot;&quot;)">
            <text:p/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date" office:date-value="2007-04-23" calcext:value-type="date">
            <text:p>23/04/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862]-[.A861]&gt;1;&quot;FALSO&quot;;&quot;&quot;)">
            <text:p/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date" office:date-value="2007-04-25" calcext:value-type="date">
            <text:p>25/04/0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863]-[.A862]&gt;1;&quot;FALSO&quot;;&quot;&quot;)">
            <text:p/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date" office:date-value="2007-04-28" calcext:value-type="date">
            <text:p>28/04/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formula="of:=IF([.A864]-[.A863]&gt;1;&quot;FALSO&quot;;&quot;&quot;)">
            <text:p/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date" office:date-value="2007-05-02" calcext:value-type="date">
            <text:p>02/05/0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A865]-[.A864]&gt;1;&quot;FALSO&quot;;&quot;&quot;)">
            <text:p/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date" office:date-value="2007-05-05" calcext:value-type="date">
            <text:p>05/05/0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IF([.A866]-[.A865]&gt;1;&quot;FALSO&quot;;&quot;&quot;)">
            <text:p/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date" office:date-value="2007-05-09" calcext:value-type="date">
            <text:p>09/05/0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867]-[.A866]&gt;1;&quot;FALSO&quot;;&quot;&quot;)">
            <text:p/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date" office:date-value="2007-05-12" calcext:value-type="date">
            <text:p>12/05/0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IF([.A868]-[.A867]&gt;1;&quot;FALSO&quot;;&quot;&quot;)">
            <text:p/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date" office:date-value="2007-05-16" calcext:value-type="date">
            <text:p>16/05/0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formula="of:=IF([.A869]-[.A868]&gt;1;&quot;FALSO&quot;;&quot;&quot;)">
            <text:p/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date" office:date-value="2007-05-19" calcext:value-type="date">
            <text:p>19/05/0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IF([.A870]-[.A869]&gt;1;&quot;FALSO&quot;;&quot;&quot;)">
            <text:p/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date" office:date-value="2007-05-23" calcext:value-type="date">
            <text:p>23/05/0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[.A871]-[.A870]&gt;1;&quot;FALSO&quot;;&quot;&quot;)">
            <text:p/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date" office:date-value="2007-05-26" calcext:value-type="date">
            <text:p>26/05/0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A872]-[.A871]&gt;1;&quot;FALSO&quot;;&quot;&quot;)">
            <text:p/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date" office:date-value="2007-05-30" calcext:value-type="date">
            <text:p>30/05/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formula="of:=IF([.A873]-[.A872]&gt;1;&quot;FALSO&quot;;&quot;&quot;)">
            <text:p/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date" office:date-value="2007-06-02" calcext:value-type="date">
            <text:p>02/06/0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874]-[.A873]&gt;1;&quot;FALSO&quot;;&quot;&quot;)">
            <text:p/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date" office:date-value="2007-06-06" calcext:value-type="date">
            <text:p>06/06/0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875]-[.A874]&gt;1;&quot;FALSO&quot;;&quot;&quot;)">
            <text:p/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date" office:date-value="2007-06-09" calcext:value-type="date">
            <text:p>09/06/0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A876]-[.A875]&gt;1;&quot;FALSO&quot;;&quot;&quot;)">
            <text:p/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date" office:date-value="2007-06-13" calcext:value-type="date">
            <text:p>13/06/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877]-[.A876]&gt;1;&quot;FALSO&quot;;&quot;&quot;)">
            <text:p/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date" office:date-value="2007-06-16" calcext:value-type="date">
            <text:p>16/06/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IF([.A878]-[.A877]&gt;1;&quot;FALSO&quot;;&quot;&quot;)">
            <text:p/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date" office:date-value="2007-06-20" calcext:value-type="date">
            <text:p>20/06/0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IF([.A879]-[.A878]&gt;1;&quot;FALSO&quot;;&quot;&quot;)">
            <text:p/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date" office:date-value="2007-06-23" calcext:value-type="date">
            <text:p>23/06/0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formula="of:=IF([.A880]-[.A879]&gt;1;&quot;FALSO&quot;;&quot;&quot;)">
            <text:p/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date" office:date-value="2007-06-27" calcext:value-type="date">
            <text:p>27/06/0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IF([.A881]-[.A880]&gt;1;&quot;FALSO&quot;;&quot;&quot;)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date" office:date-value="2007-06-30" calcext:value-type="date">
            <text:p>30/06/0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A882]-[.A881]&gt;1;&quot;FALSO&quot;;&quot;&quot;)">
            <text:p/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date" office:date-value="2007-07-04" calcext:value-type="date">
            <text:p>04/07/0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883]-[.A882]&gt;1;&quot;FALSO&quot;;&quot;&quot;)">
            <text:p/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date" office:date-value="2007-07-07" calcext:value-type="date">
            <text:p>07/07/0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IF([.A884]-[.A883]&gt;1;&quot;FALSO&quot;;&quot;&quot;)">
            <text:p/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date" office:date-value="2007-07-11" calcext:value-type="date">
            <text:p>11/07/0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885]-[.A884]&gt;1;&quot;FALSO&quot;;&quot;&quot;)">
            <text:p/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date" office:date-value="2007-07-14" calcext:value-type="date">
            <text:p>14/07/0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IF([.A886]-[.A885]&gt;1;&quot;FALSO&quot;;&quot;&quot;)">
            <text:p/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date" office:date-value="2007-07-18" calcext:value-type="date">
            <text:p>18/07/0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IF([.A887]-[.A886]&gt;1;&quot;FALSO&quot;;&quot;&quot;)">
            <text:p/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date" office:date-value="2007-07-21" calcext:value-type="date">
            <text:p>21/07/0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888]-[.A887]&gt;1;&quot;FALSO&quot;;&quot;&quot;)">
            <text:p/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date" office:date-value="2007-07-25" calcext:value-type="date">
            <text:p>25/07/0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formula="of:=IF([.A889]-[.A888]&gt;1;&quot;FALSO&quot;;&quot;&quot;)">
            <text:p/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date" office:date-value="2007-07-28" calcext:value-type="date">
            <text:p>28/07/0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890]-[.A889]&gt;1;&quot;FALSO&quot;;&quot;&quot;)">
            <text:p/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date" office:date-value="2007-08-01" calcext:value-type="date">
            <text:p>01/08/0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891]-[.A890]&gt;1;&quot;FALSO&quot;;&quot;&quot;)">
            <text:p/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date" office:date-value="2007-08-04" calcext:value-type="date">
            <text:p>04/08/0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IF([.A892]-[.A891]&gt;1;&quot;FALSO&quot;;&quot;&quot;)">
            <text:p/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date" office:date-value="2007-08-08" calcext:value-type="date">
            <text:p>08/08/0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IF([.A893]-[.A892]&gt;1;&quot;FALSO&quot;;&quot;&quot;)">
            <text:p/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date" office:date-value="2007-08-11" calcext:value-type="date">
            <text:p>11/08/0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A894]-[.A893]&gt;1;&quot;FALSO&quot;;&quot;&quot;)">
            <text:p/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date" office:date-value="2007-08-15" calcext:value-type="date">
            <text:p>15/08/0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895]-[.A894]&gt;1;&quot;FALSO&quot;;&quot;&quot;)">
            <text:p/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date" office:date-value="2007-08-18" calcext:value-type="date">
            <text:p>18/08/0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IF([.A896]-[.A895]&gt;1;&quot;FALSO&quot;;&quot;&quot;)">
            <text:p/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date" office:date-value="2007-08-22" calcext:value-type="date">
            <text:p>22/08/0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897]-[.A896]&gt;1;&quot;FALSO&quot;;&quot;&quot;)">
            <text:p/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date" office:date-value="2007-08-25" calcext:value-type="date">
            <text:p>25/08/0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A898]-[.A897]&gt;1;&quot;FALSO&quot;;&quot;&quot;)">
            <text:p/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date" office:date-value="2007-08-29" calcext:value-type="date">
            <text:p>29/08/0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formula="of:=IF([.A899]-[.A898]&gt;1;&quot;FALSO&quot;;&quot;&quot;)">
            <text:p/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date" office:date-value="2007-09-01" calcext:value-type="date">
            <text:p>01/09/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900]-[.A899]&gt;1;&quot;FALSO&quot;;&quot;&quot;)">
            <text:p/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date" office:date-value="2007-09-05" calcext:value-type="date">
            <text:p>05/09/0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901]-[.A900]&gt;1;&quot;FALSO&quot;;&quot;&quot;)">
            <text:p/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date" office:date-value="2007-09-08" calcext:value-type="date">
            <text:p>08/09/0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IF([.A902]-[.A901]&gt;1;&quot;FALSO&quot;;&quot;&quot;)">
            <text:p/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date" office:date-value="2007-09-12" calcext:value-type="date">
            <text:p>12/09/0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IF([.A903]-[.A902]&gt;1;&quot;FALSO&quot;;&quot;&quot;)">
            <text:p/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date" office:date-value="2007-09-15" calcext:value-type="date">
            <text:p>15/09/0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904]-[.A903]&gt;1;&quot;FALSO&quot;;&quot;&quot;)">
            <text:p/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date" office:date-value="2007-09-19" calcext:value-type="date">
            <text:p>19/09/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IF([.A905]-[.A904]&gt;1;&quot;FALSO&quot;;&quot;&quot;)">
            <text:p/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date" office:date-value="2007-09-22" calcext:value-type="date">
            <text:p>22/09/0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906]-[.A905]&gt;1;&quot;FALSO&quot;;&quot;&quot;)">
            <text:p/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date" office:date-value="2007-09-26" calcext:value-type="date">
            <text:p>26/09/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907]-[.A906]&gt;1;&quot;FALSO&quot;;&quot;&quot;)">
            <text:p/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date" office:date-value="2007-09-29" calcext:value-type="date">
            <text:p>29/09/0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IF([.A908]-[.A907]&gt;1;&quot;FALSO&quot;;&quot;&quot;)">
            <text:p/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date" office:date-value="2007-10-03" calcext:value-type="date">
            <text:p>03/10/0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909]-[.A908]&gt;1;&quot;FALSO&quot;;&quot;&quot;)">
            <text:p/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date" office:date-value="2007-10-06" calcext:value-type="date">
            <text:p>06/10/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910]-[.A909]&gt;1;&quot;FALSO&quot;;&quot;&quot;)">
            <text:p/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date" office:date-value="2007-10-10" calcext:value-type="date">
            <text:p>10/10/0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IF([.A911]-[.A910]&gt;1;&quot;FALSO&quot;;&quot;&quot;)">
            <text:p/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date" office:date-value="2007-10-13" calcext:value-type="date">
            <text:p>13/10/0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IF([.A912]-[.A911]&gt;1;&quot;FALSO&quot;;&quot;&quot;)">
            <text:p/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date" office:date-value="2007-10-17" calcext:value-type="date">
            <text:p>17/10/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IF([.A913]-[.A912]&gt;1;&quot;FALSO&quot;;&quot;&quot;)">
            <text:p/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date" office:date-value="2007-10-20" calcext:value-type="date">
            <text:p>20/10/0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formula="of:=IF([.A914]-[.A913]&gt;1;&quot;FALSO&quot;;&quot;&quot;)">
            <text:p/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date" office:date-value="2007-10-24" calcext:value-type="date">
            <text:p>24/10/0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formula="of:=IF([.A915]-[.A914]&gt;1;&quot;FALSO&quot;;&quot;&quot;)">
            <text:p/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date" office:date-value="2007-10-27" calcext:value-type="date">
            <text:p>27/10/0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IF([.A916]-[.A915]&gt;1;&quot;FALSO&quot;;&quot;&quot;)">
            <text:p/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date" office:date-value="2007-10-31" calcext:value-type="date">
            <text:p>31/10/0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917]-[.A916]&gt;1;&quot;FALSO&quot;;&quot;&quot;)">
            <text:p/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date" office:date-value="2007-11-03" calcext:value-type="date">
            <text:p>03/11/0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IF([.A918]-[.A917]&gt;1;&quot;FALSO&quot;;&quot;&quot;)">
            <text:p/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date" office:date-value="2007-11-07" calcext:value-type="date">
            <text:p>07/11/0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formula="of:=IF([.A919]-[.A918]&gt;1;&quot;FALSO&quot;;&quot;&quot;)">
            <text:p/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date" office:date-value="2007-11-10" calcext:value-type="date">
            <text:p>10/11/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formula="of:=IF([.A920]-[.A919]&gt;1;&quot;FALSO&quot;;&quot;&quot;)">
            <text:p/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date" office:date-value="2007-11-14" calcext:value-type="date">
            <text:p>14/11/0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IF([.A921]-[.A920]&gt;1;&quot;FALSO&quot;;&quot;&quot;)">
            <text:p/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date" office:date-value="2007-11-17" calcext:value-type="date">
            <text:p>17/11/0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922]-[.A921]&gt;1;&quot;FALSO&quot;;&quot;&quot;)">
            <text:p/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date" office:date-value="2007-11-21" calcext:value-type="date">
            <text:p>21/11/0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IF([.A923]-[.A922]&gt;1;&quot;FALSO&quot;;&quot;&quot;)">
            <text:p/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date" office:date-value="2007-11-24" calcext:value-type="date">
            <text:p>24/11/0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IF([.A924]-[.A923]&gt;1;&quot;FALSO&quot;;&quot;&quot;)">
            <text:p/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date" office:date-value="2007-11-28" calcext:value-type="date">
            <text:p>28/11/0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A925]-[.A924]&gt;1;&quot;FALSO&quot;;&quot;&quot;)">
            <text:p/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date" office:date-value="2007-12-01" calcext:value-type="date">
            <text:p>01/12/0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926]-[.A925]&gt;1;&quot;FALSO&quot;;&quot;&quot;)">
            <text:p/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date" office:date-value="2007-12-05" calcext:value-type="date">
            <text:p>05/12/0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formula="of:=IF([.A927]-[.A926]&gt;1;&quot;FALSO&quot;;&quot;&quot;)">
            <text:p/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date" office:date-value="2007-12-08" calcext:value-type="date">
            <text:p>08/12/0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A928]-[.A927]&gt;1;&quot;FALSO&quot;;&quot;&quot;)">
            <text:p/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date" office:date-value="2007-12-12" calcext:value-type="date">
            <text:p>12/12/0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IF([.A929]-[.A928]&gt;1;&quot;FALSO&quot;;&quot;&quot;)">
            <text:p/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date" office:date-value="2007-12-15" calcext:value-type="date">
            <text:p>15/12/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[.A930]-[.A929]&gt;1;&quot;FALSO&quot;;&quot;&quot;)">
            <text:p/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date" office:date-value="2007-12-19" calcext:value-type="date">
            <text:p>19/12/0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A931]-[.A930]&gt;1;&quot;FALSO&quot;;&quot;&quot;)">
            <text:p/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date" office:date-value="2007-12-22" calcext:value-type="date">
            <text:p>22/12/0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932]-[.A931]&gt;1;&quot;FALSO&quot;;&quot;&quot;)">
            <text:p/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date" office:date-value="2007-12-31" calcext:value-type="date">
            <text:p>31/12/0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formula="of:=IF([.A933]-[.A932]&gt;1;&quot;FALSO&quot;;&quot;&quot;)">
            <text:p/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date" office:date-value="2008-01-05" calcext:value-type="date">
            <text:p>05/01/0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formula="of:=IF([.A934]-[.A933]&gt;1;&quot;FALSO&quot;;&quot;&quot;)">
            <text:p/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date" office:date-value="2008-01-09" calcext:value-type="date">
            <text:p>09/01/0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IF([.A935]-[.A934]&gt;1;&quot;FALSO&quot;;&quot;&quot;)">
            <text:p/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date" office:date-value="2008-01-12" calcext:value-type="date">
            <text:p>12/01/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IF([.A936]-[.A935]&gt;1;&quot;FALSO&quot;;&quot;&quot;)">
            <text:p/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date" office:date-value="2008-01-16" calcext:value-type="date">
            <text:p>16/01/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formula="of:=IF([.A937]-[.A936]&gt;1;&quot;FALSO&quot;;&quot;&quot;)">
            <text:p/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date" office:date-value="2008-01-19" calcext:value-type="date">
            <text:p>19/01/0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formula="of:=IF([.A938]-[.A937]&gt;1;&quot;FALSO&quot;;&quot;&quot;)">
            <text:p/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date" office:date-value="2008-01-23" calcext:value-type="date">
            <text:p>23/01/0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A939]-[.A938]&gt;1;&quot;FALSO&quot;;&quot;&quot;)">
            <text:p/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date" office:date-value="2008-01-26" calcext:value-type="date">
            <text:p>26/01/0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940]-[.A939]&gt;1;&quot;FALSO&quot;;&quot;&quot;)">
            <text:p/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date" office:date-value="2008-01-30" calcext:value-type="date">
            <text:p>30/01/0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A941]-[.A940]&gt;1;&quot;FALSO&quot;;&quot;&quot;)">
            <text:p/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date" office:date-value="2008-02-02" calcext:value-type="date">
            <text:p>02/02/0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formula="of:=IF([.A942]-[.A941]&gt;1;&quot;FALSO&quot;;&quot;&quot;)">
            <text:p/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date" office:date-value="2008-02-06" calcext:value-type="date">
            <text:p>06/02/0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943]-[.A942]&gt;1;&quot;FALSO&quot;;&quot;&quot;)">
            <text:p/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date" office:date-value="2008-02-09" calcext:value-type="date">
            <text:p>09/02/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A944]-[.A943]&gt;1;&quot;FALSO&quot;;&quot;&quot;)">
            <text:p/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date" office:date-value="2008-02-13" calcext:value-type="date">
            <text:p>13/02/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formula="of:=IF([.A945]-[.A944]&gt;1;&quot;FALSO&quot;;&quot;&quot;)">
            <text:p/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date" office:date-value="2008-02-16" calcext:value-type="date">
            <text:p>16/02/0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946]-[.A945]&gt;1;&quot;FALSO&quot;;&quot;&quot;)">
            <text:p/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date" office:date-value="2008-02-20" calcext:value-type="date">
            <text:p>20/02/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947]-[.A946]&gt;1;&quot;FALSO&quot;;&quot;&quot;)">
            <text:p/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date" office:date-value="2008-02-23" calcext:value-type="date">
            <text:p>23/02/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A948]-[.A947]&gt;1;&quot;FALSO&quot;;&quot;&quot;)">
            <text:p/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date" office:date-value="2008-02-27" calcext:value-type="date">
            <text:p>27/02/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table:formula="of:=IF([.A949]-[.A948]&gt;1;&quot;FALSO&quot;;&quot;&quot;)">
            <text:p/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date" office:date-value="2008-03-01" calcext:value-type="date">
            <text:p>01/03/0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950]-[.A949]&gt;1;&quot;FALSO&quot;;&quot;&quot;)">
            <text:p/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date" office:date-value="2008-03-05" calcext:value-type="date">
            <text:p>05/03/0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951]-[.A950]&gt;1;&quot;FALSO&quot;;&quot;&quot;)">
            <text:p/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date" office:date-value="2008-03-08" calcext:value-type="date">
            <text:p>08/03/0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[.A952]-[.A951]&gt;1;&quot;FALSO&quot;;&quot;&quot;)">
            <text:p/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date" office:date-value="2008-03-12" calcext:value-type="date">
            <text:p>12/03/0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953]-[.A952]&gt;1;&quot;FALSO&quot;;&quot;&quot;)">
            <text:p/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date" office:date-value="2008-03-15" calcext:value-type="date">
            <text:p>15/03/0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formula="of:=IF([.A954]-[.A953]&gt;1;&quot;FALSO&quot;;&quot;&quot;)">
            <text:p/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date" office:date-value="2008-03-19" calcext:value-type="date">
            <text:p>19/03/0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955]-[.A954]&gt;1;&quot;FALSO&quot;;&quot;&quot;)">
            <text:p/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date" office:date-value="2008-03-22" calcext:value-type="date">
            <text:p>22/03/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IF([.A956]-[.A955]&gt;1;&quot;FALSO&quot;;&quot;&quot;)">
            <text:p/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date" office:date-value="2008-03-26" calcext:value-type="date">
            <text:p>26/03/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IF([.A957]-[.A956]&gt;1;&quot;FALSO&quot;;&quot;&quot;)">
            <text:p/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date" office:date-value="2008-03-29" calcext:value-type="date">
            <text:p>29/03/0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958]-[.A957]&gt;1;&quot;FALSO&quot;;&quot;&quot;)">
            <text:p/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date" office:date-value="2008-04-02" calcext:value-type="date">
            <text:p>02/04/0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IF([.A959]-[.A958]&gt;1;&quot;FALSO&quot;;&quot;&quot;)">
            <text:p/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date" office:date-value="2008-04-05" calcext:value-type="date">
            <text:p>05/04/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960]-[.A959]&gt;1;&quot;FALSO&quot;;&quot;&quot;)">
            <text:p/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date" office:date-value="2008-04-09" calcext:value-type="date">
            <text:p>09/04/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formula="of:=IF([.A961]-[.A960]&gt;1;&quot;FALSO&quot;;&quot;&quot;)">
            <text:p/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date" office:date-value="2008-04-12" calcext:value-type="date">
            <text:p>12/04/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IF([.A962]-[.A961]&gt;1;&quot;FALSO&quot;;&quot;&quot;)">
            <text:p/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date" office:date-value="2008-04-16" calcext:value-type="date">
            <text:p>16/04/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IF([.A963]-[.A962]&gt;1;&quot;FALSO&quot;;&quot;&quot;)">
            <text:p/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date" office:date-value="2008-04-19" calcext:value-type="date">
            <text:p>19/04/0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964]-[.A963]&gt;1;&quot;FALSO&quot;;&quot;&quot;)">
            <text:p/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date" office:date-value="2008-04-23" calcext:value-type="date">
            <text:p>23/04/0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IF([.A965]-[.A964]&gt;1;&quot;FALSO&quot;;&quot;&quot;)">
            <text:p/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date" office:date-value="2008-04-26" calcext:value-type="date">
            <text:p>26/04/0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formula="of:=IF([.A966]-[.A965]&gt;1;&quot;FALSO&quot;;&quot;&quot;)">
            <text:p/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date" office:date-value="2008-04-30" calcext:value-type="date">
            <text:p>30/04/0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967]-[.A966]&gt;1;&quot;FALSO&quot;;&quot;&quot;)">
            <text:p/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date" office:date-value="2008-05-03" calcext:value-type="date">
            <text:p>03/05/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formula="of:=IF([.A968]-[.A967]&gt;1;&quot;FALSO&quot;;&quot;&quot;)">
            <text:p/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date" office:date-value="2008-05-07" calcext:value-type="date">
            <text:p>07/05/0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formula="of:=IF([.A969]-[.A968]&gt;1;&quot;FALSO&quot;;&quot;&quot;)">
            <text:p/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date" office:date-value="2008-05-10" calcext:value-type="date">
            <text:p>10/05/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970]-[.A969]&gt;1;&quot;FALSO&quot;;&quot;&quot;)">
            <text:p/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date" office:date-value="2008-05-14" calcext:value-type="date">
            <text:p>14/05/0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IF([.A971]-[.A970]&gt;1;&quot;FALSO&quot;;&quot;&quot;)">
            <text:p/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date" office:date-value="2008-05-17" calcext:value-type="date">
            <text:p>17/05/0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972]-[.A971]&gt;1;&quot;FALSO&quot;;&quot;&quot;)">
            <text:p/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date" office:date-value="2008-05-21" calcext:value-type="date">
            <text:p>21/05/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A973]-[.A972]&gt;1;&quot;FALSO&quot;;&quot;&quot;)">
            <text:p/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date" office:date-value="2008-05-24" calcext:value-type="date">
            <text:p>24/05/0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IF([.A974]-[.A973]&gt;1;&quot;FALSO&quot;;&quot;&quot;)">
            <text:p/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date" office:date-value="2008-05-28" calcext:value-type="date">
            <text:p>28/05/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975]-[.A974]&gt;1;&quot;FALSO&quot;;&quot;&quot;)">
            <text:p/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date" office:date-value="2008-05-31" calcext:value-type="date">
            <text:p>31/05/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formula="of:=IF([.A976]-[.A975]&gt;1;&quot;FALSO&quot;;&quot;&quot;)">
            <text:p/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date" office:date-value="2008-06-04" calcext:value-type="date">
            <text:p>04/06/0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IF([.A977]-[.A976]&gt;1;&quot;FALSO&quot;;&quot;&quot;)">
            <text:p/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date" office:date-value="2008-06-07" calcext:value-type="date">
            <text:p>07/06/0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IF([.A978]-[.A977]&gt;1;&quot;FALSO&quot;;&quot;&quot;)">
            <text:p/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date" office:date-value="2008-06-11" calcext:value-type="date">
            <text:p>11/06/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IF([.A979]-[.A978]&gt;1;&quot;FALSO&quot;;&quot;&quot;)">
            <text:p/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date" office:date-value="2008-06-14" calcext:value-type="date">
            <text:p>14/06/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IF([.A980]-[.A979]&gt;1;&quot;FALSO&quot;;&quot;&quot;)">
            <text:p/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date" office:date-value="2008-06-18" calcext:value-type="date">
            <text:p>18/06/0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formula="of:=IF([.A981]-[.A980]&gt;1;&quot;FALSO&quot;;&quot;&quot;)">
            <text:p/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date" office:date-value="2008-06-21" calcext:value-type="date">
            <text:p>21/06/0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formula="of:=IF([.A982]-[.A981]&gt;1;&quot;FALSO&quot;;&quot;&quot;)">
            <text:p/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date" office:date-value="2008-06-25" calcext:value-type="date">
            <text:p>25/06/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983]-[.A982]&gt;1;&quot;FALSO&quot;;&quot;&quot;)">
            <text:p/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date" office:date-value="2008-06-28" calcext:value-type="date">
            <text:p>28/06/0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IF([.A984]-[.A983]&gt;1;&quot;FALSO&quot;;&quot;&quot;)">
            <text:p/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date" office:date-value="2008-07-02" calcext:value-type="date">
            <text:p>02/07/0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IF([.A985]-[.A984]&gt;1;&quot;FALSO&quot;;&quot;&quot;)">
            <text:p/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date" office:date-value="2008-07-05" calcext:value-type="date">
            <text:p>05/07/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986]-[.A985]&gt;1;&quot;FALSO&quot;;&quot;&quot;)">
            <text:p/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date" office:date-value="2008-07-09" calcext:value-type="date">
            <text:p>09/07/0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987]-[.A986]&gt;1;&quot;FALSO&quot;;&quot;&quot;)">
            <text:p/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date" office:date-value="2008-07-12" calcext:value-type="date">
            <text:p>12/07/0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IF([.A988]-[.A987]&gt;1;&quot;FALSO&quot;;&quot;&quot;)">
            <text:p/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date" office:date-value="2008-07-16" calcext:value-type="date">
            <text:p>16/07/0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formula="of:=IF([.A989]-[.A988]&gt;1;&quot;FALSO&quot;;&quot;&quot;)">
            <text:p/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date" office:date-value="2008-07-19" calcext:value-type="date">
            <text:p>19/07/0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990]-[.A989]&gt;1;&quot;FALSO&quot;;&quot;&quot;)">
            <text:p/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date" office:date-value="2008-07-23" calcext:value-type="date">
            <text:p>23/07/0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IF([.A991]-[.A990]&gt;1;&quot;FALSO&quot;;&quot;&quot;)">
            <text:p/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date" office:date-value="2008-07-26" calcext:value-type="date">
            <text:p>26/07/0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IF([.A992]-[.A991]&gt;1;&quot;FALSO&quot;;&quot;&quot;)">
            <text:p/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date" office:date-value="2008-07-30" calcext:value-type="date">
            <text:p>30/07/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formula="of:=IF([.A993]-[.A992]&gt;1;&quot;FALSO&quot;;&quot;&quot;)">
            <text:p/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date" office:date-value="2008-08-02" calcext:value-type="date">
            <text:p>02/08/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IF([.A994]-[.A993]&gt;1;&quot;FALSO&quot;;&quot;&quot;)">
            <text:p/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date" office:date-value="2008-08-06" calcext:value-type="date">
            <text:p>06/08/0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A995]-[.A994]&gt;1;&quot;FALSO&quot;;&quot;&quot;)">
            <text:p/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date" office:date-value="2008-08-09" calcext:value-type="date">
            <text:p>09/08/0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formula="of:=IF([.A996]-[.A995]&gt;1;&quot;FALSO&quot;;&quot;&quot;)">
            <text:p/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date" office:date-value="2008-08-13" calcext:value-type="date">
            <text:p>13/08/0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997]-[.A996]&gt;1;&quot;FALSO&quot;;&quot;&quot;)">
            <text:p/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date" office:date-value="2008-08-16" calcext:value-type="date">
            <text:p>16/08/0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IF([.A998]-[.A997]&gt;1;&quot;FALSO&quot;;&quot;&quot;)">
            <text:p/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date" office:date-value="2008-08-20" calcext:value-type="date">
            <text:p>20/08/0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999]-[.A998]&gt;1;&quot;FALSO&quot;;&quot;&quot;)">
            <text:p/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date" office:date-value="2008-08-23" calcext:value-type="date">
            <text:p>23/08/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IF([.A1000]-[.A999]&gt;1;&quot;FALSO&quot;;&quot;&quot;)">
            <text:p/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date" office:date-value="2008-08-27" calcext:value-type="date">
            <text:p>27/08/0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1001]-[.A1000]&gt;1;&quot;FALSO&quot;;&quot;&quot;)">
            <text:p/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date" office:date-value="2008-08-30" calcext:value-type="date">
            <text:p>30/08/0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1002]-[.A1001]&gt;1;&quot;FALSO&quot;;&quot;&quot;)">
            <text:p/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date" office:date-value="2008-09-03" calcext:value-type="date">
            <text:p>03/09/0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1003]-[.A1002]&gt;1;&quot;FALSO&quot;;&quot;&quot;)">
            <text:p/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date" office:date-value="2008-09-06" calcext:value-type="date">
            <text:p>06/09/0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formula="of:=IF([.A1004]-[.A1003]&gt;1;&quot;FALSO&quot;;&quot;&quot;)">
            <text:p/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date" office:date-value="2008-09-10" calcext:value-type="date">
            <text:p>10/09/0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formula="of:=IF([.A1005]-[.A1004]&gt;1;&quot;FALSO&quot;;&quot;&quot;)">
            <text:p/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date" office:date-value="2008-09-13" calcext:value-type="date">
            <text:p>13/09/0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IF([.A1006]-[.A1005]&gt;1;&quot;FALSO&quot;;&quot;&quot;)">
            <text:p/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date" office:date-value="2008-09-17" calcext:value-type="date">
            <text:p>17/09/0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A1007]-[.A1006]&gt;1;&quot;FALSO&quot;;&quot;&quot;)">
            <text:p/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date" office:date-value="2008-09-20" calcext:value-type="date">
            <text:p>20/09/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1008]-[.A1007]&gt;1;&quot;FALSO&quot;;&quot;&quot;)">
            <text:p/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date" office:date-value="2008-09-24" calcext:value-type="date">
            <text:p>24/09/0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A1009]-[.A1008]&gt;1;&quot;FALSO&quot;;&quot;&quot;)">
            <text:p/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date" office:date-value="2008-09-27" calcext:value-type="date">
            <text:p>27/09/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IF([.A1010]-[.A1009]&gt;1;&quot;FALSO&quot;;&quot;&quot;)">
            <text:p/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date" office:date-value="2008-10-01" calcext:value-type="date">
            <text:p>01/10/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IF([.A1011]-[.A1010]&gt;1;&quot;FALSO&quot;;&quot;&quot;)">
            <text:p/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date" office:date-value="2008-10-04" calcext:value-type="date">
            <text:p>04/10/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1012]-[.A1011]&gt;1;&quot;FALSO&quot;;&quot;&quot;)">
            <text:p/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date" office:date-value="2008-10-08" calcext:value-type="date">
            <text:p>08/10/0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IF([.A1013]-[.A1012]&gt;1;&quot;FALSO&quot;;&quot;&quot;)">
            <text:p/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date" office:date-value="2008-10-11" calcext:value-type="date">
            <text:p>11/10/0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1014]-[.A1013]&gt;1;&quot;FALSO&quot;;&quot;&quot;)">
            <text:p/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date" office:date-value="2008-10-15" calcext:value-type="date">
            <text:p>15/10/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IF([.A1015]-[.A1014]&gt;1;&quot;FALSO&quot;;&quot;&quot;)">
            <text:p/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date" office:date-value="2008-10-18" calcext:value-type="date">
            <text:p>18/10/0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1016]-[.A1015]&gt;1;&quot;FALSO&quot;;&quot;&quot;)">
            <text:p/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date" office:date-value="2008-10-22" calcext:value-type="date">
            <text:p>22/10/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formula="of:=IF([.A1017]-[.A1016]&gt;1;&quot;FALSO&quot;;&quot;&quot;)">
            <text:p/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date" office:date-value="2008-10-25" calcext:value-type="date">
            <text:p>25/10/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IF([.A1018]-[.A1017]&gt;1;&quot;FALSO&quot;;&quot;&quot;)">
            <text:p/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date" office:date-value="2008-10-29" calcext:value-type="date">
            <text:p>29/10/0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019]-[.A1018]&gt;1;&quot;FALSO&quot;;&quot;&quot;)">
            <text:p/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date" office:date-value="2008-11-01" calcext:value-type="date">
            <text:p>01/11/0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1020]-[.A1019]&gt;1;&quot;FALSO&quot;;&quot;&quot;)">
            <text:p/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date" office:date-value="2008-11-05" calcext:value-type="date">
            <text:p>05/11/0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1021]-[.A1020]&gt;1;&quot;FALSO&quot;;&quot;&quot;)">
            <text:p/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date" office:date-value="2008-11-08" calcext:value-type="date">
            <text:p>08/11/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formula="of:=IF([.A1022]-[.A1021]&gt;1;&quot;FALSO&quot;;&quot;&quot;)">
            <text:p/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date" office:date-value="2008-11-12" calcext:value-type="date">
            <text:p>12/11/0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IF([.A1023]-[.A1022]&gt;1;&quot;FALSO&quot;;&quot;&quot;)">
            <text:p/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date" office:date-value="2008-11-16" calcext:value-type="date">
            <text:p>16/11/0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formula="of:=IF([.A1024]-[.A1023]&gt;1;&quot;FALSO&quot;;&quot;&quot;)">
            <text:p/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date" office:date-value="2008-11-19" calcext:value-type="date">
            <text:p>19/11/0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IF([.A1025]-[.A1024]&gt;1;&quot;FALSO&quot;;&quot;&quot;)">
            <text:p/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date" office:date-value="2008-11-22" calcext:value-type="date">
            <text:p>22/11/0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IF([.A1026]-[.A1025]&gt;1;&quot;FALSO&quot;;&quot;&quot;)">
            <text:p/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date" office:date-value="2008-11-26" calcext:value-type="date">
            <text:p>26/11/0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IF([.A1027]-[.A1026]&gt;1;&quot;FALSO&quot;;&quot;&quot;)">
            <text:p/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date" office:date-value="2008-11-29" calcext:value-type="date">
            <text:p>29/11/0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1028]-[.A1027]&gt;1;&quot;FALSO&quot;;&quot;&quot;)">
            <text:p/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date" office:date-value="2008-12-03" calcext:value-type="date">
            <text:p>03/12/0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IF([.A1029]-[.A1028]&gt;1;&quot;FALSO&quot;;&quot;&quot;)">
            <text:p/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date" office:date-value="2008-12-06" calcext:value-type="date">
            <text:p>06/12/0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1030]-[.A1029]&gt;1;&quot;FALSO&quot;;&quot;&quot;)">
            <text:p/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date" office:date-value="2008-12-10" calcext:value-type="date">
            <text:p>10/12/0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IF([.A1031]-[.A1030]&gt;1;&quot;FALSO&quot;;&quot;&quot;)">
            <text:p/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date" office:date-value="2008-12-13" calcext:value-type="date">
            <text:p>13/12/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1032]-[.A1031]&gt;1;&quot;FALSO&quot;;&quot;&quot;)">
            <text:p/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date" office:date-value="2008-12-17" calcext:value-type="date">
            <text:p>17/12/0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IF([.A1033]-[.A1032]&gt;1;&quot;FALSO&quot;;&quot;&quot;)">
            <text:p/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date" office:date-value="2008-12-20" calcext:value-type="date">
            <text:p>20/12/0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1034]-[.A1033]&gt;1;&quot;FALSO&quot;;&quot;&quot;)">
            <text:p/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date" office:date-value="2008-12-24" calcext:value-type="date">
            <text:p>24/12/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table:formula="of:=IF([.A1035]-[.A1034]&gt;1;&quot;FALSO&quot;;&quot;&quot;)">
            <text:p/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date" office:date-value="2008-12-27" calcext:value-type="date">
            <text:p>27/12/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1036]-[.A1035]&gt;1;&quot;FALSO&quot;;&quot;&quot;)">
            <text:p/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date" office:date-value="2008-12-31" calcext:value-type="date">
            <text:p>31/12/0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037]-[.A1036]&gt;1;&quot;FALSO&quot;;&quot;&quot;)">
            <text:p/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date" office:date-value="2009-01-03" calcext:value-type="date">
            <text:p>03/01/0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A1038]-[.A1037]&gt;1;&quot;FALSO&quot;;&quot;&quot;)">
            <text:p/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date" office:date-value="2009-01-07" calcext:value-type="date">
            <text:p>07/01/09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039]-[.A1038]&gt;1;&quot;FALSO&quot;;&quot;&quot;)">
            <text:p/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date" office:date-value="2009-01-10" calcext:value-type="date">
            <text:p>10/01/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IF([.A1040]-[.A1039]&gt;1;&quot;FALSO&quot;;&quot;&quot;)">
            <text:p/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date" office:date-value="2009-01-14" calcext:value-type="date">
            <text:p>14/01/0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formula="of:=IF([.A1041]-[.A1040]&gt;1;&quot;FALSO&quot;;&quot;&quot;)">
            <text:p/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date" office:date-value="2009-01-17" calcext:value-type="date">
            <text:p>17/01/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A1042]-[.A1041]&gt;1;&quot;FALSO&quot;;&quot;&quot;)">
            <text:p/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date" office:date-value="2009-01-21" calcext:value-type="date">
            <text:p>21/01/0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1043]-[.A1042]&gt;1;&quot;FALSO&quot;;&quot;&quot;)">
            <text:p/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date" office:date-value="2009-01-24" calcext:value-type="date">
            <text:p>24/01/0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formula="of:=IF([.A1044]-[.A1043]&gt;1;&quot;FALSO&quot;;&quot;&quot;)">
            <text:p/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date" office:date-value="2009-01-28" calcext:value-type="date">
            <text:p>28/01/0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1045]-[.A1044]&gt;1;&quot;FALSO&quot;;&quot;&quot;)">
            <text:p/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date" office:date-value="2009-01-31" calcext:value-type="date">
            <text:p>31/01/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IF([.A1046]-[.A1045]&gt;1;&quot;FALSO&quot;;&quot;&quot;)">
            <text:p/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date" office:date-value="2009-02-04" calcext:value-type="date">
            <text:p>04/02/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IF([.A1047]-[.A1046]&gt;1;&quot;FALSO&quot;;&quot;&quot;)">
            <text:p/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date" office:date-value="2009-02-07" calcext:value-type="date">
            <text:p>07/02/0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1048]-[.A1047]&gt;1;&quot;FALSO&quot;;&quot;&quot;)">
            <text:p/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date" office:date-value="2009-02-11" calcext:value-type="date">
            <text:p>11/02/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IF([.A1049]-[.A1048]&gt;1;&quot;FALSO&quot;;&quot;&quot;)">
            <text:p/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date" office:date-value="2009-02-14" calcext:value-type="date">
            <text:p>14/02/0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formula="of:=IF([.A1050]-[.A1049]&gt;1;&quot;FALSO&quot;;&quot;&quot;)">
            <text:p/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date" office:date-value="2009-02-18" calcext:value-type="date">
            <text:p>18/02/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formula="of:=IF([.A1051]-[.A1050]&gt;1;&quot;FALSO&quot;;&quot;&quot;)">
            <text:p/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date" office:date-value="2009-02-21" calcext:value-type="date">
            <text:p>21/02/0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IF([.A1052]-[.A1051]&gt;1;&quot;FALSO&quot;;&quot;&quot;)">
            <text:p/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date" office:date-value="2009-02-25" calcext:value-type="date">
            <text:p>25/02/0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1053]-[.A1052]&gt;1;&quot;FALSO&quot;;&quot;&quot;)">
            <text:p/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date" office:date-value="2009-02-28" calcext:value-type="date">
            <text:p>28/02/0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1054]-[.A1053]&gt;1;&quot;FALSO&quot;;&quot;&quot;)">
            <text:p/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date" office:date-value="2009-03-04" calcext:value-type="date">
            <text:p>04/03/0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1055]-[.A1054]&gt;1;&quot;FALSO&quot;;&quot;&quot;)">
            <text:p/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date" office:date-value="2009-03-07" calcext:value-type="date">
            <text:p>07/03/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formula="of:=IF([.A1056]-[.A1055]&gt;1;&quot;FALSO&quot;;&quot;&quot;)">
            <text:p/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date" office:date-value="2009-03-11" calcext:value-type="date">
            <text:p>11/03/0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IF([.A1057]-[.A1056]&gt;1;&quot;FALSO&quot;;&quot;&quot;)">
            <text:p/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date" office:date-value="2009-03-14" calcext:value-type="date">
            <text:p>14/03/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1058]-[.A1057]&gt;1;&quot;FALSO&quot;;&quot;&quot;)">
            <text:p/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date" office:date-value="2009-03-18" calcext:value-type="date">
            <text:p>18/03/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[.A1059]-[.A1058]&gt;1;&quot;FALSO&quot;;&quot;&quot;)">
            <text:p/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date" office:date-value="2009-03-21" calcext:value-type="date">
            <text:p>21/03/0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IF([.A1060]-[.A1059]&gt;1;&quot;FALSO&quot;;&quot;&quot;)">
            <text:p/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date" office:date-value="2009-03-25" calcext:value-type="date">
            <text:p>25/03/0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IF([.A1061]-[.A1060]&gt;1;&quot;FALSO&quot;;&quot;&quot;)">
            <text:p/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date" office:date-value="2009-03-28" calcext:value-type="date">
            <text:p>28/03/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A1062]-[.A1061]&gt;1;&quot;FALSO&quot;;&quot;&quot;)">
            <text:p/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date" office:date-value="2009-04-01" calcext:value-type="date">
            <text:p>01/04/0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formula="of:=IF([.A1063]-[.A1062]&gt;1;&quot;FALSO&quot;;&quot;&quot;)">
            <text:p/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date" office:date-value="2009-04-04" calcext:value-type="date">
            <text:p>04/04/0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IF([.A1064]-[.A1063]&gt;1;&quot;FALSO&quot;;&quot;&quot;)">
            <text:p/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date" office:date-value="2009-04-08" calcext:value-type="date">
            <text:p>08/04/0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A1065]-[.A1064]&gt;1;&quot;FALSO&quot;;&quot;&quot;)">
            <text:p/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date" office:date-value="2009-04-11" calcext:value-type="date">
            <text:p>11/04/0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formula="of:=IF([.A1066]-[.A1065]&gt;1;&quot;FALSO&quot;;&quot;&quot;)">
            <text:p/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date" office:date-value="2009-04-15" calcext:value-type="date">
            <text:p>15/04/0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1067]-[.A1066]&gt;1;&quot;FALSO&quot;;&quot;&quot;)">
            <text:p/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date" office:date-value="2009-04-18" calcext:value-type="date">
            <text:p>18/04/0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IF([.A1068]-[.A1067]&gt;1;&quot;FALSO&quot;;&quot;&quot;)">
            <text:p/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date" office:date-value="2009-04-22" calcext:value-type="date">
            <text:p>22/04/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formula="of:=IF([.A1069]-[.A1068]&gt;1;&quot;FALSO&quot;;&quot;&quot;)">
            <text:p/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date" office:date-value="2009-04-25" calcext:value-type="date">
            <text:p>25/04/0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IF([.A1070]-[.A1069]&gt;1;&quot;FALSO&quot;;&quot;&quot;)">
            <text:p/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date" office:date-value="2009-04-29" calcext:value-type="date">
            <text:p>29/04/0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1071]-[.A1070]&gt;1;&quot;FALSO&quot;;&quot;&quot;)">
            <text:p/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date" office:date-value="2009-05-02" calcext:value-type="date">
            <text:p>02/05/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IF([.A1072]-[.A1071]&gt;1;&quot;FALSO&quot;;&quot;&quot;)">
            <text:p/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date" office:date-value="2009-05-06" calcext:value-type="date">
            <text:p>06/05/0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1073]-[.A1072]&gt;1;&quot;FALSO&quot;;&quot;&quot;)">
            <text:p/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date" office:date-value="2009-05-09" calcext:value-type="date">
            <text:p>09/05/0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1074]-[.A1073]&gt;1;&quot;FALSO&quot;;&quot;&quot;)">
            <text:p/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date" office:date-value="2009-05-13" calcext:value-type="date">
            <text:p>13/05/0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formula="of:=IF([.A1075]-[.A1074]&gt;1;&quot;FALSO&quot;;&quot;&quot;)">
            <text:p/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date" office:date-value="2009-05-16" calcext:value-type="date">
            <text:p>16/05/0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IF([.A1076]-[.A1075]&gt;1;&quot;FALSO&quot;;&quot;&quot;)">
            <text:p/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date" office:date-value="2009-05-20" calcext:value-type="date">
            <text:p>20/05/0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IF([.A1077]-[.A1076]&gt;1;&quot;FALSO&quot;;&quot;&quot;)">
            <text:p/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date" office:date-value="2009-05-23" calcext:value-type="date">
            <text:p>23/05/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formula="of:=IF([.A1078]-[.A1077]&gt;1;&quot;FALSO&quot;;&quot;&quot;)">
            <text:p/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date" office:date-value="2009-05-27" calcext:value-type="date">
            <text:p>27/05/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IF([.A1079]-[.A1078]&gt;1;&quot;FALSO&quot;;&quot;&quot;)">
            <text:p/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date" office:date-value="2009-05-30" calcext:value-type="date">
            <text:p>30/05/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IF([.A1080]-[.A1079]&gt;1;&quot;FALSO&quot;;&quot;&quot;)">
            <text:p/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date" office:date-value="2009-06-03" calcext:value-type="date">
            <text:p>03/06/0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IF([.A1081]-[.A1080]&gt;1;&quot;FALSO&quot;;&quot;&quot;)">
            <text:p/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date" office:date-value="2009-06-06" calcext:value-type="date">
            <text:p>06/06/0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formula="of:=IF([.A1082]-[.A1081]&gt;1;&quot;FALSO&quot;;&quot;&quot;)">
            <text:p/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date" office:date-value="2009-06-10" calcext:value-type="date">
            <text:p>10/06/0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1083]-[.A1082]&gt;1;&quot;FALSO&quot;;&quot;&quot;)">
            <text:p/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date" office:date-value="2009-06-13" calcext:value-type="date">
            <text:p>13/06/0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IF([.A1084]-[.A1083]&gt;1;&quot;FALSO&quot;;&quot;&quot;)">
            <text:p/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date" office:date-value="2009-06-17" calcext:value-type="date">
            <text:p>17/06/0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IF([.A1085]-[.A1084]&gt;1;&quot;FALSO&quot;;&quot;&quot;)">
            <text:p/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date" office:date-value="2009-06-20" calcext:value-type="date">
            <text:p>20/06/0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formula="of:=IF([.A1086]-[.A1085]&gt;1;&quot;FALSO&quot;;&quot;&quot;)">
            <text:p/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date" office:date-value="2009-06-24" calcext:value-type="date">
            <text:p>24/06/0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IF([.A1087]-[.A1086]&gt;1;&quot;FALSO&quot;;&quot;&quot;)">
            <text:p/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date" office:date-value="2009-06-27" calcext:value-type="date">
            <text:p>27/06/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IF([.A1088]-[.A1087]&gt;1;&quot;FALSO&quot;;&quot;&quot;)">
            <text:p/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date" office:date-value="2009-07-01" calcext:value-type="date">
            <text:p>01/07/0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formula="of:=IF([.A1089]-[.A1088]&gt;1;&quot;FALSO&quot;;&quot;&quot;)">
            <text:p/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date" office:date-value="2009-07-04" calcext:value-type="date">
            <text:p>04/07/0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IF([.A1090]-[.A1089]&gt;1;&quot;FALSO&quot;;&quot;&quot;)">
            <text:p/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date" office:date-value="2009-07-08" calcext:value-type="date">
            <text:p>08/07/0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IF([.A1091]-[.A1090]&gt;1;&quot;FALSO&quot;;&quot;&quot;)">
            <text:p/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date" office:date-value="2009-07-11" calcext:value-type="date">
            <text:p>11/07/0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IF([.A1092]-[.A1091]&gt;1;&quot;FALSO&quot;;&quot;&quot;)">
            <text:p/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date" office:date-value="2009-07-15" calcext:value-type="date">
            <text:p>15/07/0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1093]-[.A1092]&gt;1;&quot;FALSO&quot;;&quot;&quot;)">
            <text:p/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date" office:date-value="2009-07-18" calcext:value-type="date">
            <text:p>18/07/0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IF([.A1094]-[.A1093]&gt;1;&quot;FALSO&quot;;&quot;&quot;)">
            <text:p/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date" office:date-value="2009-07-22" calcext:value-type="date">
            <text:p>22/07/0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1095]-[.A1094]&gt;1;&quot;FALSO&quot;;&quot;&quot;)">
            <text:p/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date" office:date-value="2009-07-25" calcext:value-type="date">
            <text:p>25/07/0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IF([.A1096]-[.A1095]&gt;1;&quot;FALSO&quot;;&quot;&quot;)">
            <text:p/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date" office:date-value="2009-07-29" calcext:value-type="date">
            <text:p>29/07/0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formula="of:=IF([.A1097]-[.A1096]&gt;1;&quot;FALSO&quot;;&quot;&quot;)">
            <text:p/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date" office:date-value="2009-08-01" calcext:value-type="date">
            <text:p>01/08/0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A1098]-[.A1097]&gt;1;&quot;FALSO&quot;;&quot;&quot;)">
            <text:p/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date" office:date-value="2009-08-05" calcext:value-type="date">
            <text:p>05/08/0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formula="of:=IF([.A1099]-[.A1098]&gt;1;&quot;FALSO&quot;;&quot;&quot;)">
            <text:p/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date" office:date-value="2009-08-08" calcext:value-type="date">
            <text:p>08/08/0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1100]-[.A1099]&gt;1;&quot;FALSO&quot;;&quot;&quot;)">
            <text:p/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date" office:date-value="2009-08-12" calcext:value-type="date">
            <text:p>12/08/0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A1101]-[.A1100]&gt;1;&quot;FALSO&quot;;&quot;&quot;)">
            <text:p/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date" office:date-value="2009-08-15" calcext:value-type="date">
            <text:p>15/08/0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A1102]-[.A1101]&gt;1;&quot;FALSO&quot;;&quot;&quot;)">
            <text:p/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date" office:date-value="2009-08-19" calcext:value-type="date">
            <text:p>19/08/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IF([.A1103]-[.A1102]&gt;1;&quot;FALSO&quot;;&quot;&quot;)">
            <text:p/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date" office:date-value="2009-08-22" calcext:value-type="date">
            <text:p>22/08/0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formula="of:=IF([.A1104]-[.A1103]&gt;1;&quot;FALSO&quot;;&quot;&quot;)">
            <text:p/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date" office:date-value="2009-08-26" calcext:value-type="date">
            <text:p>26/08/0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1105]-[.A1104]&gt;1;&quot;FALSO&quot;;&quot;&quot;)">
            <text:p/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date" office:date-value="2009-08-29" calcext:value-type="date">
            <text:p>29/08/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[.A1106]-[.A1105]&gt;1;&quot;FALSO&quot;;&quot;&quot;)">
            <text:p/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date" office:date-value="2009-09-02" calcext:value-type="date">
            <text:p>02/09/0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IF([.A1107]-[.A1106]&gt;1;&quot;FALSO&quot;;&quot;&quot;)">
            <text:p/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date" office:date-value="2009-09-05" calcext:value-type="date">
            <text:p>05/09/0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([.A1108]-[.A1107]&gt;1;&quot;FALSO&quot;;&quot;&quot;)">
            <text:p/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date" office:date-value="2009-09-09" calcext:value-type="date">
            <text:p>09/09/0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1109]-[.A1108]&gt;1;&quot;FALSO&quot;;&quot;&quot;)">
            <text:p/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date" office:date-value="2009-09-12" calcext:value-type="date">
            <text:p>12/09/0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formula="of:=IF([.A1110]-[.A1109]&gt;1;&quot;FALSO&quot;;&quot;&quot;)">
            <text:p/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date" office:date-value="2009-09-16" calcext:value-type="date">
            <text:p>16/09/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table:formula="of:=IF([.A1111]-[.A1110]&gt;1;&quot;FALSO&quot;;&quot;&quot;)">
            <text:p/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date" office:date-value="2009-09-19" calcext:value-type="date">
            <text:p>19/09/0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IF([.A1112]-[.A1111]&gt;1;&quot;FALSO&quot;;&quot;&quot;)">
            <text:p/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date" office:date-value="2009-09-23" calcext:value-type="date">
            <text:p>23/09/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IF([.A1113]-[.A1112]&gt;1;&quot;FALSO&quot;;&quot;&quot;)">
            <text:p/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date" office:date-value="2009-09-26" calcext:value-type="date">
            <text:p>26/09/0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1114]-[.A1113]&gt;1;&quot;FALSO&quot;;&quot;&quot;)">
            <text:p/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date" office:date-value="2009-09-30" calcext:value-type="date">
            <text:p>30/09/0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formula="of:=IF([.A1115]-[.A1114]&gt;1;&quot;FALSO&quot;;&quot;&quot;)">
            <text:p/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date" office:date-value="2009-10-03" calcext:value-type="date">
            <text:p>03/10/0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formula="of:=IF([.A1116]-[.A1115]&gt;1;&quot;FALSO&quot;;&quot;&quot;)">
            <text:p/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date" office:date-value="2009-10-07" calcext:value-type="date">
            <text:p>07/10/0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formula="of:=IF([.A1117]-[.A1116]&gt;1;&quot;FALSO&quot;;&quot;&quot;)">
            <text:p/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date" office:date-value="2009-10-10" calcext:value-type="date">
            <text:p>10/10/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formula="of:=IF([.A1118]-[.A1117]&gt;1;&quot;FALSO&quot;;&quot;&quot;)">
            <text:p/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date" office:date-value="2009-10-14" calcext:value-type="date">
            <text:p>14/10/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IF([.A1119]-[.A1118]&gt;1;&quot;FALSO&quot;;&quot;&quot;)">
            <text:p/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date" office:date-value="2009-10-17" calcext:value-type="date">
            <text:p>17/10/0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A1120]-[.A1119]&gt;1;&quot;FALSO&quot;;&quot;&quot;)">
            <text:p/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date" office:date-value="2009-10-21" calcext:value-type="date">
            <text:p>21/10/0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1121]-[.A1120]&gt;1;&quot;FALSO&quot;;&quot;&quot;)">
            <text:p/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date" office:date-value="2009-10-24" calcext:value-type="date">
            <text:p>24/10/0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IF([.A1122]-[.A1121]&gt;1;&quot;FALSO&quot;;&quot;&quot;)">
            <text:p/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date" office:date-value="2009-10-28" calcext:value-type="date">
            <text:p>28/10/0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1123]-[.A1122]&gt;1;&quot;FALSO&quot;;&quot;&quot;)">
            <text:p/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date" office:date-value="2009-10-31" calcext:value-type="date">
            <text:p>31/10/09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1124]-[.A1123]&gt;1;&quot;FALSO&quot;;&quot;&quot;)">
            <text:p/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date" office:date-value="2009-11-04" calcext:value-type="date">
            <text:p>04/11/0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IF([.A1125]-[.A1124]&gt;1;&quot;FALSO&quot;;&quot;&quot;)">
            <text:p/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date" office:date-value="2009-11-07" calcext:value-type="date">
            <text:p>07/11/0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IF([.A1126]-[.A1125]&gt;1;&quot;FALSO&quot;;&quot;&quot;)">
            <text:p/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date" office:date-value="2009-11-11" calcext:value-type="date">
            <text:p>11/11/0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IF([.A1127]-[.A1126]&gt;1;&quot;FALSO&quot;;&quot;&quot;)">
            <text:p/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date" office:date-value="2009-11-14" calcext:value-type="date">
            <text:p>14/11/09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1128]-[.A1127]&gt;1;&quot;FALSO&quot;;&quot;&quot;)">
            <text:p/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date" office:date-value="2009-11-18" calcext:value-type="date">
            <text:p>18/11/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IF([.A1129]-[.A1128]&gt;1;&quot;FALSO&quot;;&quot;&quot;)">
            <text:p/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date" office:date-value="2009-11-21" calcext:value-type="date">
            <text:p>21/11/0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1130]-[.A1129]&gt;1;&quot;FALSO&quot;;&quot;&quot;)">
            <text:p/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date" office:date-value="2009-11-25" calcext:value-type="date">
            <text:p>25/11/0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IF([.A1131]-[.A1130]&gt;1;&quot;FALSO&quot;;&quot;&quot;)">
            <text:p/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date" office:date-value="2009-11-28" calcext:value-type="date">
            <text:p>28/11/0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A1132]-[.A1131]&gt;1;&quot;FALSO&quot;;&quot;&quot;)">
            <text:p/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date" office:date-value="2009-12-02" calcext:value-type="date">
            <text:p>02/12/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formula="of:=IF([.A1133]-[.A1132]&gt;1;&quot;FALSO&quot;;&quot;&quot;)">
            <text:p/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date" office:date-value="2009-12-05" calcext:value-type="date">
            <text:p>05/12/0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1134]-[.A1133]&gt;1;&quot;FALSO&quot;;&quot;&quot;)">
            <text:p/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date" office:date-value="2009-12-09" calcext:value-type="date">
            <text:p>09/12/0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IF([.A1135]-[.A1134]&gt;1;&quot;FALSO&quot;;&quot;&quot;)">
            <text:p/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date" office:date-value="2009-12-12" calcext:value-type="date">
            <text:p>12/12/0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136]-[.A1135]&gt;1;&quot;FALSO&quot;;&quot;&quot;)">
            <text:p/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date" office:date-value="2009-12-16" calcext:value-type="date">
            <text:p>16/12/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formula="of:=IF([.A1137]-[.A1136]&gt;1;&quot;FALSO&quot;;&quot;&quot;)">
            <text:p/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date" office:date-value="2009-12-19" calcext:value-type="date">
            <text:p>19/12/0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IF([.A1138]-[.A1137]&gt;1;&quot;FALSO&quot;;&quot;&quot;)">
            <text:p/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date" office:date-value="2009-12-22" calcext:value-type="date">
            <text:p>22/12/0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IF([.A1139]-[.A1138]&gt;1;&quot;FALSO&quot;;&quot;&quot;)">
            <text:p/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date" office:date-value="2009-12-24" calcext:value-type="date">
            <text:p>24/12/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IF([.A1140]-[.A1139]&gt;1;&quot;FALSO&quot;;&quot;&quot;)">
            <text:p/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date" office:date-value="2009-12-26" calcext:value-type="date">
            <text:p>26/12/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formula="of:=IF([.A1141]-[.A1140]&gt;1;&quot;FALSO&quot;;&quot;&quot;)">
            <text:p/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date" office:date-value="2009-12-31" calcext:value-type="date">
            <text:p>31/12/0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[.A1142]-[.A1141]&gt;1;&quot;FALSO&quot;;&quot;&quot;)">
            <text:p/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date" office:date-value="2010-01-02" calcext:value-type="date">
            <text:p>02/01/1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1143]-[.A1142]&gt;1;&quot;FALSO&quot;;&quot;&quot;)">
            <text:p/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date" office:date-value="2010-01-06" calcext:value-type="date">
            <text:p>06/01/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table:formula="of:=IF([.A1144]-[.A1143]&gt;1;&quot;FALSO&quot;;&quot;&quot;)">
            <text:p/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date" office:date-value="2010-01-09" calcext:value-type="date">
            <text:p>09/01/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IF([.A1145]-[.A1144]&gt;1;&quot;FALSO&quot;;&quot;&quot;)">
            <text:p/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date" office:date-value="2010-01-13" calcext:value-type="date">
            <text:p>13/01/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IF([.A1146]-[.A1145]&gt;1;&quot;FALSO&quot;;&quot;&quot;)">
            <text:p/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date" office:date-value="2010-01-16" calcext:value-type="date">
            <text:p>16/01/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A1147]-[.A1146]&gt;1;&quot;FALSO&quot;;&quot;&quot;)">
            <text:p/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date" office:date-value="2010-01-20" calcext:value-type="date">
            <text:p>20/01/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IF([.A1148]-[.A1147]&gt;1;&quot;FALSO&quot;;&quot;&quot;)">
            <text:p/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date" office:date-value="2010-01-23" calcext:value-type="date">
            <text:p>23/01/1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formula="of:=IF([.A1149]-[.A1148]&gt;1;&quot;FALSO&quot;;&quot;&quot;)">
            <text:p/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date" office:date-value="2010-01-27" calcext:value-type="date">
            <text:p>27/01/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1150]-[.A1149]&gt;1;&quot;FALSO&quot;;&quot;&quot;)">
            <text:p/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date" office:date-value="2010-01-30" calcext:value-type="date">
            <text:p>30/01/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1151]-[.A1150]&gt;1;&quot;FALSO&quot;;&quot;&quot;)">
            <text:p/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date" office:date-value="2010-02-03" calcext:value-type="date">
            <text:p>03/02/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IF([.A1152]-[.A1151]&gt;1;&quot;FALSO&quot;;&quot;&quot;)">
            <text:p/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date" office:date-value="2010-02-06" calcext:value-type="date">
            <text:p>06/02/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IF([.A1153]-[.A1152]&gt;1;&quot;FALSO&quot;;&quot;&quot;)">
            <text:p/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date" office:date-value="2010-02-10" calcext:value-type="date">
            <text:p>10/02/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IF([.A1154]-[.A1153]&gt;1;&quot;FALSO&quot;;&quot;&quot;)">
            <text:p/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date" office:date-value="2010-02-13" calcext:value-type="date">
            <text:p>13/02/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IF([.A1155]-[.A1154]&gt;1;&quot;FALSO&quot;;&quot;&quot;)">
            <text:p/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date" office:date-value="2010-02-17" calcext:value-type="date">
            <text:p>17/02/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IF([.A1156]-[.A1155]&gt;1;&quot;FALSO&quot;;&quot;&quot;)">
            <text:p/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date" office:date-value="2010-02-20" calcext:value-type="date">
            <text:p>20/02/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1157]-[.A1156]&gt;1;&quot;FALSO&quot;;&quot;&quot;)">
            <text:p/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date" office:date-value="2010-02-24" calcext:value-type="date">
            <text:p>24/02/1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1158]-[.A1157]&gt;1;&quot;FALSO&quot;;&quot;&quot;)">
            <text:p/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date" office:date-value="2010-02-27" calcext:value-type="date">
            <text:p>27/02/1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IF([.A1159]-[.A1158]&gt;1;&quot;FALSO&quot;;&quot;&quot;)">
            <text:p/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date" office:date-value="2010-03-03" calcext:value-type="date">
            <text:p>03/03/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1160]-[.A1159]&gt;1;&quot;FALSO&quot;;&quot;&quot;)">
            <text:p/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date" office:date-value="2010-03-06" calcext:value-type="date">
            <text:p>06/03/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1161]-[.A1160]&gt;1;&quot;FALSO&quot;;&quot;&quot;)">
            <text:p/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date" office:date-value="2010-03-10" calcext:value-type="date">
            <text:p>10/03/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IF([.A1162]-[.A1161]&gt;1;&quot;FALSO&quot;;&quot;&quot;)">
            <text:p/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date" office:date-value="2010-03-13" calcext:value-type="date">
            <text:p>13/03/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1163]-[.A1162]&gt;1;&quot;FALSO&quot;;&quot;&quot;)">
            <text:p/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date" office:date-value="2010-03-17" calcext:value-type="date">
            <text:p>17/03/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IF([.A1164]-[.A1163]&gt;1;&quot;FALSO&quot;;&quot;&quot;)">
            <text:p/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date" office:date-value="2010-03-20" calcext:value-type="date">
            <text:p>20/03/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1165]-[.A1164]&gt;1;&quot;FALSO&quot;;&quot;&quot;)">
            <text:p/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date" office:date-value="2010-03-24" calcext:value-type="date">
            <text:p>24/03/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formula="of:=IF([.A1166]-[.A1165]&gt;1;&quot;FALSO&quot;;&quot;&quot;)">
            <text:p/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date" office:date-value="2010-03-27" calcext:value-type="date">
            <text:p>27/03/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1167]-[.A1166]&gt;1;&quot;FALSO&quot;;&quot;&quot;)">
            <text:p/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date" office:date-value="2010-03-31" calcext:value-type="date">
            <text:p>31/03/1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IF([.A1168]-[.A1167]&gt;1;&quot;FALSO&quot;;&quot;&quot;)">
            <text:p/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date" office:date-value="2010-04-03" calcext:value-type="date">
            <text:p>03/04/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1169]-[.A1168]&gt;1;&quot;FALSO&quot;;&quot;&quot;)">
            <text:p/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date" office:date-value="2010-04-07" calcext:value-type="date">
            <text:p>07/04/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170]-[.A1169]&gt;1;&quot;FALSO&quot;;&quot;&quot;)">
            <text:p/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date" office:date-value="2010-04-10" calcext:value-type="date">
            <text:p>10/04/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IF([.A1171]-[.A1170]&gt;1;&quot;FALSO&quot;;&quot;&quot;)">
            <text:p/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date" office:date-value="2010-04-14" calcext:value-type="date">
            <text:p>14/04/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IF([.A1172]-[.A1171]&gt;1;&quot;FALSO&quot;;&quot;&quot;)">
            <text:p/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date" office:date-value="2010-04-17" calcext:value-type="date">
            <text:p>17/04/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table:formula="of:=IF([.A1173]-[.A1172]&gt;1;&quot;FALSO&quot;;&quot;&quot;)">
            <text:p/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date" office:date-value="2010-04-20" calcext:value-type="date">
            <text:p>20/04/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1174]-[.A1173]&gt;1;&quot;FALSO&quot;;&quot;&quot;)">
            <text:p/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date" office:date-value="2010-04-24" calcext:value-type="date">
            <text:p>24/04/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formula="of:=IF([.A1175]-[.A1174]&gt;1;&quot;FALSO&quot;;&quot;&quot;)">
            <text:p/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date" office:date-value="2010-04-28" calcext:value-type="date">
            <text:p>28/04/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1176]-[.A1175]&gt;1;&quot;FALSO&quot;;&quot;&quot;)">
            <text:p/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date" office:date-value="2010-04-30" calcext:value-type="date">
            <text:p>30/04/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IF([.A1177]-[.A1176]&gt;1;&quot;FALSO&quot;;&quot;&quot;)">
            <text:p/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date" office:date-value="2010-05-05" calcext:value-type="date">
            <text:p>05/05/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IF([.A1178]-[.A1177]&gt;1;&quot;FALSO&quot;;&quot;&quot;)">
            <text:p/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date" office:date-value="2010-05-08" calcext:value-type="date">
            <text:p>08/05/1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1179]-[.A1178]&gt;1;&quot;FALSO&quot;;&quot;&quot;)">
            <text:p/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date" office:date-value="2010-05-12" calcext:value-type="date">
            <text:p>12/05/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1180]-[.A1179]&gt;1;&quot;FALSO&quot;;&quot;&quot;)">
            <text:p/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date" office:date-value="2010-05-15" calcext:value-type="date">
            <text:p>15/05/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181]-[.A1180]&gt;1;&quot;FALSO&quot;;&quot;&quot;)">
            <text:p/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date" office:date-value="2010-05-19" calcext:value-type="date">
            <text:p>19/05/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1182]-[.A1181]&gt;1;&quot;FALSO&quot;;&quot;&quot;)">
            <text:p/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date" office:date-value="2010-05-22" calcext:value-type="date">
            <text:p>22/05/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A1183]-[.A1182]&gt;1;&quot;FALSO&quot;;&quot;&quot;)">
            <text:p/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date" office:date-value="2010-05-26" calcext:value-type="date">
            <text:p>26/05/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1184]-[.A1183]&gt;1;&quot;FALSO&quot;;&quot;&quot;)">
            <text:p/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date" office:date-value="2010-05-29" calcext:value-type="date">
            <text:p>29/05/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IF([.A1185]-[.A1184]&gt;1;&quot;FALSO&quot;;&quot;&quot;)">
            <text:p/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date" office:date-value="2010-06-02" calcext:value-type="date">
            <text:p>02/06/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IF([.A1186]-[.A1185]&gt;1;&quot;FALSO&quot;;&quot;&quot;)">
            <text:p/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date" office:date-value="2010-06-05" calcext:value-type="date">
            <text:p>05/06/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formula="of:=IF([.A1187]-[.A1186]&gt;1;&quot;FALSO&quot;;&quot;&quot;)">
            <text:p/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date" office:date-value="2010-06-09" calcext:value-type="date">
            <text:p>09/06/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formula="of:=IF([.A1188]-[.A1187]&gt;1;&quot;FALSO&quot;;&quot;&quot;)">
            <text:p/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date" office:date-value="2010-06-12" calcext:value-type="date">
            <text:p>12/06/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IF([.A1189]-[.A1188]&gt;1;&quot;FALSO&quot;;&quot;&quot;)">
            <text:p/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date" office:date-value="2010-06-16" calcext:value-type="date">
            <text:p>16/06/1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190]-[.A1189]&gt;1;&quot;FALSO&quot;;&quot;&quot;)">
            <text:p/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date" office:date-value="2010-06-19" calcext:value-type="date">
            <text:p>19/06/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IF([.A1191]-[.A1190]&gt;1;&quot;FALSO&quot;;&quot;&quot;)">
            <text:p/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date" office:date-value="2010-06-23" calcext:value-type="date">
            <text:p>23/06/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192]-[.A1191]&gt;1;&quot;FALSO&quot;;&quot;&quot;)">
            <text:p/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date" office:date-value="2010-06-26" calcext:value-type="date">
            <text:p>26/06/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IF([.A1193]-[.A1192]&gt;1;&quot;FALSO&quot;;&quot;&quot;)">
            <text:p/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date" office:date-value="2010-06-30" calcext:value-type="date">
            <text:p>30/06/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1194]-[.A1193]&gt;1;&quot;FALSO&quot;;&quot;&quot;)">
            <text:p/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date" office:date-value="2010-07-03" calcext:value-type="date">
            <text:p>03/07/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formula="of:=IF([.A1195]-[.A1194]&gt;1;&quot;FALSO&quot;;&quot;&quot;)">
            <text:p/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date" office:date-value="2010-07-07" calcext:value-type="date">
            <text:p>07/07/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1196]-[.A1195]&gt;1;&quot;FALSO&quot;;&quot;&quot;)">
            <text:p/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date" office:date-value="2010-07-10" calcext:value-type="date">
            <text:p>10/07/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1197]-[.A1196]&gt;1;&quot;FALSO&quot;;&quot;&quot;)">
            <text:p/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date" office:date-value="2010-07-14" calcext:value-type="date">
            <text:p>14/07/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1198]-[.A1197]&gt;1;&quot;FALSO&quot;;&quot;&quot;)">
            <text:p/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date" office:date-value="2010-07-17" calcext:value-type="date">
            <text:p>17/07/1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1199]-[.A1198]&gt;1;&quot;FALSO&quot;;&quot;&quot;)">
            <text:p/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date" office:date-value="2010-07-21" calcext:value-type="date">
            <text:p>21/07/1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IF([.A1200]-[.A1199]&gt;1;&quot;FALSO&quot;;&quot;&quot;)">
            <text:p/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date" office:date-value="2010-07-24" calcext:value-type="date">
            <text:p>24/07/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IF([.A1201]-[.A1200]&gt;1;&quot;FALSO&quot;;&quot;&quot;)">
            <text:p/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date" office:date-value="2010-07-28" calcext:value-type="date">
            <text:p>28/07/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1202]-[.A1201]&gt;1;&quot;FALSO&quot;;&quot;&quot;)">
            <text:p/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date" office:date-value="2010-07-31" calcext:value-type="date">
            <text:p>31/07/1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1203]-[.A1202]&gt;1;&quot;FALSO&quot;;&quot;&quot;)">
            <text:p/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date" office:date-value="2010-08-04" calcext:value-type="date">
            <text:p>04/08/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1204]-[.A1203]&gt;1;&quot;FALSO&quot;;&quot;&quot;)">
            <text:p/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date" office:date-value="2010-08-07" calcext:value-type="date">
            <text:p>07/08/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formula="of:=IF([.A1205]-[.A1204]&gt;1;&quot;FALSO&quot;;&quot;&quot;)">
            <text:p/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date" office:date-value="2010-08-11" calcext:value-type="date">
            <text:p>11/08/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A1206]-[.A1205]&gt;1;&quot;FALSO&quot;;&quot;&quot;)">
            <text:p/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date" office:date-value="2010-08-14" calcext:value-type="date">
            <text:p>14/08/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IF([.A1207]-[.A1206]&gt;1;&quot;FALSO&quot;;&quot;&quot;)">
            <text:p/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date" office:date-value="2010-08-18" calcext:value-type="date">
            <text:p>18/08/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IF([.A1208]-[.A1207]&gt;1;&quot;FALSO&quot;;&quot;&quot;)">
            <text:p/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date" office:date-value="2010-08-21" calcext:value-type="date">
            <text:p>21/08/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IF([.A1209]-[.A1208]&gt;1;&quot;FALSO&quot;;&quot;&quot;)">
            <text:p/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date" office:date-value="2010-08-25" calcext:value-type="date">
            <text:p>25/08/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1210]-[.A1209]&gt;1;&quot;FALSO&quot;;&quot;&quot;)">
            <text:p/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date" office:date-value="2010-08-28" calcext:value-type="date">
            <text:p>28/08/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IF([.A1211]-[.A1210]&gt;1;&quot;FALSO&quot;;&quot;&quot;)">
            <text:p/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date" office:date-value="2010-09-01" calcext:value-type="date">
            <text:p>01/09/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IF([.A1212]-[.A1211]&gt;1;&quot;FALSO&quot;;&quot;&quot;)">
            <text:p/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date" office:date-value="2010-09-04" calcext:value-type="date">
            <text:p>04/09/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formula="of:=IF([.A1213]-[.A1212]&gt;1;&quot;FALSO&quot;;&quot;&quot;)">
            <text:p/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date" office:date-value="2010-09-08" calcext:value-type="date">
            <text:p>08/09/1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IF([.A1214]-[.A1213]&gt;1;&quot;FALSO&quot;;&quot;&quot;)">
            <text:p/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date" office:date-value="2010-09-11" calcext:value-type="date">
            <text:p>11/09/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1215]-[.A1214]&gt;1;&quot;FALSO&quot;;&quot;&quot;)">
            <text:p/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date" office:date-value="2010-09-15" calcext:value-type="date">
            <text:p>15/09/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IF([.A1216]-[.A1215]&gt;1;&quot;FALSO&quot;;&quot;&quot;)">
            <text:p/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date" office:date-value="2010-09-18" calcext:value-type="date">
            <text:p>18/09/1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[.A1217]-[.A1216]&gt;1;&quot;FALSO&quot;;&quot;&quot;)">
            <text:p/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date" office:date-value="2010-09-22" calcext:value-type="date">
            <text:p>22/09/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IF([.A1218]-[.A1217]&gt;1;&quot;FALSO&quot;;&quot;&quot;)">
            <text:p/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date" office:date-value="2010-09-25" calcext:value-type="date">
            <text:p>25/09/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IF([.A1219]-[.A1218]&gt;1;&quot;FALSO&quot;;&quot;&quot;)">
            <text:p/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date" office:date-value="2010-09-29" calcext:value-type="date">
            <text:p>29/09/1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IF([.A1220]-[.A1219]&gt;1;&quot;FALSO&quot;;&quot;&quot;)">
            <text:p/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date" office:date-value="2010-10-02" calcext:value-type="date">
            <text:p>02/10/1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IF([.A1221]-[.A1220]&gt;1;&quot;FALSO&quot;;&quot;&quot;)">
            <text:p/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date" office:date-value="2010-10-06" calcext:value-type="date">
            <text:p>06/10/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1222]-[.A1221]&gt;1;&quot;FALSO&quot;;&quot;&quot;)">
            <text:p/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date" office:date-value="2010-10-09" calcext:value-type="date">
            <text:p>09/10/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formula="of:=IF([.A1223]-[.A1222]&gt;1;&quot;FALSO&quot;;&quot;&quot;)">
            <text:p/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date" office:date-value="2010-10-13" calcext:value-type="date">
            <text:p>13/10/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IF([.A1224]-[.A1223]&gt;1;&quot;FALSO&quot;;&quot;&quot;)">
            <text:p/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date" office:date-value="2010-10-16" calcext:value-type="date">
            <text:p>16/10/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A1225]-[.A1224]&gt;1;&quot;FALSO&quot;;&quot;&quot;)">
            <text:p/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date" office:date-value="2010-10-20" calcext:value-type="date">
            <text:p>20/10/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A1226]-[.A1225]&gt;1;&quot;FALSO&quot;;&quot;&quot;)">
            <text:p/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date" office:date-value="2010-10-23" calcext:value-type="date">
            <text:p>23/10/1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IF([.A1227]-[.A1226]&gt;1;&quot;FALSO&quot;;&quot;&quot;)">
            <text:p/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date" office:date-value="2010-10-27" calcext:value-type="date">
            <text:p>27/10/1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1228]-[.A1227]&gt;1;&quot;FALSO&quot;;&quot;&quot;)">
            <text:p/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date" office:date-value="2010-10-30" calcext:value-type="date">
            <text:p>30/10/1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formula="of:=IF([.A1229]-[.A1228]&gt;1;&quot;FALSO&quot;;&quot;&quot;)">
            <text:p/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date" office:date-value="2010-11-03" calcext:value-type="date">
            <text:p>03/11/1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1230]-[.A1229]&gt;1;&quot;FALSO&quot;;&quot;&quot;)">
            <text:p/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date" office:date-value="2010-11-06" calcext:value-type="date">
            <text:p>06/11/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[.A1231]-[.A1230]&gt;1;&quot;FALSO&quot;;&quot;&quot;)">
            <text:p/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date" office:date-value="2010-11-10" calcext:value-type="date">
            <text:p>10/11/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A1232]-[.A1231]&gt;1;&quot;FALSO&quot;;&quot;&quot;)">
            <text:p/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date" office:date-value="2010-11-13" calcext:value-type="date">
            <text:p>13/11/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IF([.A1233]-[.A1232]&gt;1;&quot;FALSO&quot;;&quot;&quot;)">
            <text:p/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date" office:date-value="2010-11-17" calcext:value-type="date">
            <text:p>17/11/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IF([.A1234]-[.A1233]&gt;1;&quot;FALSO&quot;;&quot;&quot;)">
            <text:p/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date" office:date-value="2010-11-20" calcext:value-type="date">
            <text:p>20/11/1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235]-[.A1234]&gt;1;&quot;FALSO&quot;;&quot;&quot;)">
            <text:p/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date" office:date-value="2010-11-24" calcext:value-type="date">
            <text:p>24/11/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IF([.A1236]-[.A1235]&gt;1;&quot;FALSO&quot;;&quot;&quot;)">
            <text:p/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date" office:date-value="2010-11-27" calcext:value-type="date">
            <text:p>27/11/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1237]-[.A1236]&gt;1;&quot;FALSO&quot;;&quot;&quot;)">
            <text:p/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date" office:date-value="2010-12-01" calcext:value-type="date">
            <text:p>01/12/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IF([.A1238]-[.A1237]&gt;1;&quot;FALSO&quot;;&quot;&quot;)">
            <text:p/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date" office:date-value="2010-12-04" calcext:value-type="date">
            <text:p>04/12/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formula="of:=IF([.A1239]-[.A1238]&gt;1;&quot;FALSO&quot;;&quot;&quot;)">
            <text:p/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date" office:date-value="2010-12-08" calcext:value-type="date">
            <text:p>08/12/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IF([.A1240]-[.A1239]&gt;1;&quot;FALSO&quot;;&quot;&quot;)">
            <text:p/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date" office:date-value="2010-12-11" calcext:value-type="date">
            <text:p>11/12/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IF([.A1241]-[.A1240]&gt;1;&quot;FALSO&quot;;&quot;&quot;)">
            <text:p/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date" office:date-value="2010-12-15" calcext:value-type="date">
            <text:p>15/12/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1242]-[.A1241]&gt;1;&quot;FALSO&quot;;&quot;&quot;)">
            <text:p/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date" office:date-value="2010-12-18" calcext:value-type="date">
            <text:p>18/12/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formula="of:=IF([.A1243]-[.A1242]&gt;1;&quot;FALSO&quot;;&quot;&quot;)">
            <text:p/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date" office:date-value="2010-12-20" calcext:value-type="date">
            <text:p>20/12/1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A1244]-[.A1243]&gt;1;&quot;FALSO&quot;;&quot;&quot;)">
            <text:p/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date" office:date-value="2010-12-22" calcext:value-type="date">
            <text:p>22/12/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IF([.A1245]-[.A1244]&gt;1;&quot;FALSO&quot;;&quot;&quot;)">
            <text:p/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date" office:date-value="2010-12-24" calcext:value-type="date">
            <text:p>24/12/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formula="of:=IF([.A1246]-[.A1245]&gt;1;&quot;FALSO&quot;;&quot;&quot;)">
            <text:p/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date" office:date-value="2010-12-31" calcext:value-type="date">
            <text:p>31/12/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IF([.A1247]-[.A1246]&gt;1;&quot;FALSO&quot;;&quot;&quot;)">
            <text:p/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date" office:date-value="2011-01-05" calcext:value-type="date">
            <text:p>05/01/1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1248]-[.A1247]&gt;1;&quot;FALSO&quot;;&quot;&quot;)">
            <text:p/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date" office:date-value="2011-01-08" calcext:value-type="date">
            <text:p>08/01/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formula="of:=IF([.A1249]-[.A1248]&gt;1;&quot;FALSO&quot;;&quot;&quot;)">
            <text:p/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date" office:date-value="2011-01-12" calcext:value-type="date">
            <text:p>12/01/1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1250]-[.A1249]&gt;1;&quot;FALSO&quot;;&quot;&quot;)">
            <text:p/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date" office:date-value="2011-01-15" calcext:value-type="date">
            <text:p>15/01/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1251]-[.A1250]&gt;1;&quot;FALSO&quot;;&quot;&quot;)">
            <text:p/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date" office:date-value="2011-01-19" calcext:value-type="date">
            <text:p>19/01/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1252]-[.A1251]&gt;1;&quot;FALSO&quot;;&quot;&quot;)">
            <text:p/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date" office:date-value="2011-01-22" calcext:value-type="date">
            <text:p>22/01/1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IF([.A1253]-[.A1252]&gt;1;&quot;FALSO&quot;;&quot;&quot;)">
            <text:p/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date" office:date-value="2011-01-26" calcext:value-type="date">
            <text:p>26/01/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A1254]-[.A1253]&gt;1;&quot;FALSO&quot;;&quot;&quot;)">
            <text:p/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date" office:date-value="2011-01-29" calcext:value-type="date">
            <text:p>29/01/1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IF([.A1255]-[.A1254]&gt;1;&quot;FALSO&quot;;&quot;&quot;)">
            <text:p/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date" office:date-value="2011-02-02" calcext:value-type="date">
            <text:p>02/02/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IF([.A1256]-[.A1255]&gt;1;&quot;FALSO&quot;;&quot;&quot;)">
            <text:p/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date" office:date-value="2011-02-05" calcext:value-type="date">
            <text:p>05/02/1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A1257]-[.A1256]&gt;1;&quot;FALSO&quot;;&quot;&quot;)">
            <text:p/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date" office:date-value="2011-02-09" calcext:value-type="date">
            <text:p>09/02/1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IF([.A1258]-[.A1257]&gt;1;&quot;FALSO&quot;;&quot;&quot;)">
            <text:p/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date" office:date-value="2011-02-12" calcext:value-type="date">
            <text:p>12/02/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IF([.A1259]-[.A1258]&gt;1;&quot;FALSO&quot;;&quot;&quot;)">
            <text:p/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date" office:date-value="2011-02-16" calcext:value-type="date">
            <text:p>16/02/1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1260]-[.A1259]&gt;1;&quot;FALSO&quot;;&quot;&quot;)">
            <text:p/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date" office:date-value="2011-02-19" calcext:value-type="date">
            <text:p>19/02/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1261]-[.A1260]&gt;1;&quot;FALSO&quot;;&quot;&quot;)">
            <text:p/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date" office:date-value="2011-02-23" calcext:value-type="date">
            <text:p>23/02/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IF([.A1262]-[.A1261]&gt;1;&quot;FALSO&quot;;&quot;&quot;)">
            <text:p/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date" office:date-value="2011-02-26" calcext:value-type="date">
            <text:p>26/02/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formula="of:=IF([.A1263]-[.A1262]&gt;1;&quot;FALSO&quot;;&quot;&quot;)">
            <text:p/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date" office:date-value="2011-03-02" calcext:value-type="date">
            <text:p>02/03/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IF([.A1264]-[.A1263]&gt;1;&quot;FALSO&quot;;&quot;&quot;)">
            <text:p/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date" office:date-value="2011-03-05" calcext:value-type="date">
            <text:p>05/03/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IF([.A1265]-[.A1264]&gt;1;&quot;FALSO&quot;;&quot;&quot;)">
            <text:p/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date" office:date-value="2011-03-09" calcext:value-type="date">
            <text:p>09/03/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266]-[.A1265]&gt;1;&quot;FALSO&quot;;&quot;&quot;)">
            <text:p/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date" office:date-value="2011-03-12" calcext:value-type="date">
            <text:p>12/03/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([.A1267]-[.A1266]&gt;1;&quot;FALSO&quot;;&quot;&quot;)">
            <text:p/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date" office:date-value="2011-03-16" calcext:value-type="date">
            <text:p>16/03/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A1268]-[.A1267]&gt;1;&quot;FALSO&quot;;&quot;&quot;)">
            <text:p/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date" office:date-value="2011-03-19" calcext:value-type="date">
            <text:p>19/03/1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formula="of:=IF([.A1269]-[.A1268]&gt;1;&quot;FALSO&quot;;&quot;&quot;)">
            <text:p/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date" office:date-value="2011-03-23" calcext:value-type="date">
            <text:p>23/03/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1270]-[.A1269]&gt;1;&quot;FALSO&quot;;&quot;&quot;)">
            <text:p/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date" office:date-value="2011-03-26" calcext:value-type="date">
            <text:p>26/03/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formula="of:=IF([.A1271]-[.A1270]&gt;1;&quot;FALSO&quot;;&quot;&quot;)">
            <text:p/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date" office:date-value="2011-03-30" calcext:value-type="date">
            <text:p>30/03/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formula="of:=IF([.A1272]-[.A1271]&gt;1;&quot;FALSO&quot;;&quot;&quot;)">
            <text:p/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date" office:date-value="2011-04-02" calcext:value-type="date">
            <text:p>02/04/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A1273]-[.A1272]&gt;1;&quot;FALSO&quot;;&quot;&quot;)">
            <text:p/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date" office:date-value="2011-04-06" calcext:value-type="date">
            <text:p>06/04/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IF([.A1274]-[.A1273]&gt;1;&quot;FALSO&quot;;&quot;&quot;)">
            <text:p/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date" office:date-value="2011-04-09" calcext:value-type="date">
            <text:p>09/04/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1275]-[.A1274]&gt;1;&quot;FALSO&quot;;&quot;&quot;)">
            <text:p/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date" office:date-value="2011-04-13" calcext:value-type="date">
            <text:p>13/04/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formula="of:=IF([.A1276]-[.A1275]&gt;1;&quot;FALSO&quot;;&quot;&quot;)">
            <text:p/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date" office:date-value="2011-04-16" calcext:value-type="date">
            <text:p>16/04/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1277]-[.A1276]&gt;1;&quot;FALSO&quot;;&quot;&quot;)">
            <text:p/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date" office:date-value="2011-04-20" calcext:value-type="date">
            <text:p>20/04/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IF([.A1278]-[.A1277]&gt;1;&quot;FALSO&quot;;&quot;&quot;)">
            <text:p/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date" office:date-value="2011-04-23" calcext:value-type="date">
            <text:p>23/04/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279]-[.A1278]&gt;1;&quot;FALSO&quot;;&quot;&quot;)">
            <text:p/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date" office:date-value="2011-04-27" calcext:value-type="date">
            <text:p>27/04/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formula="of:=IF([.A1280]-[.A1279]&gt;1;&quot;FALSO&quot;;&quot;&quot;)">
            <text:p/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date" office:date-value="2011-04-30" calcext:value-type="date">
            <text:p>30/04/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IF([.A1281]-[.A1280]&gt;1;&quot;FALSO&quot;;&quot;&quot;)">
            <text:p/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date" office:date-value="2011-05-04" calcext:value-type="date">
            <text:p>04/05/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formula="of:=IF([.A1282]-[.A1281]&gt;1;&quot;FALSO&quot;;&quot;&quot;)">
            <text:p/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date" office:date-value="2011-05-07" calcext:value-type="date">
            <text:p>07/05/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IF([.A1283]-[.A1282]&gt;1;&quot;FALSO&quot;;&quot;&quot;)">
            <text:p/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date" office:date-value="2011-05-11" calcext:value-type="date">
            <text:p>11/05/1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1284]-[.A1283]&gt;1;&quot;FALSO&quot;;&quot;&quot;)">
            <text:p/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date" office:date-value="2011-05-14" calcext:value-type="date">
            <text:p>14/05/1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285]-[.A1284]&gt;1;&quot;FALSO&quot;;&quot;&quot;)">
            <text:p/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date" office:date-value="2011-05-18" calcext:value-type="date">
            <text:p>18/05/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IF([.A1286]-[.A1285]&gt;1;&quot;FALSO&quot;;&quot;&quot;)">
            <text:p/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date" office:date-value="2011-05-21" calcext:value-type="date">
            <text:p>21/05/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A1287]-[.A1286]&gt;1;&quot;FALSO&quot;;&quot;&quot;)">
            <text:p/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date" office:date-value="2011-05-25" calcext:value-type="date">
            <text:p>25/05/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1288]-[.A1287]&gt;1;&quot;FALSO&quot;;&quot;&quot;)">
            <text:p/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date" office:date-value="2011-05-28" calcext:value-type="date">
            <text:p>28/05/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IF([.A1289]-[.A1288]&gt;1;&quot;FALSO&quot;;&quot;&quot;)">
            <text:p/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date" office:date-value="2011-06-01" calcext:value-type="date">
            <text:p>01/06/1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IF([.A1290]-[.A1289]&gt;1;&quot;FALSO&quot;;&quot;&quot;)">
            <text:p/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date" office:date-value="2011-06-04" calcext:value-type="date">
            <text:p>04/06/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formula="of:=IF([.A1291]-[.A1290]&gt;1;&quot;FALSO&quot;;&quot;&quot;)">
            <text:p/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date" office:date-value="2011-06-08" calcext:value-type="date">
            <text:p>08/06/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table:formula="of:=IF([.A1292]-[.A1291]&gt;1;&quot;FALSO&quot;;&quot;&quot;)">
            <text:p/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date" office:date-value="2011-06-11" calcext:value-type="date">
            <text:p>11/06/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1293]-[.A1292]&gt;1;&quot;FALSO&quot;;&quot;&quot;)">
            <text:p/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date" office:date-value="2011-06-15" calcext:value-type="date">
            <text:p>15/06/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formula="of:=IF([.A1294]-[.A1293]&gt;1;&quot;FALSO&quot;;&quot;&quot;)">
            <text:p/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date" office:date-value="2011-06-18" calcext:value-type="date">
            <text:p>18/06/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formula="of:=IF([.A1295]-[.A1294]&gt;1;&quot;FALSO&quot;;&quot;&quot;)">
            <text:p/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date" office:date-value="2011-06-22" calcext:value-type="date">
            <text:p>22/06/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[.A1296]-[.A1295]&gt;1;&quot;FALSO&quot;;&quot;&quot;)">
            <text:p/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date" office:date-value="2011-06-25" calcext:value-type="date">
            <text:p>25/06/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1297]-[.A1296]&gt;1;&quot;FALSO&quot;;&quot;&quot;)">
            <text:p/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date" office:date-value="2011-06-29" calcext:value-type="date">
            <text:p>29/06/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1298]-[.A1297]&gt;1;&quot;FALSO&quot;;&quot;&quot;)">
            <text:p/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date" office:date-value="2011-07-02" calcext:value-type="date">
            <text:p>02/07/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1299]-[.A1298]&gt;1;&quot;FALSO&quot;;&quot;&quot;)">
            <text:p/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date" office:date-value="2011-07-06" calcext:value-type="date">
            <text:p>06/07/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1300]-[.A1299]&gt;1;&quot;FALSO&quot;;&quot;&quot;)">
            <text:p/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date" office:date-value="2011-07-09" calcext:value-type="date">
            <text:p>09/07/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301]-[.A1300]&gt;1;&quot;FALSO&quot;;&quot;&quot;)">
            <text:p/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date" office:date-value="2011-07-13" calcext:value-type="date">
            <text:p>13/07/1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302]-[.A1301]&gt;1;&quot;FALSO&quot;;&quot;&quot;)">
            <text:p/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date" office:date-value="2011-07-16" calcext:value-type="date">
            <text:p>16/07/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303]-[.A1302]&gt;1;&quot;FALSO&quot;;&quot;&quot;)">
            <text:p/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date" office:date-value="2011-07-20" calcext:value-type="date">
            <text:p>20/07/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1304]-[.A1303]&gt;1;&quot;FALSO&quot;;&quot;&quot;)">
            <text:p/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date" office:date-value="2011-07-23" calcext:value-type="date">
            <text:p>23/07/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1305]-[.A1304]&gt;1;&quot;FALSO&quot;;&quot;&quot;)">
            <text:p/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date" office:date-value="2011-07-27" calcext:value-type="date">
            <text:p>27/07/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formula="of:=IF([.A1306]-[.A1305]&gt;1;&quot;FALSO&quot;;&quot;&quot;)">
            <text:p/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date" office:date-value="2011-07-30" calcext:value-type="date">
            <text:p>30/07/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[.A1307]-[.A1306]&gt;1;&quot;FALSO&quot;;&quot;&quot;)">
            <text:p/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date" office:date-value="2011-08-03" calcext:value-type="date">
            <text:p>03/08/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IF([.A1308]-[.A1307]&gt;1;&quot;FALSO&quot;;&quot;&quot;)">
            <text:p/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date" office:date-value="2011-08-06" calcext:value-type="date">
            <text:p>06/08/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1309]-[.A1308]&gt;1;&quot;FALSO&quot;;&quot;&quot;)">
            <text:p/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date" office:date-value="2011-08-09" calcext:value-type="date">
            <text:p>09/08/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=IF([.A1310]-[.A1309]&gt;1;&quot;FALSO&quot;;&quot;&quot;)">
            <text:p/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date" office:date-value="2011-08-11" calcext:value-type="date">
            <text:p>11/08/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formula="of:=IF([.A1311]-[.A1310]&gt;1;&quot;FALSO&quot;;&quot;&quot;)">
            <text:p/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date" office:date-value="2011-08-13" calcext:value-type="date">
            <text:p>13/08/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1312]-[.A1311]&gt;1;&quot;FALSO&quot;;&quot;&quot;)">
            <text:p/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date" office:date-value="2011-08-17" calcext:value-type="date">
            <text:p>17/08/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1313]-[.A1312]&gt;1;&quot;FALSO&quot;;&quot;&quot;)">
            <text:p/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date" office:date-value="2011-08-20" calcext:value-type="date">
            <text:p>20/08/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IF([.A1314]-[.A1313]&gt;1;&quot;FALSO&quot;;&quot;&quot;)">
            <text:p/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date" office:date-value="2011-08-24" calcext:value-type="date">
            <text:p>24/08/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IF([.A1315]-[.A1314]&gt;1;&quot;FALSO&quot;;&quot;&quot;)">
            <text:p/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date" office:date-value="2011-08-27" calcext:value-type="date">
            <text:p>27/08/11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1316]-[.A1315]&gt;1;&quot;FALSO&quot;;&quot;&quot;)">
            <text:p/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date" office:date-value="2011-08-31" calcext:value-type="date">
            <text:p>31/08/1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1317]-[.A1316]&gt;1;&quot;FALSO&quot;;&quot;&quot;)">
            <text:p/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date" office:date-value="2011-09-03" calcext:value-type="date">
            <text:p>03/09/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IF([.A1318]-[.A1317]&gt;1;&quot;FALSO&quot;;&quot;&quot;)">
            <text:p/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date" office:date-value="2011-09-08" calcext:value-type="date">
            <text:p>08/09/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A1319]-[.A1318]&gt;1;&quot;FALSO&quot;;&quot;&quot;)">
            <text:p/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date" office:date-value="2011-09-10" calcext:value-type="date">
            <text:p>10/09/1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IF([.A1320]-[.A1319]&gt;1;&quot;FALSO&quot;;&quot;&quot;)">
            <text:p/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date" office:date-value="2011-09-14" calcext:value-type="date">
            <text:p>14/09/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formula="of:=IF([.A1321]-[.A1320]&gt;1;&quot;FALSO&quot;;&quot;&quot;)">
            <text:p/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date" office:date-value="2011-09-17" calcext:value-type="date">
            <text:p>17/09/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IF([.A1322]-[.A1321]&gt;1;&quot;FALSO&quot;;&quot;&quot;)">
            <text:p/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date" office:date-value="2011-09-21" calcext:value-type="date">
            <text:p>21/09/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323]-[.A1322]&gt;1;&quot;FALSO&quot;;&quot;&quot;)">
            <text:p/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date" office:date-value="2011-09-24" calcext:value-type="date">
            <text:p>24/09/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1324]-[.A1323]&gt;1;&quot;FALSO&quot;;&quot;&quot;)">
            <text:p/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date" office:date-value="2011-09-28" calcext:value-type="date">
            <text:p>28/09/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1325]-[.A1324]&gt;1;&quot;FALSO&quot;;&quot;&quot;)">
            <text:p/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date" office:date-value="2011-10-01" calcext:value-type="date">
            <text:p>01/10/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IF([.A1326]-[.A1325]&gt;1;&quot;FALSO&quot;;&quot;&quot;)">
            <text:p/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date" office:date-value="2011-10-05" calcext:value-type="date">
            <text:p>05/10/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formula="of:=IF([.A1327]-[.A1326]&gt;1;&quot;FALSO&quot;;&quot;&quot;)">
            <text:p/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date" office:date-value="2011-10-08" calcext:value-type="date">
            <text:p>08/10/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IF([.A1328]-[.A1327]&gt;1;&quot;FALSO&quot;;&quot;&quot;)">
            <text:p/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date" office:date-value="2011-10-13" calcext:value-type="date">
            <text:p>13/10/1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1329]-[.A1328]&gt;1;&quot;FALSO&quot;;&quot;&quot;)">
            <text:p/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date" office:date-value="2011-10-15" calcext:value-type="date">
            <text:p>15/10/1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1330]-[.A1329]&gt;1;&quot;FALSO&quot;;&quot;&quot;)">
            <text:p/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date" office:date-value="2011-10-19" calcext:value-type="date">
            <text:p>19/10/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IF([.A1331]-[.A1330]&gt;1;&quot;FALSO&quot;;&quot;&quot;)">
            <text:p/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date" office:date-value="2011-10-22" calcext:value-type="date">
            <text:p>22/10/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1332]-[.A1331]&gt;1;&quot;FALSO&quot;;&quot;&quot;)">
            <text:p/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date" office:date-value="2011-10-26" calcext:value-type="date">
            <text:p>26/10/1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formula="of:=IF([.A1333]-[.A1332]&gt;1;&quot;FALSO&quot;;&quot;&quot;)">
            <text:p/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date" office:date-value="2011-10-29" calcext:value-type="date">
            <text:p>29/10/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formula="of:=IF([.A1334]-[.A1333]&gt;1;&quot;FALSO&quot;;&quot;&quot;)">
            <text:p/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date" office:date-value="2011-11-03" calcext:value-type="date">
            <text:p>03/11/1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IF([.A1335]-[.A1334]&gt;1;&quot;FALSO&quot;;&quot;&quot;)">
            <text:p/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date" office:date-value="2011-11-05" calcext:value-type="date">
            <text:p>05/11/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IF([.A1336]-[.A1335]&gt;1;&quot;FALSO&quot;;&quot;&quot;)">
            <text:p/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date" office:date-value="2011-11-09" calcext:value-type="date">
            <text:p>09/11/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A1337]-[.A1336]&gt;1;&quot;FALSO&quot;;&quot;&quot;)">
            <text:p/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date" office:date-value="2011-11-12" calcext:value-type="date">
            <text:p>12/11/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A1338]-[.A1337]&gt;1;&quot;FALSO&quot;;&quot;&quot;)">
            <text:p/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date" office:date-value="2011-11-16" calcext:value-type="date">
            <text:p>16/11/1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IF([.A1339]-[.A1338]&gt;1;&quot;FALSO&quot;;&quot;&quot;)">
            <text:p/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date" office:date-value="2011-11-19" calcext:value-type="date">
            <text:p>19/11/1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IF([.A1340]-[.A1339]&gt;1;&quot;FALSO&quot;;&quot;&quot;)">
            <text:p/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date" office:date-value="2011-11-23" calcext:value-type="date">
            <text:p>23/11/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341]-[.A1340]&gt;1;&quot;FALSO&quot;;&quot;&quot;)">
            <text:p/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date" office:date-value="2011-11-26" calcext:value-type="date">
            <text:p>26/11/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342]-[.A1341]&gt;1;&quot;FALSO&quot;;&quot;&quot;)">
            <text:p/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date" office:date-value="2011-11-30" calcext:value-type="date">
            <text:p>30/11/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IF([.A1343]-[.A1342]&gt;1;&quot;FALSO&quot;;&quot;&quot;)">
            <text:p/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date" office:date-value="2011-12-03" calcext:value-type="date">
            <text:p>03/12/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([.A1344]-[.A1343]&gt;1;&quot;FALSO&quot;;&quot;&quot;)">
            <text:p/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date" office:date-value="2011-12-07" calcext:value-type="date">
            <text:p>07/12/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345]-[.A1344]&gt;1;&quot;FALSO&quot;;&quot;&quot;)">
            <text:p/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date" office:date-value="2011-12-10" calcext:value-type="date">
            <text:p>10/12/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IF([.A1346]-[.A1345]&gt;1;&quot;FALSO&quot;;&quot;&quot;)">
            <text:p/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date" office:date-value="2011-12-14" calcext:value-type="date">
            <text:p>14/12/1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IF([.A1347]-[.A1346]&gt;1;&quot;FALSO&quot;;&quot;&quot;)">
            <text:p/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date" office:date-value="2011-12-17" calcext:value-type="date">
            <text:p>17/12/1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A1348]-[.A1347]&gt;1;&quot;FALSO&quot;;&quot;&quot;)">
            <text:p/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date" office:date-value="2011-12-20" calcext:value-type="date">
            <text:p>20/12/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1349]-[.A1348]&gt;1;&quot;FALSO&quot;;&quot;&quot;)">
            <text:p/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date" office:date-value="2011-12-22" calcext:value-type="date">
            <text:p>22/12/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IF([.A1350]-[.A1349]&gt;1;&quot;FALSO&quot;;&quot;&quot;)">
            <text:p/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date" office:date-value="2011-12-24" calcext:value-type="date">
            <text:p>24/12/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1351]-[.A1350]&gt;1;&quot;FALSO&quot;;&quot;&quot;)">
            <text:p/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date" office:date-value="2011-12-31" calcext:value-type="date">
            <text:p>31/12/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IF([.A1352]-[.A1351]&gt;1;&quot;FALSO&quot;;&quot;&quot;)">
            <text:p/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date" office:date-value="2012-01-04" calcext:value-type="date">
            <text:p>04/01/1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IF([.A1353]-[.A1352]&gt;1;&quot;FALSO&quot;;&quot;&quot;)">
            <text:p/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date" office:date-value="2012-01-07" calcext:value-type="date">
            <text:p>07/01/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formula="of:=IF([.A1354]-[.A1353]&gt;1;&quot;FALSO&quot;;&quot;&quot;)">
            <text:p/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date" office:date-value="2012-01-11" calcext:value-type="date">
            <text:p>11/01/1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IF([.A1355]-[.A1354]&gt;1;&quot;FALSO&quot;;&quot;&quot;)">
            <text:p/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date" office:date-value="2012-01-14" calcext:value-type="date">
            <text:p>14/01/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1356]-[.A1355]&gt;1;&quot;FALSO&quot;;&quot;&quot;)">
            <text:p/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date" office:date-value="2012-01-18" calcext:value-type="date">
            <text:p>18/01/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IF([.A1357]-[.A1356]&gt;1;&quot;FALSO&quot;;&quot;&quot;)">
            <text:p/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date" office:date-value="2012-01-21" calcext:value-type="date">
            <text:p>21/01/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IF([.A1358]-[.A1357]&gt;1;&quot;FALSO&quot;;&quot;&quot;)">
            <text:p/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date" office:date-value="2012-01-25" calcext:value-type="date">
            <text:p>25/01/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1359]-[.A1358]&gt;1;&quot;FALSO&quot;;&quot;&quot;)">
            <text:p/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date" office:date-value="2012-01-28" calcext:value-type="date">
            <text:p>28/01/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IF([.A1360]-[.A1359]&gt;1;&quot;FALSO&quot;;&quot;&quot;)">
            <text:p/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date" office:date-value="2012-02-01" calcext:value-type="date">
            <text:p>01/02/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formula="of:=IF([.A1361]-[.A1360]&gt;1;&quot;FALSO&quot;;&quot;&quot;)">
            <text:p/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date" office:date-value="2012-02-04" calcext:value-type="date">
            <text:p>04/02/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A1362]-[.A1361]&gt;1;&quot;FALSO&quot;;&quot;&quot;)">
            <text:p/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date" office:date-value="2012-02-08" calcext:value-type="date">
            <text:p>08/02/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IF([.A1363]-[.A1362]&gt;1;&quot;FALSO&quot;;&quot;&quot;)">
            <text:p/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date" office:date-value="2012-02-11" calcext:value-type="date">
            <text:p>11/02/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formula="of:=IF([.A1364]-[.A1363]&gt;1;&quot;FALSO&quot;;&quot;&quot;)">
            <text:p/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date" office:date-value="2012-02-15" calcext:value-type="date">
            <text:p>15/02/1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1365]-[.A1364]&gt;1;&quot;FALSO&quot;;&quot;&quot;)">
            <text:p/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date" office:date-value="2012-02-18" calcext:value-type="date">
            <text:p>18/02/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formula="of:=IF([.A1366]-[.A1365]&gt;1;&quot;FALSO&quot;;&quot;&quot;)">
            <text:p/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date" office:date-value="2012-02-22" calcext:value-type="date">
            <text:p>22/02/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IF([.A1367]-[.A1366]&gt;1;&quot;FALSO&quot;;&quot;&quot;)">
            <text:p/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date" office:date-value="2012-02-25" calcext:value-type="date">
            <text:p>25/02/1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368]-[.A1367]&gt;1;&quot;FALSO&quot;;&quot;&quot;)">
            <text:p/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date" office:date-value="2012-03-01" calcext:value-type="date">
            <text:p>01/03/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IF([.A1369]-[.A1368]&gt;1;&quot;FALSO&quot;;&quot;&quot;)">
            <text:p/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date" office:date-value="2012-03-03" calcext:value-type="date">
            <text:p>03/03/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IF([.A1370]-[.A1369]&gt;1;&quot;FALSO&quot;;&quot;&quot;)">
            <text:p/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date" office:date-value="2012-03-07" calcext:value-type="date">
            <text:p>07/03/1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formula="of:=IF([.A1371]-[.A1370]&gt;1;&quot;FALSO&quot;;&quot;&quot;)">
            <text:p/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date" office:date-value="2012-03-10" calcext:value-type="date">
            <text:p>10/03/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[.A1372]-[.A1371]&gt;1;&quot;FALSO&quot;;&quot;&quot;)">
            <text:p/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date" office:date-value="2012-03-14" calcext:value-type="date">
            <text:p>14/03/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IF([.A1373]-[.A1372]&gt;1;&quot;FALSO&quot;;&quot;&quot;)">
            <text:p/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date" office:date-value="2012-03-17" calcext:value-type="date">
            <text:p>17/03/1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1374]-[.A1373]&gt;1;&quot;FALSO&quot;;&quot;&quot;)">
            <text:p/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date" office:date-value="2012-03-21" calcext:value-type="date">
            <text:p>21/03/12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1375]-[.A1374]&gt;1;&quot;FALSO&quot;;&quot;&quot;)">
            <text:p/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date" office:date-value="2012-03-24" calcext:value-type="date">
            <text:p>24/03/1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IF([.A1376]-[.A1375]&gt;1;&quot;FALSO&quot;;&quot;&quot;)">
            <text:p/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date" office:date-value="2012-03-28" calcext:value-type="date">
            <text:p>28/03/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1377]-[.A1376]&gt;1;&quot;FALSO&quot;;&quot;&quot;)">
            <text:p/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date" office:date-value="2012-03-31" calcext:value-type="date">
            <text:p>31/03/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1378]-[.A1377]&gt;1;&quot;FALSO&quot;;&quot;&quot;)">
            <text:p/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date" office:date-value="2012-04-04" calcext:value-type="date">
            <text:p>04/04/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IF([.A1379]-[.A1378]&gt;1;&quot;FALSO&quot;;&quot;&quot;)">
            <text:p/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date" office:date-value="2012-04-07" calcext:value-type="date">
            <text:p>07/04/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380]-[.A1379]&gt;1;&quot;FALSO&quot;;&quot;&quot;)">
            <text:p/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date" office:date-value="2012-04-11" calcext:value-type="date">
            <text:p>11/04/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A1381]-[.A1380]&gt;1;&quot;FALSO&quot;;&quot;&quot;)">
            <text:p/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date" office:date-value="2012-04-14" calcext:value-type="date">
            <text:p>14/04/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1382]-[.A1381]&gt;1;&quot;FALSO&quot;;&quot;&quot;)">
            <text:p/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date" office:date-value="2012-04-18" calcext:value-type="date">
            <text:p>18/04/1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IF([.A1383]-[.A1382]&gt;1;&quot;FALSO&quot;;&quot;&quot;)">
            <text:p/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date" office:date-value="2012-04-20" calcext:value-type="date">
            <text:p>20/04/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formula="of:=IF([.A1384]-[.A1383]&gt;1;&quot;FALSO&quot;;&quot;&quot;)">
            <text:p/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date" office:date-value="2012-04-25" calcext:value-type="date">
            <text:p>25/04/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IF([.A1385]-[.A1384]&gt;1;&quot;FALSO&quot;;&quot;&quot;)">
            <text:p/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date" office:date-value="2012-04-28" calcext:value-type="date">
            <text:p>28/04/1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IF([.A1386]-[.A1385]&gt;1;&quot;FALSO&quot;;&quot;&quot;)">
            <text:p/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date" office:date-value="2012-05-02" calcext:value-type="date">
            <text:p>02/05/1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IF([.A1387]-[.A1386]&gt;1;&quot;FALSO&quot;;&quot;&quot;)">
            <text:p/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date" office:date-value="2012-05-05" calcext:value-type="date">
            <text:p>05/05/1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388]-[.A1387]&gt;1;&quot;FALSO&quot;;&quot;&quot;)">
            <text:p/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date" office:date-value="2012-05-09" calcext:value-type="date">
            <text:p>09/05/1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1389]-[.A1388]&gt;1;&quot;FALSO&quot;;&quot;&quot;)">
            <text:p/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date" office:date-value="2012-05-12" calcext:value-type="date">
            <text:p>12/05/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A1390]-[.A1389]&gt;1;&quot;FALSO&quot;;&quot;&quot;)">
            <text:p/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date" office:date-value="2012-05-16" calcext:value-type="date">
            <text:p>16/05/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IF([.A1391]-[.A1390]&gt;1;&quot;FALSO&quot;;&quot;&quot;)">
            <text:p/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date" office:date-value="2012-05-19" calcext:value-type="date">
            <text:p>19/05/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IF([.A1392]-[.A1391]&gt;1;&quot;FALSO&quot;;&quot;&quot;)">
            <text:p/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date" office:date-value="2012-05-23" calcext:value-type="date">
            <text:p>23/05/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IF([.A1393]-[.A1392]&gt;1;&quot;FALSO&quot;;&quot;&quot;)">
            <text:p/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date" office:date-value="2012-05-26" calcext:value-type="date">
            <text:p>26/05/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IF([.A1394]-[.A1393]&gt;1;&quot;FALSO&quot;;&quot;&quot;)">
            <text:p/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date" office:date-value="2012-05-30" calcext:value-type="date">
            <text:p>30/05/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A1395]-[.A1394]&gt;1;&quot;FALSO&quot;;&quot;&quot;)">
            <text:p/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date" office:date-value="2012-06-02" calcext:value-type="date">
            <text:p>02/06/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1396]-[.A1395]&gt;1;&quot;FALSO&quot;;&quot;&quot;)">
            <text:p/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date" office:date-value="2012-06-06" calcext:value-type="date">
            <text:p>06/06/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IF([.A1397]-[.A1396]&gt;1;&quot;FALSO&quot;;&quot;&quot;)">
            <text:p/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date" office:date-value="2012-06-09" calcext:value-type="date">
            <text:p>09/06/1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1398]-[.A1397]&gt;1;&quot;FALSO&quot;;&quot;&quot;)">
            <text:p/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date" office:date-value="2012-06-13" calcext:value-type="date">
            <text:p>13/06/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formula="of:=IF([.A1399]-[.A1398]&gt;1;&quot;FALSO&quot;;&quot;&quot;)">
            <text:p/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date" office:date-value="2012-06-16" calcext:value-type="date">
            <text:p>16/06/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IF([.A1400]-[.A1399]&gt;1;&quot;FALSO&quot;;&quot;&quot;)">
            <text:p/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date" office:date-value="2012-06-20" calcext:value-type="date">
            <text:p>20/06/1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1401]-[.A1400]&gt;1;&quot;FALSO&quot;;&quot;&quot;)">
            <text:p/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date" office:date-value="2012-06-23" calcext:value-type="date">
            <text:p>23/06/1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1402]-[.A1401]&gt;1;&quot;FALSO&quot;;&quot;&quot;)">
            <text:p/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date" office:date-value="2012-06-27" calcext:value-type="date">
            <text:p>27/06/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table:formula="of:=IF([.A1403]-[.A1402]&gt;1;&quot;FALSO&quot;;&quot;&quot;)">
            <text:p/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date" office:date-value="2012-06-30" calcext:value-type="date">
            <text:p>30/06/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IF([.A1404]-[.A1403]&gt;1;&quot;FALSO&quot;;&quot;&quot;)">
            <text:p/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date" office:date-value="2012-07-04" calcext:value-type="date">
            <text:p>04/07/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formula="of:=IF([.A1405]-[.A1404]&gt;1;&quot;FALSO&quot;;&quot;&quot;)">
            <text:p/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date" office:date-value="2012-07-07" calcext:value-type="date">
            <text:p>07/07/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IF([.A1406]-[.A1405]&gt;1;&quot;FALSO&quot;;&quot;&quot;)">
            <text:p/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date" office:date-value="2012-07-11" calcext:value-type="date">
            <text:p>11/07/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IF([.A1407]-[.A1406]&gt;1;&quot;FALSO&quot;;&quot;&quot;)">
            <text:p/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date" office:date-value="2012-07-14" calcext:value-type="date">
            <text:p>14/07/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formula="of:=IF([.A1408]-[.A1407]&gt;1;&quot;FALSO&quot;;&quot;&quot;)">
            <text:p/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date" office:date-value="2012-07-18" calcext:value-type="date">
            <text:p>18/07/1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IF([.A1409]-[.A1408]&gt;1;&quot;FALSO&quot;;&quot;&quot;)">
            <text:p/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date" office:date-value="2012-07-21" calcext:value-type="date">
            <text:p>21/07/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IF([.A1410]-[.A1409]&gt;1;&quot;FALSO&quot;;&quot;&quot;)">
            <text:p/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date" office:date-value="2012-07-25" calcext:value-type="date">
            <text:p>25/07/1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A1411]-[.A1410]&gt;1;&quot;FALSO&quot;;&quot;&quot;)">
            <text:p/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date" office:date-value="2012-07-28" calcext:value-type="date">
            <text:p>28/07/1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A1412]-[.A1411]&gt;1;&quot;FALSO&quot;;&quot;&quot;)">
            <text:p/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date" office:date-value="2012-08-01" calcext:value-type="date">
            <text:p>01/08/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IF([.A1413]-[.A1412]&gt;1;&quot;FALSO&quot;;&quot;&quot;)">
            <text:p/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date" office:date-value="2012-08-04" calcext:value-type="date">
            <text:p>04/08/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IF([.A1414]-[.A1413]&gt;1;&quot;FALSO&quot;;&quot;&quot;)">
            <text:p/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date" office:date-value="2012-08-07" calcext:value-type="date">
            <text:p>07/08/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1415]-[.A1414]&gt;1;&quot;FALSO&quot;;&quot;&quot;)">
            <text:p/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date" office:date-value="2012-08-09" calcext:value-type="date">
            <text:p>09/08/1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A1416]-[.A1415]&gt;1;&quot;FALSO&quot;;&quot;&quot;)">
            <text:p/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date" office:date-value="2012-08-11" calcext:value-type="date">
            <text:p>11/08/1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A1417]-[.A1416]&gt;1;&quot;FALSO&quot;;&quot;&quot;)">
            <text:p/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date" office:date-value="2012-08-15" calcext:value-type="date">
            <text:p>15/08/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IF([.A1418]-[.A1417]&gt;1;&quot;FALSO&quot;;&quot;&quot;)">
            <text:p/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date" office:date-value="2012-08-18" calcext:value-type="date">
            <text:p>18/08/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1419]-[.A1418]&gt;1;&quot;FALSO&quot;;&quot;&quot;)">
            <text:p/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date" office:date-value="2012-08-22" calcext:value-type="date">
            <text:p>22/08/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formula="of:=IF([.A1420]-[.A1419]&gt;1;&quot;FALSO&quot;;&quot;&quot;)">
            <text:p/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date" office:date-value="2012-08-25" calcext:value-type="date">
            <text:p>25/08/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1421]-[.A1420]&gt;1;&quot;FALSO&quot;;&quot;&quot;)">
            <text:p/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date" office:date-value="2012-08-29" calcext:value-type="date">
            <text:p>29/08/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formula="of:=IF([.A1422]-[.A1421]&gt;1;&quot;FALSO&quot;;&quot;&quot;)">
            <text:p/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date" office:date-value="2012-09-01" calcext:value-type="date">
            <text:p>01/09/12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1423]-[.A1422]&gt;1;&quot;FALSO&quot;;&quot;&quot;)">
            <text:p/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date" office:date-value="2012-09-05" calcext:value-type="date">
            <text:p>05/09/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A1424]-[.A1423]&gt;1;&quot;FALSO&quot;;&quot;&quot;)">
            <text:p/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date" office:date-value="2012-09-08" calcext:value-type="date">
            <text:p>08/09/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formula="of:=IF([.A1425]-[.A1424]&gt;1;&quot;FALSO&quot;;&quot;&quot;)">
            <text:p/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date" office:date-value="2012-09-12" calcext:value-type="date">
            <text:p>12/09/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formula="of:=IF([.A1426]-[.A1425]&gt;1;&quot;FALSO&quot;;&quot;&quot;)">
            <text:p/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date" office:date-value="2012-09-15" calcext:value-type="date">
            <text:p>15/09/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IF([.A1427]-[.A1426]&gt;1;&quot;FALSO&quot;;&quot;&quot;)">
            <text:p/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date" office:date-value="2012-09-19" calcext:value-type="date">
            <text:p>19/09/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IF([.A1428]-[.A1427]&gt;1;&quot;FALSO&quot;;&quot;&quot;)">
            <text:p/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date" office:date-value="2012-09-22" calcext:value-type="date">
            <text:p>22/09/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429]-[.A1428]&gt;1;&quot;FALSO&quot;;&quot;&quot;)">
            <text:p/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date" office:date-value="2012-09-26" calcext:value-type="date">
            <text:p>26/09/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IF([.A1430]-[.A1429]&gt;1;&quot;FALSO&quot;;&quot;&quot;)">
            <text:p/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date" office:date-value="2012-09-29" calcext:value-type="date">
            <text:p>29/09/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IF([.A1431]-[.A1430]&gt;1;&quot;FALSO&quot;;&quot;&quot;)">
            <text:p/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date" office:date-value="2012-10-03" calcext:value-type="date">
            <text:p>03/10/1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formula="of:=IF([.A1432]-[.A1431]&gt;1;&quot;FALSO&quot;;&quot;&quot;)">
            <text:p/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date" office:date-value="2012-10-06" calcext:value-type="date">
            <text:p>06/10/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IF([.A1433]-[.A1432]&gt;1;&quot;FALSO&quot;;&quot;&quot;)">
            <text:p/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date" office:date-value="2012-10-10" calcext:value-type="date">
            <text:p>10/10/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IF([.A1434]-[.A1433]&gt;1;&quot;FALSO&quot;;&quot;&quot;)">
            <text:p/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date" office:date-value="2012-10-13" calcext:value-type="date">
            <text:p>13/10/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formula="of:=IF([.A1435]-[.A1434]&gt;1;&quot;FALSO&quot;;&quot;&quot;)">
            <text:p/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date" office:date-value="2012-10-17" calcext:value-type="date">
            <text:p>17/10/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1436]-[.A1435]&gt;1;&quot;FALSO&quot;;&quot;&quot;)">
            <text:p/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date" office:date-value="2012-10-20" calcext:value-type="date">
            <text:p>20/10/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1437]-[.A1436]&gt;1;&quot;FALSO&quot;;&quot;&quot;)">
            <text:p/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date" office:date-value="2012-10-24" calcext:value-type="date">
            <text:p>24/10/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table:formula="of:=IF([.A1438]-[.A1437]&gt;1;&quot;FALSO&quot;;&quot;&quot;)">
            <text:p/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date" office:date-value="2012-10-27" calcext:value-type="date">
            <text:p>27/10/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IF([.A1439]-[.A1438]&gt;1;&quot;FALSO&quot;;&quot;&quot;)">
            <text:p/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date" office:date-value="2012-10-31" calcext:value-type="date">
            <text:p>31/10/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formula="of:=IF([.A1440]-[.A1439]&gt;1;&quot;FALSO&quot;;&quot;&quot;)">
            <text:p/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date" office:date-value="2012-11-03" calcext:value-type="date">
            <text:p>03/11/1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IF([.A1441]-[.A1440]&gt;1;&quot;FALSO&quot;;&quot;&quot;)">
            <text:p/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date" office:date-value="2012-11-07" calcext:value-type="date">
            <text:p>07/11/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442]-[.A1441]&gt;1;&quot;FALSO&quot;;&quot;&quot;)">
            <text:p/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date" office:date-value="2012-11-10" calcext:value-type="date">
            <text:p>10/11/12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443]-[.A1442]&gt;1;&quot;FALSO&quot;;&quot;&quot;)">
            <text:p/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date" office:date-value="2012-11-14" calcext:value-type="date">
            <text:p>14/11/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IF([.A1444]-[.A1443]&gt;1;&quot;FALSO&quot;;&quot;&quot;)">
            <text:p/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date" office:date-value="2012-11-17" calcext:value-type="date">
            <text:p>17/11/1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1445]-[.A1444]&gt;1;&quot;FALSO&quot;;&quot;&quot;)">
            <text:p/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date" office:date-value="2012-11-21" calcext:value-type="date">
            <text:p>21/11/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1446]-[.A1445]&gt;1;&quot;FALSO&quot;;&quot;&quot;)">
            <text:p/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date" office:date-value="2012-11-24" calcext:value-type="date">
            <text:p>24/11/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[.A1447]-[.A1446]&gt;1;&quot;FALSO&quot;;&quot;&quot;)">
            <text:p/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date" office:date-value="2012-11-28" calcext:value-type="date">
            <text:p>28/11/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formula="of:=IF([.A1448]-[.A1447]&gt;1;&quot;FALSO&quot;;&quot;&quot;)">
            <text:p/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date" office:date-value="2012-12-01" calcext:value-type="date">
            <text:p>01/12/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IF([.A1449]-[.A1448]&gt;1;&quot;FALSO&quot;;&quot;&quot;)">
            <text:p/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date" office:date-value="2012-12-05" calcext:value-type="date">
            <text:p>05/12/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1450]-[.A1449]&gt;1;&quot;FALSO&quot;;&quot;&quot;)">
            <text:p/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date" office:date-value="2012-12-08" calcext:value-type="date">
            <text:p>08/12/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1451]-[.A1450]&gt;1;&quot;FALSO&quot;;&quot;&quot;)">
            <text:p/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A1452]-[.A1451]&gt;1;&quot;FALSO&quot;;&quot;&quot;)">
            <text:p/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date" office:date-value="2012-12-15" calcext:value-type="date">
            <text:p>15/12/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1453]-[.A1452]&gt;1;&quot;FALSO&quot;;&quot;&quot;)">
            <text:p/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date" office:date-value="2012-12-18" calcext:value-type="date">
            <text:p>18/12/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1454]-[.A1453]&gt;1;&quot;FALSO&quot;;&quot;&quot;)">
            <text:p/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date" office:date-value="2012-12-20" calcext:value-type="date">
            <text:p>20/12/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[.A1455]-[.A1454]&gt;1;&quot;FALSO&quot;;&quot;&quot;)">
            <text:p/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date" office:date-value="2012-12-22" calcext:value-type="date">
            <text:p>22/12/1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IF([.A1456]-[.A1455]&gt;1;&quot;FALSO&quot;;&quot;&quot;)">
            <text:p/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date" office:date-value="2012-12-31" calcext:value-type="date">
            <text:p>31/12/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A1457]-[.A1456]&gt;1;&quot;FALSO&quot;;&quot;&quot;)">
            <text:p/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date" office:date-value="2013-01-02" calcext:value-type="date">
            <text:p>02/01/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IF([.A1458]-[.A1457]&gt;1;&quot;FALSO&quot;;&quot;&quot;)">
            <text:p/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date" office:date-value="2013-01-05" calcext:value-type="date">
            <text:p>05/01/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formula="of:=IF([.A1459]-[.A1458]&gt;1;&quot;FALSO&quot;;&quot;&quot;)">
            <text:p/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date" office:date-value="2013-01-09" calcext:value-type="date">
            <text:p>09/01/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IF([.A1460]-[.A1459]&gt;1;&quot;FALSO&quot;;&quot;&quot;)">
            <text:p/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date" office:date-value="2013-01-12" calcext:value-type="date">
            <text:p>12/01/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IF([.A1461]-[.A1460]&gt;1;&quot;FALSO&quot;;&quot;&quot;)">
            <text:p/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date" office:date-value="2013-01-16" calcext:value-type="date">
            <text:p>16/01/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1462]-[.A1461]&gt;1;&quot;FALSO&quot;;&quot;&quot;)">
            <text:p/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date" office:date-value="2013-01-19" calcext:value-type="date">
            <text:p>19/01/1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A1463]-[.A1462]&gt;1;&quot;FALSO&quot;;&quot;&quot;)">
            <text:p/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date" office:date-value="2013-01-23" calcext:value-type="date">
            <text:p>23/01/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IF([.A1464]-[.A1463]&gt;1;&quot;FALSO&quot;;&quot;&quot;)">
            <text:p/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date" office:date-value="2013-01-26" calcext:value-type="date">
            <text:p>26/01/1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IF([.A1465]-[.A1464]&gt;1;&quot;FALSO&quot;;&quot;&quot;)">
            <text:p/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date" office:date-value="2013-01-30" calcext:value-type="date">
            <text:p>30/01/1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466]-[.A1465]&gt;1;&quot;FALSO&quot;;&quot;&quot;)">
            <text:p/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date" office:date-value="2013-02-02" calcext:value-type="date">
            <text:p>02/02/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formula="of:=IF([.A1467]-[.A1466]&gt;1;&quot;FALSO&quot;;&quot;&quot;)">
            <text:p/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date" office:date-value="2013-02-06" calcext:value-type="date">
            <text:p>06/02/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formula="of:=IF([.A1468]-[.A1467]&gt;1;&quot;FALSO&quot;;&quot;&quot;)">
            <text:p/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date" office:date-value="2013-02-09" calcext:value-type="date">
            <text:p>09/02/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1469]-[.A1468]&gt;1;&quot;FALSO&quot;;&quot;&quot;)">
            <text:p/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date" office:date-value="2013-02-13" calcext:value-type="date">
            <text:p>13/02/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IF([.A1470]-[.A1469]&gt;1;&quot;FALSO&quot;;&quot;&quot;)">
            <text:p/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date" office:date-value="2013-02-16" calcext:value-type="date">
            <text:p>16/02/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1471]-[.A1470]&gt;1;&quot;FALSO&quot;;&quot;&quot;)">
            <text:p/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date" office:date-value="2013-02-20" calcext:value-type="date">
            <text:p>20/02/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IF([.A1472]-[.A1471]&gt;1;&quot;FALSO&quot;;&quot;&quot;)">
            <text:p/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date" office:date-value="2013-02-23" calcext:value-type="date">
            <text:p>23/02/1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formula="of:=IF([.A1473]-[.A1472]&gt;1;&quot;FALSO&quot;;&quot;&quot;)">
            <text:p/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date" office:date-value="2013-02-27" calcext:value-type="date">
            <text:p>27/02/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IF([.A1474]-[.A1473]&gt;1;&quot;FALSO&quot;;&quot;&quot;)">
            <text:p/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date" office:date-value="2013-03-02" calcext:value-type="date">
            <text:p>02/03/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1475]-[.A1474]&gt;1;&quot;FALSO&quot;;&quot;&quot;)">
            <text:p/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date" office:date-value="2013-03-06" calcext:value-type="date">
            <text:p>06/03/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IF([.A1476]-[.A1475]&gt;1;&quot;FALSO&quot;;&quot;&quot;)">
            <text:p/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date" office:date-value="2013-03-09" calcext:value-type="date">
            <text:p>09/03/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1477]-[.A1476]&gt;1;&quot;FALSO&quot;;&quot;&quot;)">
            <text:p/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date" office:date-value="2013-03-13" calcext:value-type="date">
            <text:p>13/03/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[.A1478]-[.A1477]&gt;1;&quot;FALSO&quot;;&quot;&quot;)">
            <text:p/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date" office:date-value="2013-03-16" calcext:value-type="date">
            <text:p>16/03/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1479]-[.A1478]&gt;1;&quot;FALSO&quot;;&quot;&quot;)">
            <text:p/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date" office:date-value="2013-03-20" calcext:value-type="date">
            <text:p>20/03/1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IF([.A1480]-[.A1479]&gt;1;&quot;FALSO&quot;;&quot;&quot;)">
            <text:p/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date" office:date-value="2013-03-23" calcext:value-type="date">
            <text:p>23/03/1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1481]-[.A1480]&gt;1;&quot;FALSO&quot;;&quot;&quot;)">
            <text:p/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date" office:date-value="2013-03-27" calcext:value-type="date">
            <text:p>27/03/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formula="of:=IF([.A1482]-[.A1481]&gt;1;&quot;FALSO&quot;;&quot;&quot;)">
            <text:p/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date" office:date-value="2013-03-30" calcext:value-type="date">
            <text:p>30/03/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A1483]-[.A1482]&gt;1;&quot;FALSO&quot;;&quot;&quot;)">
            <text:p/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date" office:date-value="2013-04-03" calcext:value-type="date">
            <text:p>03/04/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IF([.A1484]-[.A1483]&gt;1;&quot;FALSO&quot;;&quot;&quot;)">
            <text:p/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date" office:date-value="2013-04-06" calcext:value-type="date">
            <text:p>06/04/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1485]-[.A1484]&gt;1;&quot;FALSO&quot;;&quot;&quot;)">
            <text:p/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date" office:date-value="2013-04-10" calcext:value-type="date">
            <text:p>10/04/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1486]-[.A1485]&gt;1;&quot;FALSO&quot;;&quot;&quot;)">
            <text:p/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date" office:date-value="2013-04-13" calcext:value-type="date">
            <text:p>13/04/1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487]-[.A1486]&gt;1;&quot;FALSO&quot;;&quot;&quot;)">
            <text:p/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date" office:date-value="2013-04-17" calcext:value-type="date">
            <text:p>17/04/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table:formula="of:=IF([.A1488]-[.A1487]&gt;1;&quot;FALSO&quot;;&quot;&quot;)">
            <text:p/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date" office:date-value="2013-04-20" calcext:value-type="date">
            <text:p>20/04/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formula="of:=IF([.A1489]-[.A1488]&gt;1;&quot;FALSO&quot;;&quot;&quot;)">
            <text:p/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date" office:date-value="2013-04-24" calcext:value-type="date">
            <text:p>24/04/1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IF([.A1490]-[.A1489]&gt;1;&quot;FALSO&quot;;&quot;&quot;)">
            <text:p/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date" office:date-value="2013-04-27" calcext:value-type="date">
            <text:p>27/04/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formula="of:=IF([.A1491]-[.A1490]&gt;1;&quot;FALSO&quot;;&quot;&quot;)">
            <text:p/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date" office:date-value="2013-05-02" calcext:value-type="date">
            <text:p>02/05/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A1492]-[.A1491]&gt;1;&quot;FALSO&quot;;&quot;&quot;)">
            <text:p/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date" office:date-value="2013-05-04" calcext:value-type="date">
            <text:p>04/05/1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1493]-[.A1492]&gt;1;&quot;FALSO&quot;;&quot;&quot;)">
            <text:p/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date" office:date-value="2013-05-08" calcext:value-type="date">
            <text:p>08/05/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IF([.A1494]-[.A1493]&gt;1;&quot;FALSO&quot;;&quot;&quot;)">
            <text:p/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date" office:date-value="2013-05-11" calcext:value-type="date">
            <text:p>11/05/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formula="of:=IF([.A1495]-[.A1494]&gt;1;&quot;FALSO&quot;;&quot;&quot;)">
            <text:p/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date" office:date-value="2013-05-15" calcext:value-type="date">
            <text:p>15/05/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IF([.A1496]-[.A1495]&gt;1;&quot;FALSO&quot;;&quot;&quot;)">
            <text:p/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date" office:date-value="2013-05-18" calcext:value-type="date">
            <text:p>18/05/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A1497]-[.A1496]&gt;1;&quot;FALSO&quot;;&quot;&quot;)">
            <text:p/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date" office:date-value="2013-05-22" calcext:value-type="date">
            <text:p>22/05/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1498]-[.A1497]&gt;1;&quot;FALSO&quot;;&quot;&quot;)">
            <text:p/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date" office:date-value="2013-05-25" calcext:value-type="date">
            <text:p>25/05/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formula="of:=IF([.A1499]-[.A1498]&gt;1;&quot;FALSO&quot;;&quot;&quot;)">
            <text:p/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date" office:date-value="2013-05-29" calcext:value-type="date">
            <text:p>29/05/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IF([.A1500]-[.A1499]&gt;1;&quot;FALSO&quot;;&quot;&quot;)">
            <text:p/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date" office:date-value="2013-06-01" calcext:value-type="date">
            <text:p>01/06/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IF([.A1501]-[.A1500]&gt;1;&quot;FALSO&quot;;&quot;&quot;)">
            <text:p/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date" office:date-value="2013-06-05" calcext:value-type="date">
            <text:p>05/06/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1502]-[.A1501]&gt;1;&quot;FALSO&quot;;&quot;&quot;)">
            <text:p/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date" office:date-value="2013-06-08" calcext:value-type="date">
            <text:p>08/06/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formula="of:=IF([.A1503]-[.A1502]&gt;1;&quot;FALSO&quot;;&quot;&quot;)">
            <text:p/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date" office:date-value="2013-06-12" calcext:value-type="date">
            <text:p>12/06/1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1504]-[.A1503]&gt;1;&quot;FALSO&quot;;&quot;&quot;)">
            <text:p/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date" office:date-value="2013-06-15" calcext:value-type="date">
            <text:p>15/06/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formula="of:=IF([.A1505]-[.A1504]&gt;1;&quot;FALSO&quot;;&quot;&quot;)">
            <text:p/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date" office:date-value="2013-06-19" calcext:value-type="date">
            <text:p>19/06/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A1506]-[.A1505]&gt;1;&quot;FALSO&quot;;&quot;&quot;)">
            <text:p/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date" office:date-value="2013-06-22" calcext:value-type="date">
            <text:p>22/06/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IF([.A1507]-[.A1506]&gt;1;&quot;FALSO&quot;;&quot;&quot;)">
            <text:p/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date" office:date-value="2013-06-26" calcext:value-type="date">
            <text:p>26/06/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1508]-[.A1507]&gt;1;&quot;FALSO&quot;;&quot;&quot;)">
            <text:p/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date" office:date-value="2013-06-29" calcext:value-type="date">
            <text:p>29/06/1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1509]-[.A1508]&gt;1;&quot;FALSO&quot;;&quot;&quot;)">
            <text:p/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date" office:date-value="2013-07-03" calcext:value-type="date">
            <text:p>03/07/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IF([.A1510]-[.A1509]&gt;1;&quot;FALSO&quot;;&quot;&quot;)">
            <text:p/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date" office:date-value="2013-07-06" calcext:value-type="date">
            <text:p>06/07/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1511]-[.A1510]&gt;1;&quot;FALSO&quot;;&quot;&quot;)">
            <text:p/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date" office:date-value="2013-07-10" calcext:value-type="date">
            <text:p>10/07/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IF([.A1512]-[.A1511]&gt;1;&quot;FALSO&quot;;&quot;&quot;)">
            <text:p/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date" office:date-value="2013-07-13" calcext:value-type="date">
            <text:p>13/07/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table:formula="of:=IF([.A1513]-[.A1512]&gt;1;&quot;FALSO&quot;;&quot;&quot;)">
            <text:p/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date" office:date-value="2013-07-17" calcext:value-type="date">
            <text:p>17/07/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formula="of:=IF([.A1514]-[.A1513]&gt;1;&quot;FALSO&quot;;&quot;&quot;)">
            <text:p/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date" office:date-value="2013-07-20" calcext:value-type="date">
            <text:p>20/07/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1515]-[.A1514]&gt;1;&quot;FALSO&quot;;&quot;&quot;)">
            <text:p/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date" office:date-value="2013-07-24" calcext:value-type="date">
            <text:p>24/07/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516]-[.A1515]&gt;1;&quot;FALSO&quot;;&quot;&quot;)">
            <text:p/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date" office:date-value="2013-07-27" calcext:value-type="date">
            <text:p>27/07/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[.A1517]-[.A1516]&gt;1;&quot;FALSO&quot;;&quot;&quot;)">
            <text:p/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date" office:date-value="2013-07-31" calcext:value-type="date">
            <text:p>31/07/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IF([.A1518]-[.A1517]&gt;1;&quot;FALSO&quot;;&quot;&quot;)">
            <text:p/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date" office:date-value="2013-08-03" calcext:value-type="date">
            <text:p>03/08/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1519]-[.A1518]&gt;1;&quot;FALSO&quot;;&quot;&quot;)">
            <text:p/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date" office:date-value="2013-08-06" calcext:value-type="date">
            <text:p>06/08/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1520]-[.A1519]&gt;1;&quot;FALSO&quot;;&quot;&quot;)">
            <text:p/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date" office:date-value="2013-08-08" calcext:value-type="date">
            <text:p>08/08/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1521]-[.A1520]&gt;1;&quot;FALSO&quot;;&quot;&quot;)">
            <text:p/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date" office:date-value="2013-08-10" calcext:value-type="date">
            <text:p>10/08/1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IF([.A1522]-[.A1521]&gt;1;&quot;FALSO&quot;;&quot;&quot;)">
            <text:p/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date" office:date-value="2013-08-14" calcext:value-type="date">
            <text:p>14/08/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formula="of:=IF([.A1523]-[.A1522]&gt;1;&quot;FALSO&quot;;&quot;&quot;)">
            <text:p/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date" office:date-value="2013-08-17" calcext:value-type="date">
            <text:p>17/08/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formula="of:=IF([.A1524]-[.A1523]&gt;1;&quot;FALSO&quot;;&quot;&quot;)">
            <text:p/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date" office:date-value="2013-08-21" calcext:value-type="date">
            <text:p>21/08/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IF([.A1525]-[.A1524]&gt;1;&quot;FALSO&quot;;&quot;&quot;)">
            <text:p/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date" office:date-value="2013-08-24" calcext:value-type="date">
            <text:p>24/08/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1526]-[.A1525]&gt;1;&quot;FALSO&quot;;&quot;&quot;)">
            <text:p/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date" office:date-value="2013-08-28" calcext:value-type="date">
            <text:p>28/08/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1527]-[.A1526]&gt;1;&quot;FALSO&quot;;&quot;&quot;)">
            <text:p/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date" office:date-value="2013-08-31" calcext:value-type="date">
            <text:p>31/08/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1528]-[.A1527]&gt;1;&quot;FALSO&quot;;&quot;&quot;)">
            <text:p/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date" office:date-value="2013-09-04" calcext:value-type="date">
            <text:p>04/09/1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IF([.A1529]-[.A1528]&gt;1;&quot;FALSO&quot;;&quot;&quot;)">
            <text:p/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date" office:date-value="2013-09-06" calcext:value-type="date">
            <text:p>06/09/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formula="of:=IF([.A1530]-[.A1529]&gt;1;&quot;FALSO&quot;;&quot;&quot;)">
            <text:p/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date" office:date-value="2013-09-11" calcext:value-type="date">
            <text:p>11/09/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IF([.A1531]-[.A1530]&gt;1;&quot;FALSO&quot;;&quot;&quot;)">
            <text:p/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date" office:date-value="2013-09-14" calcext:value-type="date">
            <text:p>14/09/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IF([.A1532]-[.A1531]&gt;1;&quot;FALSO&quot;;&quot;&quot;)">
            <text:p/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date" office:date-value="2013-09-18" calcext:value-type="date">
            <text:p>18/09/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1533]-[.A1532]&gt;1;&quot;FALSO&quot;;&quot;&quot;)">
            <text:p/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date" office:date-value="2013-09-21" calcext:value-type="date">
            <text:p>21/09/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1534]-[.A1533]&gt;1;&quot;FALSO&quot;;&quot;&quot;)">
            <text:p/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date" office:date-value="2013-09-25" calcext:value-type="date">
            <text:p>25/09/1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[.A1535]-[.A1534]&gt;1;&quot;FALSO&quot;;&quot;&quot;)">
            <text:p/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date" office:date-value="2013-09-28" calcext:value-type="date">
            <text:p>28/09/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IF([.A1536]-[.A1535]&gt;1;&quot;FALSO&quot;;&quot;&quot;)">
            <text:p/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date" office:date-value="2013-10-02" calcext:value-type="date">
            <text:p>02/10/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1537]-[.A1536]&gt;1;&quot;FALSO&quot;;&quot;&quot;)">
            <text:p/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date" office:date-value="2013-10-05" calcext:value-type="date">
            <text:p>05/10/1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A1538]-[.A1537]&gt;1;&quot;FALSO&quot;;&quot;&quot;)">
            <text:p/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date" office:date-value="2013-10-09" calcext:value-type="date">
            <text:p>09/10/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539]-[.A1538]&gt;1;&quot;FALSO&quot;;&quot;&quot;)">
            <text:p/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date" office:date-value="2013-10-11" calcext:value-type="date">
            <text:p>11/10/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A1540]-[.A1539]&gt;1;&quot;FALSO&quot;;&quot;&quot;)">
            <text:p/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date" office:date-value="2013-10-16" calcext:value-type="date">
            <text:p>16/10/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[.A1541]-[.A1540]&gt;1;&quot;FALSO&quot;;&quot;&quot;)">
            <text:p/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date" office:date-value="2013-10-19" calcext:value-type="date">
            <text:p>19/10/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1542]-[.A1541]&gt;1;&quot;FALSO&quot;;&quot;&quot;)">
            <text:p/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date" office:date-value="2013-10-23" calcext:value-type="date">
            <text:p>23/10/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[.A1543]-[.A1542]&gt;1;&quot;FALSO&quot;;&quot;&quot;)">
            <text:p/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date" office:date-value="2013-10-26" calcext:value-type="date">
            <text:p>26/10/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formula="of:=IF([.A1544]-[.A1543]&gt;1;&quot;FALSO&quot;;&quot;&quot;)">
            <text:p/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date" office:date-value="2013-10-30" calcext:value-type="date">
            <text:p>30/10/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IF([.A1545]-[.A1544]&gt;1;&quot;FALSO&quot;;&quot;&quot;)">
            <text:p/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date" office:date-value="2013-11-01" calcext:value-type="date">
            <text:p>01/11/1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IF([.A1546]-[.A1545]&gt;1;&quot;FALSO&quot;;&quot;&quot;)">
            <text:p/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date" office:date-value="2013-11-06" calcext:value-type="date">
            <text:p>06/11/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IF([.A1547]-[.A1546]&gt;1;&quot;FALSO&quot;;&quot;&quot;)">
            <text:p/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date" office:date-value="2013-11-09" calcext:value-type="date">
            <text:p>09/11/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1548]-[.A1547]&gt;1;&quot;FALSO&quot;;&quot;&quot;)">
            <text:p/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date" office:date-value="2013-11-13" calcext:value-type="date">
            <text:p>13/11/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formula="of:=IF([.A1549]-[.A1548]&gt;1;&quot;FALSO&quot;;&quot;&quot;)">
            <text:p/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date" office:date-value="2013-11-16" calcext:value-type="date">
            <text:p>16/11/1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1550]-[.A1549]&gt;1;&quot;FALSO&quot;;&quot;&quot;)">
            <text:p/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date" office:date-value="2013-11-20" calcext:value-type="date">
            <text:p>20/11/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IF([.A1551]-[.A1550]&gt;1;&quot;FALSO&quot;;&quot;&quot;)">
            <text:p/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date" office:date-value="2013-11-23" calcext:value-type="date">
            <text:p>23/11/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formula="of:=IF([.A1552]-[.A1551]&gt;1;&quot;FALSO&quot;;&quot;&quot;)">
            <text:p/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date" office:date-value="2013-11-27" calcext:value-type="date">
            <text:p>27/11/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formula="of:=IF([.A1553]-[.A1552]&gt;1;&quot;FALSO&quot;;&quot;&quot;)">
            <text:p/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date" office:date-value="2013-11-30" calcext:value-type="date">
            <text:p>30/11/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formula="of:=IF([.A1554]-[.A1553]&gt;1;&quot;FALSO&quot;;&quot;&quot;)">
            <text:p/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date" office:date-value="2013-12-04" calcext:value-type="date">
            <text:p>04/12/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A1555]-[.A1554]&gt;1;&quot;FALSO&quot;;&quot;&quot;)">
            <text:p/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date" office:date-value="2013-12-07" calcext:value-type="date">
            <text:p>07/12/1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1556]-[.A1555]&gt;1;&quot;FALSO&quot;;&quot;&quot;)">
            <text:p/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date" office:date-value="2013-12-11" calcext:value-type="date">
            <text:p>11/12/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A1557]-[.A1556]&gt;1;&quot;FALSO&quot;;&quot;&quot;)">
            <text:p/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date" office:date-value="2013-12-14" calcext:value-type="date">
            <text:p>14/12/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formula="of:=IF([.A1558]-[.A1557]&gt;1;&quot;FALSO&quot;;&quot;&quot;)">
            <text:p/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date" office:date-value="2013-12-17" calcext:value-type="date">
            <text:p>17/12/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A1559]-[.A1558]&gt;1;&quot;FALSO&quot;;&quot;&quot;)">
            <text:p/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date" office:date-value="2013-12-19" calcext:value-type="date">
            <text:p>19/12/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IF([.A1560]-[.A1559]&gt;1;&quot;FALSO&quot;;&quot;&quot;)">
            <text:p/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date" office:date-value="2013-12-21" calcext:value-type="date">
            <text:p>21/12/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formula="of:=IF([.A1561]-[.A1560]&gt;1;&quot;FALSO&quot;;&quot;&quot;)">
            <text:p/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date" office:date-value="2013-12-31" calcext:value-type="date">
            <text:p>31/12/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1562]-[.A1561]&gt;1;&quot;FALSO&quot;;&quot;&quot;)">
            <text:p/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date" office:date-value="2014-01-02" calcext:value-type="date">
            <text:p>02/01/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1563]-[.A1562]&gt;1;&quot;FALSO&quot;;&quot;&quot;)">
            <text:p/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date" office:date-value="2014-01-04" calcext:value-type="date">
            <text:p>04/01/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IF([.A1564]-[.A1563]&gt;1;&quot;FALSO&quot;;&quot;&quot;)">
            <text:p/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date" office:date-value="2014-01-09" calcext:value-type="date">
            <text:p>09/01/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formula="of:=IF([.A1565]-[.A1564]&gt;1;&quot;FALSO&quot;;&quot;&quot;)">
            <text:p/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date" office:date-value="2014-01-11" calcext:value-type="date">
            <text:p>11/01/1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1566]-[.A1565]&gt;1;&quot;FALSO&quot;;&quot;&quot;)">
            <text:p/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date" office:date-value="2014-01-15" calcext:value-type="date">
            <text:p>15/01/1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IF([.A1567]-[.A1566]&gt;1;&quot;FALSO&quot;;&quot;&quot;)">
            <text:p/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date" office:date-value="2014-01-18" calcext:value-type="date">
            <text:p>18/01/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formula="of:=IF([.A1568]-[.A1567]&gt;1;&quot;FALSO&quot;;&quot;&quot;)">
            <text:p/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date" office:date-value="2014-01-22" calcext:value-type="date">
            <text:p>22/01/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IF([.A1569]-[.A1568]&gt;1;&quot;FALSO&quot;;&quot;&quot;)">
            <text:p/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date" office:date-value="2014-01-25" calcext:value-type="date">
            <text:p>25/01/1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IF([.A1570]-[.A1569]&gt;1;&quot;FALSO&quot;;&quot;&quot;)">
            <text:p/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date" office:date-value="2014-01-29" calcext:value-type="date">
            <text:p>29/01/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formula="of:=IF([.A1571]-[.A1570]&gt;1;&quot;FALSO&quot;;&quot;&quot;)">
            <text:p/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date" office:date-value="2014-02-01" calcext:value-type="date">
            <text:p>01/02/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A1572]-[.A1571]&gt;1;&quot;FALSO&quot;;&quot;&quot;)">
            <text:p/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date" office:date-value="2014-02-05" calcext:value-type="date">
            <text:p>05/02/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1573]-[.A1572]&gt;1;&quot;FALSO&quot;;&quot;&quot;)">
            <text:p/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date" office:date-value="2014-02-08" calcext:value-type="date">
            <text:p>08/02/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1574]-[.A1573]&gt;1;&quot;FALSO&quot;;&quot;&quot;)">
            <text:p/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date" office:date-value="2014-02-12" calcext:value-type="date">
            <text:p>12/02/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IF([.A1575]-[.A1574]&gt;1;&quot;FALSO&quot;;&quot;&quot;)">
            <text:p/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date" office:date-value="2014-02-15" calcext:value-type="date">
            <text:p>15/02/1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IF([.A1576]-[.A1575]&gt;1;&quot;FALSO&quot;;&quot;&quot;)">
            <text:p/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date" office:date-value="2014-02-19" calcext:value-type="date">
            <text:p>19/02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IF([.A1577]-[.A1576]&gt;1;&quot;FALSO&quot;;&quot;&quot;)">
            <text:p/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date" office:date-value="2014-02-22" calcext:value-type="date">
            <text:p>22/02/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formula="of:=IF([.A1578]-[.A1577]&gt;1;&quot;FALSO&quot;;&quot;&quot;)">
            <text:p/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date" office:date-value="2014-02-26" calcext:value-type="date">
            <text:p>26/02/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1579]-[.A1578]&gt;1;&quot;FALSO&quot;;&quot;&quot;)">
            <text:p/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date" office:date-value="2014-03-01" calcext:value-type="date">
            <text:p>01/03/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580]-[.A1579]&gt;1;&quot;FALSO&quot;;&quot;&quot;)">
            <text:p/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date" office:date-value="2014-03-05" calcext:value-type="date">
            <text:p>05/03/1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1581]-[.A1580]&gt;1;&quot;FALSO&quot;;&quot;&quot;)">
            <text:p/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date" office:date-value="2014-03-08" calcext:value-type="date">
            <text:p>08/03/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IF([.A1582]-[.A1581]&gt;1;&quot;FALSO&quot;;&quot;&quot;)">
            <text:p/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date" office:date-value="2014-03-12" calcext:value-type="date">
            <text:p>12/03/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IF([.A1583]-[.A1582]&gt;1;&quot;FALSO&quot;;&quot;&quot;)">
            <text:p/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date" office:date-value="2014-03-15" calcext:value-type="date">
            <text:p>15/03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IF([.A1584]-[.A1583]&gt;1;&quot;FALSO&quot;;&quot;&quot;)">
            <text:p/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date" office:date-value="2014-03-19" calcext:value-type="date">
            <text:p>19/03/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IF([.A1585]-[.A1584]&gt;1;&quot;FALSO&quot;;&quot;&quot;)">
            <text:p/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date" office:date-value="2014-03-22" calcext:value-type="date">
            <text:p>22/03/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A1586]-[.A1585]&gt;1;&quot;FALSO&quot;;&quot;&quot;)">
            <text:p/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date" office:date-value="2014-03-26" calcext:value-type="date">
            <text:p>26/03/1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1587]-[.A1586]&gt;1;&quot;FALSO&quot;;&quot;&quot;)">
            <text:p/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date" office:date-value="2014-03-29" calcext:value-type="date">
            <text:p>29/03/1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formula="of:=IF([.A1588]-[.A1587]&gt;1;&quot;FALSO&quot;;&quot;&quot;)">
            <text:p/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date" office:date-value="2014-04-02" calcext:value-type="date">
            <text:p>02/04/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1589]-[.A1588]&gt;1;&quot;FALSO&quot;;&quot;&quot;)">
            <text:p/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date" office:date-value="2014-04-05" calcext:value-type="date">
            <text:p>05/04/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IF([.A1590]-[.A1589]&gt;1;&quot;FALSO&quot;;&quot;&quot;)">
            <text:p/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date" office:date-value="2014-04-09" calcext:value-type="date">
            <text:p>09/04/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IF([.A1591]-[.A1590]&gt;1;&quot;FALSO&quot;;&quot;&quot;)">
            <text:p/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date" office:date-value="2014-04-12" calcext:value-type="date">
            <text:p>12/04/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A1592]-[.A1591]&gt;1;&quot;FALSO&quot;;&quot;&quot;)">
            <text:p/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date" office:date-value="2014-04-16" calcext:value-type="date">
            <text:p>16/04/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formula="of:=IF([.A1593]-[.A1592]&gt;1;&quot;FALSO&quot;;&quot;&quot;)">
            <text:p/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date" office:date-value="2014-04-19" calcext:value-type="date">
            <text:p>19/04/1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1594]-[.A1593]&gt;1;&quot;FALSO&quot;;&quot;&quot;)">
            <text:p/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date" office:date-value="2014-04-23" calcext:value-type="date">
            <text:p>23/04/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IF([.A1595]-[.A1594]&gt;1;&quot;FALSO&quot;;&quot;&quot;)">
            <text:p/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date" office:date-value="2014-04-26" calcext:value-type="date">
            <text:p>26/04/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formula="of:=IF([.A1596]-[.A1595]&gt;1;&quot;FALSO&quot;;&quot;&quot;)">
            <text:p/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date" office:date-value="2014-04-30" calcext:value-type="date">
            <text:p>30/04/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formula="of:=IF([.A1597]-[.A1596]&gt;1;&quot;FALSO&quot;;&quot;&quot;)">
            <text:p/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date" office:date-value="2014-05-03" calcext:value-type="date">
            <text:p>03/05/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IF([.A1598]-[.A1597]&gt;1;&quot;FALSO&quot;;&quot;&quot;)">
            <text:p/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date" office:date-value="2014-05-07" calcext:value-type="date">
            <text:p>07/05/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1599]-[.A1598]&gt;1;&quot;FALSO&quot;;&quot;&quot;)">
            <text:p/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date" office:date-value="2014-05-10" calcext:value-type="date">
            <text:p>10/05/1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1600]-[.A1599]&gt;1;&quot;FALSO&quot;;&quot;&quot;)">
            <text:p/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date" office:date-value="2014-05-14" calcext:value-type="date">
            <text:p>14/05/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formula="of:=IF([.A1601]-[.A1600]&gt;1;&quot;FALSO&quot;;&quot;&quot;)">
            <text:p/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date" office:date-value="2014-05-17" calcext:value-type="date">
            <text:p>17/05/1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formula="of:=IF([.A1602]-[.A1601]&gt;1;&quot;FALSO&quot;;&quot;&quot;)">
            <text:p/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date" office:date-value="2014-05-21" calcext:value-type="date">
            <text:p>21/05/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1603]-[.A1602]&gt;1;&quot;FALSO&quot;;&quot;&quot;)">
            <text:p/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date" office:date-value="2014-05-24" calcext:value-type="date">
            <text:p>24/05/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IF([.A1604]-[.A1603]&gt;1;&quot;FALSO&quot;;&quot;&quot;)">
            <text:p/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date" office:date-value="2014-05-28" calcext:value-type="date">
            <text:p>28/05/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1605]-[.A1604]&gt;1;&quot;FALSO&quot;;&quot;&quot;)">
            <text:p/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date" office:date-value="2014-05-31" calcext:value-type="date">
            <text:p>31/05/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formula="of:=IF([.A1606]-[.A1605]&gt;1;&quot;FALSO&quot;;&quot;&quot;)">
            <text:p/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date" office:date-value="2014-06-04" calcext:value-type="date">
            <text:p>04/06/1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formula="of:=IF([.A1607]-[.A1606]&gt;1;&quot;FALSO&quot;;&quot;&quot;)">
            <text:p/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date" office:date-value="2014-06-07" calcext:value-type="date">
            <text:p>07/06/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1608]-[.A1607]&gt;1;&quot;FALSO&quot;;&quot;&quot;)">
            <text:p/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date" office:date-value="2014-06-11" calcext:value-type="date">
            <text:p>11/06/1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1609]-[.A1608]&gt;1;&quot;FALSO&quot;;&quot;&quot;)">
            <text:p/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date" office:date-value="2014-06-14" calcext:value-type="date">
            <text:p>14/06/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610]-[.A1609]&gt;1;&quot;FALSO&quot;;&quot;&quot;)">
            <text:p/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date" office:date-value="2014-06-18" calcext:value-type="date">
            <text:p>18/06/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1611]-[.A1610]&gt;1;&quot;FALSO&quot;;&quot;&quot;)">
            <text:p/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date" office:date-value="2014-06-21" calcext:value-type="date">
            <text:p>21/06/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IF([.A1612]-[.A1611]&gt;1;&quot;FALSO&quot;;&quot;&quot;)">
            <text:p/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date" office:date-value="2014-06-25" calcext:value-type="date">
            <text:p>25/06/1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1613]-[.A1612]&gt;1;&quot;FALSO&quot;;&quot;&quot;)">
            <text:p/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date" office:date-value="2014-06-28" calcext:value-type="date">
            <text:p>28/06/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IF([.A1614]-[.A1613]&gt;1;&quot;FALSO&quot;;&quot;&quot;)">
            <text:p/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date" office:date-value="2014-07-02" calcext:value-type="date">
            <text:p>02/07/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formula="of:=IF([.A1615]-[.A1614]&gt;1;&quot;FALSO&quot;;&quot;&quot;)">
            <text:p/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date" office:date-value="2014-07-05" calcext:value-type="date">
            <text:p>05/07/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formula="of:=IF([.A1616]-[.A1615]&gt;1;&quot;FALSO&quot;;&quot;&quot;)">
            <text:p/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date" office:date-value="2014-07-09" calcext:value-type="date">
            <text:p>09/07/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formula="of:=IF([.A1617]-[.A1616]&gt;1;&quot;FALSO&quot;;&quot;&quot;)">
            <text:p/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date" office:date-value="2014-07-12" calcext:value-type="date">
            <text:p>12/07/1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formula="of:=IF([.A1618]-[.A1617]&gt;1;&quot;FALSO&quot;;&quot;&quot;)">
            <text:p/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date" office:date-value="2014-07-16" calcext:value-type="date">
            <text:p>16/07/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1619]-[.A1618]&gt;1;&quot;FALSO&quot;;&quot;&quot;)">
            <text:p/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date" office:date-value="2014-07-19" calcext:value-type="date">
            <text:p>19/07/1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1620]-[.A1619]&gt;1;&quot;FALSO&quot;;&quot;&quot;)">
            <text:p/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date" office:date-value="2014-07-23" calcext:value-type="date">
            <text:p>23/07/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1621]-[.A1620]&gt;1;&quot;FALSO&quot;;&quot;&quot;)">
            <text:p/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date" office:date-value="2014-07-26" calcext:value-type="date">
            <text:p>26/07/1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formula="of:=IF([.A1622]-[.A1621]&gt;1;&quot;FALSO&quot;;&quot;&quot;)">
            <text:p/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date" office:date-value="2014-07-30" calcext:value-type="date">
            <text:p>30/07/1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IF([.A1623]-[.A1622]&gt;1;&quot;FALSO&quot;;&quot;&quot;)">
            <text:p/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date" office:date-value="2014-08-02" calcext:value-type="date">
            <text:p>02/08/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1624]-[.A1623]&gt;1;&quot;FALSO&quot;;&quot;&quot;)">
            <text:p/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date" office:date-value="2014-08-05" calcext:value-type="date">
            <text:p>05/08/1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1625]-[.A1624]&gt;1;&quot;FALSO&quot;;&quot;&quot;)">
            <text:p/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date" office:date-value="2014-08-07" calcext:value-type="date">
            <text:p>07/08/1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formula="of:=IF([.A1626]-[.A1625]&gt;1;&quot;FALSO&quot;;&quot;&quot;)">
            <text:p/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date" office:date-value="2014-08-09" calcext:value-type="date">
            <text:p>09/08/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IF([.A1627]-[.A1626]&gt;1;&quot;FALSO&quot;;&quot;&quot;)">
            <text:p/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date" office:date-value="2014-08-13" calcext:value-type="date">
            <text:p>13/08/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A1628]-[.A1627]&gt;1;&quot;FALSO&quot;;&quot;&quot;)">
            <text:p/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date" office:date-value="2014-08-16" calcext:value-type="date">
            <text:p>16/08/1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IF([.A1629]-[.A1628]&gt;1;&quot;FALSO&quot;;&quot;&quot;)">
            <text:p/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date" office:date-value="2014-08-20" calcext:value-type="date">
            <text:p>20/08/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IF([.A1630]-[.A1629]&gt;1;&quot;FALSO&quot;;&quot;&quot;)">
            <text:p/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date" office:date-value="2014-08-23" calcext:value-type="date">
            <text:p>23/08/1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formula="of:=IF([.A1631]-[.A1630]&gt;1;&quot;FALSO&quot;;&quot;&quot;)">
            <text:p/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date" office:date-value="2014-08-27" calcext:value-type="date">
            <text:p>27/08/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formula="of:=IF([.A1632]-[.A1631]&gt;1;&quot;FALSO&quot;;&quot;&quot;)">
            <text:p/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date" office:date-value="2014-08-30" calcext:value-type="date">
            <text:p>30/08/1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formula="of:=IF([.A1633]-[.A1632]&gt;1;&quot;FALSO&quot;;&quot;&quot;)">
            <text:p/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date" office:date-value="2014-09-03" calcext:value-type="date">
            <text:p>03/09/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1634]-[.A1633]&gt;1;&quot;FALSO&quot;;&quot;&quot;)">
            <text:p/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date" office:date-value="2014-09-06" calcext:value-type="date">
            <text:p>06/09/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formula="of:=IF([.A1635]-[.A1634]&gt;1;&quot;FALSO&quot;;&quot;&quot;)">
            <text:p/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date" office:date-value="2014-09-10" calcext:value-type="date">
            <text:p>10/09/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IF([.A1636]-[.A1635]&gt;1;&quot;FALSO&quot;;&quot;&quot;)">
            <text:p/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date" office:date-value="2014-09-13" calcext:value-type="date">
            <text:p>13/09/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table:formula="of:=IF([.A1637]-[.A1636]&gt;1;&quot;FALSO&quot;;&quot;&quot;)">
            <text:p/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date" office:date-value="2014-09-17" calcext:value-type="date">
            <text:p>17/09/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1638]-[.A1637]&gt;1;&quot;FALSO&quot;;&quot;&quot;)">
            <text:p/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date" office:date-value="2014-09-20" calcext:value-type="date">
            <text:p>20/09/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1639]-[.A1638]&gt;1;&quot;FALSO&quot;;&quot;&quot;)">
            <text:p/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date" office:date-value="2014-09-24" calcext:value-type="date">
            <text:p>24/09/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IF([.A1640]-[.A1639]&gt;1;&quot;FALSO&quot;;&quot;&quot;)">
            <text:p/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date" office:date-value="2014-09-27" calcext:value-type="date">
            <text:p>27/09/1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A1641]-[.A1640]&gt;1;&quot;FALSO&quot;;&quot;&quot;)">
            <text:p/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date" office:date-value="2014-10-01" calcext:value-type="date">
            <text:p>01/10/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IF([.A1642]-[.A1641]&gt;1;&quot;FALSO&quot;;&quot;&quot;)">
            <text:p/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date" office:date-value="2014-10-04" calcext:value-type="date">
            <text:p>04/10/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formula="of:=IF([.A1643]-[.A1642]&gt;1;&quot;FALSO&quot;;&quot;&quot;)">
            <text:p/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date" office:date-value="2014-10-08" calcext:value-type="date">
            <text:p>08/10/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IF([.A1644]-[.A1643]&gt;1;&quot;FALSO&quot;;&quot;&quot;)">
            <text:p/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date" office:date-value="2014-10-11" calcext:value-type="date">
            <text:p>11/10/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IF([.A1645]-[.A1644]&gt;1;&quot;FALSO&quot;;&quot;&quot;)">
            <text:p/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date" office:date-value="2014-10-15" calcext:value-type="date">
            <text:p>15/10/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formula="of:=IF([.A1646]-[.A1645]&gt;1;&quot;FALSO&quot;;&quot;&quot;)">
            <text:p/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date" office:date-value="2014-10-18" calcext:value-type="date">
            <text:p>18/10/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formula="of:=IF([.A1647]-[.A1646]&gt;1;&quot;FALSO&quot;;&quot;&quot;)">
            <text:p/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date" office:date-value="2014-10-22" calcext:value-type="date">
            <text:p>22/10/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formula="of:=IF([.A1648]-[.A1647]&gt;1;&quot;FALSO&quot;;&quot;&quot;)">
            <text:p/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date" office:date-value="2014-10-25" calcext:value-type="date">
            <text:p>25/10/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1649]-[.A1648]&gt;1;&quot;FALSO&quot;;&quot;&quot;)">
            <text:p/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date" office:date-value="2014-10-29" calcext:value-type="date">
            <text:p>29/10/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formula="of:=IF([.A1650]-[.A1649]&gt;1;&quot;FALSO&quot;;&quot;&quot;)">
            <text:p/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date" office:date-value="2014-11-01" calcext:value-type="date">
            <text:p>01/11/14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formula="of:=IF([.A1651]-[.A1650]&gt;1;&quot;FALSO&quot;;&quot;&quot;)">
            <text:p/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date" office:date-value="2014-11-05" calcext:value-type="date">
            <text:p>05/11/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1652]-[.A1651]&gt;1;&quot;FALSO&quot;;&quot;&quot;)">
            <text:p/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date" office:date-value="2014-11-08" calcext:value-type="date">
            <text:p>08/11/1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IF([.A1653]-[.A1652]&gt;1;&quot;FALSO&quot;;&quot;&quot;)">
            <text:p/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date" office:date-value="2014-11-12" calcext:value-type="date">
            <text:p>12/11/1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IF([.A1654]-[.A1653]&gt;1;&quot;FALSO&quot;;&quot;&quot;)">
            <text:p/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date" office:date-value="2014-11-14" calcext:value-type="date">
            <text:p>14/11/1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formula="of:=IF([.A1655]-[.A1654]&gt;1;&quot;FALSO&quot;;&quot;&quot;)">
            <text:p/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date" office:date-value="2014-11-19" calcext:value-type="date">
            <text:p>19/11/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A1656]-[.A1655]&gt;1;&quot;FALSO&quot;;&quot;&quot;)">
            <text:p/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date" office:date-value="2014-11-22" calcext:value-type="date">
            <text:p>22/11/1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657]-[.A1656]&gt;1;&quot;FALSO&quot;;&quot;&quot;)">
            <text:p/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date" office:date-value="2014-11-26" calcext:value-type="date">
            <text:p>26/11/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1658]-[.A1657]&gt;1;&quot;FALSO&quot;;&quot;&quot;)">
            <text:p/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date" office:date-value="2014-11-29" calcext:value-type="date">
            <text:p>29/11/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1659]-[.A1658]&gt;1;&quot;FALSO&quot;;&quot;&quot;)">
            <text:p/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date" office:date-value="2014-12-03" calcext:value-type="date">
            <text:p>03/12/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formula="of:=IF([.A1660]-[.A1659]&gt;1;&quot;FALSO&quot;;&quot;&quot;)">
            <text:p/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date" office:date-value="2014-12-06" calcext:value-type="date">
            <text:p>06/12/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formula="of:=IF([.A1661]-[.A1660]&gt;1;&quot;FALSO&quot;;&quot;&quot;)">
            <text:p/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date" office:date-value="2014-12-10" calcext:value-type="date">
            <text:p>10/12/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IF([.A1662]-[.A1661]&gt;1;&quot;FALSO&quot;;&quot;&quot;)">
            <text:p/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date" office:date-value="2014-12-13" calcext:value-type="date">
            <text:p>13/12/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IF([.A1663]-[.A1662]&gt;1;&quot;FALSO&quot;;&quot;&quot;)">
            <text:p/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date" office:date-value="2014-12-17" calcext:value-type="date">
            <text:p>17/12/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IF([.A1664]-[.A1663]&gt;1;&quot;FALSO&quot;;&quot;&quot;)">
            <text:p/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date" office:date-value="2014-12-20" calcext:value-type="date">
            <text:p>20/12/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1665]-[.A1664]&gt;1;&quot;FALSO&quot;;&quot;&quot;)">
            <text:p/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date" office:date-value="2014-12-24" calcext:value-type="date">
            <text:p>24/12/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IF([.A1666]-[.A1665]&gt;1;&quot;FALSO&quot;;&quot;&quot;)">
            <text:p/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date" office:date-value="2014-12-31" calcext:value-type="date">
            <text:p>31/12/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formula="of:=IF([.A1667]-[.A1666]&gt;1;&quot;FALSO&quot;;&quot;&quot;)">
            <text:p/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date" office:date-value="2015-01-03" calcext:value-type="date">
            <text:p>03/01/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formula="of:=IF([.A1668]-[.A1667]&gt;1;&quot;FALSO&quot;;&quot;&quot;)">
            <text:p/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date" office:date-value="2015-01-07" calcext:value-type="date">
            <text:p>07/01/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669]-[.A1668]&gt;1;&quot;FALSO&quot;;&quot;&quot;)">
            <text:p/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date" office:date-value="2015-01-10" calcext:value-type="date">
            <text:p>10/01/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1670]-[.A1669]&gt;1;&quot;FALSO&quot;;&quot;&quot;)">
            <text:p/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date" office:date-value="2015-01-14" calcext:value-type="date">
            <text:p>14/01/1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1671]-[.A1670]&gt;1;&quot;FALSO&quot;;&quot;&quot;)">
            <text:p/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date" office:date-value="2015-01-17" calcext:value-type="date">
            <text:p>17/01/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=IF([.A1672]-[.A1671]&gt;1;&quot;FALSO&quot;;&quot;&quot;)">
            <text:p/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date" office:date-value="2015-01-21" calcext:value-type="date">
            <text:p>21/01/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1673]-[.A1672]&gt;1;&quot;FALSO&quot;;&quot;&quot;)">
            <text:p/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date" office:date-value="2015-01-24" calcext:value-type="date">
            <text:p>24/01/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IF([.A1674]-[.A1673]&gt;1;&quot;FALSO&quot;;&quot;&quot;)">
            <text:p/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date" office:date-value="2015-01-28" calcext:value-type="date">
            <text:p>28/01/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IF([.A1675]-[.A1674]&gt;1;&quot;FALSO&quot;;&quot;&quot;)">
            <text:p/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date" office:date-value="2015-01-31" calcext:value-type="date">
            <text:p>31/01/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1676]-[.A1675]&gt;1;&quot;FALSO&quot;;&quot;&quot;)">
            <text:p/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date" office:date-value="2015-02-04" calcext:value-type="date">
            <text:p>04/02/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formula="of:=IF([.A1677]-[.A1676]&gt;1;&quot;FALSO&quot;;&quot;&quot;)">
            <text:p/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date" office:date-value="2015-02-07" calcext:value-type="date">
            <text:p>07/02/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1678]-[.A1677]&gt;1;&quot;FALSO&quot;;&quot;&quot;)">
            <text:p/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date" office:date-value="2015-02-11" calcext:value-type="date">
            <text:p>11/02/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1679]-[.A1678]&gt;1;&quot;FALSO&quot;;&quot;&quot;)">
            <text:p/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date" office:date-value="2015-02-14" calcext:value-type="date">
            <text:p>14/02/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formula="of:=IF([.A1680]-[.A1679]&gt;1;&quot;FALSO&quot;;&quot;&quot;)">
            <text:p/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date" office:date-value="2015-02-18" calcext:value-type="date">
            <text:p>18/02/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1681]-[.A1680]&gt;1;&quot;FALSO&quot;;&quot;&quot;)">
            <text:p/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date" office:date-value="2015-02-21" calcext:value-type="date">
            <text:p>21/02/1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IF([.A1682]-[.A1681]&gt;1;&quot;FALSO&quot;;&quot;&quot;)">
            <text:p/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date" office:date-value="2015-02-25" calcext:value-type="date">
            <text:p>25/02/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IF([.A1683]-[.A1682]&gt;1;&quot;FALSO&quot;;&quot;&quot;)">
            <text:p/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date" office:date-value="2015-02-28" calcext:value-type="date">
            <text:p>28/02/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table:formula="of:=IF([.A1684]-[.A1683]&gt;1;&quot;FALSO&quot;;&quot;&quot;)">
            <text:p/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date" office:date-value="2015-03-04" calcext:value-type="date">
            <text:p>04/03/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formula="of:=IF([.A1685]-[.A1684]&gt;1;&quot;FALSO&quot;;&quot;&quot;)">
            <text:p/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date" office:date-value="2015-03-07" calcext:value-type="date">
            <text:p>07/03/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IF([.A1686]-[.A1685]&gt;1;&quot;FALSO&quot;;&quot;&quot;)">
            <text:p/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date" office:date-value="2015-03-11" calcext:value-type="date">
            <text:p>11/03/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formula="of:=IF([.A1687]-[.A1686]&gt;1;&quot;FALSO&quot;;&quot;&quot;)">
            <text:p/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date" office:date-value="2015-03-14" calcext:value-type="date">
            <text:p>14/03/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IF([.A1688]-[.A1687]&gt;1;&quot;FALSO&quot;;&quot;&quot;)">
            <text:p/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date" office:date-value="2015-03-18" calcext:value-type="date">
            <text:p>18/03/1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[.A1689]-[.A1688]&gt;1;&quot;FALSO&quot;;&quot;&quot;)">
            <text:p/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date" office:date-value="2015-03-21" calcext:value-type="date">
            <text:p>21/03/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IF([.A1690]-[.A1689]&gt;1;&quot;FALSO&quot;;&quot;&quot;)">
            <text:p/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date" office:date-value="2015-03-25" calcext:value-type="date">
            <text:p>25/03/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formula="of:=IF([.A1691]-[.A1690]&gt;1;&quot;FALSO&quot;;&quot;&quot;)">
            <text:p/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date" office:date-value="2015-03-28" calcext:value-type="date">
            <text:p>28/03/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1692]-[.A1691]&gt;1;&quot;FALSO&quot;;&quot;&quot;)">
            <text:p/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date" office:date-value="2015-04-01" calcext:value-type="date">
            <text:p>01/04/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formula="of:=IF([.A1693]-[.A1692]&gt;1;&quot;FALSO&quot;;&quot;&quot;)">
            <text:p/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date" office:date-value="2015-04-04" calcext:value-type="date">
            <text:p>04/04/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IF([.A1694]-[.A1693]&gt;1;&quot;FALSO&quot;;&quot;&quot;)">
            <text:p/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date" office:date-value="2015-04-08" calcext:value-type="date">
            <text:p>08/04/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IF([.A1695]-[.A1694]&gt;1;&quot;FALSO&quot;;&quot;&quot;)">
            <text:p/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date" office:date-value="2015-04-11" calcext:value-type="date">
            <text:p>11/04/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IF([.A1696]-[.A1695]&gt;1;&quot;FALSO&quot;;&quot;&quot;)">
            <text:p/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date" office:date-value="2015-04-15" calcext:value-type="date">
            <text:p>15/04/1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formula="of:=IF([.A1697]-[.A1696]&gt;1;&quot;FALSO&quot;;&quot;&quot;)">
            <text:p/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date" office:date-value="2015-04-18" calcext:value-type="date">
            <text:p>18/04/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formula="of:=IF([.A1698]-[.A1697]&gt;1;&quot;FALSO&quot;;&quot;&quot;)">
            <text:p/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date" office:date-value="2015-04-22" calcext:value-type="date">
            <text:p>22/04/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1699]-[.A1698]&gt;1;&quot;FALSO&quot;;&quot;&quot;)">
            <text:p/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date" office:date-value="2015-04-25" calcext:value-type="date">
            <text:p>25/04/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A1700]-[.A1699]&gt;1;&quot;FALSO&quot;;&quot;&quot;)">
            <text:p/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date" office:date-value="2015-04-29" calcext:value-type="date">
            <text:p>29/04/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[.A1701]-[.A1700]&gt;1;&quot;FALSO&quot;;&quot;&quot;)">
            <text:p/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date" office:date-value="2015-05-02" calcext:value-type="date">
            <text:p>02/05/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A1702]-[.A1701]&gt;1;&quot;FALSO&quot;;&quot;&quot;)">
            <text:p/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formula="of:=IF([.A1703]-[.A1702]&gt;1;&quot;FALSO&quot;;&quot;&quot;)">
            <text:p/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date" office:date-value="2015-05-07" calcext:value-type="date">
            <text:p>07/05/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formula="of:=IF([.A1704]-[.A1703]&gt;1;&quot;FALSO&quot;;&quot;&quot;)">
            <text:p/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date" office:date-value="2015-05-09" calcext:value-type="date">
            <text:p>09/05/1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IF([.A1705]-[.A1704]&gt;1;&quot;FALSO&quot;;&quot;&quot;)">
            <text:p/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date" office:date-value="2015-05-13" calcext:value-type="date">
            <text:p>13/05/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1706]-[.A1705]&gt;1;&quot;FALSO&quot;;&quot;&quot;)">
            <text:p/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date" office:date-value="2015-05-16" calcext:value-type="date">
            <text:p>16/05/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[.A1707]-[.A1706]&gt;1;&quot;FALSO&quot;;&quot;&quot;)">
            <text:p/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date" office:date-value="2015-05-20" calcext:value-type="date">
            <text:p>20/05/1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formula="of:=IF([.A1708]-[.A1707]&gt;1;&quot;FALSO&quot;;&quot;&quot;)">
            <text:p/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date" office:date-value="2015-05-23" calcext:value-type="date">
            <text:p>23/05/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formula="of:=IF([.A1709]-[.A1708]&gt;1;&quot;FALSO&quot;;&quot;&quot;)">
            <text:p/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date" office:date-value="2015-05-27" calcext:value-type="date">
            <text:p>27/05/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IF([.A1710]-[.A1709]&gt;1;&quot;FALSO&quot;;&quot;&quot;)">
            <text:p/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date" office:date-value="2015-05-30" calcext:value-type="date">
            <text:p>30/05/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A1711]-[.A1710]&gt;1;&quot;FALSO&quot;;&quot;&quot;)">
            <text:p/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date" office:date-value="2015-06-03" calcext:value-type="date">
            <text:p>03/06/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1712]-[.A1711]&gt;1;&quot;FALSO&quot;;&quot;&quot;)">
            <text:p/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date" office:date-value="2015-06-06" calcext:value-type="date">
            <text:p>06/06/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IF([.A1713]-[.A1712]&gt;1;&quot;FALSO&quot;;&quot;&quot;)">
            <text:p/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date" office:date-value="2015-06-10" calcext:value-type="date">
            <text:p>10/06/1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IF([.A1714]-[.A1713]&gt;1;&quot;FALSO&quot;;&quot;&quot;)">
            <text:p/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date" office:date-value="2015-06-13" calcext:value-type="date">
            <text:p>13/06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formula="of:=IF([.A1715]-[.A1714]&gt;1;&quot;FALSO&quot;;&quot;&quot;)">
            <text:p/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date" office:date-value="2015-06-17" calcext:value-type="date">
            <text:p>17/06/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1716]-[.A1715]&gt;1;&quot;FALSO&quot;;&quot;&quot;)">
            <text:p/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date" office:date-value="2015-06-20" calcext:value-type="date">
            <text:p>20/06/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1717]-[.A1716]&gt;1;&quot;FALSO&quot;;&quot;&quot;)">
            <text:p/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date" office:date-value="2015-06-24" calcext:value-type="date">
            <text:p>24/06/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formula="of:=IF([.A1718]-[.A1717]&gt;1;&quot;FALSO&quot;;&quot;&quot;)">
            <text:p/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date" office:date-value="2015-06-27" calcext:value-type="date">
            <text:p>27/06/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table:formula="of:=IF([.A1719]-[.A1718]&gt;1;&quot;FALSO&quot;;&quot;&quot;)">
            <text:p/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date" office:date-value="2015-07-01" calcext:value-type="date">
            <text:p>01/07/1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1720]-[.A1719]&gt;1;&quot;FALSO&quot;;&quot;&quot;)">
            <text:p/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date" office:date-value="2015-07-04" calcext:value-type="date">
            <text:p>04/07/1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formula="of:=IF([.A1721]-[.A1720]&gt;1;&quot;FALSO&quot;;&quot;&quot;)">
            <text:p/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date" office:date-value="2015-07-07" calcext:value-type="date">
            <text:p>07/07/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A1722]-[.A1721]&gt;1;&quot;FALSO&quot;;&quot;&quot;)">
            <text:p/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date" office:date-value="2015-07-09" calcext:value-type="date">
            <text:p>09/07/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IF([.A1723]-[.A1722]&gt;1;&quot;FALSO&quot;;&quot;&quot;)">
            <text:p/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date" office:date-value="2015-07-11" calcext:value-type="date">
            <text:p>11/07/1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[.A1724]-[.A1723]&gt;1;&quot;FALSO&quot;;&quot;&quot;)">
            <text:p/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date" office:date-value="2015-07-15" calcext:value-type="date">
            <text:p>15/07/1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1725]-[.A1724]&gt;1;&quot;FALSO&quot;;&quot;&quot;)">
            <text:p/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date" office:date-value="2015-07-18" calcext:value-type="date">
            <text:p>18/07/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1726]-[.A1725]&gt;1;&quot;FALSO&quot;;&quot;&quot;)">
            <text:p/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date" office:date-value="2015-07-22" calcext:value-type="date">
            <text:p>22/07/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IF([.A1727]-[.A1726]&gt;1;&quot;FALSO&quot;;&quot;&quot;)">
            <text:p/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date" office:date-value="2015-07-25" calcext:value-type="date">
            <text:p>25/07/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1728]-[.A1727]&gt;1;&quot;FALSO&quot;;&quot;&quot;)">
            <text:p/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date" office:date-value="2015-07-29" calcext:value-type="date">
            <text:p>29/07/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IF([.A1729]-[.A1728]&gt;1;&quot;FALSO&quot;;&quot;&quot;)">
            <text:p/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date" office:date-value="2015-08-01" calcext:value-type="date">
            <text:p>01/08/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formula="of:=IF([.A1730]-[.A1729]&gt;1;&quot;FALSO&quot;;&quot;&quot;)">
            <text:p/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date" office:date-value="2015-08-04" calcext:value-type="date">
            <text:p>04/08/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formula="of:=IF([.A1731]-[.A1730]&gt;1;&quot;FALSO&quot;;&quot;&quot;)">
            <text:p/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date" office:date-value="2015-08-06" calcext:value-type="date">
            <text:p>06/08/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IF([.A1732]-[.A1731]&gt;1;&quot;FALSO&quot;;&quot;&quot;)">
            <text:p/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date" office:date-value="2015-08-08" calcext:value-type="date">
            <text:p>08/08/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formula="of:=IF([.A1733]-[.A1732]&gt;1;&quot;FALSO&quot;;&quot;&quot;)">
            <text:p/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date" office:date-value="2015-08-12" calcext:value-type="date">
            <text:p>12/08/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1734]-[.A1733]&gt;1;&quot;FALSO&quot;;&quot;&quot;)">
            <text:p/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date" office:date-value="2015-08-15" calcext:value-type="date">
            <text:p>15/08/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IF([.A1735]-[.A1734]&gt;1;&quot;FALSO&quot;;&quot;&quot;)">
            <text:p/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date" office:date-value="2015-08-19" calcext:value-type="date">
            <text:p>19/08/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A1736]-[.A1735]&gt;1;&quot;FALSO&quot;;&quot;&quot;)">
            <text:p/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date" office:date-value="2015-08-22" calcext:value-type="date">
            <text:p>22/08/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A1737]-[.A1736]&gt;1;&quot;FALSO&quot;;&quot;&quot;)">
            <text:p/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date" office:date-value="2015-08-26" calcext:value-type="date">
            <text:p>26/08/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formula="of:=IF([.A1738]-[.A1737]&gt;1;&quot;FALSO&quot;;&quot;&quot;)">
            <text:p/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date" office:date-value="2015-08-29" calcext:value-type="date">
            <text:p>29/08/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formula="of:=IF([.A1739]-[.A1738]&gt;1;&quot;FALSO&quot;;&quot;&quot;)">
            <text:p/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date" office:date-value="2015-09-02" calcext:value-type="date">
            <text:p>02/09/1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IF([.A1740]-[.A1739]&gt;1;&quot;FALSO&quot;;&quot;&quot;)">
            <text:p/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date" office:date-value="2015-09-05" calcext:value-type="date">
            <text:p>05/09/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formula="of:=IF([.A1741]-[.A1740]&gt;1;&quot;FALSO&quot;;&quot;&quot;)">
            <text:p/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date" office:date-value="2015-09-09" calcext:value-type="date">
            <text:p>09/09/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1742]-[.A1741]&gt;1;&quot;FALSO&quot;;&quot;&quot;)">
            <text:p/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date" office:date-value="2015-09-12" calcext:value-type="date">
            <text:p>12/09/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1743]-[.A1742]&gt;1;&quot;FALSO&quot;;&quot;&quot;)">
            <text:p/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date" office:date-value="2015-09-16" calcext:value-type="date">
            <text:p>16/09/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formula="of:=IF([.A1744]-[.A1743]&gt;1;&quot;FALSO&quot;;&quot;&quot;)">
            <text:p/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date" office:date-value="2015-09-19" calcext:value-type="date">
            <text:p>19/09/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IF([.A1745]-[.A1744]&gt;1;&quot;FALSO&quot;;&quot;&quot;)">
            <text:p/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date" office:date-value="2015-09-23" calcext:value-type="date">
            <text:p>23/09/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formula="of:=IF([.A1746]-[.A1745]&gt;1;&quot;FALSO&quot;;&quot;&quot;)">
            <text:p/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date" office:date-value="2015-09-26" calcext:value-type="date">
            <text:p>26/09/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1747]-[.A1746]&gt;1;&quot;FALSO&quot;;&quot;&quot;)">
            <text:p/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date" office:date-value="2015-09-30" calcext:value-type="date">
            <text:p>30/09/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formula="of:=IF([.A1748]-[.A1747]&gt;1;&quot;FALSO&quot;;&quot;&quot;)">
            <text:p/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date" office:date-value="2015-10-03" calcext:value-type="date">
            <text:p>03/10/15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1749]-[.A1748]&gt;1;&quot;FALSO&quot;;&quot;&quot;)">
            <text:p/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date" office:date-value="2015-10-07" calcext:value-type="date">
            <text:p>07/10/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1750]-[.A1749]&gt;1;&quot;FALSO&quot;;&quot;&quot;)">
            <text:p/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date" office:date-value="2015-10-10" calcext:value-type="date">
            <text:p>10/10/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IF([.A1751]-[.A1750]&gt;1;&quot;FALSO&quot;;&quot;&quot;)">
            <text:p/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date" office:date-value="2015-10-13" calcext:value-type="date">
            <text:p>13/10/1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IF([.A1752]-[.A1751]&gt;1;&quot;FALSO&quot;;&quot;&quot;)">
            <text:p/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date" office:date-value="2015-10-15" calcext:value-type="date">
            <text:p>15/10/1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IF([.A1753]-[.A1752]&gt;1;&quot;FALSO&quot;;&quot;&quot;)">
            <text:p/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date" office:date-value="2015-10-17" calcext:value-type="date">
            <text:p>17/10/1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1754]-[.A1753]&gt;1;&quot;FALSO&quot;;&quot;&quot;)">
            <text:p/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date" office:date-value="2015-10-21" calcext:value-type="date">
            <text:p>21/10/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1755]-[.A1754]&gt;1;&quot;FALSO&quot;;&quot;&quot;)">
            <text:p/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date" office:date-value="2015-10-24" calcext:value-type="date">
            <text:p>24/10/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IF([.A1756]-[.A1755]&gt;1;&quot;FALSO&quot;;&quot;&quot;)">
            <text:p/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date" office:date-value="2015-10-28" calcext:value-type="date">
            <text:p>28/10/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formula="of:=IF([.A1757]-[.A1756]&gt;1;&quot;FALSO&quot;;&quot;&quot;)">
            <text:p/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date" office:date-value="2015-10-31" calcext:value-type="date">
            <text:p>31/10/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IF([.A1758]-[.A1757]&gt;1;&quot;FALSO&quot;;&quot;&quot;)">
            <text:p/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date" office:date-value="2015-11-04" calcext:value-type="date">
            <text:p>04/11/1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IF([.A1759]-[.A1758]&gt;1;&quot;FALSO&quot;;&quot;&quot;)">
            <text:p/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date" office:date-value="2015-11-07" calcext:value-type="date">
            <text:p>07/11/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formula="of:=IF([.A1760]-[.A1759]&gt;1;&quot;FALSO&quot;;&quot;&quot;)">
            <text:p/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date" office:date-value="2015-11-10" calcext:value-type="date">
            <text:p>10/11/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1761]-[.A1760]&gt;1;&quot;FALSO&quot;;&quot;&quot;)">
            <text:p/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date" office:date-value="2015-11-13" calcext:value-type="date">
            <text:p>13/11/1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A1762]-[.A1761]&gt;1;&quot;FALSO&quot;;&quot;&quot;)">
            <text:p/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date" office:date-value="2015-11-14" calcext:value-type="date">
            <text:p>14/11/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1763]-[.A1762]&gt;1;&quot;FALSO&quot;;&quot;&quot;)">
            <text:p/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date" office:date-value="2015-11-18" calcext:value-type="date">
            <text:p>18/11/1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1764]-[.A1763]&gt;1;&quot;FALSO&quot;;&quot;&quot;)">
            <text:p/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date" office:date-value="2015-11-21" calcext:value-type="date">
            <text:p>21/11/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formula="of:=IF([.A1765]-[.A1764]&gt;1;&quot;FALSO&quot;;&quot;&quot;)">
            <text:p/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date" office:date-value="2015-11-25" calcext:value-type="date">
            <text:p>25/11/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IF([.A1766]-[.A1765]&gt;1;&quot;FALSO&quot;;&quot;&quot;)">
            <text:p/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date" office:date-value="2015-11-28" calcext:value-type="date">
            <text:p>28/11/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1767]-[.A1766]&gt;1;&quot;FALSO&quot;;&quot;&quot;)">
            <text:p/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date" office:date-value="2015-12-02" calcext:value-type="date">
            <text:p>02/12/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1768]-[.A1767]&gt;1;&quot;FALSO&quot;;&quot;&quot;)">
            <text:p/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date" office:date-value="2015-12-05" calcext:value-type="date">
            <text:p>05/12/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A1769]-[.A1768]&gt;1;&quot;FALSO&quot;;&quot;&quot;)">
            <text:p/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date" office:date-value="2015-12-09" calcext:value-type="date">
            <text:p>09/12/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IF([.A1770]-[.A1769]&gt;1;&quot;FALSO&quot;;&quot;&quot;)">
            <text:p/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date" office:date-value="2015-12-12" calcext:value-type="date">
            <text:p>12/12/1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1771]-[.A1770]&gt;1;&quot;FALSO&quot;;&quot;&quot;)">
            <text:p/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date" office:date-value="2015-12-16" calcext:value-type="date">
            <text:p>16/12/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IF([.A1772]-[.A1771]&gt;1;&quot;FALSO&quot;;&quot;&quot;)">
            <text:p/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date" office:date-value="2015-12-19" calcext:value-type="date">
            <text:p>19/12/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formula="of:=IF([.A1773]-[.A1772]&gt;1;&quot;FALSO&quot;;&quot;&quot;)">
            <text:p/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date" office:date-value="2015-12-22" calcext:value-type="date">
            <text:p>22/12/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IF([.A1774]-[.A1773]&gt;1;&quot;FALSO&quot;;&quot;&quot;)">
            <text:p/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date" office:date-value="2015-12-24" calcext:value-type="date">
            <text:p>24/12/1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formula="of:=IF([.A1775]-[.A1774]&gt;1;&quot;FALSO&quot;;&quot;&quot;)">
            <text:p/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date" office:date-value="2015-12-26" calcext:value-type="date">
            <text:p>26/12/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1776]-[.A1775]&gt;1;&quot;FALSO&quot;;&quot;&quot;)">
            <text:p/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date" office:date-value="2015-12-31" calcext:value-type="date">
            <text:p>31/12/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777]-[.A1776]&gt;1;&quot;FALSO&quot;;&quot;&quot;)">
            <text:p/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date" office:date-value="2016-01-02" calcext:value-type="date">
            <text:p>02/01/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formula="of:=IF([.A1778]-[.A1777]&gt;1;&quot;FALSO&quot;;&quot;&quot;)">
            <text:p/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date" office:date-value="2016-01-06" calcext:value-type="date">
            <text:p>06/01/1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1779]-[.A1778]&gt;1;&quot;FALSO&quot;;&quot;&quot;)">
            <text:p/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date" office:date-value="2016-01-09" calcext:value-type="date">
            <text:p>09/01/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IF([.A1780]-[.A1779]&gt;1;&quot;FALSO&quot;;&quot;&quot;)">
            <text:p/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date" office:date-value="2016-01-12" calcext:value-type="date">
            <text:p>12/01/1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1781]-[.A1780]&gt;1;&quot;FALSO&quot;;&quot;&quot;)">
            <text:p/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date" office:date-value="2016-01-14" calcext:value-type="date">
            <text:p>14/01/1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IF([.A1782]-[.A1781]&gt;1;&quot;FALSO&quot;;&quot;&quot;)">
            <text:p/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date" office:date-value="2016-01-16" calcext:value-type="date">
            <text:p>16/01/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1783]-[.A1782]&gt;1;&quot;FALSO&quot;;&quot;&quot;)">
            <text:p/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date" office:date-value="2016-01-20" calcext:value-type="date">
            <text:p>20/01/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1784]-[.A1783]&gt;1;&quot;FALSO&quot;;&quot;&quot;)">
            <text:p/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date" office:date-value="2016-01-23" calcext:value-type="date">
            <text:p>23/01/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IF([.A1785]-[.A1784]&gt;1;&quot;FALSO&quot;;&quot;&quot;)">
            <text:p/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date" office:date-value="2016-01-27" calcext:value-type="date">
            <text:p>27/01/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1786]-[.A1785]&gt;1;&quot;FALSO&quot;;&quot;&quot;)">
            <text:p/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date" office:date-value="2016-01-30" calcext:value-type="date">
            <text:p>30/01/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IF([.A1787]-[.A1786]&gt;1;&quot;FALSO&quot;;&quot;&quot;)">
            <text:p/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date" office:date-value="2016-02-02" calcext:value-type="date">
            <text:p>02/02/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[.A1788]-[.A1787]&gt;1;&quot;FALSO&quot;;&quot;&quot;)">
            <text:p/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date" office:date-value="2016-02-04" calcext:value-type="date">
            <text:p>04/02/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IF([.A1789]-[.A1788]&gt;1;&quot;FALSO&quot;;&quot;&quot;)">
            <text:p/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date" office:date-value="2016-02-06" calcext:value-type="date">
            <text:p>06/02/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1790]-[.A1789]&gt;1;&quot;FALSO&quot;;&quot;&quot;)">
            <text:p/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date" office:date-value="2016-02-10" calcext:value-type="date">
            <text:p>10/02/1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1791]-[.A1790]&gt;1;&quot;FALSO&quot;;&quot;&quot;)">
            <text:p/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date" office:date-value="2016-02-13" calcext:value-type="date">
            <text:p>13/02/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IF([.A1792]-[.A1791]&gt;1;&quot;FALSO&quot;;&quot;&quot;)">
            <text:p/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date" office:date-value="2016-02-17" calcext:value-type="date">
            <text:p>17/02/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1793]-[.A1792]&gt;1;&quot;FALSO&quot;;&quot;&quot;)">
            <text:p/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date" office:date-value="2016-02-20" calcext:value-type="date">
            <text:p>20/02/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formula="of:=IF([.A1794]-[.A1793]&gt;1;&quot;FALSO&quot;;&quot;&quot;)">
            <text:p/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date" office:date-value="2016-02-24" calcext:value-type="date">
            <text:p>24/02/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1795]-[.A1794]&gt;1;&quot;FALSO&quot;;&quot;&quot;)">
            <text:p/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date" office:date-value="2016-02-27" calcext:value-type="date">
            <text:p>27/02/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IF([.A1796]-[.A1795]&gt;1;&quot;FALSO&quot;;&quot;&quot;)">
            <text:p/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date" office:date-value="2016-03-02" calcext:value-type="date">
            <text:p>02/03/1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1797]-[.A1796]&gt;1;&quot;FALSO&quot;;&quot;&quot;)">
            <text:p/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date" office:date-value="2016-03-05" calcext:value-type="date">
            <text:p>05/03/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1798]-[.A1797]&gt;1;&quot;FALSO&quot;;&quot;&quot;)">
            <text:p/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date" office:date-value="2016-03-08" calcext:value-type="date">
            <text:p>08/03/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1799]-[.A1798]&gt;1;&quot;FALSO&quot;;&quot;&quot;)">
            <text:p/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date" office:date-value="2016-03-10" calcext:value-type="date">
            <text:p>10/03/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1800]-[.A1799]&gt;1;&quot;FALSO&quot;;&quot;&quot;)">
            <text:p/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date" office:date-value="2016-03-12" calcext:value-type="date">
            <text:p>12/03/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1801]-[.A1800]&gt;1;&quot;FALSO&quot;;&quot;&quot;)">
            <text:p/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date" office:date-value="2016-03-16" calcext:value-type="date">
            <text:p>16/03/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table:formula="of:=IF([.A1802]-[.A1801]&gt;1;&quot;FALSO&quot;;&quot;&quot;)">
            <text:p/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date" office:date-value="2016-03-19" calcext:value-type="date">
            <text:p>19/03/1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1803]-[.A1802]&gt;1;&quot;FALSO&quot;;&quot;&quot;)">
            <text:p/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date" office:date-value="2016-03-23" calcext:value-type="date">
            <text:p>23/03/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formula="of:=IF([.A1804]-[.A1803]&gt;1;&quot;FALSO&quot;;&quot;&quot;)">
            <text:p/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date" office:date-value="2016-03-26" calcext:value-type="date">
            <text:p>26/03/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A1805]-[.A1804]&gt;1;&quot;FALSO&quot;;&quot;&quot;)">
            <text:p/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date" office:date-value="2016-03-30" calcext:value-type="date">
            <text:p>30/03/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IF([.A1806]-[.A1805]&gt;1;&quot;FALSO&quot;;&quot;&quot;)">
            <text:p/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date" office:date-value="2016-04-02" calcext:value-type="date">
            <text:p>02/04/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A1807]-[.A1806]&gt;1;&quot;FALSO&quot;;&quot;&quot;)">
            <text:p/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date" office:date-value="2016-04-06" calcext:value-type="date">
            <text:p>06/04/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1808]-[.A1807]&gt;1;&quot;FALSO&quot;;&quot;&quot;)">
            <text:p/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date" office:date-value="2016-04-09" calcext:value-type="date">
            <text:p>09/04/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formula="of:=IF([.A1809]-[.A1808]&gt;1;&quot;FALSO&quot;;&quot;&quot;)">
            <text:p/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date" office:date-value="2016-04-13" calcext:value-type="date">
            <text:p>13/04/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IF([.A1810]-[.A1809]&gt;1;&quot;FALSO&quot;;&quot;&quot;)">
            <text:p/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date" office:date-value="2016-04-16" calcext:value-type="date">
            <text:p>16/04/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1811]-[.A1810]&gt;1;&quot;FALSO&quot;;&quot;&quot;)">
            <text:p/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date" office:date-value="2016-04-20" calcext:value-type="date">
            <text:p>20/04/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IF([.A1812]-[.A1811]&gt;1;&quot;FALSO&quot;;&quot;&quot;)">
            <text:p/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date" office:date-value="2016-04-23" calcext:value-type="date">
            <text:p>23/04/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formula="of:=IF([.A1813]-[.A1812]&gt;1;&quot;FALSO&quot;;&quot;&quot;)">
            <text:p/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date" office:date-value="2016-04-27" calcext:value-type="date">
            <text:p>27/04/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IF([.A1814]-[.A1813]&gt;1;&quot;FALSO&quot;;&quot;&quot;)">
            <text:p/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date" office:date-value="2016-04-30" calcext:value-type="date">
            <text:p>30/04/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formula="of:=IF([.A1815]-[.A1814]&gt;1;&quot;FALSO&quot;;&quot;&quot;)">
            <text:p/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date" office:date-value="2016-05-03" calcext:value-type="date">
            <text:p>03/05/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1816]-[.A1815]&gt;1;&quot;FALSO&quot;;&quot;&quot;)">
            <text:p/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date" office:date-value="2016-05-05" calcext:value-type="date">
            <text:p>05/05/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table:formula="of:=IF([.A1817]-[.A1816]&gt;1;&quot;FALSO&quot;;&quot;&quot;)">
            <text:p/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date" office:date-value="2016-05-07" calcext:value-type="date">
            <text:p>07/05/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IF([.A1818]-[.A1817]&gt;1;&quot;FALSO&quot;;&quot;&quot;)">
            <text:p/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date" office:date-value="2016-05-11" calcext:value-type="date">
            <text:p>11/05/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formula="of:=IF([.A1819]-[.A1818]&gt;1;&quot;FALSO&quot;;&quot;&quot;)">
            <text:p/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date" office:date-value="2016-05-14" calcext:value-type="date">
            <text:p>14/05/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820]-[.A1819]&gt;1;&quot;FALSO&quot;;&quot;&quot;)">
            <text:p/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date" office:date-value="2016-05-18" calcext:value-type="date">
            <text:p>18/05/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formula="of:=IF([.A1821]-[.A1820]&gt;1;&quot;FALSO&quot;;&quot;&quot;)">
            <text:p/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date" office:date-value="2016-05-21" calcext:value-type="date">
            <text:p>21/05/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IF([.A1822]-[.A1821]&gt;1;&quot;FALSO&quot;;&quot;&quot;)">
            <text:p/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date" office:date-value="2016-05-25" calcext:value-type="date">
            <text:p>25/05/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1823]-[.A1822]&gt;1;&quot;FALSO&quot;;&quot;&quot;)">
            <text:p/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date" office:date-value="2016-05-28" calcext:value-type="date">
            <text:p>28/05/1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1824]-[.A1823]&gt;1;&quot;FALSO&quot;;&quot;&quot;)">
            <text:p/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date" office:date-value="2016-06-01" calcext:value-type="date">
            <text:p>01/06/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1825]-[.A1824]&gt;1;&quot;FALSO&quot;;&quot;&quot;)">
            <text:p/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date" office:date-value="2016-06-04" calcext:value-type="date">
            <text:p>04/06/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IF([.A1826]-[.A1825]&gt;1;&quot;FALSO&quot;;&quot;&quot;)">
            <text:p/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date" office:date-value="2016-06-07" calcext:value-type="date">
            <text:p>07/06/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A1827]-[.A1826]&gt;1;&quot;FALSO&quot;;&quot;&quot;)">
            <text:p/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date" office:date-value="2016-06-09" calcext:value-type="date">
            <text:p>09/06/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1828]-[.A1827]&gt;1;&quot;FALSO&quot;;&quot;&quot;)">
            <text:p/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date" office:date-value="2016-06-11" calcext:value-type="date">
            <text:p>11/06/1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1829]-[.A1828]&gt;1;&quot;FALSO&quot;;&quot;&quot;)">
            <text:p/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date" office:date-value="2016-06-15" calcext:value-type="date">
            <text:p>15/06/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A1830]-[.A1829]&gt;1;&quot;FALSO&quot;;&quot;&quot;)">
            <text:p/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date" office:date-value="2016-06-18" calcext:value-type="date">
            <text:p>18/06/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formula="of:=IF([.A1831]-[.A1830]&gt;1;&quot;FALSO&quot;;&quot;&quot;)">
            <text:p/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date" office:date-value="2016-06-22" calcext:value-type="date">
            <text:p>22/06/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1832]-[.A1831]&gt;1;&quot;FALSO&quot;;&quot;&quot;)">
            <text:p/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date" office:date-value="2016-06-25" calcext:value-type="date">
            <text:p>25/06/1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1833]-[.A1832]&gt;1;&quot;FALSO&quot;;&quot;&quot;)">
            <text:p/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date" office:date-value="2016-06-29" calcext:value-type="date">
            <text:p>29/06/16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1834]-[.A1833]&gt;1;&quot;FALSO&quot;;&quot;&quot;)">
            <text:p/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date" office:date-value="2016-07-02" calcext:value-type="date">
            <text:p>02/07/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formula="of:=IF([.A1835]-[.A1834]&gt;1;&quot;FALSO&quot;;&quot;&quot;)">
            <text:p/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date" office:date-value="2016-07-06" calcext:value-type="date">
            <text:p>06/07/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1836]-[.A1835]&gt;1;&quot;FALSO&quot;;&quot;&quot;)">
            <text:p/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date" office:date-value="2016-07-09" calcext:value-type="date">
            <text:p>09/07/1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IF([.A1837]-[.A1836]&gt;1;&quot;FALSO&quot;;&quot;&quot;)">
            <text:p/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date" office:date-value="2016-07-12" calcext:value-type="date">
            <text:p>12/07/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838]-[.A1837]&gt;1;&quot;FALSO&quot;;&quot;&quot;)">
            <text:p/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date" office:date-value="2016-07-14" calcext:value-type="date">
            <text:p>14/07/1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1839]-[.A1838]&gt;1;&quot;FALSO&quot;;&quot;&quot;)">
            <text:p/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date" office:date-value="2016-07-16" calcext:value-type="date">
            <text:p>16/07/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1840]-[.A1839]&gt;1;&quot;FALSO&quot;;&quot;&quot;)">
            <text:p/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date" office:date-value="2016-07-20" calcext:value-type="date">
            <text:p>20/07/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1841]-[.A1840]&gt;1;&quot;FALSO&quot;;&quot;&quot;)">
            <text:p/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date" office:date-value="2016-07-23" calcext:value-type="date">
            <text:p>23/07/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A1842]-[.A1841]&gt;1;&quot;FALSO&quot;;&quot;&quot;)">
            <text:p/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date" office:date-value="2016-07-27" calcext:value-type="date">
            <text:p>27/07/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A1843]-[.A1842]&gt;1;&quot;FALSO&quot;;&quot;&quot;)">
            <text:p/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date" office:date-value="2016-07-30" calcext:value-type="date">
            <text:p>30/07/1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IF([.A1844]-[.A1843]&gt;1;&quot;FALSO&quot;;&quot;&quot;)">
            <text:p/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date" office:date-value="2016-08-03" calcext:value-type="date">
            <text:p>03/08/1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formula="of:=IF([.A1845]-[.A1844]&gt;1;&quot;FALSO&quot;;&quot;&quot;)">
            <text:p/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date" office:date-value="2016-08-06" calcext:value-type="date">
            <text:p>06/08/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IF([.A1846]-[.A1845]&gt;1;&quot;FALSO&quot;;&quot;&quot;)">
            <text:p/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date" office:date-value="2016-08-09" calcext:value-type="date">
            <text:p>09/08/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formula="of:=IF([.A1847]-[.A1846]&gt;1;&quot;FALSO&quot;;&quot;&quot;)">
            <text:p/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date" office:date-value="2016-08-11" calcext:value-type="date">
            <text:p>11/08/1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IF([.A1848]-[.A1847]&gt;1;&quot;FALSO&quot;;&quot;&quot;)">
            <text:p/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date" office:date-value="2016-08-13" calcext:value-type="date">
            <text:p>13/08/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IF([.A1849]-[.A1848]&gt;1;&quot;FALSO&quot;;&quot;&quot;)">
            <text:p/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date" office:date-value="2016-08-17" calcext:value-type="date">
            <text:p>17/08/1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1850]-[.A1849]&gt;1;&quot;FALSO&quot;;&quot;&quot;)">
            <text:p/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date" office:date-value="2016-08-20" calcext:value-type="date">
            <text:p>20/08/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IF([.A1851]-[.A1850]&gt;1;&quot;FALSO&quot;;&quot;&quot;)">
            <text:p/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date" office:date-value="2016-08-24" calcext:value-type="date">
            <text:p>24/08/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IF([.A1852]-[.A1851]&gt;1;&quot;FALSO&quot;;&quot;&quot;)">
            <text:p/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date" office:date-value="2016-08-27" calcext:value-type="date">
            <text:p>27/08/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[.A1853]-[.A1852]&gt;1;&quot;FALSO&quot;;&quot;&quot;)">
            <text:p/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date" office:date-value="2016-08-31" calcext:value-type="date">
            <text:p>31/08/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A1854]-[.A1853]&gt;1;&quot;FALSO&quot;;&quot;&quot;)">
            <text:p/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date" office:date-value="2016-09-03" calcext:value-type="date">
            <text:p>03/09/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IF([.A1855]-[.A1854]&gt;1;&quot;FALSO&quot;;&quot;&quot;)">
            <text:p/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date" office:date-value="2016-09-08" calcext:value-type="date">
            <text:p>08/09/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A1856]-[.A1855]&gt;1;&quot;FALSO&quot;;&quot;&quot;)">
            <text:p/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date" office:date-value="2016-09-10" calcext:value-type="date">
            <text:p>10/09/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IF([.A1857]-[.A1856]&gt;1;&quot;FALSO&quot;;&quot;&quot;)">
            <text:p/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date" office:date-value="2016-09-14" calcext:value-type="date">
            <text:p>14/09/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IF([.A1858]-[.A1857]&gt;1;&quot;FALSO&quot;;&quot;&quot;)">
            <text:p/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date" office:date-value="2016-09-17" calcext:value-type="date">
            <text:p>17/09/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1859]-[.A1858]&gt;1;&quot;FALSO&quot;;&quot;&quot;)">
            <text:p/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date" office:date-value="2016-09-20" calcext:value-type="date">
            <text:p>20/09/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1860]-[.A1859]&gt;1;&quot;FALSO&quot;;&quot;&quot;)">
            <text:p/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date" office:date-value="2016-09-22" calcext:value-type="date">
            <text:p>22/09/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formula="of:=IF([.A1861]-[.A1860]&gt;1;&quot;FALSO&quot;;&quot;&quot;)">
            <text:p/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date" office:date-value="2016-09-24" calcext:value-type="date">
            <text:p>24/09/1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formula="of:=IF([.A1862]-[.A1861]&gt;1;&quot;FALSO&quot;;&quot;&quot;)">
            <text:p/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date" office:date-value="2016-09-28" calcext:value-type="date">
            <text:p>28/09/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IF([.A1863]-[.A1862]&gt;1;&quot;FALSO&quot;;&quot;&quot;)">
            <text:p/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date" office:date-value="2016-10-01" calcext:value-type="date">
            <text:p>01/10/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1864]-[.A1863]&gt;1;&quot;FALSO&quot;;&quot;&quot;)">
            <text:p/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date" office:date-value="2016-10-05" calcext:value-type="date">
            <text:p>05/10/1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1865]-[.A1864]&gt;1;&quot;FALSO&quot;;&quot;&quot;)">
            <text:p/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date" office:date-value="2016-10-08" calcext:value-type="date">
            <text:p>08/10/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IF([.A1866]-[.A1865]&gt;1;&quot;FALSO&quot;;&quot;&quot;)">
            <text:p/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date" office:date-value="2016-10-13" calcext:value-type="date">
            <text:p>13/10/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formula="of:=IF([.A1867]-[.A1866]&gt;1;&quot;FALSO&quot;;&quot;&quot;)">
            <text:p/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date" office:date-value="2016-10-15" calcext:value-type="date">
            <text:p>15/10/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formula="of:=IF([.A1868]-[.A1867]&gt;1;&quot;FALSO&quot;;&quot;&quot;)">
            <text:p/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date" office:date-value="2016-10-18" calcext:value-type="date">
            <text:p>18/10/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IF([.A1869]-[.A1868]&gt;1;&quot;FALSO&quot;;&quot;&quot;)">
            <text:p/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date" office:date-value="2016-10-20" calcext:value-type="date">
            <text:p>20/10/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IF([.A1870]-[.A1869]&gt;1;&quot;FALSO&quot;;&quot;&quot;)">
            <text:p/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date" office:date-value="2016-10-22" calcext:value-type="date">
            <text:p>22/10/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IF([.A1871]-[.A1870]&gt;1;&quot;FALSO&quot;;&quot;&quot;)">
            <text:p/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date" office:date-value="2016-10-26" calcext:value-type="date">
            <text:p>26/10/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formula="of:=IF([.A1872]-[.A1871]&gt;1;&quot;FALSO&quot;;&quot;&quot;)">
            <text:p/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date" office:date-value="2016-10-29" calcext:value-type="date">
            <text:p>29/10/1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1873]-[.A1872]&gt;1;&quot;FALSO&quot;;&quot;&quot;)">
            <text:p/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date" office:date-value="2016-11-03" calcext:value-type="date">
            <text:p>03/11/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A1874]-[.A1873]&gt;1;&quot;FALSO&quot;;&quot;&quot;)">
            <text:p/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date" office:date-value="2016-11-05" calcext:value-type="date">
            <text:p>05/11/16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1875]-[.A1874]&gt;1;&quot;FALSO&quot;;&quot;&quot;)">
            <text:p/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date" office:date-value="2016-11-08" calcext:value-type="date">
            <text:p>08/11/1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IF([.A1876]-[.A1875]&gt;1;&quot;FALSO&quot;;&quot;&quot;)">
            <text:p/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date" office:date-value="2016-11-10" calcext:value-type="date">
            <text:p>10/11/1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1877]-[.A1876]&gt;1;&quot;FALSO&quot;;&quot;&quot;)">
            <text:p/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date" office:date-value="2016-11-12" calcext:value-type="date">
            <text:p>12/11/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formula="of:=IF([.A1878]-[.A1877]&gt;1;&quot;FALSO&quot;;&quot;&quot;)">
            <text:p/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date" office:date-value="2016-11-16" calcext:value-type="date">
            <text:p>16/11/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IF([.A1879]-[.A1878]&gt;1;&quot;FALSO&quot;;&quot;&quot;)">
            <text:p/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date" office:date-value="2016-11-19" calcext:value-type="date">
            <text:p>19/11/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1880]-[.A1879]&gt;1;&quot;FALSO&quot;;&quot;&quot;)">
            <text:p/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date" office:date-value="2016-11-23" calcext:value-type="date">
            <text:p>23/11/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1881]-[.A1880]&gt;1;&quot;FALSO&quot;;&quot;&quot;)">
            <text:p/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date" office:date-value="2016-11-26" calcext:value-type="date">
            <text:p>26/11/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882]-[.A1881]&gt;1;&quot;FALSO&quot;;&quot;&quot;)">
            <text:p/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date" office:date-value="2016-11-30" calcext:value-type="date">
            <text:p>30/11/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1883]-[.A1882]&gt;1;&quot;FALSO&quot;;&quot;&quot;)">
            <text:p/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date" office:date-value="2016-12-03" calcext:value-type="date">
            <text:p>03/12/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IF([.A1884]-[.A1883]&gt;1;&quot;FALSO&quot;;&quot;&quot;)">
            <text:p/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date" office:date-value="2016-12-07" calcext:value-type="date">
            <text:p>07/12/1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1885]-[.A1884]&gt;1;&quot;FALSO&quot;;&quot;&quot;)">
            <text:p/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date" office:date-value="2016-12-10" calcext:value-type="date">
            <text:p>10/12/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IF([.A1886]-[.A1885]&gt;1;&quot;FALSO&quot;;&quot;&quot;)">
            <text:p/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date" office:date-value="2016-12-14" calcext:value-type="date">
            <text:p>14/12/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formula="of:=IF([.A1887]-[.A1886]&gt;1;&quot;FALSO&quot;;&quot;&quot;)">
            <text:p/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date" office:date-value="2016-12-17" calcext:value-type="date">
            <text:p>17/12/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1888]-[.A1887]&gt;1;&quot;FALSO&quot;;&quot;&quot;)">
            <text:p/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date" office:date-value="2016-12-20" calcext:value-type="date">
            <text:p>20/12/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A1889]-[.A1888]&gt;1;&quot;FALSO&quot;;&quot;&quot;)">
            <text:p/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date" office:date-value="2016-12-22" calcext:value-type="date">
            <text:p>22/12/1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IF([.A1890]-[.A1889]&gt;1;&quot;FALSO&quot;;&quot;&quot;)">
            <text:p/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date" office:date-value="2016-12-24" calcext:value-type="date">
            <text:p>24/12/1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IF([.A1891]-[.A1890]&gt;1;&quot;FALSO&quot;;&quot;&quot;)">
            <text:p/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date" office:date-value="2016-12-31" calcext:value-type="date">
            <text:p>31/12/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1892]-[.A1891]&gt;1;&quot;FALSO&quot;;&quot;&quot;)">
            <text:p/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date" office:date-value="2017-01-04" calcext:value-type="date">
            <text:p>04/01/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formula="of:=IF([.A1893]-[.A1892]&gt;1;&quot;FALSO&quot;;&quot;&quot;)">
            <text:p/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date" office:date-value="2017-01-07" calcext:value-type="date">
            <text:p>07/01/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formula="of:=IF([.A1894]-[.A1893]&gt;1;&quot;FALSO&quot;;&quot;&quot;)">
            <text:p/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date" office:date-value="2017-01-11" calcext:value-type="date">
            <text:p>11/01/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formula="of:=IF([.A1895]-[.A1894]&gt;1;&quot;FALSO&quot;;&quot;&quot;)">
            <text:p/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date" office:date-value="2017-01-14" calcext:value-type="date">
            <text:p>14/01/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1896]-[.A1895]&gt;1;&quot;FALSO&quot;;&quot;&quot;)">
            <text:p/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date" office:date-value="2017-01-18" calcext:value-type="date">
            <text:p>18/01/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IF([.A1897]-[.A1896]&gt;1;&quot;FALSO&quot;;&quot;&quot;)">
            <text:p/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date" office:date-value="2017-01-21" calcext:value-type="date">
            <text:p>21/01/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IF([.A1898]-[.A1897]&gt;1;&quot;FALSO&quot;;&quot;&quot;)">
            <text:p/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date" office:date-value="2017-01-25" calcext:value-type="date">
            <text:p>25/01/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1899]-[.A1898]&gt;1;&quot;FALSO&quot;;&quot;&quot;)">
            <text:p/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date" office:date-value="2017-01-28" calcext:value-type="date">
            <text:p>28/01/1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1900]-[.A1899]&gt;1;&quot;FALSO&quot;;&quot;&quot;)">
            <text:p/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date" office:date-value="2017-02-01" calcext:value-type="date">
            <text:p>01/02/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IF([.A1901]-[.A1900]&gt;1;&quot;FALSO&quot;;&quot;&quot;)">
            <text:p/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date" office:date-value="2017-02-04" calcext:value-type="date">
            <text:p>04/02/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IF([.A1902]-[.A1901]&gt;1;&quot;FALSO&quot;;&quot;&quot;)">
            <text:p/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date" office:date-value="2017-02-08" calcext:value-type="date">
            <text:p>08/02/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formula="of:=IF([.A1903]-[.A1902]&gt;1;&quot;FALSO&quot;;&quot;&quot;)">
            <text:p/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date" office:date-value="2017-02-11" calcext:value-type="date">
            <text:p>11/02/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formula="of:=IF([.A1904]-[.A1903]&gt;1;&quot;FALSO&quot;;&quot;&quot;)">
            <text:p/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date" office:date-value="2017-02-15" calcext:value-type="date">
            <text:p>15/02/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IF([.A1905]-[.A1904]&gt;1;&quot;FALSO&quot;;&quot;&quot;)">
            <text:p/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date" office:date-value="2017-02-18" calcext:value-type="date">
            <text:p>18/02/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1906]-[.A1905]&gt;1;&quot;FALSO&quot;;&quot;&quot;)">
            <text:p/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date" office:date-value="2017-02-21" calcext:value-type="date">
            <text:p>21/02/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1907]-[.A1906]&gt;1;&quot;FALSO&quot;;&quot;&quot;)">
            <text:p/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date" office:date-value="2017-02-23" calcext:value-type="date">
            <text:p>23/02/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IF([.A1908]-[.A1907]&gt;1;&quot;FALSO&quot;;&quot;&quot;)">
            <text:p/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date" office:date-value="2017-02-25" calcext:value-type="date">
            <text:p>25/02/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IF([.A1909]-[.A1908]&gt;1;&quot;FALSO&quot;;&quot;&quot;)">
            <text:p/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date" office:date-value="2017-03-01" calcext:value-type="date">
            <text:p>01/03/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formula="of:=IF([.A1910]-[.A1909]&gt;1;&quot;FALSO&quot;;&quot;&quot;)">
            <text:p/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date" office:date-value="2017-03-04" calcext:value-type="date">
            <text:p>04/03/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[.A1911]-[.A1910]&gt;1;&quot;FALSO&quot;;&quot;&quot;)">
            <text:p/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formula="of:=IF([.A1912]-[.A1911]&gt;1;&quot;FALSO&quot;;&quot;&quot;)">
            <text:p/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IF([.A1913]-[.A1912]&gt;1;&quot;FALSO&quot;;&quot;&quot;)">
            <text:p/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date" office:date-value="2017-03-15" calcext:value-type="date">
            <text:p>15/03/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formula="of:=IF([.A1914]-[.A1913]&gt;1;&quot;FALSO&quot;;&quot;&quot;)">
            <text:p/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1915]-[.A1914]&gt;1;&quot;FALSO&quot;;&quot;&quot;)">
            <text:p/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date" office:date-value="2017-03-22" calcext:value-type="date">
            <text:p>22/03/1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1916]-[.A1915]&gt;1;&quot;FALSO&quot;;&quot;&quot;)">
            <text:p/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date" office:date-value="2017-03-25" calcext:value-type="date">
            <text:p>25/03/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IF([.A1917]-[.A1916]&gt;1;&quot;FALSO&quot;;&quot;&quot;)">
            <text:p/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IF([.A1918]-[.A1917]&gt;1;&quot;FALSO&quot;;&quot;&quot;)">
            <text:p/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date" office:date-value="2017-04-01" calcext:value-type="date">
            <text:p>01/04/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formula="of:=IF([.A1919]-[.A1918]&gt;1;&quot;FALSO&quot;;&quot;&quot;)">
            <text:p/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date" office:date-value="2017-04-05" calcext:value-type="date">
            <text:p>05/04/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IF([.A1920]-[.A1919]&gt;1;&quot;FALSO&quot;;&quot;&quot;)">
            <text:p/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date" office:date-value="2017-04-08" calcext:value-type="date">
            <text:p>08/04/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1921]-[.A1920]&gt;1;&quot;FALSO&quot;;&quot;&quot;)">
            <text:p/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date" office:date-value="2017-04-12" calcext:value-type="date">
            <text:p>12/04/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IF([.A1922]-[.A1921]&gt;1;&quot;FALSO&quot;;&quot;&quot;)">
            <text:p/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date" office:date-value="2017-04-15" calcext:value-type="date">
            <text:p>15/04/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IF([.A1923]-[.A1922]&gt;1;&quot;FALSO&quot;;&quot;&quot;)">
            <text:p/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date" office:date-value="2017-04-19" calcext:value-type="date">
            <text:p>19/04/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IF([.A1924]-[.A1923]&gt;1;&quot;FALSO&quot;;&quot;&quot;)">
            <text:p/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date" office:date-value="2017-04-22" calcext:value-type="date">
            <text:p>22/04/1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formula="of:=IF([.A1925]-[.A1924]&gt;1;&quot;FALSO&quot;;&quot;&quot;)">
            <text:p/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date" office:date-value="2017-04-26" calcext:value-type="date">
            <text:p>26/04/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1926]-[.A1925]&gt;1;&quot;FALSO&quot;;&quot;&quot;)">
            <text:p/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date" office:date-value="2017-04-29" calcext:value-type="date">
            <text:p>29/04/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formula="of:=IF([.A1927]-[.A1926]&gt;1;&quot;FALSO&quot;;&quot;&quot;)">
            <text:p/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date" office:date-value="2017-05-03" calcext:value-type="date">
            <text:p>03/05/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formula="of:=IF([.A1928]-[.A1927]&gt;1;&quot;FALSO&quot;;&quot;&quot;)">
            <text:p/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date" office:date-value="2017-05-06" calcext:value-type="date">
            <text:p>06/05/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IF([.A1929]-[.A1928]&gt;1;&quot;FALSO&quot;;&quot;&quot;)">
            <text:p/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date" office:date-value="2017-05-09" calcext:value-type="date">
            <text:p>09/05/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1930]-[.A1929]&gt;1;&quot;FALSO&quot;;&quot;&quot;)">
            <text:p/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A1931]-[.A1930]&gt;1;&quot;FALSO&quot;;&quot;&quot;)">
            <text:p/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date" office:date-value="2017-05-13" calcext:value-type="date">
            <text:p>13/05/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1932]-[.A1931]&gt;1;&quot;FALSO&quot;;&quot;&quot;)">
            <text:p/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date" office:date-value="2017-05-17" calcext:value-type="date">
            <text:p>17/05/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formula="of:=IF([.A1933]-[.A1932]&gt;1;&quot;FALSO&quot;;&quot;&quot;)">
            <text:p/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date" office:date-value="2017-05-20" calcext:value-type="date">
            <text:p>20/05/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A1934]-[.A1933]&gt;1;&quot;FALSO&quot;;&quot;&quot;)">
            <text:p/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date" office:date-value="2017-05-24" calcext:value-type="date">
            <text:p>24/05/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formula="of:=IF([.A1935]-[.A1934]&gt;1;&quot;FALSO&quot;;&quot;&quot;)">
            <text:p/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date" office:date-value="2017-05-27" calcext:value-type="date">
            <text:p>27/05/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1936]-[.A1935]&gt;1;&quot;FALSO&quot;;&quot;&quot;)">
            <text:p/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date" office:date-value="2017-05-31" calcext:value-type="date">
            <text:p>31/05/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IF([.A1937]-[.A1936]&gt;1;&quot;FALSO&quot;;&quot;&quot;)">
            <text:p/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date" office:date-value="2017-06-03" calcext:value-type="date">
            <text:p>03/06/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1938]-[.A1937]&gt;1;&quot;FALSO&quot;;&quot;&quot;)">
            <text:p/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date" office:date-value="2017-06-07" calcext:value-type="date">
            <text:p>07/06/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IF([.A1939]-[.A1938]&gt;1;&quot;FALSO&quot;;&quot;&quot;)">
            <text:p/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date" office:date-value="2017-06-10" calcext:value-type="date">
            <text:p>10/06/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IF([.A1940]-[.A1939]&gt;1;&quot;FALSO&quot;;&quot;&quot;)">
            <text:p/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date" office:date-value="2017-06-14" calcext:value-type="date">
            <text:p>14/06/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IF([.A1941]-[.A1940]&gt;1;&quot;FALSO&quot;;&quot;&quot;)">
            <text:p/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date" office:date-value="2017-06-17" calcext:value-type="date">
            <text:p>17/06/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formula="of:=IF([.A1942]-[.A1941]&gt;1;&quot;FALSO&quot;;&quot;&quot;)">
            <text:p/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date" office:date-value="2017-06-21" calcext:value-type="date">
            <text:p>21/06/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1943]-[.A1942]&gt;1;&quot;FALSO&quot;;&quot;&quot;)">
            <text:p/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date" office:date-value="2017-06-24" calcext:value-type="date">
            <text:p>24/06/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IF([.A1944]-[.A1943]&gt;1;&quot;FALSO&quot;;&quot;&quot;)">
            <text:p/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date" office:date-value="2017-06-28" calcext:value-type="date">
            <text:p>28/06/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IF([.A1945]-[.A1944]&gt;1;&quot;FALSO&quot;;&quot;&quot;)">
            <text:p/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date" office:date-value="2017-07-01" calcext:value-type="date">
            <text:p>01/07/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1946]-[.A1945]&gt;1;&quot;FALSO&quot;;&quot;&quot;)">
            <text:p/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1947]-[.A1946]&gt;1;&quot;FALSO&quot;;&quot;&quot;)">
            <text:p/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1948]-[.A1947]&gt;1;&quot;FALSO&quot;;&quot;&quot;)">
            <text:p/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date" office:date-value="2017-07-08" calcext:value-type="date">
            <text:p>08/07/1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1949]-[.A1948]&gt;1;&quot;FALSO&quot;;&quot;&quot;)">
            <text:p/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date" office:date-value="2017-07-12" calcext:value-type="date">
            <text:p>12/07/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formula="of:=IF([.A1950]-[.A1949]&gt;1;&quot;FALSO&quot;;&quot;&quot;)">
            <text:p/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date" office:date-value="2017-07-15" calcext:value-type="date">
            <text:p>15/07/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formula="of:=IF([.A1951]-[.A1950]&gt;1;&quot;FALSO&quot;;&quot;&quot;)">
            <text:p/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date" office:date-value="2017-07-19" calcext:value-type="date">
            <text:p>19/07/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IF([.A1952]-[.A1951]&gt;1;&quot;FALSO&quot;;&quot;&quot;)">
            <text:p/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date" office:date-value="2017-07-22" calcext:value-type="date">
            <text:p>22/07/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formula="of:=IF([.A1953]-[.A1952]&gt;1;&quot;FALSO&quot;;&quot;&quot;)">
            <text:p/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date" office:date-value="2017-07-26" calcext:value-type="date">
            <text:p>26/07/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1954]-[.A1953]&gt;1;&quot;FALSO&quot;;&quot;&quot;)">
            <text:p/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date" office:date-value="2017-07-29" calcext:value-type="date">
            <text:p>29/07/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IF([.A1955]-[.A1954]&gt;1;&quot;FALSO&quot;;&quot;&quot;)">
            <text:p/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date" office:date-value="2017-08-02" calcext:value-type="date">
            <text:p>02/08/1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formula="of:=IF([.A1956]-[.A1955]&gt;1;&quot;FALSO&quot;;&quot;&quot;)">
            <text:p/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date" office:date-value="2017-08-05" calcext:value-type="date">
            <text:p>05/08/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IF([.A1957]-[.A1956]&gt;1;&quot;FALSO&quot;;&quot;&quot;)">
            <text:p/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date" office:date-value="2017-08-08" calcext:value-type="date">
            <text:p>08/08/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IF([.A1958]-[.A1957]&gt;1;&quot;FALSO&quot;;&quot;&quot;)">
            <text:p/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date" office:date-value="2017-08-10" calcext:value-type="date">
            <text:p>10/08/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formula="of:=IF([.A1959]-[.A1958]&gt;1;&quot;FALSO&quot;;&quot;&quot;)">
            <text:p/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date" office:date-value="2017-08-12" calcext:value-type="date">
            <text:p>12/08/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formula="of:=IF([.A1960]-[.A1959]&gt;1;&quot;FALSO&quot;;&quot;&quot;)">
            <text:p/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date" office:date-value="2017-08-16" calcext:value-type="date">
            <text:p>16/08/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formula="of:=IF([.A1961]-[.A1960]&gt;1;&quot;FALSO&quot;;&quot;&quot;)">
            <text:p/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date" office:date-value="2017-08-19" calcext:value-type="date">
            <text:p>19/08/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formula="of:=IF([.A1962]-[.A1961]&gt;1;&quot;FALSO&quot;;&quot;&quot;)">
            <text:p/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date" office:date-value="2017-08-23" calcext:value-type="date">
            <text:p>23/08/1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[.A1963]-[.A1962]&gt;1;&quot;FALSO&quot;;&quot;&quot;)">
            <text:p/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date" office:date-value="2017-08-26" calcext:value-type="date">
            <text:p>26/08/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IF([.A1964]-[.A1963]&gt;1;&quot;FALSO&quot;;&quot;&quot;)">
            <text:p/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date" office:date-value="2017-08-30" calcext:value-type="date">
            <text:p>30/08/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[.A1965]-[.A1964]&gt;1;&quot;FALSO&quot;;&quot;&quot;)">
            <text:p/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date" office:date-value="2017-09-02" calcext:value-type="date">
            <text:p>02/09/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IF([.A1966]-[.A1965]&gt;1;&quot;FALSO&quot;;&quot;&quot;)">
            <text:p/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date" office:date-value="2017-09-06" calcext:value-type="date">
            <text:p>06/09/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1967]-[.A1966]&gt;1;&quot;FALSO&quot;;&quot;&quot;)">
            <text:p/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date" office:date-value="2017-09-09" calcext:value-type="date">
            <text:p>09/09/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IF([.A1968]-[.A1967]&gt;1;&quot;FALSO&quot;;&quot;&quot;)">
            <text:p/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date" office:date-value="2017-09-13" calcext:value-type="date">
            <text:p>13/09/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1969]-[.A1968]&gt;1;&quot;FALSO&quot;;&quot;&quot;)">
            <text:p/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date" office:date-value="2017-09-16" calcext:value-type="date">
            <text:p>16/09/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IF([.A1970]-[.A1969]&gt;1;&quot;FALSO&quot;;&quot;&quot;)">
            <text:p/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date" office:date-value="2017-09-19" calcext:value-type="date">
            <text:p>19/09/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A1971]-[.A1970]&gt;1;&quot;FALSO&quot;;&quot;&quot;)">
            <text:p/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date" office:date-value="2017-09-21" calcext:value-type="date">
            <text:p>21/09/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formula="of:=IF([.A1972]-[.A1971]&gt;1;&quot;FALSO&quot;;&quot;&quot;)">
            <text:p/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date" office:date-value="2017-09-23" calcext:value-type="date">
            <text:p>23/09/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1973]-[.A1972]&gt;1;&quot;FALSO&quot;;&quot;&quot;)">
            <text:p/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date" office:date-value="2017-09-27" calcext:value-type="date">
            <text:p>27/09/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1974]-[.A1973]&gt;1;&quot;FALSO&quot;;&quot;&quot;)">
            <text:p/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date" office:date-value="2017-09-30" calcext:value-type="date">
            <text:p>30/09/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1975]-[.A1974]&gt;1;&quot;FALSO&quot;;&quot;&quot;)">
            <text:p/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date" office:date-value="2017-10-04" calcext:value-type="date">
            <text:p>04/10/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formula="of:=IF([.A1976]-[.A1975]&gt;1;&quot;FALSO&quot;;&quot;&quot;)">
            <text:p/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date" office:date-value="2017-10-07" calcext:value-type="date">
            <text:p>07/10/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formula="of:=IF([.A1977]-[.A1976]&gt;1;&quot;FALSO&quot;;&quot;&quot;)">
            <text:p/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date" office:date-value="2017-10-11" calcext:value-type="date">
            <text:p>11/10/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A1978]-[.A1977]&gt;1;&quot;FALSO&quot;;&quot;&quot;)">
            <text:p/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date" office:date-value="2017-10-14" calcext:value-type="date">
            <text:p>14/10/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IF([.A1979]-[.A1978]&gt;1;&quot;FALSO&quot;;&quot;&quot;)">
            <text:p/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date" office:date-value="2017-10-17" calcext:value-type="date">
            <text:p>17/10/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1980]-[.A1979]&gt;1;&quot;FALSO&quot;;&quot;&quot;)">
            <text:p/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date" office:date-value="2017-10-19" calcext:value-type="date">
            <text:p>19/10/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formula="of:=IF([.A1981]-[.A1980]&gt;1;&quot;FALSO&quot;;&quot;&quot;)">
            <text:p/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date" office:date-value="2017-10-21" calcext:value-type="date">
            <text:p>21/10/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IF([.A1982]-[.A1981]&gt;1;&quot;FALSO&quot;;&quot;&quot;)">
            <text:p/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date" office:date-value="2017-10-25" calcext:value-type="date">
            <text:p>25/10/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IF([.A1983]-[.A1982]&gt;1;&quot;FALSO&quot;;&quot;&quot;)">
            <text:p/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date" office:date-value="2017-10-28" calcext:value-type="date">
            <text:p>28/10/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1984]-[.A1983]&gt;1;&quot;FALSO&quot;;&quot;&quot;)">
            <text:p/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date" office:date-value="2017-11-01" calcext:value-type="date">
            <text:p>01/11/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IF([.A1985]-[.A1984]&gt;1;&quot;FALSO&quot;;&quot;&quot;)">
            <text:p/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date" office:date-value="2017-11-04" calcext:value-type="date">
            <text:p>04/11/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IF([.A1986]-[.A1985]&gt;1;&quot;FALSO&quot;;&quot;&quot;)">
            <text:p/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date" office:date-value="2017-11-07" calcext:value-type="date">
            <text:p>07/11/1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formula="of:=IF([.A1987]-[.A1986]&gt;1;&quot;FALSO&quot;;&quot;&quot;)">
            <text:p/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date" office:date-value="2017-11-09" calcext:value-type="date">
            <text:p>09/11/1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1988]-[.A1987]&gt;1;&quot;FALSO&quot;;&quot;&quot;)">
            <text:p/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date" office:date-value="2017-11-11" calcext:value-type="date">
            <text:p>11/11/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formula="of:=IF([.A1989]-[.A1988]&gt;1;&quot;FALSO&quot;;&quot;&quot;)">
            <text:p/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date" office:date-value="2017-11-16" calcext:value-type="date">
            <text:p>16/11/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formula="of:=IF([.A1990]-[.A1989]&gt;1;&quot;FALSO&quot;;&quot;&quot;)">
            <text:p/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date" office:date-value="2017-11-18" calcext:value-type="date">
            <text:p>18/11/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formula="of:=IF([.A1991]-[.A1990]&gt;1;&quot;FALSO&quot;;&quot;&quot;)">
            <text:p/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date" office:date-value="2017-11-22" calcext:value-type="date">
            <text:p>22/11/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formula="of:=IF([.A1992]-[.A1991]&gt;1;&quot;FALSO&quot;;&quot;&quot;)">
            <text:p/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date" office:date-value="2017-11-25" calcext:value-type="date">
            <text:p>25/11/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formula="of:=IF([.A1993]-[.A1992]&gt;1;&quot;FALSO&quot;;&quot;&quot;)">
            <text:p/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date" office:date-value="2017-11-29" calcext:value-type="date">
            <text:p>29/11/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1994]-[.A1993]&gt;1;&quot;FALSO&quot;;&quot;&quot;)">
            <text:p/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date" office:date-value="2017-12-02" calcext:value-type="date">
            <text:p>02/12/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IF([.A1995]-[.A1994]&gt;1;&quot;FALSO&quot;;&quot;&quot;)">
            <text:p/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date" office:date-value="2017-12-06" calcext:value-type="date">
            <text:p>06/12/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IF([.A1996]-[.A1995]&gt;1;&quot;FALSO&quot;;&quot;&quot;)">
            <text:p/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date" office:date-value="2017-12-09" calcext:value-type="date">
            <text:p>09/12/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IF([.A1997]-[.A1996]&gt;1;&quot;FALSO&quot;;&quot;&quot;)">
            <text:p/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date" office:date-value="2017-12-13" calcext:value-type="date">
            <text:p>13/12/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formula="of:=IF([.A1998]-[.A1997]&gt;1;&quot;FALSO&quot;;&quot;&quot;)">
            <text:p/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date" office:date-value="2017-12-16" calcext:value-type="date">
            <text:p>16/12/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formula="of:=IF([.A1999]-[.A1998]&gt;1;&quot;FALSO&quot;;&quot;&quot;)">
            <text:p/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date" office:date-value="2017-12-19" calcext:value-type="date">
            <text:p>19/12/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2000]-[.A1999]&gt;1;&quot;FALSO&quot;;&quot;&quot;)">
            <text:p/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date" office:date-value="2017-12-21" calcext:value-type="date">
            <text:p>21/12/1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A2001]-[.A2000]&gt;1;&quot;FALSO&quot;;&quot;&quot;)">
            <text:p/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date" office:date-value="2017-12-31" calcext:value-type="date">
            <text:p>31/12/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IF([.A2002]-[.A2001]&gt;1;&quot;FALSO&quot;;&quot;&quot;)">
            <text:p/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date" office:date-value="2018-01-03" calcext:value-type="date">
            <text:p>03/01/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2003]-[.A2002]&gt;1;&quot;FALSO&quot;;&quot;&quot;)">
            <text:p/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date" office:date-value="2018-01-06" calcext:value-type="date">
            <text:p>06/01/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formula="of:=IF([.A2004]-[.A2003]&gt;1;&quot;FALSO&quot;;&quot;&quot;)">
            <text:p/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date" office:date-value="2018-01-10" calcext:value-type="date">
            <text:p>10/01/1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[.A2005]-[.A2004]&gt;1;&quot;FALSO&quot;;&quot;&quot;)">
            <text:p/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date" office:date-value="2018-01-13" calcext:value-type="date">
            <text:p>13/01/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IF([.A2006]-[.A2005]&gt;1;&quot;FALSO&quot;;&quot;&quot;)">
            <text:p/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date" office:date-value="2018-01-17" calcext:value-type="date">
            <text:p>17/01/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IF([.A2007]-[.A2006]&gt;1;&quot;FALSO&quot;;&quot;&quot;)">
            <text:p/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date" office:date-value="2018-01-20" calcext:value-type="date">
            <text:p>20/01/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table:formula="of:=IF([.A2008]-[.A2007]&gt;1;&quot;FALSO&quot;;&quot;&quot;)">
            <text:p/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date" office:date-value="2018-01-24" calcext:value-type="date">
            <text:p>24/01/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2009]-[.A2008]&gt;1;&quot;FALSO&quot;;&quot;&quot;)">
            <text:p/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date" office:date-value="2018-01-27" calcext:value-type="date">
            <text:p>27/01/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2010]-[.A2009]&gt;1;&quot;FALSO&quot;;&quot;&quot;)">
            <text:p/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date" office:date-value="2018-01-31" calcext:value-type="date">
            <text:p>31/01/1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IF([.A2011]-[.A2010]&gt;1;&quot;FALSO&quot;;&quot;&quot;)">
            <text:p/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date" office:date-value="2018-02-03" calcext:value-type="date">
            <text:p>03/02/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table:formula="of:=IF([.A2012]-[.A2011]&gt;1;&quot;FALSO&quot;;&quot;&quot;)">
            <text:p/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date" office:date-value="2018-02-06" calcext:value-type="date">
            <text:p>06/02/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2013]-[.A2012]&gt;1;&quot;FALSO&quot;;&quot;&quot;)">
            <text:p/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date" office:date-value="2018-02-08" calcext:value-type="date">
            <text:p>08/02/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formula="of:=IF([.A2014]-[.A2013]&gt;1;&quot;FALSO&quot;;&quot;&quot;)">
            <text:p/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date" office:date-value="2018-02-10" calcext:value-type="date">
            <text:p>10/02/1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2015]-[.A2014]&gt;1;&quot;FALSO&quot;;&quot;&quot;)">
            <text:p/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date" office:date-value="2018-02-14" calcext:value-type="date">
            <text:p>14/02/1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formula="of:=IF([.A2016]-[.A2015]&gt;1;&quot;FALSO&quot;;&quot;&quot;)">
            <text:p/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date" office:date-value="2018-02-17" calcext:value-type="date">
            <text:p>17/02/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IF([.A2017]-[.A2016]&gt;1;&quot;FALSO&quot;;&quot;&quot;)">
            <text:p/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date" office:date-value="2018-02-21" calcext:value-type="date">
            <text:p>21/02/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IF([.A2018]-[.A2017]&gt;1;&quot;FALSO&quot;;&quot;&quot;)">
            <text:p/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date" office:date-value="2018-02-24" calcext:value-type="date">
            <text:p>24/02/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formula="of:=IF([.A2019]-[.A2018]&gt;1;&quot;FALSO&quot;;&quot;&quot;)">
            <text:p/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date" office:date-value="2018-02-28" calcext:value-type="date">
            <text:p>28/02/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2020]-[.A2019]&gt;1;&quot;FALSO&quot;;&quot;&quot;)">
            <text:p/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date" office:date-value="2018-03-03" calcext:value-type="date">
            <text:p>03/03/1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2021]-[.A2020]&gt;1;&quot;FALSO&quot;;&quot;&quot;)">
            <text:p/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date" office:date-value="2018-03-07" calcext:value-type="date">
            <text:p>07/03/1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2022]-[.A2021]&gt;1;&quot;FALSO&quot;;&quot;&quot;)">
            <text:p/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date" office:date-value="2018-03-10" calcext:value-type="date">
            <text:p>10/03/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IF([.A2023]-[.A2022]&gt;1;&quot;FALSO&quot;;&quot;&quot;)">
            <text:p/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date" office:date-value="2018-03-14" calcext:value-type="date">
            <text:p>14/03/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2024]-[.A2023]&gt;1;&quot;FALSO&quot;;&quot;&quot;)">
            <text:p/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date" office:date-value="2018-03-17" calcext:value-type="date">
            <text:p>17/03/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IF([.A2025]-[.A2024]&gt;1;&quot;FALSO&quot;;&quot;&quot;)">
            <text:p/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date" office:date-value="2018-03-21" calcext:value-type="date">
            <text:p>21/03/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IF([.A2026]-[.A2025]&gt;1;&quot;FALSO&quot;;&quot;&quot;)">
            <text:p/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date" office:date-value="2018-03-24" calcext:value-type="date">
            <text:p>24/03/1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2027]-[.A2026]&gt;1;&quot;FALSO&quot;;&quot;&quot;)">
            <text:p/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date" office:date-value="2018-03-28" calcext:value-type="date">
            <text:p>28/03/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2028]-[.A2027]&gt;1;&quot;FALSO&quot;;&quot;&quot;)">
            <text:p/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date" office:date-value="2018-03-31" calcext:value-type="date">
            <text:p>31/03/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[.A2029]-[.A2028]&gt;1;&quot;FALSO&quot;;&quot;&quot;)">
            <text:p/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date" office:date-value="2018-04-04" calcext:value-type="date">
            <text:p>04/04/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IF([.A2030]-[.A2029]&gt;1;&quot;FALSO&quot;;&quot;&quot;)">
            <text:p/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date" office:date-value="2018-04-07" calcext:value-type="date">
            <text:p>07/04/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IF([.A2031]-[.A2030]&gt;1;&quot;FALSO&quot;;&quot;&quot;)">
            <text:p/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date" office:date-value="2018-04-11" calcext:value-type="date">
            <text:p>11/04/1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2032]-[.A2031]&gt;1;&quot;FALSO&quot;;&quot;&quot;)">
            <text:p/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date" office:date-value="2018-04-14" calcext:value-type="date">
            <text:p>14/04/1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IF([.A2033]-[.A2032]&gt;1;&quot;FALSO&quot;;&quot;&quot;)">
            <text:p/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date" office:date-value="2018-04-17" calcext:value-type="date">
            <text:p>17/04/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IF([.A2034]-[.A2033]&gt;1;&quot;FALSO&quot;;&quot;&quot;)">
            <text:p/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date" office:date-value="2018-04-20" calcext:value-type="date">
            <text:p>20/04/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IF([.A2035]-[.A2034]&gt;1;&quot;FALSO&quot;;&quot;&quot;)">
            <text:p/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date" office:date-value="2018-04-25" calcext:value-type="date">
            <text:p>25/04/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IF([.A2036]-[.A2035]&gt;1;&quot;FALSO&quot;;&quot;&quot;)">
            <text:p/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date" office:date-value="2018-04-28" calcext:value-type="date">
            <text:p>28/04/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A2037]-[.A2036]&gt;1;&quot;FALSO&quot;;&quot;&quot;)">
            <text:p/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date" office:date-value="2018-05-02" calcext:value-type="date">
            <text:p>02/05/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IF([.A2038]-[.A2037]&gt;1;&quot;FALSO&quot;;&quot;&quot;)">
            <text:p/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date" office:date-value="2018-05-05" calcext:value-type="date">
            <text:p>05/05/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formula="of:=IF([.A2039]-[.A2038]&gt;1;&quot;FALSO&quot;;&quot;&quot;)">
            <text:p/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date" office:date-value="2018-05-08" calcext:value-type="date">
            <text:p>08/05/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IF([.A2040]-[.A2039]&gt;1;&quot;FALSO&quot;;&quot;&quot;)">
            <text:p/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date" office:date-value="2018-05-10" calcext:value-type="date">
            <text:p>10/05/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formula="of:=IF([.A2041]-[.A2040]&gt;1;&quot;FALSO&quot;;&quot;&quot;)">
            <text:p/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date" office:date-value="2018-05-12" calcext:value-type="date">
            <text:p>12/05/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2042]-[.A2041]&gt;1;&quot;FALSO&quot;;&quot;&quot;)">
            <text:p/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date" office:date-value="2018-05-16" calcext:value-type="date">
            <text:p>16/05/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IF([.A2043]-[.A2042]&gt;1;&quot;FALSO&quot;;&quot;&quot;)">
            <text:p/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date" office:date-value="2018-05-19" calcext:value-type="date">
            <text:p>19/05/18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IF([.A2044]-[.A2043]&gt;1;&quot;FALSO&quot;;&quot;&quot;)">
            <text:p/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date" office:date-value="2018-05-23" calcext:value-type="date">
            <text:p>23/05/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2045]-[.A2044]&gt;1;&quot;FALSO&quot;;&quot;&quot;)">
            <text:p/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date" office:date-value="2018-05-26" calcext:value-type="date">
            <text:p>26/05/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2046]-[.A2045]&gt;1;&quot;FALSO&quot;;&quot;&quot;)">
            <text:p/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date" office:date-value="2018-05-30" calcext:value-type="date">
            <text:p>30/05/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2047]-[.A2046]&gt;1;&quot;FALSO&quot;;&quot;&quot;)">
            <text:p/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date" office:date-value="2018-06-02" calcext:value-type="date">
            <text:p>02/06/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IF([.A2048]-[.A2047]&gt;1;&quot;FALSO&quot;;&quot;&quot;)">
            <text:p/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date" office:date-value="2018-06-06" calcext:value-type="date">
            <text:p>06/06/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formula="of:=IF([.A2049]-[.A2048]&gt;1;&quot;FALSO&quot;;&quot;&quot;)">
            <text:p/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date" office:date-value="2018-06-09" calcext:value-type="date">
            <text:p>09/06/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IF([.A2050]-[.A2049]&gt;1;&quot;FALSO&quot;;&quot;&quot;)">
            <text:p/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date" office:date-value="2018-06-13" calcext:value-type="date">
            <text:p>13/06/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formula="of:=IF([.A2051]-[.A2050]&gt;1;&quot;FALSO&quot;;&quot;&quot;)">
            <text:p/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date" office:date-value="2018-06-16" calcext:value-type="date">
            <text:p>16/06/1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IF([.A2052]-[.A2051]&gt;1;&quot;FALSO&quot;;&quot;&quot;)">
            <text:p/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date" office:date-value="2018-06-20" calcext:value-type="date">
            <text:p>20/06/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formula="of:=IF([.A2053]-[.A2052]&gt;1;&quot;FALSO&quot;;&quot;&quot;)">
            <text:p/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date" office:date-value="2018-06-23" calcext:value-type="date">
            <text:p>23/06/1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2054]-[.A2053]&gt;1;&quot;FALSO&quot;;&quot;&quot;)">
            <text:p/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date" office:date-value="2018-06-27" calcext:value-type="date">
            <text:p>27/06/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IF([.A2055]-[.A2054]&gt;1;&quot;FALSO&quot;;&quot;&quot;)">
            <text:p/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date" office:date-value="2018-06-30" calcext:value-type="date">
            <text:p>30/06/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formula="of:=IF([.A2056]-[.A2055]&gt;1;&quot;FALSO&quot;;&quot;&quot;)">
            <text:p/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date" office:date-value="2018-07-03" calcext:value-type="date">
            <text:p>03/07/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IF([.A2057]-[.A2056]&gt;1;&quot;FALSO&quot;;&quot;&quot;)">
            <text:p/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date" office:date-value="2018-07-05" calcext:value-type="date">
            <text:p>05/07/1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formula="of:=IF([.A2058]-[.A2057]&gt;1;&quot;FALSO&quot;;&quot;&quot;)">
            <text:p/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date" office:date-value="2018-07-07" calcext:value-type="date">
            <text:p>07/07/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formula="of:=IF([.A2059]-[.A2058]&gt;1;&quot;FALSO&quot;;&quot;&quot;)">
            <text:p/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date" office:date-value="2018-07-11" calcext:value-type="date">
            <text:p>11/07/1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2060]-[.A2059]&gt;1;&quot;FALSO&quot;;&quot;&quot;)">
            <text:p/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date" office:date-value="2018-07-14" calcext:value-type="date">
            <text:p>14/07/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IF([.A2061]-[.A2060]&gt;1;&quot;FALSO&quot;;&quot;&quot;)">
            <text:p/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date" office:date-value="2018-07-18" calcext:value-type="date">
            <text:p>18/07/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IF([.A2062]-[.A2061]&gt;1;&quot;FALSO&quot;;&quot;&quot;)">
            <text:p/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date" office:date-value="2018-07-21" calcext:value-type="date">
            <text:p>21/07/1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2063]-[.A2062]&gt;1;&quot;FALSO&quot;;&quot;&quot;)">
            <text:p/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date" office:date-value="2018-07-25" calcext:value-type="date">
            <text:p>25/07/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formula="of:=IF([.A2064]-[.A2063]&gt;1;&quot;FALSO&quot;;&quot;&quot;)">
            <text:p/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date" office:date-value="2018-07-28" calcext:value-type="date">
            <text:p>28/07/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IF([.A2065]-[.A2064]&gt;1;&quot;FALSO&quot;;&quot;&quot;)">
            <text:p/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date" office:date-value="2018-08-01" calcext:value-type="date">
            <text:p>01/08/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2066]-[.A2065]&gt;1;&quot;FALSO&quot;;&quot;&quot;)">
            <text:p/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date" office:date-value="2018-08-04" calcext:value-type="date">
            <text:p>04/08/1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IF([.A2067]-[.A2066]&gt;1;&quot;FALSO&quot;;&quot;&quot;)">
            <text:p/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date" office:date-value="2018-08-08" calcext:value-type="date">
            <text:p>08/08/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IF([.A2068]-[.A2067]&gt;1;&quot;FALSO&quot;;&quot;&quot;)">
            <text:p/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date" office:date-value="2018-08-11" calcext:value-type="date">
            <text:p>11/08/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table:formula="of:=IF([.A2069]-[.A2068]&gt;1;&quot;FALSO&quot;;&quot;&quot;)">
            <text:p/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date" office:date-value="2018-08-14" calcext:value-type="date">
            <text:p>14/08/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A2070]-[.A2069]&gt;1;&quot;FALSO&quot;;&quot;&quot;)">
            <text:p/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date" office:date-value="2018-08-16" calcext:value-type="date">
            <text:p>16/08/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IF([.A2071]-[.A2070]&gt;1;&quot;FALSO&quot;;&quot;&quot;)">
            <text:p/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date" office:date-value="2018-08-18" calcext:value-type="date">
            <text:p>18/08/18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IF([.A2072]-[.A2071]&gt;1;&quot;FALSO&quot;;&quot;&quot;)">
            <text:p/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date" office:date-value="2018-08-22" calcext:value-type="date">
            <text:p>22/08/1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A2073]-[.A2072]&gt;1;&quot;FALSO&quot;;&quot;&quot;)">
            <text:p/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date" office:date-value="2018-08-25" calcext:value-type="date">
            <text:p>25/08/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IF([.A2074]-[.A2073]&gt;1;&quot;FALSO&quot;;&quot;&quot;)">
            <text:p/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date" office:date-value="2018-08-29" calcext:value-type="date">
            <text:p>29/08/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2075]-[.A2074]&gt;1;&quot;FALSO&quot;;&quot;&quot;)">
            <text:p/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date" office:date-value="2018-09-01" calcext:value-type="date">
            <text:p>01/09/1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IF([.A2076]-[.A2075]&gt;1;&quot;FALSO&quot;;&quot;&quot;)">
            <text:p/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date" office:date-value="2018-09-05" calcext:value-type="date">
            <text:p>05/09/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2077]-[.A2076]&gt;1;&quot;FALSO&quot;;&quot;&quot;)">
            <text:p/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date" office:date-value="2018-09-08" calcext:value-type="date">
            <text:p>08/09/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IF([.A2078]-[.A2077]&gt;1;&quot;FALSO&quot;;&quot;&quot;)">
            <text:p/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date" office:date-value="2018-09-12" calcext:value-type="date">
            <text:p>12/09/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IF([.A2079]-[.A2078]&gt;1;&quot;FALSO&quot;;&quot;&quot;)">
            <text:p/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date" office:date-value="2018-09-15" calcext:value-type="date">
            <text:p>15/09/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formula="of:=IF([.A2080]-[.A2079]&gt;1;&quot;FALSO&quot;;&quot;&quot;)">
            <text:p/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date" office:date-value="2018-09-18" calcext:value-type="date">
            <text:p>18/09/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2081]-[.A2080]&gt;1;&quot;FALSO&quot;;&quot;&quot;)">
            <text:p/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date" office:date-value="2018-09-20" calcext:value-type="date">
            <text:p>20/09/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IF([.A2082]-[.A2081]&gt;1;&quot;FALSO&quot;;&quot;&quot;)">
            <text:p/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date" office:date-value="2018-09-22" calcext:value-type="date">
            <text:p>22/09/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A2083]-[.A2082]&gt;1;&quot;FALSO&quot;;&quot;&quot;)">
            <text:p/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date" office:date-value="2018-09-26" calcext:value-type="date">
            <text:p>26/09/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2084]-[.A2083]&gt;1;&quot;FALSO&quot;;&quot;&quot;)">
            <text:p/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date" office:date-value="2018-09-29" calcext:value-type="date">
            <text:p>29/09/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2085]-[.A2084]&gt;1;&quot;FALSO&quot;;&quot;&quot;)">
            <text:p/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date" office:date-value="2018-10-03" calcext:value-type="date">
            <text:p>03/10/1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IF([.A2086]-[.A2085]&gt;1;&quot;FALSO&quot;;&quot;&quot;)">
            <text:p/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date" office:date-value="2018-10-06" calcext:value-type="date">
            <text:p>06/10/1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IF([.A2087]-[.A2086]&gt;1;&quot;FALSO&quot;;&quot;&quot;)">
            <text:p/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date" office:date-value="2018-10-10" calcext:value-type="date">
            <text:p>10/10/1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formula="of:=IF([.A2088]-[.A2087]&gt;1;&quot;FALSO&quot;;&quot;&quot;)">
            <text:p/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date" office:date-value="2018-10-13" calcext:value-type="date">
            <text:p>13/10/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IF([.A2089]-[.A2088]&gt;1;&quot;FALSO&quot;;&quot;&quot;)">
            <text:p/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date" office:date-value="2018-10-17" calcext:value-type="date">
            <text:p>17/10/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formula="of:=IF([.A2090]-[.A2089]&gt;1;&quot;FALSO&quot;;&quot;&quot;)">
            <text:p/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date" office:date-value="2018-10-20" calcext:value-type="date">
            <text:p>20/10/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2091]-[.A2090]&gt;1;&quot;FALSO&quot;;&quot;&quot;)">
            <text:p/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date" office:date-value="2018-10-23" calcext:value-type="date">
            <text:p>23/10/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formula="of:=IF([.A2092]-[.A2091]&gt;1;&quot;FALSO&quot;;&quot;&quot;)">
            <text:p/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date" office:date-value="2018-10-25" calcext:value-type="date">
            <text:p>25/10/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table:formula="of:=IF([.A2093]-[.A2092]&gt;1;&quot;FALSO&quot;;&quot;&quot;)">
            <text:p/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date" office:date-value="2018-10-27" calcext:value-type="date">
            <text:p>27/10/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IF([.A2094]-[.A2093]&gt;1;&quot;FALSO&quot;;&quot;&quot;)">
            <text:p/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date" office:date-value="2018-10-31" calcext:value-type="date">
            <text:p>31/10/1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IF([.A2095]-[.A2094]&gt;1;&quot;FALSO&quot;;&quot;&quot;)">
            <text:p/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date" office:date-value="2018-11-03" calcext:value-type="date">
            <text:p>03/11/1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formula="of:=IF([.A2096]-[.A2095]&gt;1;&quot;FALSO&quot;;&quot;&quot;)">
            <text:p/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date" office:date-value="2018-11-07" calcext:value-type="date">
            <text:p>07/11/1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2097]-[.A2096]&gt;1;&quot;FALSO&quot;;&quot;&quot;)">
            <text:p/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date" office:date-value="2018-11-10" calcext:value-type="date">
            <text:p>10/11/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formula="of:=IF([.A2098]-[.A2097]&gt;1;&quot;FALSO&quot;;&quot;&quot;)">
            <text:p/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date" office:date-value="2018-11-14" calcext:value-type="date">
            <text:p>14/11/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A2099]-[.A2098]&gt;1;&quot;FALSO&quot;;&quot;&quot;)">
            <text:p/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date" office:date-value="2018-11-17" calcext:value-type="date">
            <text:p>17/11/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formula="of:=IF([.A2100]-[.A2099]&gt;1;&quot;FALSO&quot;;&quot;&quot;)">
            <text:p/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date" office:date-value="2018-11-21" calcext:value-type="date">
            <text:p>21/11/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formula="of:=IF([.A2101]-[.A2100]&gt;1;&quot;FALSO&quot;;&quot;&quot;)">
            <text:p/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date" office:date-value="2018-11-24" calcext:value-type="date">
            <text:p>24/11/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table:formula="of:=IF([.A2102]-[.A2101]&gt;1;&quot;FALSO&quot;;&quot;&quot;)">
            <text:p/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date" office:date-value="2018-11-28" calcext:value-type="date">
            <text:p>28/11/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2103]-[.A2102]&gt;1;&quot;FALSO&quot;;&quot;&quot;)">
            <text:p/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date" office:date-value="2018-12-01" calcext:value-type="date">
            <text:p>01/12/1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formula="of:=IF([.A2104]-[.A2103]&gt;1;&quot;FALSO&quot;;&quot;&quot;)">
            <text:p/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date" office:date-value="2018-12-04" calcext:value-type="date">
            <text:p>04/12/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2105]-[.A2104]&gt;1;&quot;FALSO&quot;;&quot;&quot;)">
            <text:p/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date" office:date-value="2018-12-06" calcext:value-type="date">
            <text:p>06/12/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formula="of:=IF([.A2106]-[.A2105]&gt;1;&quot;FALSO&quot;;&quot;&quot;)">
            <text:p/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date" office:date-value="2018-12-08" calcext:value-type="date">
            <text:p>08/12/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IF([.A2107]-[.A2106]&gt;1;&quot;FALSO&quot;;&quot;&quot;)">
            <text:p/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date" office:date-value="2018-12-12" calcext:value-type="date">
            <text:p>12/12/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IF([.A2108]-[.A2107]&gt;1;&quot;FALSO&quot;;&quot;&quot;)">
            <text:p/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date" office:date-value="2018-12-15" calcext:value-type="date">
            <text:p>15/12/1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2109]-[.A2108]&gt;1;&quot;FALSO&quot;;&quot;&quot;)">
            <text:p/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date" office:date-value="2018-12-18" calcext:value-type="date">
            <text:p>18/12/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formula="of:=IF([.A2110]-[.A2109]&gt;1;&quot;FALSO&quot;;&quot;&quot;)">
            <text:p/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date" office:date-value="2018-12-20" calcext:value-type="date">
            <text:p>20/12/1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formula="of:=IF([.A2111]-[.A2110]&gt;1;&quot;FALSO&quot;;&quot;&quot;)">
            <text:p/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date" office:date-value="2018-12-31" calcext:value-type="date">
            <text:p>31/12/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formula="of:=IF([.A2112]-[.A2111]&gt;1;&quot;FALSO&quot;;&quot;&quot;)">
            <text:p/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date" office:date-value="2019-01-02" calcext:value-type="date">
            <text:p>02/01/1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2113]-[.A2112]&gt;1;&quot;FALSO&quot;;&quot;&quot;)">
            <text:p/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date" office:date-value="2019-01-05" calcext:value-type="date">
            <text:p>05/01/1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2114]-[.A2113]&gt;1;&quot;FALSO&quot;;&quot;&quot;)">
            <text:p/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date" office:date-value="2019-01-09" calcext:value-type="date">
            <text:p>09/01/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2115]-[.A2114]&gt;1;&quot;FALSO&quot;;&quot;&quot;)">
            <text:p/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date" office:date-value="2019-01-12" calcext:value-type="date">
            <text:p>12/01/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IF([.A2116]-[.A2115]&gt;1;&quot;FALSO&quot;;&quot;&quot;)">
            <text:p/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date" office:date-value="2019-01-15" calcext:value-type="date">
            <text:p>15/01/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IF([.A2117]-[.A2116]&gt;1;&quot;FALSO&quot;;&quot;&quot;)">
            <text:p/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date" office:date-value="2019-01-17" calcext:value-type="date">
            <text:p>17/01/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formula="of:=IF([.A2118]-[.A2117]&gt;1;&quot;FALSO&quot;;&quot;&quot;)">
            <text:p/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date" office:date-value="2019-01-19" calcext:value-type="date">
            <text:p>19/01/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formula="of:=IF([.A2119]-[.A2118]&gt;1;&quot;FALSO&quot;;&quot;&quot;)">
            <text:p/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date" office:date-value="2019-01-23" calcext:value-type="date">
            <text:p>23/01/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IF([.A2120]-[.A2119]&gt;1;&quot;FALSO&quot;;&quot;&quot;)">
            <text:p/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date" office:date-value="2019-01-26" calcext:value-type="date">
            <text:p>26/01/1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2121]-[.A2120]&gt;1;&quot;FALSO&quot;;&quot;&quot;)">
            <text:p/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date" office:date-value="2019-01-30" calcext:value-type="date">
            <text:p>30/01/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IF([.A2122]-[.A2121]&gt;1;&quot;FALSO&quot;;&quot;&quot;)">
            <text:p/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date" office:date-value="2019-02-02" calcext:value-type="date">
            <text:p>02/02/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IF([.A2123]-[.A2122]&gt;1;&quot;FALSO&quot;;&quot;&quot;)">
            <text:p/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date" office:date-value="2019-02-06" calcext:value-type="date">
            <text:p>06/02/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formula="of:=IF([.A2124]-[.A2123]&gt;1;&quot;FALSO&quot;;&quot;&quot;)">
            <text:p/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date" office:date-value="2019-02-09" calcext:value-type="date">
            <text:p>09/02/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2125]-[.A2124]&gt;1;&quot;FALSO&quot;;&quot;&quot;)">
            <text:p/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date" office:date-value="2019-02-13" calcext:value-type="date">
            <text:p>13/02/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formula="of:=IF([.A2126]-[.A2125]&gt;1;&quot;FALSO&quot;;&quot;&quot;)">
            <text:p/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date" office:date-value="2019-02-16" calcext:value-type="date">
            <text:p>16/02/19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2127]-[.A2126]&gt;1;&quot;FALSO&quot;;&quot;&quot;)">
            <text:p/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date" office:date-value="2019-02-20" calcext:value-type="date">
            <text:p>20/02/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IF([.A2128]-[.A2127]&gt;1;&quot;FALSO&quot;;&quot;&quot;)">
            <text:p/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date" office:date-value="2019-02-23" calcext:value-type="date">
            <text:p>23/02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[.A2129]-[.A2128]&gt;1;&quot;FALSO&quot;;&quot;&quot;)">
            <text:p/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date" office:date-value="2019-02-26" calcext:value-type="date">
            <text:p>26/02/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2130]-[.A2129]&gt;1;&quot;FALSO&quot;;&quot;&quot;)">
            <text:p/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date" office:date-value="2019-02-28" calcext:value-type="date">
            <text:p>28/02/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A2131]-[.A2130]&gt;1;&quot;FALSO&quot;;&quot;&quot;)">
            <text:p/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date" office:date-value="2019-03-02" calcext:value-type="date">
            <text:p>02/03/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2132]-[.A2131]&gt;1;&quot;FALSO&quot;;&quot;&quot;)">
            <text:p/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date" office:date-value="2019-03-06" calcext:value-type="date">
            <text:p>06/03/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formula="of:=IF([.A2133]-[.A2132]&gt;1;&quot;FALSO&quot;;&quot;&quot;)">
            <text:p/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date" office:date-value="2019-03-09" calcext:value-type="date">
            <text:p>09/03/1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formula="of:=IF([.A2134]-[.A2133]&gt;1;&quot;FALSO&quot;;&quot;&quot;)">
            <text:p/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date" office:date-value="2019-03-13" calcext:value-type="date">
            <text:p>13/03/1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2135]-[.A2134]&gt;1;&quot;FALSO&quot;;&quot;&quot;)">
            <text:p/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date" office:date-value="2019-03-16" calcext:value-type="date">
            <text:p>16/03/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2136]-[.A2135]&gt;1;&quot;FALSO&quot;;&quot;&quot;)">
            <text:p/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date" office:date-value="2019-03-20" calcext:value-type="date">
            <text:p>20/03/1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A2137]-[.A2136]&gt;1;&quot;FALSO&quot;;&quot;&quot;)">
            <text:p/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date" office:date-value="2019-03-23" calcext:value-type="date">
            <text:p>23/03/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IF([.A2138]-[.A2137]&gt;1;&quot;FALSO&quot;;&quot;&quot;)">
            <text:p/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date" office:date-value="2019-03-27" calcext:value-type="date">
            <text:p>27/03/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IF([.A2139]-[.A2138]&gt;1;&quot;FALSO&quot;;&quot;&quot;)">
            <text:p/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date" office:date-value="2019-03-30" calcext:value-type="date">
            <text:p>30/03/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formula="of:=IF([.A2140]-[.A2139]&gt;1;&quot;FALSO&quot;;&quot;&quot;)">
            <text:p/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date" office:date-value="2019-04-03" calcext:value-type="date">
            <text:p>03/04/1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2141]-[.A2140]&gt;1;&quot;FALSO&quot;;&quot;&quot;)">
            <text:p/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date" office:date-value="2019-04-06" calcext:value-type="date">
            <text:p>06/04/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IF([.A2142]-[.A2141]&gt;1;&quot;FALSO&quot;;&quot;&quot;)">
            <text:p/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date" office:date-value="2019-04-10" calcext:value-type="date">
            <text:p>10/04/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IF([.A2143]-[.A2142]&gt;1;&quot;FALSO&quot;;&quot;&quot;)">
            <text:p/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date" office:date-value="2019-04-13" calcext:value-type="date">
            <text:p>13/04/19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2144]-[.A2143]&gt;1;&quot;FALSO&quot;;&quot;&quot;)">
            <text:p/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date" office:date-value="2019-04-17" calcext:value-type="date">
            <text:p>17/04/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2145]-[.A2144]&gt;1;&quot;FALSO&quot;;&quot;&quot;)">
            <text:p/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date" office:date-value="2019-04-20" calcext:value-type="date">
            <text:p>20/04/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2146]-[.A2145]&gt;1;&quot;FALSO&quot;;&quot;&quot;)">
            <text:p/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date" office:date-value="2019-04-24" calcext:value-type="date">
            <text:p>24/04/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2147]-[.A2146]&gt;1;&quot;FALSO&quot;;&quot;&quot;)">
            <text:p/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date" office:date-value="2019-04-27" calcext:value-type="date">
            <text:p>27/04/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2148]-[.A2147]&gt;1;&quot;FALSO&quot;;&quot;&quot;)">
            <text:p/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date" office:date-value="2019-05-02" calcext:value-type="date">
            <text:p>02/05/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2149]-[.A2148]&gt;1;&quot;FALSO&quot;;&quot;&quot;)">
            <text:p/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date" office:date-value="2019-05-04" calcext:value-type="date">
            <text:p>04/05/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2150]-[.A2149]&gt;1;&quot;FALSO&quot;;&quot;&quot;)">
            <text:p/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date" office:date-value="2019-05-08" calcext:value-type="date">
            <text:p>08/05/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IF([.A2151]-[.A2150]&gt;1;&quot;FALSO&quot;;&quot;&quot;)">
            <text:p/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date" office:date-value="2019-05-11" calcext:value-type="date">
            <text:p>11/05/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2152]-[.A2151]&gt;1;&quot;FALSO&quot;;&quot;&quot;)">
            <text:p/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date" office:date-value="2019-05-15" calcext:value-type="date">
            <text:p>15/05/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formula="of:=IF([.A2153]-[.A2152]&gt;1;&quot;FALSO&quot;;&quot;&quot;)">
            <text:p/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date" office:date-value="2019-05-18" calcext:value-type="date">
            <text:p>18/05/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IF([.A2154]-[.A2153]&gt;1;&quot;FALSO&quot;;&quot;&quot;)">
            <text:p/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date" office:date-value="2019-05-22" calcext:value-type="date">
            <text:p>22/05/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IF([.A2155]-[.A2154]&gt;1;&quot;FALSO&quot;;&quot;&quot;)">
            <text:p/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date" office:date-value="2019-05-25" calcext:value-type="date">
            <text:p>25/05/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2156]-[.A2155]&gt;1;&quot;FALSO&quot;;&quot;&quot;)">
            <text:p/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date" office:date-value="2019-05-29" calcext:value-type="date">
            <text:p>29/05/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IF([.A2157]-[.A2156]&gt;1;&quot;FALSO&quot;;&quot;&quot;)">
            <text:p/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date" office:date-value="2019-06-01" calcext:value-type="date">
            <text:p>01/06/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formula="of:=IF([.A2158]-[.A2157]&gt;1;&quot;FALSO&quot;;&quot;&quot;)">
            <text:p/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date" office:date-value="2019-06-05" calcext:value-type="date">
            <text:p>05/06/1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formula="of:=IF([.A2159]-[.A2158]&gt;1;&quot;FALSO&quot;;&quot;&quot;)">
            <text:p/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date" office:date-value="2019-06-08" calcext:value-type="date">
            <text:p>08/06/1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formula="of:=IF([.A2160]-[.A2159]&gt;1;&quot;FALSO&quot;;&quot;&quot;)">
            <text:p/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date" office:date-value="2019-06-12" calcext:value-type="date">
            <text:p>12/06/1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2161]-[.A2160]&gt;1;&quot;FALSO&quot;;&quot;&quot;)">
            <text:p/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date" office:date-value="2019-06-15" calcext:value-type="date">
            <text:p>15/06/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2162]-[.A2161]&gt;1;&quot;FALSO&quot;;&quot;&quot;)">
            <text:p/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date" office:date-value="2019-06-19" calcext:value-type="date">
            <text:p>19/06/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2163]-[.A2162]&gt;1;&quot;FALSO&quot;;&quot;&quot;)">
            <text:p/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date" office:date-value="2019-06-22" calcext:value-type="date">
            <text:p>22/06/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[.A2164]-[.A2163]&gt;1;&quot;FALSO&quot;;&quot;&quot;)">
            <text:p/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date" office:date-value="2019-06-26" calcext:value-type="date">
            <text:p>26/06/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formula="of:=IF([.A2165]-[.A2164]&gt;1;&quot;FALSO&quot;;&quot;&quot;)">
            <text:p/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date" office:date-value="2019-06-29" calcext:value-type="date">
            <text:p>29/06/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formula="of:=IF([.A2166]-[.A2165]&gt;1;&quot;FALSO&quot;;&quot;&quot;)">
            <text:p/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date" office:date-value="2019-07-03" calcext:value-type="date">
            <text:p>03/07/19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formula="of:=IF([.A2167]-[.A2166]&gt;1;&quot;FALSO&quot;;&quot;&quot;)">
            <text:p/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date" office:date-value="2019-07-06" calcext:value-type="date">
            <text:p>06/07/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2168]-[.A2167]&gt;1;&quot;FALSO&quot;;&quot;&quot;)">
            <text:p/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date" office:date-value="2019-07-09" calcext:value-type="date">
            <text:p>09/07/1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2169]-[.A2168]&gt;1;&quot;FALSO&quot;;&quot;&quot;)">
            <text:p/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date" office:date-value="2019-07-11" calcext:value-type="date">
            <text:p>11/07/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IF([.A2170]-[.A2169]&gt;1;&quot;FALSO&quot;;&quot;&quot;)">
            <text:p/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date" office:date-value="2019-07-13" calcext:value-type="date">
            <text:p>13/07/1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2171]-[.A2170]&gt;1;&quot;FALSO&quot;;&quot;&quot;)">
            <text:p/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date" office:date-value="2019-07-17" calcext:value-type="date">
            <text:p>17/07/1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IF([.A2172]-[.A2171]&gt;1;&quot;FALSO&quot;;&quot;&quot;)">
            <text:p/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date" office:date-value="2019-07-20" calcext:value-type="date">
            <text:p>20/07/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A2173]-[.A2172]&gt;1;&quot;FALSO&quot;;&quot;&quot;)">
            <text:p/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date" office:date-value="2019-07-24" calcext:value-type="date">
            <text:p>24/07/1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2174]-[.A2173]&gt;1;&quot;FALSO&quot;;&quot;&quot;)">
            <text:p/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date" office:date-value="2019-07-27" calcext:value-type="date">
            <text:p>27/07/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IF([.A2175]-[.A2174]&gt;1;&quot;FALSO&quot;;&quot;&quot;)">
            <text:p/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date" office:date-value="2019-07-31" calcext:value-type="date">
            <text:p>31/07/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2176]-[.A2175]&gt;1;&quot;FALSO&quot;;&quot;&quot;)">
            <text:p/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date" office:date-value="2019-08-03" calcext:value-type="date">
            <text:p>03/08/1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2177]-[.A2176]&gt;1;&quot;FALSO&quot;;&quot;&quot;)">
            <text:p/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date" office:date-value="2019-08-06" calcext:value-type="date">
            <text:p>06/08/1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A2178]-[.A2177]&gt;1;&quot;FALSO&quot;;&quot;&quot;)">
            <text:p/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date" office:date-value="2019-08-08" calcext:value-type="date">
            <text:p>08/08/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2179]-[.A2178]&gt;1;&quot;FALSO&quot;;&quot;&quot;)">
            <text:p/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date" office:date-value="2019-08-10" calcext:value-type="date">
            <text:p>10/08/1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IF([.A2180]-[.A2179]&gt;1;&quot;FALSO&quot;;&quot;&quot;)">
            <text:p/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date" office:date-value="2019-08-14" calcext:value-type="date">
            <text:p>14/08/1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formula="of:=IF([.A2181]-[.A2180]&gt;1;&quot;FALSO&quot;;&quot;&quot;)">
            <text:p/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date" office:date-value="2019-08-17" calcext:value-type="date">
            <text:p>17/08/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formula="of:=IF([.A2182]-[.A2181]&gt;1;&quot;FALSO&quot;;&quot;&quot;)">
            <text:p/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date" office:date-value="2019-08-21" calcext:value-type="date">
            <text:p>21/08/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IF([.A2183]-[.A2182]&gt;1;&quot;FALSO&quot;;&quot;&quot;)">
            <text:p/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date" office:date-value="2019-08-24" calcext:value-type="date">
            <text:p>24/08/1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table:formula="of:=IF([.A2184]-[.A2183]&gt;1;&quot;FALSO&quot;;&quot;&quot;)">
            <text:p/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date" office:date-value="2019-08-28" calcext:value-type="date">
            <text:p>28/08/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IF([.A2185]-[.A2184]&gt;1;&quot;FALSO&quot;;&quot;&quot;)">
            <text:p/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date" office:date-value="2019-08-31" calcext:value-type="date">
            <text:p>31/08/1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formula="of:=IF([.A2186]-[.A2185]&gt;1;&quot;FALSO&quot;;&quot;&quot;)">
            <text:p/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date" office:date-value="2019-09-04" calcext:value-type="date">
            <text:p>04/09/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A2187]-[.A2186]&gt;1;&quot;FALSO&quot;;&quot;&quot;)">
            <text:p/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date" office:date-value="2019-09-09" calcext:value-type="date">
            <text:p>09/09/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formula="of:=IF([.A2188]-[.A2187]&gt;1;&quot;FALSO&quot;;&quot;&quot;)">
            <text:p/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date" office:date-value="2019-09-11" calcext:value-type="date">
            <text:p>11/09/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2189]-[.A2188]&gt;1;&quot;FALSO&quot;;&quot;&quot;)">
            <text:p/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date" office:date-value="2019-09-14" calcext:value-type="date">
            <text:p>14/09/1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2190]-[.A2189]&gt;1;&quot;FALSO&quot;;&quot;&quot;)">
            <text:p/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date" office:date-value="2019-09-18" calcext:value-type="date">
            <text:p>18/09/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formula="of:=IF([.A2191]-[.A2190]&gt;1;&quot;FALSO&quot;;&quot;&quot;)">
            <text:p/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date" office:date-value="2019-09-21" calcext:value-type="date">
            <text:p>21/09/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IF([.A2192]-[.A2191]&gt;1;&quot;FALSO&quot;;&quot;&quot;)">
            <text:p/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date" office:date-value="2019-09-24" calcext:value-type="date">
            <text:p>24/09/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IF([.A2193]-[.A2192]&gt;1;&quot;FALSO&quot;;&quot;&quot;)">
            <text:p/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date" office:date-value="2019-09-26" calcext:value-type="date">
            <text:p>26/09/1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2194]-[.A2193]&gt;1;&quot;FALSO&quot;;&quot;&quot;)">
            <text:p/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date" office:date-value="2019-09-28" calcext:value-type="date">
            <text:p>28/09/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formula="of:=IF([.A2195]-[.A2194]&gt;1;&quot;FALSO&quot;;&quot;&quot;)">
            <text:p/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date" office:date-value="2019-10-02" calcext:value-type="date">
            <text:p>02/10/1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IF([.A2196]-[.A2195]&gt;1;&quot;FALSO&quot;;&quot;&quot;)">
            <text:p/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date" office:date-value="2019-10-05" calcext:value-type="date">
            <text:p>05/10/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IF([.A2197]-[.A2196]&gt;1;&quot;FALSO&quot;;&quot;&quot;)">
            <text:p/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date" office:date-value="2019-10-09" calcext:value-type="date">
            <text:p>09/10/1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formula="of:=IF([.A2198]-[.A2197]&gt;1;&quot;FALSO&quot;;&quot;&quot;)">
            <text:p/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date" office:date-value="2019-10-14" calcext:value-type="date">
            <text:p>14/10/1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IF([.A2199]-[.A2198]&gt;1;&quot;FALSO&quot;;&quot;&quot;)">
            <text:p/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date" office:date-value="2019-10-16" calcext:value-type="date">
            <text:p>16/10/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IF([.A2200]-[.A2199]&gt;1;&quot;FALSO&quot;;&quot;&quot;)">
            <text:p/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date" office:date-value="2019-10-19" calcext:value-type="date">
            <text:p>19/10/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IF([.A2201]-[.A2200]&gt;1;&quot;FALSO&quot;;&quot;&quot;)">
            <text:p/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date" office:date-value="2019-10-22" calcext:value-type="date">
            <text:p>22/10/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formula="of:=IF([.A2202]-[.A2201]&gt;1;&quot;FALSO&quot;;&quot;&quot;)">
            <text:p/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date" office:date-value="2019-10-24" calcext:value-type="date">
            <text:p>24/10/1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2203]-[.A2202]&gt;1;&quot;FALSO&quot;;&quot;&quot;)">
            <text:p/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date" office:date-value="2019-10-26" calcext:value-type="date">
            <text:p>26/10/1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IF([.A2204]-[.A2203]&gt;1;&quot;FALSO&quot;;&quot;&quot;)">
            <text:p/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date" office:date-value="2019-10-30" calcext:value-type="date">
            <text:p>30/10/19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formula="of:=IF([.A2205]-[.A2204]&gt;1;&quot;FALSO&quot;;&quot;&quot;)">
            <text:p/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date" office:date-value="2019-11-04" calcext:value-type="date">
            <text:p>04/11/1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formula="of:=IF([.A2206]-[.A2205]&gt;1;&quot;FALSO&quot;;&quot;&quot;)">
            <text:p/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date" office:date-value="2019-11-06" calcext:value-type="date">
            <text:p>06/11/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IF([.A2207]-[.A2206]&gt;1;&quot;FALSO&quot;;&quot;&quot;)">
            <text:p/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date" office:date-value="2019-11-09" calcext:value-type="date">
            <text:p>09/11/1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IF([.A2208]-[.A2207]&gt;1;&quot;FALSO&quot;;&quot;&quot;)">
            <text:p/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date" office:date-value="2019-11-13" calcext:value-type="date">
            <text:p>13/11/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2209]-[.A2208]&gt;1;&quot;FALSO&quot;;&quot;&quot;)">
            <text:p/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date" office:date-value="2019-11-16" calcext:value-type="date">
            <text:p>16/11/1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IF([.A2210]-[.A2209]&gt;1;&quot;FALSO&quot;;&quot;&quot;)">
            <text:p/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=IF([.A2211]-[.A2210]&gt;1;&quot;FALSO&quot;;&quot;&quot;)">
            <text:p/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date" office:date-value="2019-11-23" calcext:value-type="date">
            <text:p>23/11/1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IF([.A2212]-[.A2211]&gt;1;&quot;FALSO&quot;;&quot;&quot;)">
            <text:p/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date" office:date-value="2019-11-27" calcext:value-type="date">
            <text:p>27/11/1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formula="of:=IF([.A2213]-[.A2212]&gt;1;&quot;FALSO&quot;;&quot;&quot;)">
            <text:p/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date" office:date-value="2019-11-30" calcext:value-type="date">
            <text:p>30/11/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2214]-[.A2213]&gt;1;&quot;FALSO&quot;;&quot;&quot;)">
            <text:p/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date" office:date-value="2019-12-04" calcext:value-type="date">
            <text:p>04/12/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formula="of:=IF([.A2215]-[.A2214]&gt;1;&quot;FALSO&quot;;&quot;&quot;)">
            <text:p/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date" office:date-value="2019-12-07" calcext:value-type="date">
            <text:p>07/12/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formula="of:=IF([.A2216]-[.A2215]&gt;1;&quot;FALSO&quot;;&quot;&quot;)">
            <text:p/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date" office:date-value="2019-12-11" calcext:value-type="date">
            <text:p>11/12/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IF([.A2217]-[.A2216]&gt;1;&quot;FALSO&quot;;&quot;&quot;)">
            <text:p/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date" office:date-value="2019-12-14" calcext:value-type="date">
            <text:p>14/12/1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A2218]-[.A2217]&gt;1;&quot;FALSO&quot;;&quot;&quot;)">
            <text:p/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date" office:date-value="2019-12-17" calcext:value-type="date">
            <text:p>17/12/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IF([.A2219]-[.A2218]&gt;1;&quot;FALSO&quot;;&quot;&quot;)">
            <text:p/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date" office:date-value="2019-12-19" calcext:value-type="date">
            <text:p>19/12/1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IF([.A2220]-[.A2219]&gt;1;&quot;FALSO&quot;;&quot;&quot;)">
            <text:p/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date" office:date-value="2019-12-21" calcext:value-type="date">
            <text:p>21/12/1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2221]-[.A2220]&gt;1;&quot;FALSO&quot;;&quot;&quot;)">
            <text:p/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date" office:date-value="2019-12-31" calcext:value-type="date">
            <text:p>31/12/1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2222]-[.A2221]&gt;1;&quot;FALSO&quot;;&quot;&quot;)">
            <text:p/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date" office:date-value="2020-01-04" calcext:value-type="date">
            <text:p>04/01/2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2223]-[.A2222]&gt;1;&quot;FALSO&quot;;&quot;&quot;)">
            <text:p/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date" office:date-value="2020-01-08" calcext:value-type="date">
            <text:p>08/01/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A2224]-[.A2223]&gt;1;&quot;FALSO&quot;;&quot;&quot;)">
            <text:p/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date" office:date-value="2020-01-11" calcext:value-type="date">
            <text:p>11/01/2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2225]-[.A2224]&gt;1;&quot;FALSO&quot;;&quot;&quot;)">
            <text:p/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date" office:date-value="2020-01-15" calcext:value-type="date">
            <text:p>15/01/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2226]-[.A2225]&gt;1;&quot;FALSO&quot;;&quot;&quot;)">
            <text:p/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date" office:date-value="2020-01-18" calcext:value-type="date">
            <text:p>18/01/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2227]-[.A2226]&gt;1;&quot;FALSO&quot;;&quot;&quot;)">
            <text:p/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date" office:date-value="2020-01-21" calcext:value-type="date">
            <text:p>21/01/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formula="of:=IF([.A2228]-[.A2227]&gt;1;&quot;FALSO&quot;;&quot;&quot;)">
            <text:p/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date" office:date-value="2020-01-23" calcext:value-type="date">
            <text:p>23/01/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IF([.A2229]-[.A2228]&gt;1;&quot;FALSO&quot;;&quot;&quot;)">
            <text:p/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date" office:date-value="2020-01-25" calcext:value-type="date">
            <text:p>25/01/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formula="of:=IF([.A2230]-[.A2229]&gt;1;&quot;FALSO&quot;;&quot;&quot;)">
            <text:p/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date" office:date-value="2020-01-29" calcext:value-type="date">
            <text:p>29/01/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formula="of:=IF([.A2231]-[.A2230]&gt;1;&quot;FALSO&quot;;&quot;&quot;)">
            <text:p/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date" office:date-value="2020-02-01" calcext:value-type="date">
            <text:p>01/02/2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2232]-[.A2231]&gt;1;&quot;FALSO&quot;;&quot;&quot;)">
            <text:p/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date" office:date-value="2020-02-05" calcext:value-type="date">
            <text:p>05/02/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A2233]-[.A2232]&gt;1;&quot;FALSO&quot;;&quot;&quot;)">
            <text:p/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date" office:date-value="2020-02-08" calcext:value-type="date">
            <text:p>08/02/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formula="of:=IF([.A2234]-[.A2233]&gt;1;&quot;FALSO&quot;;&quot;&quot;)">
            <text:p/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date" office:date-value="2020-02-12" calcext:value-type="date">
            <text:p>12/02/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IF([.A2235]-[.A2234]&gt;1;&quot;FALSO&quot;;&quot;&quot;)">
            <text:p/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date" office:date-value="2020-02-15" calcext:value-type="date">
            <text:p>15/02/2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A2236]-[.A2235]&gt;1;&quot;FALSO&quot;;&quot;&quot;)">
            <text:p/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date" office:date-value="2020-02-19" calcext:value-type="date">
            <text:p>19/02/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2237]-[.A2236]&gt;1;&quot;FALSO&quot;;&quot;&quot;)">
            <text:p/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date" office:date-value="2020-02-22" calcext:value-type="date">
            <text:p>22/02/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2238]-[.A2237]&gt;1;&quot;FALSO&quot;;&quot;&quot;)">
            <text:p/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date" office:date-value="2020-02-27" calcext:value-type="date">
            <text:p>27/02/2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2239]-[.A2238]&gt;1;&quot;FALSO&quot;;&quot;&quot;)">
            <text:p/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date" office:date-value="2020-02-29" calcext:value-type="date">
            <text:p>29/02/2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2240]-[.A2239]&gt;1;&quot;FALSO&quot;;&quot;&quot;)">
            <text:p/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date" office:date-value="2020-03-04" calcext:value-type="date">
            <text:p>04/03/2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A2241]-[.A2240]&gt;1;&quot;FALSO&quot;;&quot;&quot;)">
            <text:p/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date" office:date-value="2020-03-07" calcext:value-type="date">
            <text:p>07/03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formula="of:=IF([.A2242]-[.A2241]&gt;1;&quot;FALSO&quot;;&quot;&quot;)">
            <text:p/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date" office:date-value="2020-03-10" calcext:value-type="date">
            <text:p>10/03/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formula="of:=IF([.A2243]-[.A2242]&gt;1;&quot;FALSO&quot;;&quot;&quot;)">
            <text:p/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IF([.A2244]-[.A2243]&gt;1;&quot;FALSO&quot;;&quot;&quot;)">
            <text:p/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date" office:date-value="2020-03-14" calcext:value-type="date">
            <text:p>14/03/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formula="of:=IF([.A2245]-[.A2244]&gt;1;&quot;FALSO&quot;;&quot;&quot;)">
            <text:p/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date" office:date-value="2020-03-18" calcext:value-type="date">
            <text:p>18/03/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formula="of:=IF([.A2246]-[.A2245]&gt;1;&quot;FALSO&quot;;&quot;&quot;)">
            <text:p/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date" office:date-value="2020-03-21" calcext:value-type="date">
            <text:p>21/03/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IF([.A2247]-[.A2246]&gt;1;&quot;FALSO&quot;;&quot;&quot;)">
            <text:p/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date" office:date-value="2020-03-25" calcext:value-type="date">
            <text:p>25/03/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IF([.A2248]-[.A2247]&gt;1;&quot;FALSO&quot;;&quot;&quot;)">
            <text:p/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date" office:date-value="2020-03-28" calcext:value-type="date">
            <text:p>28/03/2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IF([.A2249]-[.A2248]&gt;1;&quot;FALSO&quot;;&quot;&quot;)">
            <text:p/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date" office:date-value="2020-04-01" calcext:value-type="date">
            <text:p>01/04/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formula="of:=IF([.A2250]-[.A2249]&gt;1;&quot;FALSO&quot;;&quot;&quot;)">
            <text:p/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date" office:date-value="2020-04-04" calcext:value-type="date">
            <text:p>04/04/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2251]-[.A2250]&gt;1;&quot;FALSO&quot;;&quot;&quot;)">
            <text:p/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date" office:date-value="2020-04-08" calcext:value-type="date">
            <text:p>08/04/2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2252]-[.A2251]&gt;1;&quot;FALSO&quot;;&quot;&quot;)">
            <text:p/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date" office:date-value="2020-04-11" calcext:value-type="date">
            <text:p>11/04/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2253]-[.A2252]&gt;1;&quot;FALSO&quot;;&quot;&quot;)">
            <text:p/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date" office:date-value="2020-04-15" calcext:value-type="date">
            <text:p>15/04/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2254]-[.A2253]&gt;1;&quot;FALSO&quot;;&quot;&quot;)">
            <text:p/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date" office:date-value="2020-04-18" calcext:value-type="date">
            <text:p>18/04/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2255]-[.A2254]&gt;1;&quot;FALSO&quot;;&quot;&quot;)">
            <text:p/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date" office:date-value="2020-04-22" calcext:value-type="date">
            <text:p>22/04/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IF([.A2256]-[.A2255]&gt;1;&quot;FALSO&quot;;&quot;&quot;)">
            <text:p/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date" office:date-value="2020-04-25" calcext:value-type="date">
            <text:p>25/04/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A2257]-[.A2256]&gt;1;&quot;FALSO&quot;;&quot;&quot;)">
            <text:p/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date" office:date-value="2020-04-29" calcext:value-type="date">
            <text:p>29/04/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2258]-[.A2257]&gt;1;&quot;FALSO&quot;;&quot;&quot;)">
            <text:p/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date" office:date-value="2020-05-02" calcext:value-type="date">
            <text:p>02/05/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IF([.A2259]-[.A2258]&gt;1;&quot;FALSO&quot;;&quot;&quot;)">
            <text:p/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formula="of:=IF([.A2260]-[.A2259]&gt;1;&quot;FALSO&quot;;&quot;&quot;)">
            <text:p/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date" office:date-value="2020-05-07" calcext:value-type="date">
            <text:p>07/05/2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formula="of:=IF([.A2261]-[.A2260]&gt;1;&quot;FALSO&quot;;&quot;&quot;)">
            <text:p/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date" office:date-value="2020-05-09" calcext:value-type="date">
            <text:p>09/05/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formula="of:=IF([.A2262]-[.A2261]&gt;1;&quot;FALSO&quot;;&quot;&quot;)">
            <text:p/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date" office:date-value="2020-05-13" calcext:value-type="date">
            <text:p>13/05/2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formula="of:=IF([.A2263]-[.A2262]&gt;1;&quot;FALSO&quot;;&quot;&quot;)">
            <text:p/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date" office:date-value="2020-05-16" calcext:value-type="date">
            <text:p>16/05/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formula="of:=IF([.A2264]-[.A2263]&gt;1;&quot;FALSO&quot;;&quot;&quot;)">
            <text:p/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date" office:date-value="2020-05-20" calcext:value-type="date">
            <text:p>20/05/2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A2265]-[.A2264]&gt;1;&quot;FALSO&quot;;&quot;&quot;)">
            <text:p/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date" office:date-value="2020-05-23" calcext:value-type="date">
            <text:p>23/05/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IF([.A2266]-[.A2265]&gt;1;&quot;FALSO&quot;;&quot;&quot;)">
            <text:p/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date" office:date-value="2020-05-27" calcext:value-type="date">
            <text:p>27/05/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2267]-[.A2266]&gt;1;&quot;FALSO&quot;;&quot;&quot;)">
            <text:p/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date" office:date-value="2020-05-30" calcext:value-type="date">
            <text:p>30/05/2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2268]-[.A2267]&gt;1;&quot;FALSO&quot;;&quot;&quot;)">
            <text:p/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date" office:date-value="2020-06-03" calcext:value-type="date">
            <text:p>03/06/2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formula="of:=IF([.A2269]-[.A2268]&gt;1;&quot;FALSO&quot;;&quot;&quot;)">
            <text:p/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date" office:date-value="2020-06-06" calcext:value-type="date">
            <text:p>06/06/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formula="of:=IF([.A2270]-[.A2269]&gt;1;&quot;FALSO&quot;;&quot;&quot;)">
            <text:p/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date" office:date-value="2020-06-10" calcext:value-type="date">
            <text:p>10/06/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formula="of:=IF([.A2271]-[.A2270]&gt;1;&quot;FALSO&quot;;&quot;&quot;)">
            <text:p/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date" office:date-value="2020-06-13" calcext:value-type="date">
            <text:p>13/06/2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IF([.A2272]-[.A2271]&gt;1;&quot;FALSO&quot;;&quot;&quot;)">
            <text:p/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date" office:date-value="2020-06-17" calcext:value-type="date">
            <text:p>17/06/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formula="of:=IF([.A2273]-[.A2272]&gt;1;&quot;FALSO&quot;;&quot;&quot;)">
            <text:p/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date" office:date-value="2020-06-20" calcext:value-type="date">
            <text:p>20/06/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2274]-[.A2273]&gt;1;&quot;FALSO&quot;;&quot;&quot;)">
            <text:p/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date" office:date-value="2020-06-24" calcext:value-type="date">
            <text:p>24/06/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formula="of:=IF([.A2275]-[.A2274]&gt;1;&quot;FALSO&quot;;&quot;&quot;)">
            <text:p/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date" office:date-value="2020-06-27" calcext:value-type="date">
            <text:p>27/06/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formula="of:=IF([.A2276]-[.A2275]&gt;1;&quot;FALSO&quot;;&quot;&quot;)">
            <text:p/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date" office:date-value="2020-07-01" calcext:value-type="date">
            <text:p>01/07/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2277]-[.A2276]&gt;1;&quot;FALSO&quot;;&quot;&quot;)">
            <text:p/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date" office:date-value="2020-07-04" calcext:value-type="date">
            <text:p>04/07/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IF([.A2278]-[.A2277]&gt;1;&quot;FALSO&quot;;&quot;&quot;)">
            <text:p/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date" office:date-value="2020-07-08" calcext:value-type="date">
            <text:p>08/07/2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2279]-[.A2278]&gt;1;&quot;FALSO&quot;;&quot;&quot;)">
            <text:p/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date" office:date-value="2020-07-11" calcext:value-type="date">
            <text:p>11/07/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IF([.A2280]-[.A2279]&gt;1;&quot;FALSO&quot;;&quot;&quot;)">
            <text:p/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date" office:date-value="2020-07-14" calcext:value-type="date">
            <text:p>14/07/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IF([.A2281]-[.A2280]&gt;1;&quot;FALSO&quot;;&quot;&quot;)">
            <text:p/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date" office:date-value="2020-07-16" calcext:value-type="date">
            <text:p>16/07/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2282]-[.A2281]&gt;1;&quot;FALSO&quot;;&quot;&quot;)">
            <text:p/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date" office:date-value="2020-07-18" calcext:value-type="date">
            <text:p>18/07/2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IF([.A2283]-[.A2282]&gt;1;&quot;FALSO&quot;;&quot;&quot;)">
            <text:p/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date" office:date-value="2020-07-22" calcext:value-type="date">
            <text:p>22/07/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IF([.A2284]-[.A2283]&gt;1;&quot;FALSO&quot;;&quot;&quot;)">
            <text:p/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date" office:date-value="2020-07-25" calcext:value-type="date">
            <text:p>25/07/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2285]-[.A2284]&gt;1;&quot;FALSO&quot;;&quot;&quot;)">
            <text:p/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date" office:date-value="2020-07-29" calcext:value-type="date">
            <text:p>29/07/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formula="of:=IF([.A2286]-[.A2285]&gt;1;&quot;FALSO&quot;;&quot;&quot;)">
            <text:p/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date" office:date-value="2020-08-01" calcext:value-type="date">
            <text:p>01/08/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formula="of:=IF([.A2287]-[.A2286]&gt;1;&quot;FALSO&quot;;&quot;&quot;)">
            <text:p/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date" office:date-value="2020-08-05" calcext:value-type="date">
            <text:p>05/08/2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IF([.A2288]-[.A2287]&gt;1;&quot;FALSO&quot;;&quot;&quot;)">
            <text:p/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date" office:date-value="2020-08-08" calcext:value-type="date">
            <text:p>08/08/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table:formula="of:=IF([.A2289]-[.A2288]&gt;1;&quot;FALSO&quot;;&quot;&quot;)">
            <text:p/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date" office:date-value="2020-08-11" calcext:value-type="date">
            <text:p>11/08/2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formula="of:=IF([.A2290]-[.A2289]&gt;1;&quot;FALSO&quot;;&quot;&quot;)">
            <text:p/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date" office:date-value="2020-08-13" calcext:value-type="date">
            <text:p>13/08/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formula="of:=IF([.A2291]-[.A2290]&gt;1;&quot;FALSO&quot;;&quot;&quot;)">
            <text:p/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date" office:date-value="2020-08-15" calcext:value-type="date">
            <text:p>15/08/2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2292]-[.A2291]&gt;1;&quot;FALSO&quot;;&quot;&quot;)">
            <text:p/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date" office:date-value="2020-08-19" calcext:value-type="date">
            <text:p>19/08/2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formula="of:=IF([.A2293]-[.A2292]&gt;1;&quot;FALSO&quot;;&quot;&quot;)">
            <text:p/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date" office:date-value="2020-08-22" calcext:value-type="date">
            <text:p>22/08/2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IF([.A2294]-[.A2293]&gt;1;&quot;FALSO&quot;;&quot;&quot;)">
            <text:p/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date" office:date-value="2020-08-26" calcext:value-type="date">
            <text:p>26/08/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IF([.A2295]-[.A2294]&gt;1;&quot;FALSO&quot;;&quot;&quot;)">
            <text:p/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date" office:date-value="2020-08-29" calcext:value-type="date">
            <text:p>29/08/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IF([.A2296]-[.A2295]&gt;1;&quot;FALSO&quot;;&quot;&quot;)">
            <text:p/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date" office:date-value="2020-09-02" calcext:value-type="date">
            <text:p>02/09/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[.A2297]-[.A2296]&gt;1;&quot;FALSO&quot;;&quot;&quot;)">
            <text:p/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date" office:date-value="2020-09-05" calcext:value-type="date">
            <text:p>05/09/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formula="of:=IF([.A2298]-[.A2297]&gt;1;&quot;FALSO&quot;;&quot;&quot;)">
            <text:p/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date" office:date-value="2020-09-09" calcext:value-type="date">
            <text:p>09/09/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[.A2299]-[.A2298]&gt;1;&quot;FALSO&quot;;&quot;&quot;)">
            <text:p/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date" office:date-value="2020-09-12" calcext:value-type="date">
            <text:p>12/09/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2300]-[.A2299]&gt;1;&quot;FALSO&quot;;&quot;&quot;)">
            <text:p/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date" office:date-value="2020-09-15" calcext:value-type="date">
            <text:p>15/09/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formula="of:=IF([.A2301]-[.A2300]&gt;1;&quot;FALSO&quot;;&quot;&quot;)">
            <text:p/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date" office:date-value="2020-09-17" calcext:value-type="date">
            <text:p>17/09/2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formula="of:=IF([.A2302]-[.A2301]&gt;1;&quot;FALSO&quot;;&quot;&quot;)">
            <text:p/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date" office:date-value="2020-09-19" calcext:value-type="date">
            <text:p>19/09/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formula="of:=IF([.A2303]-[.A2302]&gt;1;&quot;FALSO&quot;;&quot;&quot;)">
            <text:p/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date" office:date-value="2020-09-23" calcext:value-type="date">
            <text:p>23/09/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A2304]-[.A2303]&gt;1;&quot;FALSO&quot;;&quot;&quot;)">
            <text:p/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date" office:date-value="2020-09-26" calcext:value-type="date">
            <text:p>26/09/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IF([.A2305]-[.A2304]&gt;1;&quot;FALSO&quot;;&quot;&quot;)">
            <text:p/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date" office:date-value="2020-09-30" calcext:value-type="date">
            <text:p>30/09/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2306]-[.A2305]&gt;1;&quot;FALSO&quot;;&quot;&quot;)">
            <text:p/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date" office:date-value="2020-10-03" calcext:value-type="date">
            <text:p>03/10/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IF([.A2307]-[.A2306]&gt;1;&quot;FALSO&quot;;&quot;&quot;)">
            <text:p/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date" office:date-value="2020-10-07" calcext:value-type="date">
            <text:p>07/10/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2308]-[.A2307]&gt;1;&quot;FALSO&quot;;&quot;&quot;)">
            <text:p/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date" office:date-value="2020-10-10" calcext:value-type="date">
            <text:p>10/10/2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2309]-[.A2308]&gt;1;&quot;FALSO&quot;;&quot;&quot;)">
            <text:p/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date" office:date-value="2020-10-14" calcext:value-type="date">
            <text:p>14/10/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2310]-[.A2309]&gt;1;&quot;FALSO&quot;;&quot;&quot;)">
            <text:p/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date" office:date-value="2020-10-17" calcext:value-type="date">
            <text:p>17/10/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[.A2311]-[.A2310]&gt;1;&quot;FALSO&quot;;&quot;&quot;)">
            <text:p/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date" office:date-value="2020-10-20" calcext:value-type="date">
            <text:p>20/10/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table:formula="of:=IF([.A2312]-[.A2311]&gt;1;&quot;FALSO&quot;;&quot;&quot;)">
            <text:p/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date" office:date-value="2020-10-22" calcext:value-type="date">
            <text:p>22/10/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IF([.A2313]-[.A2312]&gt;1;&quot;FALSO&quot;;&quot;&quot;)">
            <text:p/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date" office:date-value="2020-10-24" calcext:value-type="date">
            <text:p>24/10/2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IF([.A2314]-[.A2313]&gt;1;&quot;FALSO&quot;;&quot;&quot;)">
            <text:p/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date" office:date-value="2020-10-28" calcext:value-type="date">
            <text:p>28/10/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formula="of:=IF([.A2315]-[.A2314]&gt;1;&quot;FALSO&quot;;&quot;&quot;)">
            <text:p/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date" office:date-value="2020-10-31" calcext:value-type="date">
            <text:p>31/10/2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IF([.A2316]-[.A2315]&gt;1;&quot;FALSO&quot;;&quot;&quot;)">
            <text:p/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date" office:date-value="2020-11-04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formula="of:=IF([.A2317]-[.A2316]&gt;1;&quot;FALSO&quot;;&quot;&quot;)">
            <text:p/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date" office:date-value="2020-11-07" calcext:value-type="date">
            <text:p>07/11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2318]-[.A2317]&gt;1;&quot;FALSO&quot;;&quot;&quot;)">
            <text:p/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date" office:date-value="2020-11-11" calcext:value-type="date">
            <text:p>11/11/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IF([.A2319]-[.A2318]&gt;1;&quot;FALSO&quot;;&quot;&quot;)">
            <text:p/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date" office:date-value="2020-11-14" calcext:value-type="date">
            <text:p>14/11/2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2320]-[.A2319]&gt;1;&quot;FALSO&quot;;&quot;&quot;)">
            <text:p/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date" office:date-value="2020-11-18" calcext:value-type="date">
            <text:p>18/11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formula="of:=IF([.A2321]-[.A2320]&gt;1;&quot;FALSO&quot;;&quot;&quot;)">
            <text:p/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date" office:date-value="2020-11-21" calcext:value-type="date">
            <text:p>21/11/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IF([.A2322]-[.A2321]&gt;1;&quot;FALSO&quot;;&quot;&quot;)">
            <text:p/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date" office:date-value="2020-11-25" calcext:value-type="date">
            <text:p>25/11/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IF([.A2323]-[.A2322]&gt;1;&quot;FALSO&quot;;&quot;&quot;)">
            <text:p/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date" office:date-value="2020-11-28" calcext:value-type="date">
            <text:p>28/11/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formula="of:=IF([.A2324]-[.A2323]&gt;1;&quot;FALSO&quot;;&quot;&quot;)">
            <text:p/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date" office:date-value="2020-12-02" calcext:value-type="date">
            <text:p>02/12/2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formula="of:=IF([.A2325]-[.A2324]&gt;1;&quot;FALSO&quot;;&quot;&quot;)">
            <text:p/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date" office:date-value="2020-12-05" calcext:value-type="date">
            <text:p>05/12/2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IF([.A2326]-[.A2325]&gt;1;&quot;FALSO&quot;;&quot;&quot;)">
            <text:p/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date" office:date-value="2020-12-08" calcext:value-type="date">
            <text:p>08/12/2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IF([.A2327]-[.A2326]&gt;1;&quot;FALSO&quot;;&quot;&quot;)">
            <text:p/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date" office:date-value="2020-12-10" calcext:value-type="date">
            <text:p>10/12/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formula="of:=IF([.A2328]-[.A2327]&gt;1;&quot;FALSO&quot;;&quot;&quot;)">
            <text:p/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date" office:date-value="2020-12-12" calcext:value-type="date">
            <text:p>12/12/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2329]-[.A2328]&gt;1;&quot;FALSO&quot;;&quot;&quot;)">
            <text:p/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date" office:date-value="2020-12-16" calcext:value-type="date">
            <text:p>16/12/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IF([.A2330]-[.A2329]&gt;1;&quot;FALSO&quot;;&quot;&quot;)">
            <text:p/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date" office:date-value="2020-12-19" calcext:value-type="date">
            <text:p>19/12/2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formula="of:=IF([.A2331]-[.A2330]&gt;1;&quot;FALSO&quot;;&quot;&quot;)">
            <text:p/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date" office:date-value="2020-12-31" calcext:value-type="date">
            <text:p>31/12/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A2332]-[.A2331]&gt;1;&quot;FALSO&quot;;&quot;&quot;)">
            <text:p/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date" office:date-value="2021-01-02" calcext:value-type="date">
            <text:p>02/01/2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A2333]-[.A2332]&gt;1;&quot;FALSO&quot;;&quot;&quot;)">
            <text:p/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date" office:date-value="2021-01-06" calcext:value-type="date">
            <text:p>06/01/2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formula="of:=IF([.A2334]-[.A2333]&gt;1;&quot;FALSO&quot;;&quot;&quot;)">
            <text:p/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date" office:date-value="2021-01-09" calcext:value-type="date">
            <text:p>09/01/2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2335]-[.A2334]&gt;1;&quot;FALSO&quot;;&quot;&quot;)">
            <text:p/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date" office:date-value="2021-01-13" calcext:value-type="date">
            <text:p>13/01/2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formula="of:=IF([.A2336]-[.A2335]&gt;1;&quot;FALSO&quot;;&quot;&quot;)">
            <text:p/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date" office:date-value="2021-01-16" calcext:value-type="date">
            <text:p>16/01/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IF([.A2337]-[.A2336]&gt;1;&quot;FALSO&quot;;&quot;&quot;)">
            <text:p/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date" office:date-value="2021-01-20" calcext:value-type="date">
            <text:p>20/01/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IF([.A2338]-[.A2337]&gt;1;&quot;FALSO&quot;;&quot;&quot;)">
            <text:p/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date" office:date-value="2021-01-23" calcext:value-type="date">
            <text:p>23/01/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formula="of:=IF([.A2339]-[.A2338]&gt;1;&quot;FALSO&quot;;&quot;&quot;)">
            <text:p/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date" office:date-value="2021-01-26" calcext:value-type="date">
            <text:p>26/01/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A2340]-[.A2339]&gt;1;&quot;FALSO&quot;;&quot;&quot;)">
            <text:p/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date" office:date-value="2021-01-28" calcext:value-type="date">
            <text:p>28/01/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[.A2341]-[.A2340]&gt;1;&quot;FALSO&quot;;&quot;&quot;)">
            <text:p/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date" office:date-value="2021-01-30" calcext:value-type="date">
            <text:p>30/01/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IF([.A2342]-[.A2341]&gt;1;&quot;FALSO&quot;;&quot;&quot;)">
            <text:p/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date" office:date-value="2021-02-03" calcext:value-type="date">
            <text:p>03/02/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formula="of:=IF([.A2343]-[.A2342]&gt;1;&quot;FALSO&quot;;&quot;&quot;)">
            <text:p/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date" office:date-value="2021-02-06" calcext:value-type="date">
            <text:p>06/02/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IF([.A2344]-[.A2343]&gt;1;&quot;FALSO&quot;;&quot;&quot;)">
            <text:p/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date" office:date-value="2021-02-10" calcext:value-type="date">
            <text:p>10/02/2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2345]-[.A2344]&gt;1;&quot;FALSO&quot;;&quot;&quot;)">
            <text:p/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date" office:date-value="2021-02-13" calcext:value-type="date">
            <text:p>13/02/2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formula="of:=IF([.A2346]-[.A2345]&gt;1;&quot;FALSO&quot;;&quot;&quot;)">
            <text:p/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date" office:date-value="2021-02-17" calcext:value-type="date">
            <text:p>17/02/2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formula="of:=IF([.A2347]-[.A2346]&gt;1;&quot;FALSO&quot;;&quot;&quot;)">
            <text:p/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date" office:date-value="2021-02-20" calcext:value-type="date">
            <text:p>20/02/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IF([.A2348]-[.A2347]&gt;1;&quot;FALSO&quot;;&quot;&quot;)">
            <text:p/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date" office:date-value="2021-02-24" calcext:value-type="date">
            <text:p>24/02/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2349]-[.A2348]&gt;1;&quot;FALSO&quot;;&quot;&quot;)">
            <text:p/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date" office:date-value="2021-02-27" calcext:value-type="date">
            <text:p>27/02/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formula="of:=IF([.A2350]-[.A2349]&gt;1;&quot;FALSO&quot;;&quot;&quot;)">
            <text:p/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date" office:date-value="2021-03-03" calcext:value-type="date">
            <text:p>03/03/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A2351]-[.A2350]&gt;1;&quot;FALSO&quot;;&quot;&quot;)">
            <text:p/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date" office:date-value="2021-03-06" calcext:value-type="date">
            <text:p>06/03/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IF([.A2352]-[.A2351]&gt;1;&quot;FALSO&quot;;&quot;&quot;)">
            <text:p/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date" office:date-value="2021-03-10" calcext:value-type="date">
            <text:p>10/03/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IF([.A2353]-[.A2352]&gt;1;&quot;FALSO&quot;;&quot;&quot;)">
            <text:p/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date" office:date-value="2021-03-13" calcext:value-type="date">
            <text:p>13/03/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2354]-[.A2353]&gt;1;&quot;FALSO&quot;;&quot;&quot;)">
            <text:p/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date" office:date-value="2021-03-17" calcext:value-type="date">
            <text:p>17/03/2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IF([.A2355]-[.A2354]&gt;1;&quot;FALSO&quot;;&quot;&quot;)">
            <text:p/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date" office:date-value="2021-03-20" calcext:value-type="date">
            <text:p>20/03/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formula="of:=IF([.A2356]-[.A2355]&gt;1;&quot;FALSO&quot;;&quot;&quot;)">
            <text:p/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date" office:date-value="2021-03-24" calcext:value-type="date">
            <text:p>24/03/2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IF([.A2357]-[.A2356]&gt;1;&quot;FALSO&quot;;&quot;&quot;)">
            <text:p/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date" office:date-value="2021-03-27" calcext:value-type="date">
            <text:p>27/03/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2358]-[.A2357]&gt;1;&quot;FALSO&quot;;&quot;&quot;)">
            <text:p/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date" office:date-value="2021-03-31" calcext:value-type="date">
            <text:p>31/03/2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formula="of:=IF([.A2359]-[.A2358]&gt;1;&quot;FALSO&quot;;&quot;&quot;)">
            <text:p/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date" office:date-value="2021-04-03" calcext:value-type="date">
            <text:p>03/04/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2360]-[.A2359]&gt;1;&quot;FALSO&quot;;&quot;&quot;)">
            <text:p/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date" office:date-value="2021-04-06" calcext:value-type="date">
            <text:p>06/04/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IF([.A2361]-[.A2360]&gt;1;&quot;FALSO&quot;;&quot;&quot;)">
            <text:p/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date" office:date-value="2021-04-08" calcext:value-type="date">
            <text:p>08/04/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IF([.A2362]-[.A2361]&gt;1;&quot;FALSO&quot;;&quot;&quot;)">
            <text:p/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date" office:date-value="2021-04-10" calcext:value-type="date">
            <text:p>10/04/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formula="of:=IF([.A2363]-[.A2362]&gt;1;&quot;FALSO&quot;;&quot;&quot;)">
            <text:p/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date" office:date-value="2021-04-14" calcext:value-type="date">
            <text:p>14/04/2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IF([.A2364]-[.A2363]&gt;1;&quot;FALSO&quot;;&quot;&quot;)">
            <text:p/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date" office:date-value="2021-04-17" calcext:value-type="date">
            <text:p>17/04/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IF([.A2365]-[.A2364]&gt;1;&quot;FALSO&quot;;&quot;&quot;)">
            <text:p/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date" office:date-value="2021-04-22" calcext:value-type="date">
            <text:p>22/04/2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2366]-[.A2365]&gt;1;&quot;FALSO&quot;;&quot;&quot;)">
            <text:p/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date" office:date-value="2021-04-24" calcext:value-type="date">
            <text:p>24/04/2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formula="of:=IF([.A2367]-[.A2366]&gt;1;&quot;FALSO&quot;;&quot;&quot;)">
            <text:p/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date" office:date-value="2021-04-28" calcext:value-type="date">
            <text:p>28/04/2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formula="of:=IF([.A2368]-[.A2367]&gt;1;&quot;FALSO&quot;;&quot;&quot;)">
            <text:p/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date" office:date-value="2021-04-30" calcext:value-type="date">
            <text:p>30/04/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2369]-[.A2368]&gt;1;&quot;FALSO&quot;;&quot;&quot;)">
            <text:p/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date" office:date-value="2021-05-04" calcext:value-type="date">
            <text:p>04/05/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formula="of:=IF([.A2370]-[.A2369]&gt;1;&quot;FALSO&quot;;&quot;&quot;)">
            <text:p/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date" office:date-value="2021-05-06" calcext:value-type="date">
            <text:p>06/05/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formula="of:=IF([.A2371]-[.A2370]&gt;1;&quot;FALSO&quot;;&quot;&quot;)">
            <text:p/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date" office:date-value="2021-05-08" calcext:value-type="date">
            <text:p>08/05/2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IF([.A2372]-[.A2371]&gt;1;&quot;FALSO&quot;;&quot;&quot;)">
            <text:p/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date" office:date-value="2021-05-12" calcext:value-type="date">
            <text:p>12/05/2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formula="of:=IF([.A2373]-[.A2372]&gt;1;&quot;FALSO&quot;;&quot;&quot;)">
            <text:p/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date" office:date-value="2021-05-15" calcext:value-type="date">
            <text:p>15/05/2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formula="of:=IF([.A2374]-[.A2373]&gt;1;&quot;FALSO&quot;;&quot;&quot;)">
            <text:p/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date" office:date-value="2021-05-19" calcext:value-type="date">
            <text:p>19/05/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[.A2375]-[.A2374]&gt;1;&quot;FALSO&quot;;&quot;&quot;)">
            <text:p/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date" office:date-value="2021-05-22" calcext:value-type="date">
            <text:p>22/05/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IF([.A2376]-[.A2375]&gt;1;&quot;FALSO&quot;;&quot;&quot;)">
            <text:p/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date" office:date-value="2021-05-26" calcext:value-type="date">
            <text:p>26/05/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2377]-[.A2376]&gt;1;&quot;FALSO&quot;;&quot;&quot;)">
            <text:p/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date" office:date-value="2021-05-29" calcext:value-type="date">
            <text:p>29/05/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[.A2378]-[.A2377]&gt;1;&quot;FALSO&quot;;&quot;&quot;)">
            <text:p/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date" office:date-value="2021-06-02" calcext:value-type="date">
            <text:p>02/06/2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A2379]-[.A2378]&gt;1;&quot;FALSO&quot;;&quot;&quot;)">
            <text:p/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date" office:date-value="2021-06-05" calcext:value-type="date">
            <text:p>05/06/2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A2380]-[.A2379]&gt;1;&quot;FALSO&quot;;&quot;&quot;)">
            <text:p/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date" office:date-value="2021-06-09" calcext:value-type="date">
            <text:p>09/06/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A2381]-[.A2380]&gt;1;&quot;FALSO&quot;;&quot;&quot;)">
            <text:p/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date" office:date-value="2021-06-12" calcext:value-type="date">
            <text:p>12/06/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table:formula="of:=IF([.A2382]-[.A2381]&gt;1;&quot;FALSO&quot;;&quot;&quot;)">
            <text:p/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date" office:date-value="2021-06-16" calcext:value-type="date">
            <text:p>16/06/2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formula="of:=IF([.A2383]-[.A2382]&gt;1;&quot;FALSO&quot;;&quot;&quot;)">
            <text:p/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date" office:date-value="2021-06-19" calcext:value-type="date">
            <text:p>19/06/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IF([.A2384]-[.A2383]&gt;1;&quot;FALSO&quot;;&quot;&quot;)">
            <text:p/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date" office:date-value="2021-06-23" calcext:value-type="date">
            <text:p>23/06/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IF([.A2385]-[.A2384]&gt;1;&quot;FALSO&quot;;&quot;&quot;)">
            <text:p/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date" office:date-value="2021-06-26" calcext:value-type="date">
            <text:p>26/06/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formula="of:=IF([.A2386]-[.A2385]&gt;1;&quot;FALSO&quot;;&quot;&quot;)">
            <text:p/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date" office:date-value="2021-06-29" calcext:value-type="date">
            <text:p>29/06/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IF([.A2387]-[.A2386]&gt;1;&quot;FALSO&quot;;&quot;&quot;)">
            <text:p/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date" office:date-value="2021-07-01" calcext:value-type="date">
            <text:p>01/07/2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A2388]-[.A2387]&gt;1;&quot;FALSO&quot;;&quot;&quot;)">
            <text:p/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date" office:date-value="2021-07-03" calcext:value-type="date">
            <text:p>03/07/2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IF([.A2389]-[.A2388]&gt;1;&quot;FALSO&quot;;&quot;&quot;)">
            <text:p/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date" office:date-value="2021-07-07" calcext:value-type="date">
            <text:p>07/07/2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formula="of:=IF([.A2390]-[.A2389]&gt;1;&quot;FALSO&quot;;&quot;&quot;)">
            <text:p/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date" office:date-value="2021-07-10" calcext:value-type="date">
            <text:p>10/07/2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formula="of:=IF([.A2391]-[.A2390]&gt;1;&quot;FALSO&quot;;&quot;&quot;)">
            <text:p/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date" office:date-value="2021-07-14" calcext:value-type="date">
            <text:p>14/07/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formula="of:=IF([.A2392]-[.A2391]&gt;1;&quot;FALSO&quot;;&quot;&quot;)">
            <text:p/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date" office:date-value="2021-07-17" calcext:value-type="date">
            <text:p>17/07/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IF([.A2393]-[.A2392]&gt;1;&quot;FALSO&quot;;&quot;&quot;)">
            <text:p/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date" office:date-value="2021-07-21" calcext:value-type="date">
            <text:p>21/07/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IF([.A2394]-[.A2393]&gt;1;&quot;FALSO&quot;;&quot;&quot;)">
            <text:p/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date" office:date-value="2021-07-24" calcext:value-type="date">
            <text:p>24/07/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IF([.A2395]-[.A2394]&gt;1;&quot;FALSO&quot;;&quot;&quot;)">
            <text:p/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date" office:date-value="2021-07-28" calcext:value-type="date">
            <text:p>28/07/2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[.A2396]-[.A2395]&gt;1;&quot;FALSO&quot;;&quot;&quot;)">
            <text:p/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date" office:date-value="2021-07-31" calcext:value-type="date">
            <text:p>31/07/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IF([.A2397]-[.A2396]&gt;1;&quot;FALSO&quot;;&quot;&quot;)">
            <text:p/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date" office:date-value="2021-08-04" calcext:value-type="date">
            <text:p>04/08/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formula="of:=IF([.A2398]-[.A2397]&gt;1;&quot;FALSO&quot;;&quot;&quot;)">
            <text:p/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date" office:date-value="2021-08-07" calcext:value-type="date">
            <text:p>07/08/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IF([.A2399]-[.A2398]&gt;1;&quot;FALSO&quot;;&quot;&quot;)">
            <text:p/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date" office:date-value="2021-08-10" calcext:value-type="date">
            <text:p>10/08/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2400]-[.A2399]&gt;1;&quot;FALSO&quot;;&quot;&quot;)">
            <text:p/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date" office:date-value="2021-08-12" calcext:value-type="date">
            <text:p>12/08/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A2401]-[.A2400]&gt;1;&quot;FALSO&quot;;&quot;&quot;)">
            <text:p/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date" office:date-value="2021-08-14" calcext:value-type="date">
            <text:p>14/08/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formula="of:=IF([.A2402]-[.A2401]&gt;1;&quot;FALSO&quot;;&quot;&quot;)">
            <text:p/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date" office:date-value="2021-08-18" calcext:value-type="date">
            <text:p>18/08/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IF([.A2403]-[.A2402]&gt;1;&quot;FALSO&quot;;&quot;&quot;)">
            <text:p/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date" office:date-value="2021-08-21" calcext:value-type="date">
            <text:p>21/08/2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formula="of:=IF([.A2404]-[.A2403]&gt;1;&quot;FALSO&quot;;&quot;&quot;)">
            <text:p/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date" office:date-value="2021-08-25" calcext:value-type="date">
            <text:p>25/08/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IF([.A2405]-[.A2404]&gt;1;&quot;FALSO&quot;;&quot;&quot;)">
            <text:p/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date" office:date-value="2021-08-28" calcext:value-type="date">
            <text:p>28/08/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2406]-[.A2405]&gt;1;&quot;FALSO&quot;;&quot;&quot;)">
            <text:p/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date" office:date-value="2021-09-01" calcext:value-type="date">
            <text:p>01/09/2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2407]-[.A2406]&gt;1;&quot;FALSO&quot;;&quot;&quot;)">
            <text:p/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date" office:date-value="2021-09-04" calcext:value-type="date">
            <text:p>04/09/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formula="of:=IF([.A2408]-[.A2407]&gt;1;&quot;FALSO&quot;;&quot;&quot;)">
            <text:p/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date" office:date-value="2021-09-08" calcext:value-type="date">
            <text:p>08/09/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A2409]-[.A2408]&gt;1;&quot;FALSO&quot;;&quot;&quot;)">
            <text:p/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date" office:date-value="2021-09-11" calcext:value-type="date">
            <text:p>11/09/2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formula="of:=IF([.A2410]-[.A2409]&gt;1;&quot;FALSO&quot;;&quot;&quot;)">
            <text:p/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date" office:date-value="2021-09-15" calcext:value-type="date">
            <text:p>15/09/2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formula="of:=IF([.A2411]-[.A2410]&gt;1;&quot;FALSO&quot;;&quot;&quot;)">
            <text:p/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date" office:date-value="2021-09-18" calcext:value-type="date">
            <text:p>18/09/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A2412]-[.A2411]&gt;1;&quot;FALSO&quot;;&quot;&quot;)">
            <text:p/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date" office:date-value="2021-09-22" calcext:value-type="date">
            <text:p>22/09/2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A2413]-[.A2412]&gt;1;&quot;FALSO&quot;;&quot;&quot;)">
            <text:p/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date" office:date-value="2021-09-25" calcext:value-type="date">
            <text:p>25/09/2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table:formula="of:=IF([.A2414]-[.A2413]&gt;1;&quot;FALSO&quot;;&quot;&quot;)">
            <text:p/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date" office:date-value="2021-09-28" calcext:value-type="date">
            <text:p>28/09/2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IF([.A2415]-[.A2414]&gt;1;&quot;FALSO&quot;;&quot;&quot;)">
            <text:p/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date" office:date-value="2021-09-30" calcext:value-type="date">
            <text:p>30/09/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IF([.A2416]-[.A2415]&gt;1;&quot;FALSO&quot;;&quot;&quot;)">
            <text:p/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date" office:date-value="2021-10-02" calcext:value-type="date">
            <text:p>02/10/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IF([.A2417]-[.A2416]&gt;1;&quot;FALSO&quot;;&quot;&quot;)">
            <text:p/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date" office:date-value="2021-10-06" calcext:value-type="date">
            <text:p>06/10/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formula="of:=IF([.A2418]-[.A2417]&gt;1;&quot;FALSO&quot;;&quot;&quot;)">
            <text:p/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date" office:date-value="2021-10-09" calcext:value-type="date">
            <text:p>09/10/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formula="of:=IF([.A2419]-[.A2418]&gt;1;&quot;FALSO&quot;;&quot;&quot;)">
            <text:p/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date" office:date-value="2021-10-13" calcext:value-type="date">
            <text:p>13/10/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IF([.A2420]-[.A2419]&gt;1;&quot;FALSO&quot;;&quot;&quot;)">
            <text:p/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date" office:date-value="2021-10-16" calcext:value-type="date">
            <text:p>16/10/2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formula="of:=IF([.A2421]-[.A2420]&gt;1;&quot;FALSO&quot;;&quot;&quot;)">
            <text:p/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date" office:date-value="2021-10-19" calcext:value-type="date">
            <text:p>19/10/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formula="of:=IF([.A2422]-[.A2421]&gt;1;&quot;FALSO&quot;;&quot;&quot;)">
            <text:p/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date" office:date-value="2021-10-21" calcext:value-type="date">
            <text:p>21/10/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formula="of:=IF([.A2423]-[.A2422]&gt;1;&quot;FALSO&quot;;&quot;&quot;)">
            <text:p/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date" office:date-value="2021-10-23" calcext:value-type="date">
            <text:p>23/10/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formula="of:=IF([.A2424]-[.A2423]&gt;1;&quot;FALSO&quot;;&quot;&quot;)">
            <text:p/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date" office:date-value="2021-10-27" calcext:value-type="date">
            <text:p>27/10/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2425]-[.A2424]&gt;1;&quot;FALSO&quot;;&quot;&quot;)">
            <text:p/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date" office:date-value="2021-10-30" calcext:value-type="date">
            <text:p>30/10/2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formula="of:=IF([.A2426]-[.A2425]&gt;1;&quot;FALSO&quot;;&quot;&quot;)">
            <text:p/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date" office:date-value="2021-11-03" calcext:value-type="date">
            <text:p>03/11/2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A2427]-[.A2426]&gt;1;&quot;FALSO&quot;;&quot;&quot;)">
            <text:p/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date" office:date-value="2021-11-06" calcext:value-type="date">
            <text:p>06/11/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formula="of:=IF([.A2428]-[.A2427]&gt;1;&quot;FALSO&quot;;&quot;&quot;)">
            <text:p/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date" office:date-value="2021-11-10" calcext:value-type="date">
            <text:p>10/11/2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IF([.A2429]-[.A2428]&gt;1;&quot;FALSO&quot;;&quot;&quot;)">
            <text:p/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date" office:date-value="2021-11-13" calcext:value-type="date">
            <text:p>13/11/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IF([.A2430]-[.A2429]&gt;1;&quot;FALSO&quot;;&quot;&quot;)">
            <text:p/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date" office:date-value="2021-11-17" calcext:value-type="date">
            <text:p>17/11/2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2431]-[.A2430]&gt;1;&quot;FALSO&quot;;&quot;&quot;)">
            <text:p/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date" office:date-value="2021-11-20" calcext:value-type="date">
            <text:p>20/11/2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table:formula="of:=IF([.A2432]-[.A2431]&gt;1;&quot;FALSO&quot;;&quot;&quot;)">
            <text:p/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date" office:date-value="2021-11-24" calcext:value-type="date">
            <text:p>24/11/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formula="of:=IF([.A2433]-[.A2432]&gt;1;&quot;FALSO&quot;;&quot;&quot;)">
            <text:p/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date" office:date-value="2021-11-27" calcext:value-type="date">
            <text:p>27/11/2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formula="of:=IF([.A2434]-[.A2433]&gt;1;&quot;FALSO&quot;;&quot;&quot;)">
            <text:p/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date" office:date-value="2021-12-01" calcext:value-type="date">
            <text:p>01/12/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A2435]-[.A2434]&gt;1;&quot;FALSO&quot;;&quot;&quot;)">
            <text:p/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date" office:date-value="2021-12-04" calcext:value-type="date">
            <text:p>04/12/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table:formula="of:=IF([.A2436]-[.A2435]&gt;1;&quot;FALSO&quot;;&quot;&quot;)">
            <text:p/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date" office:date-value="2021-12-07" calcext:value-type="date">
            <text:p>07/12/2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IF([.A2437]-[.A2436]&gt;1;&quot;FALSO&quot;;&quot;&quot;)">
            <text:p/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date" office:date-value="2021-12-09" calcext:value-type="date">
            <text:p>09/12/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table:formula="of:=IF([.A2438]-[.A2437]&gt;1;&quot;FALSO&quot;;&quot;&quot;)">
            <text:p/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date" office:date-value="2021-12-11" calcext:value-type="date">
            <text:p>11/12/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IF([.A2439]-[.A2438]&gt;1;&quot;FALSO&quot;;&quot;&quot;)">
            <text:p/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date" office:date-value="2021-12-15" calcext:value-type="date">
            <text:p>15/12/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formula="of:=IF([.A2440]-[.A2439]&gt;1;&quot;FALSO&quot;;&quot;&quot;)">
            <text:p/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date" office:date-value="2021-12-18" calcext:value-type="date">
            <text:p>18/12/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IF([.A2441]-[.A2440]&gt;1;&quot;FALSO&quot;;&quot;&quot;)">
            <text:p/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date" office:date-value="2021-12-31" calcext:value-type="date">
            <text:p>31/12/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IF([.A2442]-[.A2441]&gt;1;&quot;FALSO&quot;;&quot;&quot;)">
            <text:p/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date" office:date-value="2022-01-05" calcext:value-type="date">
            <text:p>05/01/2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IF([.A2443]-[.A2442]&gt;1;&quot;FALSO&quot;;&quot;&quot;)">
            <text:p/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date" office:date-value="2022-01-08" calcext:value-type="date">
            <text:p>08/01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2444]-[.A2443]&gt;1;&quot;FALSO&quot;;&quot;&quot;)">
            <text:p/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date" office:date-value="2022-01-12" calcext:value-type="date">
            <text:p>12/01/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IF([.A2445]-[.A2444]&gt;1;&quot;FALSO&quot;;&quot;&quot;)">
            <text:p/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date" office:date-value="2022-01-15" calcext:value-type="date">
            <text:p>15/01/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formula="of:=IF([.A2446]-[.A2445]&gt;1;&quot;FALSO&quot;;&quot;&quot;)">
            <text:p/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date" office:date-value="2022-01-19" calcext:value-type="date">
            <text:p>19/01/22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formula="of:=IF([.A2447]-[.A2446]&gt;1;&quot;FALSO&quot;;&quot;&quot;)">
            <text:p/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date" office:date-value="2022-01-22" calcext:value-type="date">
            <text:p>22/01/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formula="of:=IF([.A2448]-[.A2447]&gt;1;&quot;FALSO&quot;;&quot;&quot;)">
            <text:p/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date" office:date-value="2022-01-25" calcext:value-type="date">
            <text:p>25/01/2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A2449]-[.A2448]&gt;1;&quot;FALSO&quot;;&quot;&quot;)">
            <text:p/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date" office:date-value="2022-01-27" calcext:value-type="date">
            <text:p>27/01/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formula="of:=IF([.A2450]-[.A2449]&gt;1;&quot;FALSO&quot;;&quot;&quot;)">
            <text:p/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date" office:date-value="2022-01-29" calcext:value-type="date">
            <text:p>29/01/2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A2451]-[.A2450]&gt;1;&quot;FALSO&quot;;&quot;&quot;)">
            <text:p/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date" office:date-value="2022-02-02" calcext:value-type="date">
            <text:p>02/02/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formula="of:=IF([.A2452]-[.A2451]&gt;1;&quot;FALSO&quot;;&quot;&quot;)">
            <text:p/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date" office:date-value="2022-02-05" calcext:value-type="date">
            <text:p>05/02/2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table:formula="of:=IF([.A2453]-[.A2452]&gt;1;&quot;FALSO&quot;;&quot;&quot;)">
            <text:p/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date" office:date-value="2022-02-09" calcext:value-type="date">
            <text:p>09/02/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A2454]-[.A2453]&gt;1;&quot;FALSO&quot;;&quot;&quot;)">
            <text:p/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date" office:date-value="2022-02-12" calcext:value-type="date">
            <text:p>12/02/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formula="of:=IF([.A2455]-[.A2454]&gt;1;&quot;FALSO&quot;;&quot;&quot;)">
            <text:p/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date" office:date-value="2022-02-16" calcext:value-type="date">
            <text:p>16/02/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formula="of:=IF([.A2456]-[.A2455]&gt;1;&quot;FALSO&quot;;&quot;&quot;)">
            <text:p/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date" office:date-value="2022-02-19" calcext:value-type="date">
            <text:p>19/02/2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2457]-[.A2456]&gt;1;&quot;FALSO&quot;;&quot;&quot;)">
            <text:p/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date" office:date-value="2022-02-22" calcext:value-type="date">
            <text:p>22/02/2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2458]-[.A2457]&gt;1;&quot;FALSO&quot;;&quot;&quot;)">
            <text:p/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date" office:date-value="2022-02-24" calcext:value-type="date">
            <text:p>24/02/2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A2459]-[.A2458]&gt;1;&quot;FALSO&quot;;&quot;&quot;)">
            <text:p/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date" office:date-value="2022-02-26" calcext:value-type="date">
            <text:p>26/02/2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IF([.A2460]-[.A2459]&gt;1;&quot;FALSO&quot;;&quot;&quot;)">
            <text:p/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date" office:date-value="2022-03-03" calcext:value-type="date">
            <text:p>03/03/2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IF([.A2461]-[.A2460]&gt;1;&quot;FALSO&quot;;&quot;&quot;)">
            <text:p/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date" office:date-value="2022-03-05" calcext:value-type="date">
            <text:p>05/03/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IF([.A2462]-[.A2461]&gt;1;&quot;FALSO&quot;;&quot;&quot;)">
            <text:p/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date" office:date-value="2022-03-09" calcext:value-type="date">
            <text:p>09/03/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IF([.A2463]-[.A2462]&gt;1;&quot;FALSO&quot;;&quot;&quot;)">
            <text:p/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date" office:date-value="2022-03-12" calcext:value-type="date">
            <text:p>12/03/2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IF([.A2464]-[.A2463]&gt;1;&quot;FALSO&quot;;&quot;&quot;)">
            <text:p/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date" office:date-value="2022-03-16" calcext:value-type="date">
            <text:p>16/03/2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formula="of:=IF([.A2465]-[.A2464]&gt;1;&quot;FALSO&quot;;&quot;&quot;)">
            <text:p/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date" office:date-value="2022-03-19" calcext:value-type="date">
            <text:p>19/03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formula="of:=IF([.A2466]-[.A2465]&gt;1;&quot;FALSO&quot;;&quot;&quot;)">
            <text:p/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date" office:date-value="2022-03-23" calcext:value-type="date">
            <text:p>23/03/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2467]-[.A2466]&gt;1;&quot;FALSO&quot;;&quot;&quot;)">
            <text:p/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date" office:date-value="2022-03-26" calcext:value-type="date">
            <text:p>26/03/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2468]-[.A2467]&gt;1;&quot;FALSO&quot;;&quot;&quot;)">
            <text:p/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date" office:date-value="2022-03-30" calcext:value-type="date">
            <text:p>30/03/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IF([.A2469]-[.A2468]&gt;1;&quot;FALSO&quot;;&quot;&quot;)">
            <text:p/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date" office:date-value="2022-04-02" calcext:value-type="date">
            <text:p>02/04/2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IF([.A2470]-[.A2469]&gt;1;&quot;FALSO&quot;;&quot;&quot;)">
            <text:p/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date" office:date-value="2022-04-06" calcext:value-type="date">
            <text:p>06/04/2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formula="of:=IF([.A2471]-[.A2470]&gt;1;&quot;FALSO&quot;;&quot;&quot;)">
            <text:p/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date" office:date-value="2022-04-09" calcext:value-type="date">
            <text:p>09/04/2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IF([.A2472]-[.A2471]&gt;1;&quot;FALSO&quot;;&quot;&quot;)">
            <text:p/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date" office:date-value="2022-04-13" calcext:value-type="date">
            <text:p>13/04/2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formula="of:=IF([.A2473]-[.A2472]&gt;1;&quot;FALSO&quot;;&quot;&quot;)">
            <text:p/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date" office:date-value="2022-04-16" calcext:value-type="date">
            <text:p>16/04/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IF([.A2474]-[.A2473]&gt;1;&quot;FALSO&quot;;&quot;&quot;)">
            <text:p/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date" office:date-value="2022-04-20" calcext:value-type="date">
            <text:p>20/04/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IF([.A2475]-[.A2474]&gt;1;&quot;FALSO&quot;;&quot;&quot;)">
            <text:p/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date" office:date-value="2022-04-23" calcext:value-type="date">
            <text:p>23/04/2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formula="of:=IF([.A2476]-[.A2475]&gt;1;&quot;FALSO&quot;;&quot;&quot;)">
            <text:p/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date" office:date-value="2022-04-26" calcext:value-type="date">
            <text:p>26/04/2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2477]-[.A2476]&gt;1;&quot;FALSO&quot;;&quot;&quot;)">
            <text:p/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date" office:date-value="2022-04-28" calcext:value-type="date">
            <text:p>28/04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IF([.A2478]-[.A2477]&gt;1;&quot;FALSO&quot;;&quot;&quot;)">
            <text:p/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date" office:date-value="2022-04-30" calcext:value-type="date">
            <text:p>30/04/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A2479]-[.A2478]&gt;1;&quot;FALSO&quot;;&quot;&quot;)">
            <text:p/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date" office:date-value="2022-05-04" calcext:value-type="date">
            <text:p>04/05/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formula="of:=IF([.A2480]-[.A2479]&gt;1;&quot;FALSO&quot;;&quot;&quot;)">
            <text:p/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date" office:date-value="2022-05-07" calcext:value-type="date">
            <text:p>07/05/2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IF([.A2481]-[.A2480]&gt;1;&quot;FALSO&quot;;&quot;&quot;)">
            <text:p/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date" office:date-value="2022-05-11" calcext:value-type="date">
            <text:p>11/05/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formula="of:=IF([.A2482]-[.A2481]&gt;1;&quot;FALSO&quot;;&quot;&quot;)">
            <text:p/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date" office:date-value="2022-05-14" calcext:value-type="date">
            <text:p>14/05/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formula="of:=IF([.A2483]-[.A2482]&gt;1;&quot;FALSO&quot;;&quot;&quot;)">
            <text:p/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date" office:date-value="2022-05-18" calcext:value-type="date">
            <text:p>18/05/2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formula="of:=IF([.A2484]-[.A2483]&gt;1;&quot;FALSO&quot;;&quot;&quot;)">
            <text:p/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date" office:date-value="2022-05-21" calcext:value-type="date">
            <text:p>21/05/2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IF([.A2485]-[.A2484]&gt;1;&quot;FALSO&quot;;&quot;&quot;)">
            <text:p/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date" office:date-value="2022-05-25" calcext:value-type="date">
            <text:p>25/05/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formula="of:=IF([.A2486]-[.A2485]&gt;1;&quot;FALSO&quot;;&quot;&quot;)">
            <text:p/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date" office:date-value="2022-05-28" calcext:value-type="date">
            <text:p>28/05/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formula="of:=IF([.A2487]-[.A2486]&gt;1;&quot;FALSO&quot;;&quot;&quot;)">
            <text:p/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date" office:date-value="2022-05-31" calcext:value-type="date">
            <text:p>31/05/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formula="of:=IF([.A2488]-[.A2487]&gt;1;&quot;FALSO&quot;;&quot;&quot;)">
            <text:p/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date" office:date-value="2022-06-02" calcext:value-type="date">
            <text:p>02/06/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formula="of:=IF([.A2489]-[.A2488]&gt;1;&quot;FALSO&quot;;&quot;&quot;)">
            <text:p/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date" office:date-value="2022-06-04" calcext:value-type="date">
            <text:p>04/06/2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A2490]-[.A2489]&gt;1;&quot;FALSO&quot;;&quot;&quot;)">
            <text:p/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date" office:date-value="2022-06-08" calcext:value-type="date">
            <text:p>08/06/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IF([.A2491]-[.A2490]&gt;1;&quot;FALSO&quot;;&quot;&quot;)">
            <text:p/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date" office:date-value="2022-06-11" calcext:value-type="date">
            <text:p>11/06/2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formula="of:=IF([.A2492]-[.A2491]&gt;1;&quot;FALSO&quot;;&quot;&quot;)">
            <text:p/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date" office:date-value="2022-06-15" calcext:value-type="date">
            <text:p>15/06/2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formula="of:=IF([.A2493]-[.A2492]&gt;1;&quot;FALSO&quot;;&quot;&quot;)">
            <text:p/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date" office:date-value="2022-06-18" calcext:value-type="date">
            <text:p>18/06/2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formula="of:=IF([.A2494]-[.A2493]&gt;1;&quot;FALSO&quot;;&quot;&quot;)">
            <text:p/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date" office:date-value="2022-06-22" calcext:value-type="date">
            <text:p>22/06/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formula="of:=IF([.A2495]-[.A2494]&gt;1;&quot;FALSO&quot;;&quot;&quot;)">
            <text:p/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date" office:date-value="2022-06-25" calcext:value-type="date">
            <text:p>25/06/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A2496]-[.A2495]&gt;1;&quot;FALSO&quot;;&quot;&quot;)">
            <text:p/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date" office:date-value="2022-06-28" calcext:value-type="date">
            <text:p>28/06/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IF([.A2497]-[.A2496]&gt;1;&quot;FALSO&quot;;&quot;&quot;)">
            <text:p/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date" office:date-value="2022-06-30" calcext:value-type="date">
            <text:p>30/06/2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formula="of:=IF([.A2498]-[.A2497]&gt;1;&quot;FALSO&quot;;&quot;&quot;)">
            <text:p/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date" office:date-value="2022-07-02" calcext:value-type="date">
            <text:p>02/07/2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table:formula="of:=IF([.A2499]-[.A2498]&gt;1;&quot;FALSO&quot;;&quot;&quot;)">
            <text:p/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date" office:date-value="2022-07-06" calcext:value-type="date">
            <text:p>06/07/2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A2500]-[.A2499]&gt;1;&quot;FALSO&quot;;&quot;&quot;)">
            <text:p/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date" office:date-value="2022-07-09" calcext:value-type="date">
            <text:p>09/07/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IF([.A2501]-[.A2500]&gt;1;&quot;FALSO&quot;;&quot;&quot;)">
            <text:p/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date" office:date-value="2022-07-13" calcext:value-type="date">
            <text:p>13/07/2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table:formula="of:=IF([.A2502]-[.A2501]&gt;1;&quot;FALSO&quot;;&quot;&quot;)">
            <text:p/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date" office:date-value="2022-07-16" calcext:value-type="date">
            <text:p>16/07/2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A2503]-[.A2502]&gt;1;&quot;FALSO&quot;;&quot;&quot;)">
            <text:p/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date" office:date-value="2022-07-20" calcext:value-type="date">
            <text:p>20/07/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A2504]-[.A2503]&gt;1;&quot;FALSO&quot;;&quot;&quot;)">
            <text:p/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date" office:date-value="2022-07-23" calcext:value-type="date">
            <text:p>23/07/2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IF([.A2505]-[.A2504]&gt;1;&quot;FALSO&quot;;&quot;&quot;)">
            <text:p/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date" office:date-value="2022-07-27" calcext:value-type="date">
            <text:p>27/07/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formula="of:=IF([.A2506]-[.A2505]&gt;1;&quot;FALSO&quot;;&quot;&quot;)">
            <text:p/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date" office:date-value="2022-07-30" calcext:value-type="date">
            <text:p>30/07/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formula="of:=IF([.A2507]-[.A2506]&gt;1;&quot;FALSO&quot;;&quot;&quot;)">
            <text:p/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date" office:date-value="2022-08-02" calcext:value-type="date">
            <text:p>02/08/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IF([.A2508]-[.A2507]&gt;1;&quot;FALSO&quot;;&quot;&quot;)">
            <text:p/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date" office:date-value="2022-08-04" calcext:value-type="date">
            <text:p>04/08/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formula="of:=IF([.A2509]-[.A2508]&gt;1;&quot;FALSO&quot;;&quot;&quot;)">
            <text:p/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date" office:date-value="2022-08-06" calcext:value-type="date">
            <text:p>06/08/2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formula="of:=IF([.A2510]-[.A2509]&gt;1;&quot;FALSO&quot;;&quot;&quot;)">
            <text:p/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date" office:date-value="2022-08-10" calcext:value-type="date">
            <text:p>10/08/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A2511]-[.A2510]&gt;1;&quot;FALSO&quot;;&quot;&quot;)">
            <text:p/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date" office:date-value="2022-08-13" calcext:value-type="date">
            <text:p>13/08/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formula="of:=IF([.A2512]-[.A2511]&gt;1;&quot;FALSO&quot;;&quot;&quot;)">
            <text:p/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date" office:date-value="2022-08-17" calcext:value-type="date">
            <text:p>17/08/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2513]-[.A2512]&gt;1;&quot;FALSO&quot;;&quot;&quot;)">
            <text:p/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date" office:date-value="2022-08-20" calcext:value-type="date">
            <text:p>20/08/2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formula="of:=IF([.A2514]-[.A2513]&gt;1;&quot;FALSO&quot;;&quot;&quot;)">
            <text:p/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date" office:date-value="2022-08-24" calcext:value-type="date">
            <text:p>24/08/2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IF([.A2515]-[.A2514]&gt;1;&quot;FALSO&quot;;&quot;&quot;)">
            <text:p/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date" office:date-value="2022-08-27" calcext:value-type="date">
            <text:p>27/08/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formula="of:=IF([.A2516]-[.A2515]&gt;1;&quot;FALSO&quot;;&quot;&quot;)">
            <text:p/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date" office:date-value="2022-08-31" calcext:value-type="date">
            <text:p>31/08/2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formula="of:=IF([.A2517]-[.A2516]&gt;1;&quot;FALSO&quot;;&quot;&quot;)">
            <text:p/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date" office:date-value="2022-09-03" calcext:value-type="date">
            <text:p>03/09/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A2518]-[.A2517]&gt;1;&quot;FALSO&quot;;&quot;&quot;)">
            <text:p/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date" office:date-value="2022-09-08" calcext:value-type="date">
            <text:p>08/09/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IF([.A2519]-[.A2518]&gt;1;&quot;FALSO&quot;;&quot;&quot;)">
            <text:p/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date" office:date-value="2022-09-10" calcext:value-type="date">
            <text:p>10/09/2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formula="of:=IF([.A2520]-[.A2519]&gt;1;&quot;FALSO&quot;;&quot;&quot;)">
            <text:p/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date" office:date-value="2022-09-13" calcext:value-type="date">
            <text:p>13/09/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table:formula="of:=IF([.A2521]-[.A2520]&gt;1;&quot;FALSO&quot;;&quot;&quot;)">
            <text:p/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date" office:date-value="2022-09-15" calcext:value-type="date">
            <text:p>15/09/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IF([.A2522]-[.A2521]&gt;1;&quot;FALSO&quot;;&quot;&quot;)">
            <text:p/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date" office:date-value="2022-09-17" calcext:value-type="date">
            <text:p>17/09/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formula="of:=IF([.A2523]-[.A2522]&gt;1;&quot;FALSO&quot;;&quot;&quot;)">
            <text:p/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date" office:date-value="2022-09-21" calcext:value-type="date">
            <text:p>21/09/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IF([.A2524]-[.A2523]&gt;1;&quot;FALSO&quot;;&quot;&quot;)">
            <text:p/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date" office:date-value="2022-09-24" calcext:value-type="date">
            <text:p>24/09/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IF([.A2525]-[.A2524]&gt;1;&quot;FALSO&quot;;&quot;&quot;)">
            <text:p/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date" office:date-value="2022-09-28" calcext:value-type="date">
            <text:p>28/09/2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IF([.A2526]-[.A2525]&gt;1;&quot;FALSO&quot;;&quot;&quot;)">
            <text:p/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date" office:date-value="2022-10-01" calcext:value-type="date">
            <text:p>01/10/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IF([.A2527]-[.A2526]&gt;1;&quot;FALSO&quot;;&quot;&quot;)">
            <text:p/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date" office:date-value="2022-10-05" calcext:value-type="date">
            <text:p>05/10/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[.A2528]-[.A2527]&gt;1;&quot;FALSO&quot;;&quot;&quot;)">
            <text:p/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date" office:date-value="2022-10-08" calcext:value-type="date">
            <text:p>08/10/2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formula="of:=IF([.A2529]-[.A2528]&gt;1;&quot;FALSO&quot;;&quot;&quot;)">
            <text:p/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date" office:date-value="2022-10-13" calcext:value-type="date">
            <text:p>13/10/2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2530]-[.A2529]&gt;1;&quot;FALSO&quot;;&quot;&quot;)">
            <text:p/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date" office:date-value="2022-10-15" calcext:value-type="date">
            <text:p>15/10/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2531]-[.A2530]&gt;1;&quot;FALSO&quot;;&quot;&quot;)">
            <text:p/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date" office:date-value="2022-10-18" calcext:value-type="date">
            <text:p>18/10/2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IF([.A2532]-[.A2531]&gt;1;&quot;FALSO&quot;;&quot;&quot;)">
            <text:p/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date" office:date-value="2022-10-20" calcext:value-type="date">
            <text:p>20/10/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2533]-[.A2532]&gt;1;&quot;FALSO&quot;;&quot;&quot;)">
            <text:p/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date" office:date-value="2022-10-22" calcext:value-type="date">
            <text:p>22/10/2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formula="of:=IF([.A2534]-[.A2533]&gt;1;&quot;FALSO&quot;;&quot;&quot;)">
            <text:p/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date" office:date-value="2022-10-26" calcext:value-type="date">
            <text:p>26/10/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formula="of:=IF([.A2535]-[.A2534]&gt;1;&quot;FALSO&quot;;&quot;&quot;)">
            <text:p/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date" office:date-value="2022-10-29" calcext:value-type="date">
            <text:p>29/10/2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formula="of:=IF([.A2536]-[.A2535]&gt;1;&quot;FALSO&quot;;&quot;&quot;)">
            <text:p/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date" office:date-value="2022-11-03" calcext:value-type="date">
            <text:p>03/11/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IF([.A2537]-[.A2536]&gt;1;&quot;FALSO&quot;;&quot;&quot;)">
            <text:p/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date" office:date-value="2022-11-05" calcext:value-type="date">
            <text:p>05/11/2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formula="of:=IF([.A2538]-[.A2537]&gt;1;&quot;FALSO&quot;;&quot;&quot;)">
            <text:p/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date" office:date-value="2022-11-09" calcext:value-type="date">
            <text:p>09/11/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IF([.A2539]-[.A2538]&gt;1;&quot;FALSO&quot;;&quot;&quot;)">
            <text:p/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date" office:date-value="2022-11-12" calcext:value-type="date">
            <text:p>12/11/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formula="of:=IF([.A2540]-[.A2539]&gt;1;&quot;FALSO&quot;;&quot;&quot;)">
            <text:p/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date" office:date-value="2022-11-16" calcext:value-type="date">
            <text:p>16/11/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formula="of:=IF([.A2541]-[.A2540]&gt;1;&quot;FALSO&quot;;&quot;&quot;)">
            <text:p/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date" office:date-value="2022-11-19" calcext:value-type="date">
            <text:p>19/11/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formula="of:=IF([.A2542]-[.A2541]&gt;1;&quot;FALSO&quot;;&quot;&quot;)">
            <text:p/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date" office:date-value="2022-11-22" calcext:value-type="date">
            <text:p>22/11/2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formula="of:=IF([.A2543]-[.A2542]&gt;1;&quot;FALSO&quot;;&quot;&quot;)">
            <text:p/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date" office:date-value="2022-11-24" calcext:value-type="date">
            <text:p>24/11/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table:formula="of:=IF([.A2544]-[.A2543]&gt;1;&quot;FALSO&quot;;&quot;&quot;)">
            <text:p/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date" office:date-value="2022-11-26" calcext:value-type="date">
            <text:p>26/11/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formula="of:=IF([.A2545]-[.A2544]&gt;1;&quot;FALSO&quot;;&quot;&quot;)">
            <text:p/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date" office:date-value="2022-11-30" calcext:value-type="date">
            <text:p>30/11/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A2546]-[.A2545]&gt;1;&quot;FALSO&quot;;&quot;&quot;)">
            <text:p/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date" office:date-value="2022-12-03" calcext:value-type="date">
            <text:p>03/12/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formula="of:=IF([.A2547]-[.A2546]&gt;1;&quot;FALSO&quot;;&quot;&quot;)">
            <text:p/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date" office:date-value="2022-12-07" calcext:value-type="date">
            <text:p>07/12/2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IF([.A2548]-[.A2547]&gt;1;&quot;FALSO&quot;;&quot;&quot;)">
            <text:p/>
          </table:table-cell>
        </table:table-row>
      </table:table>
      <table:named-expressions/>
      <table:database-ranges>
        <table:database-range table:name="__Anonymous_Sheet_DB__0" table:target-range-address="Planilha1.A1:Planilha1.H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8T14:26:52.823000000</meta:creation-date>
    <dc:date>2022-12-08T14:36:28.305000000</dc:date>
    <meta:editing-duration>PT9M35S</meta:editing-duration>
    <meta:editing-cycles>1</meta:editing-cycles>
    <meta:document-statistic meta:table-count="1" meta:cell-count="22922" meta:object-count="0"/>
    <meta:generator>LibreOffice/7.4.3.2$Windows_X86_64 LibreOffice_project/1048a8393ae2eeec98dff31b5c133c5f1d08b890</meta:generator>
  </office:meta>
</office:document-meta>
</file>